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43in"/>
    </style:style>
    <style:style style:name="co2" style:family="table-column">
      <style:table-column-properties fo:break-before="auto" style:column-width="1.3799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3"/>
          <table:table-cell office:value-type="string" calcext:value-type="string">
            <text:p><text:s/>Time (s)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447360.10264" calcext:value-type="float">
            <text:p>1456447360.102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00032" calcext:value-type="float">
            <text:p>1456447360.00032</text:p>
          </table:table-cell>
          <table:table-cell table:formula="of:=[.B2]-[.G2]" office:value-type="float" office:value="0.102322340011597" calcext:value-type="float">
            <text:p>0.10232234</text:p>
          </table:table-cell>
          <table:table-cell table:formula="of:=MAX([.H1:.H3000])" office:value-type="float" office:value="9.45334339141846" calcext:value-type="float">
            <text:p>9.4533433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447360.11666" calcext:value-type="float">
            <text:p>1456447360.116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01454" calcext:value-type="float">
            <text:p>1456447360.01454</text:p>
          </table:table-cell>
          <table:table-cell table:formula="of:=[.B3]-[.G3]" office:value-type="float" office:value="0.102121353149414" calcext:value-type="float">
            <text:p>0.10212135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447360.13076" calcext:value-type="float">
            <text:p>1456447360.130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0287" calcext:value-type="float">
            <text:p>1456447360.0287</text:p>
          </table:table-cell>
          <table:table-cell table:formula="of:=[.B4]-[.G4]" office:value-type="float" office:value="0.10205864906311" calcext:value-type="float">
            <text:p>0.10205864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447360.1449" calcext:value-type="float">
            <text:p>1456447360.14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04285" calcext:value-type="float">
            <text:p>1456447360.04285</text:p>
          </table:table-cell>
          <table:table-cell table:formula="of:=[.B5]-[.G5]" office:value-type="float" office:value="0.102047681808472" calcext:value-type="float">
            <text:p>0.10204768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447360.15892" calcext:value-type="float">
            <text:p>1456447360.158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05699" calcext:value-type="float">
            <text:p>1456447360.05699</text:p>
          </table:table-cell>
          <table:table-cell table:formula="of:=[.B6]-[.G6]" office:value-type="float" office:value="0.101931095123291" calcext:value-type="float">
            <text:p>0.10193109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447360.17299" calcext:value-type="float">
            <text:p>1456447360.172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07109" calcext:value-type="float">
            <text:p>1456447360.07109</text:p>
          </table:table-cell>
          <table:table-cell table:formula="of:=[.B7]-[.G7]" office:value-type="float" office:value="0.101902723312378" calcext:value-type="float">
            <text:p>0.101902723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447360.1872" calcext:value-type="float">
            <text:p>1456447360.18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08523" calcext:value-type="float">
            <text:p>1456447360.08523</text:p>
          </table:table-cell>
          <table:table-cell table:formula="of:=[.B8]-[.G8]" office:value-type="float" office:value="0.101968050003052" calcext:value-type="float">
            <text:p>0.101968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447360.20142" calcext:value-type="float">
            <text:p>1456447360.201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09936" calcext:value-type="float">
            <text:p>1456447360.09936</text:p>
          </table:table-cell>
          <table:table-cell table:formula="of:=[.B9]-[.G9]" office:value-type="float" office:value="0.102060556411743" calcext:value-type="float">
            <text:p>0.102060556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447360.21571" calcext:value-type="float">
            <text:p>1456447360.215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11358" calcext:value-type="float">
            <text:p>1456447360.11358</text:p>
          </table:table-cell>
          <table:table-cell table:formula="of:=[.B10]-[.G10]" office:value-type="float" office:value="0.102125406265259" calcext:value-type="float">
            <text:p>0.102125406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447360.2299" calcext:value-type="float">
            <text:p>1456447360.22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12786" calcext:value-type="float">
            <text:p>1456447360.12786</text:p>
          </table:table-cell>
          <table:table-cell table:formula="of:=[.B11]-[.G11]" office:value-type="float" office:value="0.102043390274048" calcext:value-type="float">
            <text:p>0.102043390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447360.2442" calcext:value-type="float">
            <text:p>1456447360.24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14206" calcext:value-type="float">
            <text:p>1456447360.14206</text:p>
          </table:table-cell>
          <table:table-cell table:formula="of:=[.B12]-[.G12]" office:value-type="float" office:value="0.10213828086853" calcext:value-type="float">
            <text:p>0.10213828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447360.34316" calcext:value-type="float">
            <text:p>1456447360.343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15622" calcext:value-type="float">
            <text:p>1456447360.15622</text:p>
          </table:table-cell>
          <table:table-cell table:formula="of:=[.B13]-[.G13]" office:value-type="float" office:value="0.186940431594849" calcext:value-type="float">
            <text:p>0.186940431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447360.45652" calcext:value-type="float">
            <text:p>1456447360.456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17036" calcext:value-type="float">
            <text:p>1456447360.17036</text:p>
          </table:table-cell>
          <table:table-cell table:formula="of:=[.B14]-[.G14]" office:value-type="float" office:value="0.286157846450806" calcext:value-type="float">
            <text:p>0.286157846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447360.56996" calcext:value-type="float">
            <text:p>1456447360.569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1845" calcext:value-type="float">
            <text:p>1456447360.1845</text:p>
          </table:table-cell>
          <table:table-cell table:formula="of:=[.B15]-[.G15]" office:value-type="float" office:value="0.385457515716553" calcext:value-type="float">
            <text:p>0.385457515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447360.68321" calcext:value-type="float">
            <text:p>1456447360.683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19865" calcext:value-type="float">
            <text:p>1456447360.19865</text:p>
          </table:table-cell>
          <table:table-cell table:formula="of:=[.B16]-[.G16]" office:value-type="float" office:value="0.484562397003174" calcext:value-type="float">
            <text:p>0.48456239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447360.79666" calcext:value-type="float">
            <text:p>1456447360.796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21278" calcext:value-type="float">
            <text:p>1456447360.21278</text:p>
          </table:table-cell>
          <table:table-cell table:formula="of:=[.B17]-[.G17]" office:value-type="float" office:value="0.583876848220825" calcext:value-type="float">
            <text:p>0.58387684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447360.91016" calcext:value-type="float">
            <text:p>1456447360.910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22692" calcext:value-type="float">
            <text:p>1456447360.22692</text:p>
          </table:table-cell>
          <table:table-cell table:formula="of:=[.B18]-[.G18]" office:value-type="float" office:value="0.683236598968506" calcext:value-type="float">
            <text:p>0.68323659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447361.02348" calcext:value-type="float">
            <text:p>1456447361.023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24108" calcext:value-type="float">
            <text:p>1456447360.24108</text:p>
          </table:table-cell>
          <table:table-cell table:formula="of:=[.B19]-[.G19]" office:value-type="float" office:value="0.782407760620117" calcext:value-type="float">
            <text:p>0.78240776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447361.06117" calcext:value-type="float">
            <text:p>1456447361.061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25534" calcext:value-type="float">
            <text:p>1456447360.25534</text:p>
          </table:table-cell>
          <table:table-cell table:formula="of:=[.B20]-[.G20]" office:value-type="float" office:value="0.805830240249634" calcext:value-type="float">
            <text:p>0.805830240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447361.0659" calcext:value-type="float">
            <text:p>1456447361.06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26959" calcext:value-type="float">
            <text:p>1456447360.26959</text:p>
          </table:table-cell>
          <table:table-cell table:formula="of:=[.B21]-[.G21]" office:value-type="float" office:value="0.796316623687744" calcext:value-type="float">
            <text:p>0.79631662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447361.07065" calcext:value-type="float">
            <text:p>1456447361.070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28376" calcext:value-type="float">
            <text:p>1456447360.28376</text:p>
          </table:table-cell>
          <table:table-cell table:formula="of:=[.B22]-[.G22]" office:value-type="float" office:value="0.78689432144165" calcext:value-type="float">
            <text:p>0.786894321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447361.07539" calcext:value-type="float">
            <text:p>1456447361.075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2979" calcext:value-type="float">
            <text:p>1456447360.2979</text:p>
          </table:table-cell>
          <table:table-cell table:formula="of:=[.B23]-[.G23]" office:value-type="float" office:value="0.777484178543091" calcext:value-type="float">
            <text:p>0.777484178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447361.08013" calcext:value-type="float">
            <text:p>1456447361.080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31204" calcext:value-type="float">
            <text:p>1456447360.31204</text:p>
          </table:table-cell>
          <table:table-cell table:formula="of:=[.B24]-[.G24]" office:value-type="float" office:value="0.768091678619385" calcext:value-type="float">
            <text:p>0.768091678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447361.08491" calcext:value-type="float">
            <text:p>1456447361.084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32619" calcext:value-type="float">
            <text:p>1456447360.32619</text:p>
          </table:table-cell>
          <table:table-cell table:formula="of:=[.B25]-[.G25]" office:value-type="float" office:value="0.758724451065064" calcext:value-type="float">
            <text:p>0.758724451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447361.08965" calcext:value-type="float">
            <text:p>1456447361.089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34033" calcext:value-type="float">
            <text:p>1456447360.34033</text:p>
          </table:table-cell>
          <table:table-cell table:formula="of:=[.B26]-[.G26]" office:value-type="float" office:value="0.749317646026611" calcext:value-type="float">
            <text:p>0.74931764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447361.09435" calcext:value-type="float">
            <text:p>1456447361.094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35447" calcext:value-type="float">
            <text:p>1456447360.35447</text:p>
          </table:table-cell>
          <table:table-cell table:formula="of:=[.B27]-[.G27]" office:value-type="float" office:value="0.739876747131348" calcext:value-type="float">
            <text:p>0.739876747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447361.09903" calcext:value-type="float">
            <text:p>1456447361.099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36864" calcext:value-type="float">
            <text:p>1456447360.36864</text:p>
          </table:table-cell>
          <table:table-cell table:formula="of:=[.B28]-[.G28]" office:value-type="float" office:value="0.730394601821899" calcext:value-type="float">
            <text:p>0.730394601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447361.1037" calcext:value-type="float">
            <text:p>1456447361.10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38286" calcext:value-type="float">
            <text:p>1456447360.38286</text:p>
          </table:table-cell>
          <table:table-cell table:formula="of:=[.B29]-[.G29]" office:value-type="float" office:value="0.720844268798828" calcext:value-type="float">
            <text:p>0.720844268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447361.45496" calcext:value-type="float">
            <text:p>1456447361.454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3971" calcext:value-type="float">
            <text:p>1456447360.3971</text:p>
          </table:table-cell>
          <table:table-cell table:formula="of:=[.B30]-[.G30]" office:value-type="float" office:value="1.05786156654358" calcext:value-type="float">
            <text:p>1.057861566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447362.02962" calcext:value-type="float">
            <text:p>1456447362.029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41127" calcext:value-type="float">
            <text:p>1456447360.41127</text:p>
          </table:table-cell>
          <table:table-cell table:formula="of:=[.B31]-[.G31]" office:value-type="float" office:value="1.61835551261902" calcext:value-type="float">
            <text:p>1.61835551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447362.04316" calcext:value-type="float">
            <text:p>1456447362.043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42541" calcext:value-type="float">
            <text:p>1456447360.42541</text:p>
          </table:table-cell>
          <table:table-cell table:formula="of:=[.B32]-[.G32]" office:value-type="float" office:value="1.61774754524231" calcext:value-type="float">
            <text:p>1.617747545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447362.04739" calcext:value-type="float">
            <text:p>1456447362.047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43955" calcext:value-type="float">
            <text:p>1456447360.43955</text:p>
          </table:table-cell>
          <table:table-cell table:formula="of:=[.B33]-[.G33]" office:value-type="float" office:value="1.60784077644348" calcext:value-type="float">
            <text:p>1.607840776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447362.05167" calcext:value-type="float">
            <text:p>1456447362.051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4537" calcext:value-type="float">
            <text:p>1456447360.4537</text:p>
          </table:table-cell>
          <table:table-cell table:formula="of:=[.B34]-[.G34]" office:value-type="float" office:value="1.59796452522278" calcext:value-type="float">
            <text:p>1.597964525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447362.05588" calcext:value-type="float">
            <text:p>1456447362.055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46785" calcext:value-type="float">
            <text:p>1456447360.46785</text:p>
          </table:table-cell>
          <table:table-cell table:formula="of:=[.B35]-[.G35]" office:value-type="float" office:value="1.58803820610046" calcext:value-type="float">
            <text:p>1.588038206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447362.06011" calcext:value-type="float">
            <text:p>1456447362.060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48198" calcext:value-type="float">
            <text:p>1456447360.48198</text:p>
          </table:table-cell>
          <table:table-cell table:formula="of:=[.B36]-[.G36]" office:value-type="float" office:value="1.57812476158142" calcext:value-type="float">
            <text:p>1.57812476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447362.06439" calcext:value-type="float">
            <text:p>1456447362.064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49623" calcext:value-type="float">
            <text:p>1456447360.49623</text:p>
          </table:table-cell>
          <table:table-cell table:formula="of:=[.B37]-[.G37]" office:value-type="float" office:value="1.56815481185913" calcext:value-type="float">
            <text:p>1.568154811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447362.06871" calcext:value-type="float">
            <text:p>1456447362.068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51046" calcext:value-type="float">
            <text:p>1456447360.51046</text:p>
          </table:table-cell>
          <table:table-cell table:formula="of:=[.B38]-[.G38]" office:value-type="float" office:value="1.55825042724609" calcext:value-type="float">
            <text:p>1.558250427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447362.07296" calcext:value-type="float">
            <text:p>1456447362.072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52467" calcext:value-type="float">
            <text:p>1456447360.52467</text:p>
          </table:table-cell>
          <table:table-cell table:formula="of:=[.B39]-[.G39]" office:value-type="float" office:value="1.54828953742981" calcext:value-type="float">
            <text:p>1.548289537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447362.07726" calcext:value-type="float">
            <text:p>1456447362.077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53882" calcext:value-type="float">
            <text:p>1456447360.53882</text:p>
          </table:table-cell>
          <table:table-cell table:formula="of:=[.B40]-[.G40]" office:value-type="float" office:value="1.53843665122986" calcext:value-type="float">
            <text:p>1.538436651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447362.08177" calcext:value-type="float">
            <text:p>1456447362.081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55297" calcext:value-type="float">
            <text:p>1456447360.55297</text:p>
          </table:table-cell>
          <table:table-cell table:formula="of:=[.B41]-[.G41]" office:value-type="float" office:value="1.52880263328552" calcext:value-type="float">
            <text:p>1.528802633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447363.0423" calcext:value-type="float">
            <text:p>1456447363.04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56711" calcext:value-type="float">
            <text:p>1456447360.56711</text:p>
          </table:table-cell>
          <table:table-cell table:formula="of:=[.B42]-[.G42]" office:value-type="float" office:value="2.47518968582153" calcext:value-type="float">
            <text:p>2.475189685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447363.04619" calcext:value-type="float">
            <text:p>1456447363.046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58121" calcext:value-type="float">
            <text:p>1456447360.58121</text:p>
          </table:table-cell>
          <table:table-cell table:formula="of:=[.B43]-[.G43]" office:value-type="float" office:value="2.46497583389282" calcext:value-type="float">
            <text:p>2.464975833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447364.05068" calcext:value-type="float">
            <text:p>1456447364.050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59539" calcext:value-type="float">
            <text:p>1456447360.59539</text:p>
          </table:table-cell>
          <table:table-cell table:formula="of:=[.B44]-[.G44]" office:value-type="float" office:value="3.45528745651245" calcext:value-type="float">
            <text:p>3.455287456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447364.05458" calcext:value-type="float">
            <text:p>1456447364.054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60957" calcext:value-type="float">
            <text:p>1456447360.60957</text:p>
          </table:table-cell>
          <table:table-cell table:formula="of:=[.B45]-[.G45]" office:value-type="float" office:value="3.44500637054443" calcext:value-type="float">
            <text:p>3.445006370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447364.05849" calcext:value-type="float">
            <text:p>1456447364.058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62381" calcext:value-type="float">
            <text:p>1456447360.62381</text:p>
          </table:table-cell>
          <table:table-cell table:formula="of:=[.B46]-[.G46]" office:value-type="float" office:value="3.43467569351196" calcext:value-type="float">
            <text:p>3.434675693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447364.06235" calcext:value-type="float">
            <text:p>1456447364.062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63806" calcext:value-type="float">
            <text:p>1456447360.63806</text:p>
          </table:table-cell>
          <table:table-cell table:formula="of:=[.B47]-[.G47]" office:value-type="float" office:value="3.42429113388062" calcext:value-type="float">
            <text:p>3.424291133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447364.06627" calcext:value-type="float">
            <text:p>1456447364.066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65222" calcext:value-type="float">
            <text:p>1456447360.65222</text:p>
          </table:table-cell>
          <table:table-cell table:formula="of:=[.B48]-[.G48]" office:value-type="float" office:value="3.41404509544373" calcext:value-type="float">
            <text:p>3.414045095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447364.0702" calcext:value-type="float">
            <text:p>1456447364.07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66637" calcext:value-type="float">
            <text:p>1456447360.66637</text:p>
          </table:table-cell>
          <table:table-cell table:formula="of:=[.B49]-[.G49]" office:value-type="float" office:value="3.40382599830627" calcext:value-type="float">
            <text:p>3.403825998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447364.07405" calcext:value-type="float">
            <text:p>1456447364.074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68051" calcext:value-type="float">
            <text:p>1456447360.68051</text:p>
          </table:table-cell>
          <table:table-cell table:formula="of:=[.B50]-[.G50]" office:value-type="float" office:value="3.39353704452515" calcext:value-type="float">
            <text:p>3.39353704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447364.0779" calcext:value-type="float">
            <text:p>1456447364.07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69466" calcext:value-type="float">
            <text:p>1456447360.69466</text:p>
          </table:table-cell>
          <table:table-cell table:formula="of:=[.B51]-[.G51]" office:value-type="float" office:value="3.38324308395386" calcext:value-type="float">
            <text:p>3.38324308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447364.08169" calcext:value-type="float">
            <text:p>1456447364.081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70879" calcext:value-type="float">
            <text:p>1456447360.70879</text:p>
          </table:table-cell>
          <table:table-cell table:formula="of:=[.B52]-[.G52]" office:value-type="float" office:value="3.37290096282959" calcext:value-type="float">
            <text:p>3.372900962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447365.04922" calcext:value-type="float">
            <text:p>1456447365.049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72295" calcext:value-type="float">
            <text:p>1456447360.72295</text:p>
          </table:table-cell>
          <table:table-cell table:formula="of:=[.B53]-[.G53]" office:value-type="float" office:value="4.32627367973328" calcext:value-type="float">
            <text:p>4.326273679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447365.14877" calcext:value-type="float">
            <text:p>1456447365.148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73712" calcext:value-type="float">
            <text:p>1456447360.73712</text:p>
          </table:table-cell>
          <table:table-cell table:formula="of:=[.B54]-[.G54]" office:value-type="float" office:value="4.41164827346802" calcext:value-type="float">
            <text:p>4.411648273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447365.36559" calcext:value-type="float">
            <text:p>1456447365.365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75133" calcext:value-type="float">
            <text:p>1456447360.75133</text:p>
          </table:table-cell>
          <table:table-cell table:formula="of:=[.B55]-[.G55]" office:value-type="float" office:value="4.61425709724426" calcext:value-type="float">
            <text:p>4.614257097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447365.59297" calcext:value-type="float">
            <text:p>1456447365.592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76556" calcext:value-type="float">
            <text:p>1456447360.76556</text:p>
          </table:table-cell>
          <table:table-cell table:formula="of:=[.B56]-[.G56]" office:value-type="float" office:value="4.82741284370422" calcext:value-type="float">
            <text:p>4.827412843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447365.80986" calcext:value-type="float">
            <text:p>1456447365.809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77979" calcext:value-type="float">
            <text:p>1456447360.77979</text:p>
          </table:table-cell>
          <table:table-cell table:formula="of:=[.B57]-[.G57]" office:value-type="float" office:value="5.03006887435913" calcext:value-type="float">
            <text:p>5.030068874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447366.02679" calcext:value-type="float">
            <text:p>1456447366.026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79396" calcext:value-type="float">
            <text:p>1456447360.79396</text:p>
          </table:table-cell>
          <table:table-cell table:formula="of:=[.B58]-[.G58]" office:value-type="float" office:value="5.23282647132874" calcext:value-type="float">
            <text:p>5.232826471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447366.03764" calcext:value-type="float">
            <text:p>1456447366.037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80811" calcext:value-type="float">
            <text:p>1456447360.80811</text:p>
          </table:table-cell>
          <table:table-cell table:formula="of:=[.B59]-[.G59]" office:value-type="float" office:value="5.22953462600708" calcext:value-type="float">
            <text:p>5.22953462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447366.04099" calcext:value-type="float">
            <text:p>1456447366.040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82225" calcext:value-type="float">
            <text:p>1456447360.82225</text:p>
          </table:table-cell>
          <table:table-cell table:formula="of:=[.B60]-[.G60]" office:value-type="float" office:value="5.21874189376831" calcext:value-type="float">
            <text:p>5.2187418938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447366.04434" calcext:value-type="float">
            <text:p>1456447366.044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83639" calcext:value-type="float">
            <text:p>1456447360.83639</text:p>
          </table:table-cell>
          <table:table-cell table:formula="of:=[.B61]-[.G61]" office:value-type="float" office:value="5.20795631408691" calcext:value-type="float">
            <text:p>5.207956314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447366.04769" calcext:value-type="float">
            <text:p>1456447366.047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85052" calcext:value-type="float">
            <text:p>1456447360.85052</text:p>
          </table:table-cell>
          <table:table-cell table:formula="of:=[.B62]-[.G62]" office:value-type="float" office:value="5.19716382026672" calcext:value-type="float">
            <text:p>5.197163820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447366.05101" calcext:value-type="float">
            <text:p>1456447366.051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86466" calcext:value-type="float">
            <text:p>1456447360.86466</text:p>
          </table:table-cell>
          <table:table-cell table:formula="of:=[.B63]-[.G63]" office:value-type="float" office:value="5.18635249137878" calcext:value-type="float">
            <text:p>5.186352491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447366.05434" calcext:value-type="float">
            <text:p>1456447366.054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8789" calcext:value-type="float">
            <text:p>1456447360.8789</text:p>
          </table:table-cell>
          <table:table-cell table:formula="of:=[.B64]-[.G64]" office:value-type="float" office:value="5.17543816566467" calcext:value-type="float">
            <text:p>5.1754381657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447366.05768" calcext:value-type="float">
            <text:p>1456447366.057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89312" calcext:value-type="float">
            <text:p>1456447360.89312</text:p>
          </table:table-cell>
          <table:table-cell table:formula="of:=[.B65]-[.G65]" office:value-type="float" office:value="5.16455984115601" calcext:value-type="float">
            <text:p>5.16455984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447366.06097" calcext:value-type="float">
            <text:p>1456447366.060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90729" calcext:value-type="float">
            <text:p>1456447360.90729</text:p>
          </table:table-cell>
          <table:table-cell table:formula="of:=[.B66]-[.G66]" office:value-type="float" office:value="5.15368866920471" calcext:value-type="float">
            <text:p>5.153688669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447366.06425" calcext:value-type="float">
            <text:p>1456447366.064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92144" calcext:value-type="float">
            <text:p>1456447360.92144</text:p>
          </table:table-cell>
          <table:table-cell table:formula="of:=[.B67]-[.G67]" office:value-type="float" office:value="5.14281153678894" calcext:value-type="float">
            <text:p>5.142811536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447366.06752" calcext:value-type="float">
            <text:p>1456447366.067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93558" calcext:value-type="float">
            <text:p>1456447360.93558</text:p>
          </table:table-cell>
          <table:table-cell table:formula="of:=[.B68]-[.G68]" office:value-type="float" office:value="5.13193869590759" calcext:value-type="float">
            <text:p>5.131938695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447366.13372" calcext:value-type="float">
            <text:p>1456447366.133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94971" calcext:value-type="float">
            <text:p>1456447360.94971</text:p>
          </table:table-cell>
          <table:table-cell table:formula="of:=[.B69]-[.G69]" office:value-type="float" office:value="5.18400931358337" calcext:value-type="float">
            <text:p>5.184009313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447366.24754" calcext:value-type="float">
            <text:p>1456447366.247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96385" calcext:value-type="float">
            <text:p>1456447360.96385</text:p>
          </table:table-cell>
          <table:table-cell table:formula="of:=[.B70]-[.G70]" office:value-type="float" office:value="5.28368997573853" calcext:value-type="float">
            <text:p>5.283689975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447366.36163" calcext:value-type="float">
            <text:p>1456447366.361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97799" calcext:value-type="float">
            <text:p>1456447360.97799</text:p>
          </table:table-cell>
          <table:table-cell table:formula="of:=[.B71]-[.G71]" office:value-type="float" office:value="5.38363742828369" calcext:value-type="float">
            <text:p>5.383637428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447366.465" calcext:value-type="float">
            <text:p>1456447366.4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0.99219" calcext:value-type="float">
            <text:p>1456447360.99219</text:p>
          </table:table-cell>
          <table:table-cell table:formula="of:=[.B72]-[.G72]" office:value-type="float" office:value="5.47281193733215" calcext:value-type="float">
            <text:p>5.472811937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447366.57873" calcext:value-type="float">
            <text:p>1456447366.578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00609" calcext:value-type="float">
            <text:p>1456447361.00609</text:p>
          </table:table-cell>
          <table:table-cell table:formula="of:=[.B73]-[.G73]" office:value-type="float" office:value="5.5726420879364" calcext:value-type="float">
            <text:p>5.572642087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447366.68256" calcext:value-type="float">
            <text:p>1456447366.682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01948" calcext:value-type="float">
            <text:p>1456447361.01948</text:p>
          </table:table-cell>
          <table:table-cell table:formula="of:=[.B74]-[.G74]" office:value-type="float" office:value="5.66308236122131" calcext:value-type="float">
            <text:p>5.663082361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447366.79619" calcext:value-type="float">
            <text:p>1456447366.796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03281" calcext:value-type="float">
            <text:p>1456447361.03281</text:p>
          </table:table-cell>
          <table:table-cell table:formula="of:=[.B75]-[.G75]" office:value-type="float" office:value="5.76337599754334" calcext:value-type="float">
            <text:p>5.763375997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447366.91023" calcext:value-type="float">
            <text:p>1456447366.910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04613" calcext:value-type="float">
            <text:p>1456447361.04613</text:p>
          </table:table-cell>
          <table:table-cell table:formula="of:=[.B76]-[.G76]" office:value-type="float" office:value="5.86410212516785" calcext:value-type="float">
            <text:p>5.864102125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447367.02411" calcext:value-type="float">
            <text:p>1456447367.024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05945" calcext:value-type="float">
            <text:p>1456447361.05945</text:p>
          </table:table-cell>
          <table:table-cell table:formula="of:=[.B77]-[.G77]" office:value-type="float" office:value="5.96466755867004" calcext:value-type="float">
            <text:p>5.964667558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447370.00489" calcext:value-type="float">
            <text:p>1456447370.004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07276" calcext:value-type="float">
            <text:p>1456447361.07276</text:p>
          </table:table-cell>
          <table:table-cell table:formula="of:=[.B78]-[.G78]" office:value-type="float" office:value="8.9321346282959" calcext:value-type="float">
            <text:p>8.932134628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447370.0097" calcext:value-type="float">
            <text:p>1456447370.00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08607" calcext:value-type="float">
            <text:p>1456447361.08607</text:p>
          </table:table-cell>
          <table:table-cell table:formula="of:=[.B79]-[.G79]" office:value-type="float" office:value="8.92362570762634" calcext:value-type="float">
            <text:p>8.923625707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447370.01453" calcext:value-type="float">
            <text:p>1456447370.014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09939" calcext:value-type="float">
            <text:p>1456447361.09939</text:p>
          </table:table-cell>
          <table:table-cell table:formula="of:=[.B80]-[.G80]" office:value-type="float" office:value="8.91513609886169" calcext:value-type="float">
            <text:p>8.915136098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447370.01935" calcext:value-type="float">
            <text:p>1456447370.019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11278" calcext:value-type="float">
            <text:p>1456447361.11278</text:p>
          </table:table-cell>
          <table:table-cell table:formula="of:=[.B81]-[.G81]" office:value-type="float" office:value="8.90656352043152" calcext:value-type="float">
            <text:p>8.906563520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447370.02416" calcext:value-type="float">
            <text:p>1456447370.024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12623" calcext:value-type="float">
            <text:p>1456447361.12623</text:p>
          </table:table-cell>
          <table:table-cell table:formula="of:=[.B82]-[.G82]" office:value-type="float" office:value="8.8979332447052" calcext:value-type="float">
            <text:p>8.897933244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447370.02898" calcext:value-type="float">
            <text:p>1456447370.028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13961" calcext:value-type="float">
            <text:p>1456447361.13961</text:p>
          </table:table-cell>
          <table:table-cell table:formula="of:=[.B83]-[.G83]" office:value-type="float" office:value="8.88936185836792" calcext:value-type="float">
            <text:p>8.889361858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447370.03379" calcext:value-type="float">
            <text:p>1456447370.033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15295" calcext:value-type="float">
            <text:p>1456447361.15295</text:p>
          </table:table-cell>
          <table:table-cell table:formula="of:=[.B84]-[.G84]" office:value-type="float" office:value="8.88084673881531" calcext:value-type="float">
            <text:p>8.880846738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447370.03861" calcext:value-type="float">
            <text:p>1456447370.038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16627" calcext:value-type="float">
            <text:p>1456447361.16627</text:p>
          </table:table-cell>
          <table:table-cell table:formula="of:=[.B85]-[.G85]" office:value-type="float" office:value="8.87233567237854" calcext:value-type="float">
            <text:p>8.8723356724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447370.04342" calcext:value-type="float">
            <text:p>1456447370.043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17959" calcext:value-type="float">
            <text:p>1456447361.17959</text:p>
          </table:table-cell>
          <table:table-cell table:formula="of:=[.B86]-[.G86]" office:value-type="float" office:value="8.86383438110352" calcext:value-type="float">
            <text:p>8.863834381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447370.62923" calcext:value-type="float">
            <text:p>1456447370.629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1929" calcext:value-type="float">
            <text:p>1456447361.1929</text:p>
          </table:table-cell>
          <table:table-cell table:formula="of:=[.B87]-[.G87]" office:value-type="float" office:value="9.43633580207825" calcext:value-type="float">
            <text:p>9.436335802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447370.63413" calcext:value-type="float">
            <text:p>1456447370.634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20621" calcext:value-type="float">
            <text:p>1456447361.20621</text:p>
          </table:table-cell>
          <table:table-cell table:formula="of:=[.B88]-[.G88]" office:value-type="float" office:value="9.42791819572449" calcext:value-type="float">
            <text:p>9.427918195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447370.63897" calcext:value-type="float">
            <text:p>1456447370.638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21952" calcext:value-type="float">
            <text:p>1456447361.21952</text:p>
          </table:table-cell>
          <table:table-cell table:formula="of:=[.B89]-[.G89]" office:value-type="float" office:value="9.41945099830627" calcext:value-type="float">
            <text:p>9.419450998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447370.64381" calcext:value-type="float">
            <text:p>1456447370.643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23287" calcext:value-type="float">
            <text:p>1456447361.23287</text:p>
          </table:table-cell>
          <table:table-cell table:formula="of:=[.B90]-[.G90]" office:value-type="float" office:value="9.41094303131104" calcext:value-type="float">
            <text:p>9.410943031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447370.64865" calcext:value-type="float">
            <text:p>1456447370.648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2463" calcext:value-type="float">
            <text:p>1456447361.2463</text:p>
          </table:table-cell>
          <table:table-cell table:formula="of:=[.B91]-[.G91]" office:value-type="float" office:value="9.40234780311585" calcext:value-type="float">
            <text:p>9.402347803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447370.65346" calcext:value-type="float">
            <text:p>1456447370.653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25969" calcext:value-type="float">
            <text:p>1456447361.25969</text:p>
          </table:table-cell>
          <table:table-cell table:formula="of:=[.B92]-[.G92]" office:value-type="float" office:value="9.39377093315125" calcext:value-type="float">
            <text:p>9.393770933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447370.65829" calcext:value-type="float">
            <text:p>1456447370.658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27304" calcext:value-type="float">
            <text:p>1456447361.27304</text:p>
          </table:table-cell>
          <table:table-cell table:formula="of:=[.B93]-[.G93]" office:value-type="float" office:value="9.38524746894836" calcext:value-type="float">
            <text:p>9.385247468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447370.66311" calcext:value-type="float">
            <text:p>1456447370.663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28637" calcext:value-type="float">
            <text:p>1456447361.28637</text:p>
          </table:table-cell>
          <table:table-cell table:formula="of:=[.B94]-[.G94]" office:value-type="float" office:value="9.37673830986023" calcext:value-type="float">
            <text:p>9.376738309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447370.66792" calcext:value-type="float">
            <text:p>1456447370.667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29968" calcext:value-type="float">
            <text:p>1456447361.29968</text:p>
          </table:table-cell>
          <table:table-cell table:formula="of:=[.B95]-[.G95]" office:value-type="float" office:value="9.36824011802673" calcext:value-type="float">
            <text:p>9.36824011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447370.67274" calcext:value-type="float">
            <text:p>1456447370.672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313" calcext:value-type="float">
            <text:p>1456447361.313</text:p>
          </table:table-cell>
          <table:table-cell table:formula="of:=[.B96]-[.G96]" office:value-type="float" office:value="9.35973978042603" calcext:value-type="float">
            <text:p>9.359739780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447370.67755" calcext:value-type="float">
            <text:p>1456447370.677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32631" calcext:value-type="float">
            <text:p>1456447361.32631</text:p>
          </table:table-cell>
          <table:table-cell table:formula="of:=[.B97]-[.G97]" office:value-type="float" office:value="9.35124564170837" calcext:value-type="float">
            <text:p>9.351245641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447370.68237" calcext:value-type="float">
            <text:p>1456447370.682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33962" calcext:value-type="float">
            <text:p>1456447361.33962</text:p>
          </table:table-cell>
          <table:table-cell table:formula="of:=[.B98]-[.G98]" office:value-type="float" office:value="9.34274864196777" calcext:value-type="float">
            <text:p>9.34274864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447370.69396" calcext:value-type="float">
            <text:p>1456447370.693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35294" calcext:value-type="float">
            <text:p>1456447361.35294</text:p>
          </table:table-cell>
          <table:table-cell table:formula="of:=[.B99]-[.G99]" office:value-type="float" office:value="9.34101986885071" calcext:value-type="float">
            <text:p>9.341019868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447370.70655" calcext:value-type="float">
            <text:p>1456447370.706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36654" calcext:value-type="float">
            <text:p>1456447361.36654</text:p>
          </table:table-cell>
          <table:table-cell table:formula="of:=[.B100]-[.G100]" office:value-type="float" office:value="9.34001040458679" calcext:value-type="float">
            <text:p>9.340010404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447370.71917" calcext:value-type="float">
            <text:p>1456447370.719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37997" calcext:value-type="float">
            <text:p>1456447361.37997</text:p>
          </table:table-cell>
          <table:table-cell table:formula="of:=[.B101]-[.G101]" office:value-type="float" office:value="9.33919477462769" calcext:value-type="float">
            <text:p>9.339194774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447370.73338" calcext:value-type="float">
            <text:p>1456447370.733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39337" calcext:value-type="float">
            <text:p>1456447361.39337</text:p>
          </table:table-cell>
          <table:table-cell table:formula="of:=[.B102]-[.G102]" office:value-type="float" office:value="9.34001398086548" calcext:value-type="float">
            <text:p>9.340013980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447370.74457" calcext:value-type="float">
            <text:p>1456447370.744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4067" calcext:value-type="float">
            <text:p>1456447361.4067</text:p>
          </table:table-cell>
          <table:table-cell table:formula="of:=[.B103]-[.G103]" office:value-type="float" office:value="9.33787059783936" calcext:value-type="float">
            <text:p>9.337870597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447370.7572" calcext:value-type="float">
            <text:p>1456447370.75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42003" calcext:value-type="float">
            <text:p>1456447361.42003</text:p>
          </table:table-cell>
          <table:table-cell table:formula="of:=[.B104]-[.G104]" office:value-type="float" office:value="9.33717346191406" calcext:value-type="float">
            <text:p>9.337173461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447370.76971" calcext:value-type="float">
            <text:p>1456447370.769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43335" calcext:value-type="float">
            <text:p>1456447361.43335</text:p>
          </table:table-cell>
          <table:table-cell table:formula="of:=[.B105]-[.G105]" office:value-type="float" office:value="9.33635973930359" calcext:value-type="float">
            <text:p>9.336359739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447370.78233" calcext:value-type="float">
            <text:p>1456447370.782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44666" calcext:value-type="float">
            <text:p>1456447361.44666</text:p>
          </table:table-cell>
          <table:table-cell table:formula="of:=[.B106]-[.G106]" office:value-type="float" office:value="9.33566546440125" calcext:value-type="float">
            <text:p>9.335665464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447370.79493" calcext:value-type="float">
            <text:p>1456447370.794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45997" calcext:value-type="float">
            <text:p>1456447361.45997</text:p>
          </table:table-cell>
          <table:table-cell table:formula="of:=[.B107]-[.G107]" office:value-type="float" office:value="9.33495831489563" calcext:value-type="float">
            <text:p>9.334958314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447370.80757" calcext:value-type="float">
            <text:p>1456447370.807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47328" calcext:value-type="float">
            <text:p>1456447361.47328</text:p>
          </table:table-cell>
          <table:table-cell table:formula="of:=[.B108]-[.G108]" office:value-type="float" office:value="9.33429384231567" calcext:value-type="float">
            <text:p>9.334293842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447370.82015" calcext:value-type="float">
            <text:p>1456447370.820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48664" calcext:value-type="float">
            <text:p>1456447361.48664</text:p>
          </table:table-cell>
          <table:table-cell table:formula="of:=[.B109]-[.G109]" office:value-type="float" office:value="9.33350825309753" calcext:value-type="float">
            <text:p>9.333508253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447370.83277" calcext:value-type="float">
            <text:p>1456447370.832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5001" calcext:value-type="float">
            <text:p>1456447361.5001</text:p>
          </table:table-cell>
          <table:table-cell table:formula="of:=[.B110]-[.G110]" office:value-type="float" office:value="9.33267402648926" calcext:value-type="float">
            <text:p>9.332674026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447370.8454" calcext:value-type="float">
            <text:p>1456447370.84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5135" calcext:value-type="float">
            <text:p>1456447361.5135</text:p>
          </table:table-cell>
          <table:table-cell table:formula="of:=[.B111]-[.G111]" office:value-type="float" office:value="9.33190631866455" calcext:value-type="float">
            <text:p>9.331906318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447370.85812" calcext:value-type="float">
            <text:p>1456447370.858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52683" calcext:value-type="float">
            <text:p>1456447361.52683</text:p>
          </table:table-cell>
          <table:table-cell table:formula="of:=[.B112]-[.G112]" office:value-type="float" office:value="9.33129668235779" calcext:value-type="float">
            <text:p>9.33129668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447370.87082" calcext:value-type="float">
            <text:p>1456447370.870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54014" calcext:value-type="float">
            <text:p>1456447361.54014</text:p>
          </table:table-cell>
          <table:table-cell table:formula="of:=[.B113]-[.G113]" office:value-type="float" office:value="9.33067560195923" calcext:value-type="float">
            <text:p>9.33067560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447370.88338" calcext:value-type="float">
            <text:p>1456447370.883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55346" calcext:value-type="float">
            <text:p>1456447361.55346</text:p>
          </table:table-cell>
          <table:table-cell table:formula="of:=[.B114]-[.G114]" office:value-type="float" office:value="9.3299195766449" calcext:value-type="float">
            <text:p>9.3299195766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447370.89592" calcext:value-type="float">
            <text:p>1456447370.895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56678" calcext:value-type="float">
            <text:p>1456447361.56678</text:p>
          </table:table-cell>
          <table:table-cell table:formula="of:=[.B115]-[.G115]" office:value-type="float" office:value="9.32914757728577" calcext:value-type="float">
            <text:p>9.329147577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447370.90853" calcext:value-type="float">
            <text:p>1456447370.908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58008" calcext:value-type="float">
            <text:p>1456447361.58008</text:p>
          </table:table-cell>
          <table:table-cell table:formula="of:=[.B116]-[.G116]" office:value-type="float" office:value="9.32844543457031" calcext:value-type="float">
            <text:p>9.328445434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447370.92122" calcext:value-type="float">
            <text:p>1456447370.921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59339" calcext:value-type="float">
            <text:p>1456447361.59339</text:p>
          </table:table-cell>
          <table:table-cell table:formula="of:=[.B117]-[.G117]" office:value-type="float" office:value="9.32782506942749" calcext:value-type="float">
            <text:p>9.327825069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447370.93385" calcext:value-type="float">
            <text:p>1456447370.933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60702" calcext:value-type="float">
            <text:p>1456447361.60702</text:p>
          </table:table-cell>
          <table:table-cell table:formula="of:=[.B118]-[.G118]" office:value-type="float" office:value="9.32683706283569" calcext:value-type="float">
            <text:p>9.326837062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447370.94638" calcext:value-type="float">
            <text:p>1456447370.946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62044" calcext:value-type="float">
            <text:p>1456447361.62044</text:p>
          </table:table-cell>
          <table:table-cell table:formula="of:=[.B119]-[.G119]" office:value-type="float" office:value="9.32593488693237" calcext:value-type="float">
            <text:p>9.325934886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447370.95908" calcext:value-type="float">
            <text:p>1456447370.959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63383" calcext:value-type="float">
            <text:p>1456447361.63383</text:p>
          </table:table-cell>
          <table:table-cell table:formula="of:=[.B120]-[.G120]" office:value-type="float" office:value="9.32525038719177" calcext:value-type="float">
            <text:p>9.3252503872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447370.97312" calcext:value-type="float">
            <text:p>1456447370.973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64717" calcext:value-type="float">
            <text:p>1456447361.64717</text:p>
          </table:table-cell>
          <table:table-cell table:formula="of:=[.B121]-[.G121]" office:value-type="float" office:value="9.32594633102417" calcext:value-type="float">
            <text:p>9.32594633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447370.98438" calcext:value-type="float">
            <text:p>1456447370.984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6605" calcext:value-type="float">
            <text:p>1456447361.6605</text:p>
          </table:table-cell>
          <table:table-cell table:formula="of:=[.B122]-[.G122]" office:value-type="float" office:value="9.32388496398926" calcext:value-type="float">
            <text:p>9.32388496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447370.997" calcext:value-type="float">
            <text:p>1456447370.9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67381" calcext:value-type="float">
            <text:p>1456447361.67381</text:p>
          </table:table-cell>
          <table:table-cell table:formula="of:=[.B123]-[.G123]" office:value-type="float" office:value="9.3231852054596" calcext:value-type="float">
            <text:p>9.323185205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447371.00952" calcext:value-type="float">
            <text:p>1456447371.009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68713" calcext:value-type="float">
            <text:p>1456447361.68713</text:p>
          </table:table-cell>
          <table:table-cell table:formula="of:=[.B124]-[.G124]" office:value-type="float" office:value="9.32239627838135" calcext:value-type="float">
            <text:p>9.322396278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447371.02219" calcext:value-type="float">
            <text:p>1456447371.022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70044" calcext:value-type="float">
            <text:p>1456447361.70044</text:p>
          </table:table-cell>
          <table:table-cell table:formula="of:=[.B125]-[.G125]" office:value-type="float" office:value="9.32175374031067" calcext:value-type="float">
            <text:p>9.321753740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447371.03477" calcext:value-type="float">
            <text:p>1456447371.034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71375" calcext:value-type="float">
            <text:p>1456447361.71375</text:p>
          </table:table-cell>
          <table:table-cell table:formula="of:=[.B126]-[.G126]" office:value-type="float" office:value="9.32102584838867" calcext:value-type="float">
            <text:p>9.321025848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447371.04744" calcext:value-type="float">
            <text:p>1456447371.047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72711" calcext:value-type="float">
            <text:p>1456447361.72711</text:p>
          </table:table-cell>
          <table:table-cell table:formula="of:=[.B127]-[.G127]" office:value-type="float" office:value="9.32032132148743" calcext:value-type="float">
            <text:p>9.320321321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447371.06035" calcext:value-type="float">
            <text:p>1456447371.060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74049" calcext:value-type="float">
            <text:p>1456447361.74049</text:p>
          </table:table-cell>
          <table:table-cell table:formula="of:=[.B128]-[.G128]" office:value-type="float" office:value="9.31986546516418" calcext:value-type="float">
            <text:p>9.319865465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447371.06502" calcext:value-type="float">
            <text:p>1456447371.065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75391" calcext:value-type="float">
            <text:p>1456447361.75391</text:p>
          </table:table-cell>
          <table:table-cell table:formula="of:=[.B129]-[.G129]" office:value-type="float" office:value="9.31111240386963" calcext:value-type="float">
            <text:p>9.311112403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447371.0697" calcext:value-type="float">
            <text:p>1456447371.06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7673" calcext:value-type="float">
            <text:p>1456447361.7673</text:p>
          </table:table-cell>
          <table:table-cell table:formula="of:=[.B130]-[.G130]" office:value-type="float" office:value="9.30239605903626" calcext:value-type="float">
            <text:p>9.30239605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447371.07436" calcext:value-type="float">
            <text:p>1456447371.074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78087" calcext:value-type="float">
            <text:p>1456447361.78087</text:p>
          </table:table-cell>
          <table:table-cell table:formula="of:=[.B131]-[.G131]" office:value-type="float" office:value="9.29348826408386" calcext:value-type="float">
            <text:p>9.293488264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447371.07903" calcext:value-type="float">
            <text:p>1456447371.079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79422" calcext:value-type="float">
            <text:p>1456447361.79422</text:p>
          </table:table-cell>
          <table:table-cell table:formula="of:=[.B132]-[.G132]" office:value-type="float" office:value="9.28481149673462" calcext:value-type="float">
            <text:p>9.284811496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447371.08369" calcext:value-type="float">
            <text:p>1456447371.083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80754" calcext:value-type="float">
            <text:p>1456447361.80754</text:p>
          </table:table-cell>
          <table:table-cell table:formula="of:=[.B133]-[.G133]" office:value-type="float" office:value="9.2761538028717" calcext:value-type="float">
            <text:p>9.276153802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447371.08832" calcext:value-type="float">
            <text:p>1456447371.088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82087" calcext:value-type="float">
            <text:p>1456447361.82087</text:p>
          </table:table-cell>
          <table:table-cell table:formula="of:=[.B134]-[.G134]" office:value-type="float" office:value="9.26745128631592" calcext:value-type="float">
            <text:p>9.267451286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447371.09298" calcext:value-type="float">
            <text:p>1456447371.092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83418" calcext:value-type="float">
            <text:p>1456447361.83418</text:p>
          </table:table-cell>
          <table:table-cell table:formula="of:=[.B135]-[.G135]" office:value-type="float" office:value="9.25880098342896" calcext:value-type="float">
            <text:p>9.258800983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447371.09765" calcext:value-type="float">
            <text:p>1456447371.097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84749" calcext:value-type="float">
            <text:p>1456447361.84749</text:p>
          </table:table-cell>
          <table:table-cell table:formula="of:=[.B136]-[.G136]" office:value-type="float" office:value="9.25015640258789" calcext:value-type="float">
            <text:p>9.250156402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447371.10232" calcext:value-type="float">
            <text:p>1456447371.102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86084" calcext:value-type="float">
            <text:p>1456447361.86084</text:p>
          </table:table-cell>
          <table:table-cell table:formula="of:=[.B137]-[.G137]" office:value-type="float" office:value="9.24148154258728" calcext:value-type="float">
            <text:p>9.241481542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447371.10704" calcext:value-type="float">
            <text:p>1456447371.107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87424" calcext:value-type="float">
            <text:p>1456447361.87424</text:p>
          </table:table-cell>
          <table:table-cell table:formula="of:=[.B138]-[.G138]" office:value-type="float" office:value="9.23280501365662" calcext:value-type="float">
            <text:p>9.232805013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447371.11175" calcext:value-type="float">
            <text:p>1456447371.111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88764" calcext:value-type="float">
            <text:p>1456447361.88764</text:p>
          </table:table-cell>
          <table:table-cell table:formula="of:=[.B139]-[.G139]" office:value-type="float" office:value="9.22411918640137" calcext:value-type="float">
            <text:p>9.224119186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447371.11649" calcext:value-type="float">
            <text:p>1456447371.116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90096" calcext:value-type="float">
            <text:p>1456447361.90096</text:p>
          </table:table-cell>
          <table:table-cell table:formula="of:=[.B140]-[.G140]" office:value-type="float" office:value="9.21553444862366" calcext:value-type="float">
            <text:p>9.215534448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447371.12128" calcext:value-type="float">
            <text:p>1456447371.121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91428" calcext:value-type="float">
            <text:p>1456447361.91428</text:p>
          </table:table-cell>
          <table:table-cell table:formula="of:=[.B141]-[.G141]" office:value-type="float" office:value="9.20699429512024" calcext:value-type="float">
            <text:p>9.206994295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447371.12606" calcext:value-type="float">
            <text:p>1456447371.126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92761" calcext:value-type="float">
            <text:p>1456447361.92761</text:p>
          </table:table-cell>
          <table:table-cell table:formula="of:=[.B142]-[.G142]" office:value-type="float" office:value="9.19844818115234" calcext:value-type="float">
            <text:p>9.19844818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447371.1308" calcext:value-type="float">
            <text:p>1456447371.13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94089" calcext:value-type="float">
            <text:p>1456447361.94089</text:p>
          </table:table-cell>
          <table:table-cell table:formula="of:=[.B143]-[.G143]" office:value-type="float" office:value="9.18991303443909" calcext:value-type="float">
            <text:p>9.189913034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447371.14058" calcext:value-type="float">
            <text:p>1456447371.140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9542" calcext:value-type="float">
            <text:p>1456447361.9542</text:p>
          </table:table-cell>
          <table:table-cell table:formula="of:=[.B144]-[.G144]" office:value-type="float" office:value="9.18638730049133" calcext:value-type="float">
            <text:p>9.186387300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447371.15356" calcext:value-type="float">
            <text:p>1456447371.153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96751" calcext:value-type="float">
            <text:p>1456447361.96751</text:p>
          </table:table-cell>
          <table:table-cell table:formula="of:=[.B145]-[.G145]" office:value-type="float" office:value="9.18605422973633" calcext:value-type="float">
            <text:p>9.186054229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447371.16666" calcext:value-type="float">
            <text:p>1456447371.166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98084" calcext:value-type="float">
            <text:p>1456447361.98084</text:p>
          </table:table-cell>
          <table:table-cell table:formula="of:=[.B146]-[.G146]" office:value-type="float" office:value="9.18581867218018" calcext:value-type="float">
            <text:p>9.185818672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447371.17976" calcext:value-type="float">
            <text:p>1456447371.179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1.99424" calcext:value-type="float">
            <text:p>1456447361.99424</text:p>
          </table:table-cell>
          <table:table-cell table:formula="of:=[.B147]-[.G147]" office:value-type="float" office:value="9.18551588058472" calcext:value-type="float">
            <text:p>9.185515880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447371.19276" calcext:value-type="float">
            <text:p>1456447371.192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00641" calcext:value-type="float">
            <text:p>1456447362.00641</text:p>
          </table:table-cell>
          <table:table-cell table:formula="of:=[.B148]-[.G148]" office:value-type="float" office:value="9.18635082244873" calcext:value-type="float">
            <text:p>9.186350822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447371.20578" calcext:value-type="float">
            <text:p>1456447371.205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01799" calcext:value-type="float">
            <text:p>1456447362.01799</text:p>
          </table:table-cell>
          <table:table-cell table:formula="of:=[.B149]-[.G149]" office:value-type="float" office:value="9.18778610229492" calcext:value-type="float">
            <text:p>9.187786102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447371.21888" calcext:value-type="float">
            <text:p>1456447371.218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02909" calcext:value-type="float">
            <text:p>1456447362.02909</text:p>
          </table:table-cell>
          <table:table-cell table:formula="of:=[.B150]-[.G150]" office:value-type="float" office:value="9.18979406356812" calcext:value-type="float">
            <text:p>9.189794063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447371.2319" calcext:value-type="float">
            <text:p>1456447371.23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04017" calcext:value-type="float">
            <text:p>1456447362.04017</text:p>
          </table:table-cell>
          <table:table-cell table:formula="of:=[.B151]-[.G151]" office:value-type="float" office:value="9.19173312187195" calcext:value-type="float">
            <text:p>9.191733121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447371.24505" calcext:value-type="float">
            <text:p>1456447371.245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05128" calcext:value-type="float">
            <text:p>1456447362.05128</text:p>
          </table:table-cell>
          <table:table-cell table:formula="of:=[.B152]-[.G152]" office:value-type="float" office:value="9.19376730918884" calcext:value-type="float">
            <text:p>9.193767309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447371.25817" calcext:value-type="float">
            <text:p>1456447371.258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06237" calcext:value-type="float">
            <text:p>1456447362.06237</text:p>
          </table:table-cell>
          <table:table-cell table:formula="of:=[.B153]-[.G153]" office:value-type="float" office:value="9.19580173492432" calcext:value-type="float">
            <text:p>9.195801734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447371.27121" calcext:value-type="float">
            <text:p>1456447371.271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07344" calcext:value-type="float">
            <text:p>1456447362.07344</text:p>
          </table:table-cell>
          <table:table-cell table:formula="of:=[.B154]-[.G154]" office:value-type="float" office:value="9.19776344299316" calcext:value-type="float">
            <text:p>9.19776344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447371.28416" calcext:value-type="float">
            <text:p>1456447371.284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08452" calcext:value-type="float">
            <text:p>1456447362.08452</text:p>
          </table:table-cell>
          <table:table-cell table:formula="of:=[.B155]-[.G155]" office:value-type="float" office:value="9.19963502883911" calcext:value-type="float">
            <text:p>9.1996350288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447371.29724" calcext:value-type="float">
            <text:p>1456447371.297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09559" calcext:value-type="float">
            <text:p>1456447362.09559</text:p>
          </table:table-cell>
          <table:table-cell table:formula="of:=[.B156]-[.G156]" office:value-type="float" office:value="9.20164203643799" calcext:value-type="float">
            <text:p>9.2016420364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447371.31032" calcext:value-type="float">
            <text:p>1456447371.310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1067" calcext:value-type="float">
            <text:p>1456447362.1067</text:p>
          </table:table-cell>
          <table:table-cell table:formula="of:=[.B157]-[.G157]" office:value-type="float" office:value="9.20362138748169" calcext:value-type="float">
            <text:p>9.203621387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447371.32331" calcext:value-type="float">
            <text:p>1456447371.323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11788" calcext:value-type="float">
            <text:p>1456447362.11788</text:p>
          </table:table-cell>
          <table:table-cell table:formula="of:=[.B158]-[.G158]" office:value-type="float" office:value="9.20543432235718" calcext:value-type="float">
            <text:p>9.205434322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447371.33634" calcext:value-type="float">
            <text:p>1456447371.336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12908" calcext:value-type="float">
            <text:p>1456447362.12908</text:p>
          </table:table-cell>
          <table:table-cell table:formula="of:=[.B159]-[.G159]" office:value-type="float" office:value="9.2072639465332" calcext:value-type="float">
            <text:p>9.2072639465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447371.3494" calcext:value-type="float">
            <text:p>1456447371.34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14019" calcext:value-type="float">
            <text:p>1456447362.14019</text:p>
          </table:table-cell>
          <table:table-cell table:formula="of:=[.B160]-[.G160]" office:value-type="float" office:value="9.20921206474304" calcext:value-type="float">
            <text:p>9.209212064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447371.36253" calcext:value-type="float">
            <text:p>1456447371.362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15136" calcext:value-type="float">
            <text:p>1456447362.15136</text:p>
          </table:table-cell>
          <table:table-cell table:formula="of:=[.B161]-[.G161]" office:value-type="float" office:value="9.21116614341736" calcext:value-type="float">
            <text:p>9.211166143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447371.37568" calcext:value-type="float">
            <text:p>1456447371.375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16244" calcext:value-type="float">
            <text:p>1456447362.16244</text:p>
          </table:table-cell>
          <table:table-cell table:formula="of:=[.B162]-[.G162]" office:value-type="float" office:value="9.21323084831238" calcext:value-type="float">
            <text:p>9.213230848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447371.38874" calcext:value-type="float">
            <text:p>1456447371.388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17352" calcext:value-type="float">
            <text:p>1456447362.17352</text:p>
          </table:table-cell>
          <table:table-cell table:formula="of:=[.B163]-[.G163]" office:value-type="float" office:value="9.21522498130798" calcext:value-type="float">
            <text:p>9.215224981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447371.40174" calcext:value-type="float">
            <text:p>1456447371.401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18459" calcext:value-type="float">
            <text:p>1456447362.18459</text:p>
          </table:table-cell>
          <table:table-cell table:formula="of:=[.B164]-[.G164]" office:value-type="float" office:value="9.21714472770691" calcext:value-type="float">
            <text:p>9.217144727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447371.41466" calcext:value-type="float">
            <text:p>1456447371.414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19566" calcext:value-type="float">
            <text:p>1456447362.19566</text:p>
          </table:table-cell>
          <table:table-cell table:formula="of:=[.B165]-[.G165]" office:value-type="float" office:value="9.21900343894959" calcext:value-type="float">
            <text:p>9.219003438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447371.42781" calcext:value-type="float">
            <text:p>1456447371.427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20674" calcext:value-type="float">
            <text:p>1456447362.20674</text:p>
          </table:table-cell>
          <table:table-cell table:formula="of:=[.B166]-[.G166]" office:value-type="float" office:value="9.22106981277466" calcext:value-type="float">
            <text:p>9.221069812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447371.44089" calcext:value-type="float">
            <text:p>1456447371.440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21785" calcext:value-type="float">
            <text:p>1456447362.21785</text:p>
          </table:table-cell>
          <table:table-cell table:formula="of:=[.B167]-[.G167]" office:value-type="float" office:value="9.22304439544678" calcext:value-type="float">
            <text:p>9.223044395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447371.45386" calcext:value-type="float">
            <text:p>1456447371.453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22893" calcext:value-type="float">
            <text:p>1456447362.22893</text:p>
          </table:table-cell>
          <table:table-cell table:formula="of:=[.B168]-[.G168]" office:value-type="float" office:value="9.22493386268616" calcext:value-type="float">
            <text:p>9.224933862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447371.46692" calcext:value-type="float">
            <text:p>1456447371.466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24011" calcext:value-type="float">
            <text:p>1456447362.24011</text:p>
          </table:table-cell>
          <table:table-cell table:formula="of:=[.B169]-[.G169]" office:value-type="float" office:value="9.226811170578" calcext:value-type="float">
            <text:p>9.226811170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447371.47997" calcext:value-type="float">
            <text:p>1456447371.479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25123" calcext:value-type="float">
            <text:p>1456447362.25123</text:p>
          </table:table-cell>
          <table:table-cell table:formula="of:=[.B170]-[.G170]" office:value-type="float" office:value="9.22874641418457" calcext:value-type="float">
            <text:p>9.228746414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447371.49314" calcext:value-type="float">
            <text:p>1456447371.493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26238" calcext:value-type="float">
            <text:p>1456447362.26238</text:p>
          </table:table-cell>
          <table:table-cell table:formula="of:=[.B171]-[.G171]" office:value-type="float" office:value="9.23076033592224" calcext:value-type="float">
            <text:p>9.230760335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447371.50622" calcext:value-type="float">
            <text:p>1456447371.506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27349" calcext:value-type="float">
            <text:p>1456447362.27349</text:p>
          </table:table-cell>
          <table:table-cell table:formula="of:=[.B172]-[.G172]" office:value-type="float" office:value="9.23273134231567" calcext:value-type="float">
            <text:p>9.232731342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447371.51922" calcext:value-type="float">
            <text:p>1456447371.519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28457" calcext:value-type="float">
            <text:p>1456447362.28457</text:p>
          </table:table-cell>
          <table:table-cell table:formula="of:=[.B173]-[.G173]" office:value-type="float" office:value="9.23464941978455" calcext:value-type="float">
            <text:p>9.2346494198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447371.53223" calcext:value-type="float">
            <text:p>1456447371.532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29565" calcext:value-type="float">
            <text:p>1456447362.29565</text:p>
          </table:table-cell>
          <table:table-cell table:formula="of:=[.B174]-[.G174]" office:value-type="float" office:value="9.23657774925232" calcext:value-type="float">
            <text:p>9.236577749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447371.54539" calcext:value-type="float">
            <text:p>1456447371.545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30672" calcext:value-type="float">
            <text:p>1456447362.30672</text:p>
          </table:table-cell>
          <table:table-cell table:formula="of:=[.B175]-[.G175]" office:value-type="float" office:value="9.23866295814514" calcext:value-type="float">
            <text:p>9.238662958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447371.55843" calcext:value-type="float">
            <text:p>1456447371.558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31779" calcext:value-type="float">
            <text:p>1456447362.31779</text:p>
          </table:table-cell>
          <table:table-cell table:formula="of:=[.B176]-[.G176]" office:value-type="float" office:value="9.24063563346863" calcext:value-type="float">
            <text:p>9.240635633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447371.57142" calcext:value-type="float">
            <text:p>1456447371.571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32886" calcext:value-type="float">
            <text:p>1456447362.32886</text:p>
          </table:table-cell>
          <table:table-cell table:formula="of:=[.B177]-[.G177]" office:value-type="float" office:value="9.24255394935608" calcext:value-type="float">
            <text:p>9.2425539494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447371.58447" calcext:value-type="float">
            <text:p>1456447371.584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33994" calcext:value-type="float">
            <text:p>1456447362.33994</text:p>
          </table:table-cell>
          <table:table-cell table:formula="of:=[.B178]-[.G178]" office:value-type="float" office:value="9.24453520774841" calcext:value-type="float">
            <text:p>9.244535207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447371.5975" calcext:value-type="float">
            <text:p>1456447371.59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35097" calcext:value-type="float">
            <text:p>1456447362.35097</text:p>
          </table:table-cell>
          <table:table-cell table:formula="of:=[.B179]-[.G179]" office:value-type="float" office:value="9.24653029441834" calcext:value-type="float">
            <text:p>9.246530294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447371.61056" calcext:value-type="float">
            <text:p>1456447371.610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36209" calcext:value-type="float">
            <text:p>1456447362.36209</text:p>
          </table:table-cell>
          <table:table-cell table:formula="of:=[.B180]-[.G180]" office:value-type="float" office:value="9.24847173690796" calcext:value-type="float">
            <text:p>9.248471736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447371.62373" calcext:value-type="float">
            <text:p>1456447371.623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37326" calcext:value-type="float">
            <text:p>1456447362.37326</text:p>
          </table:table-cell>
          <table:table-cell table:formula="of:=[.B181]-[.G181]" office:value-type="float" office:value="9.25046634674072" calcext:value-type="float">
            <text:p>9.250466346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447371.6368" calcext:value-type="float">
            <text:p>1456447371.63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38444" calcext:value-type="float">
            <text:p>1456447362.38444</text:p>
          </table:table-cell>
          <table:table-cell table:formula="of:=[.B182]-[.G182]" office:value-type="float" office:value="9.25235295295715" calcext:value-type="float">
            <text:p>9.25235295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447371.6498" calcext:value-type="float">
            <text:p>1456447371.64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39558" calcext:value-type="float">
            <text:p>1456447362.39558</text:p>
          </table:table-cell>
          <table:table-cell table:formula="of:=[.B183]-[.G183]" office:value-type="float" office:value="9.25421690940857" calcext:value-type="float">
            <text:p>9.254216909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447371.66288" calcext:value-type="float">
            <text:p>1456447371.662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40667" calcext:value-type="float">
            <text:p>1456447362.40667</text:p>
          </table:table-cell>
          <table:table-cell table:formula="of:=[.B184]-[.G184]" office:value-type="float" office:value="9.25621056556702" calcext:value-type="float">
            <text:p>9.256210565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447371.6759" calcext:value-type="float">
            <text:p>1456447371.67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41775" calcext:value-type="float">
            <text:p>1456447362.41775</text:p>
          </table:table-cell>
          <table:table-cell table:formula="of:=[.B185]-[.G185]" office:value-type="float" office:value="9.2581467628479" calcext:value-type="float">
            <text:p>9.2581467628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447371.68893" calcext:value-type="float">
            <text:p>1456447371.688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42883" calcext:value-type="float">
            <text:p>1456447362.42883</text:p>
          </table:table-cell>
          <table:table-cell table:formula="of:=[.B186]-[.G186]" office:value-type="float" office:value="9.26010012626648" calcext:value-type="float">
            <text:p>9.260100126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447371.70195" calcext:value-type="float">
            <text:p>1456447371.701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4399" calcext:value-type="float">
            <text:p>1456447362.4399</text:p>
          </table:table-cell>
          <table:table-cell table:formula="of:=[.B187]-[.G187]" office:value-type="float" office:value="9.26204681396484" calcext:value-type="float">
            <text:p>9.26204681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447371.71501" calcext:value-type="float">
            <text:p>1456447371.715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45093" calcext:value-type="float">
            <text:p>1456447362.45093</text:p>
          </table:table-cell>
          <table:table-cell table:formula="of:=[.B188]-[.G188]" office:value-type="float" office:value="9.26408123970032" calcext:value-type="float">
            <text:p>9.264081239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447371.72813" calcext:value-type="float">
            <text:p>1456447371.728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46201" calcext:value-type="float">
            <text:p>1456447362.46201</text:p>
          </table:table-cell>
          <table:table-cell table:formula="of:=[.B189]-[.G189]" office:value-type="float" office:value="9.26612854003906" calcext:value-type="float">
            <text:p>9.2661285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447371.74114" calcext:value-type="float">
            <text:p>1456447371.741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47308" calcext:value-type="float">
            <text:p>1456447362.47308</text:p>
          </table:table-cell>
          <table:table-cell table:formula="of:=[.B190]-[.G190]" office:value-type="float" office:value="9.2680675983429" calcext:value-type="float">
            <text:p>9.268067598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447371.75443" calcext:value-type="float">
            <text:p>1456447371.754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48424" calcext:value-type="float">
            <text:p>1456447362.48424</text:p>
          </table:table-cell>
          <table:table-cell table:formula="of:=[.B191]-[.G191]" office:value-type="float" office:value="9.27019047737122" calcext:value-type="float">
            <text:p>9.270190477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447371.76738" calcext:value-type="float">
            <text:p>1456447371.767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49542" calcext:value-type="float">
            <text:p>1456447362.49542</text:p>
          </table:table-cell>
          <table:table-cell table:formula="of:=[.B192]-[.G192]" office:value-type="float" office:value="9.27195858955383" calcext:value-type="float">
            <text:p>9.271958589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447371.78036" calcext:value-type="float">
            <text:p>1456447371.780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50658" calcext:value-type="float">
            <text:p>1456447362.50658</text:p>
          </table:table-cell>
          <table:table-cell table:formula="of:=[.B193]-[.G193]" office:value-type="float" office:value="9.27377653121948" calcext:value-type="float">
            <text:p>9.273776531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447371.79344" calcext:value-type="float">
            <text:p>1456447371.793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51769" calcext:value-type="float">
            <text:p>1456447362.51769</text:p>
          </table:table-cell>
          <table:table-cell table:formula="of:=[.B194]-[.G194]" office:value-type="float" office:value="9.27574801445007" calcext:value-type="float">
            <text:p>9.275748014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447371.80649" calcext:value-type="float">
            <text:p>1456447371.806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52878" calcext:value-type="float">
            <text:p>1456447362.52878</text:p>
          </table:table-cell>
          <table:table-cell table:formula="of:=[.B195]-[.G195]" office:value-type="float" office:value="9.27770519256592" calcext:value-type="float">
            <text:p>9.277705192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447371.81948" calcext:value-type="float">
            <text:p>1456447371.819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53986" calcext:value-type="float">
            <text:p>1456447362.53986</text:p>
          </table:table-cell>
          <table:table-cell table:formula="of:=[.B196]-[.G196]" office:value-type="float" office:value="9.27962303161621" calcext:value-type="float">
            <text:p>9.279623031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447371.83252" calcext:value-type="float">
            <text:p>1456447371.832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5509" calcext:value-type="float">
            <text:p>1456447362.5509</text:p>
          </table:table-cell>
          <table:table-cell table:formula="of:=[.B197]-[.G197]" office:value-type="float" office:value="9.28162574768066" calcext:value-type="float">
            <text:p>9.281625747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447371.84559" calcext:value-type="float">
            <text:p>1456447371.845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56197" calcext:value-type="float">
            <text:p>1456447362.56197</text:p>
          </table:table-cell>
          <table:table-cell table:formula="of:=[.B198]-[.G198]" office:value-type="float" office:value="9.28362393379211" calcext:value-type="float">
            <text:p>9.283623933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447371.85864" calcext:value-type="float">
            <text:p>1456447371.858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57304" calcext:value-type="float">
            <text:p>1456447362.57304</text:p>
          </table:table-cell>
          <table:table-cell table:formula="of:=[.B199]-[.G199]" office:value-type="float" office:value="9.28560352325439" calcext:value-type="float">
            <text:p>9.2856035233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447371.87188" calcext:value-type="float">
            <text:p>1456447371.871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58411" calcext:value-type="float">
            <text:p>1456447362.58411</text:p>
          </table:table-cell>
          <table:table-cell table:formula="of:=[.B200]-[.G200]" office:value-type="float" office:value="9.287766456604" calcext:value-type="float">
            <text:p>9.287766456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447371.88486" calcext:value-type="float">
            <text:p>1456447371.884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59518" calcext:value-type="float">
            <text:p>1456447362.59518</text:p>
          </table:table-cell>
          <table:table-cell table:formula="of:=[.B201]-[.G201]" office:value-type="float" office:value="9.28967308998108" calcext:value-type="float">
            <text:p>9.28967309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447371.89791" calcext:value-type="float">
            <text:p>1456447371.897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6063" calcext:value-type="float">
            <text:p>1456447362.6063</text:p>
          </table:table-cell>
          <table:table-cell table:formula="of:=[.B202]-[.G202]" office:value-type="float" office:value="9.29161071777344" calcext:value-type="float">
            <text:p>9.291610717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447371.91091" calcext:value-type="float">
            <text:p>1456447371.910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6175" calcext:value-type="float">
            <text:p>1456447362.6175</text:p>
          </table:table-cell>
          <table:table-cell table:formula="of:=[.B203]-[.G203]" office:value-type="float" office:value="9.29341602325439" calcext:value-type="float">
            <text:p>9.293416023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447371.92402" calcext:value-type="float">
            <text:p>1456447371.924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62869" calcext:value-type="float">
            <text:p>1456447362.62869</text:p>
          </table:table-cell>
          <table:table-cell table:formula="of:=[.B204]-[.G204]" office:value-type="float" office:value="9.29533457756043" calcext:value-type="float">
            <text:p>9.295334577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447371.93707" calcext:value-type="float">
            <text:p>1456447371.937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6398" calcext:value-type="float">
            <text:p>1456447362.6398</text:p>
          </table:table-cell>
          <table:table-cell table:formula="of:=[.B205]-[.G205]" office:value-type="float" office:value="9.29726839065552" calcext:value-type="float">
            <text:p>9.297268390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447371.95006" calcext:value-type="float">
            <text:p>1456447371.950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65084" calcext:value-type="float">
            <text:p>1456447362.65084</text:p>
          </table:table-cell>
          <table:table-cell table:formula="of:=[.B206]-[.G206]" office:value-type="float" office:value="9.2992148399353" calcext:value-type="float">
            <text:p>9.2992148399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447371.96311" calcext:value-type="float">
            <text:p>1456447371.963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66193" calcext:value-type="float">
            <text:p>1456447362.66193</text:p>
          </table:table-cell>
          <table:table-cell table:formula="of:=[.B207]-[.G207]" office:value-type="float" office:value="9.3011782169342" calcext:value-type="float">
            <text:p>9.301178216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447371.97615" calcext:value-type="float">
            <text:p>1456447371.976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67301" calcext:value-type="float">
            <text:p>1456447362.67301</text:p>
          </table:table-cell>
          <table:table-cell table:formula="of:=[.B208]-[.G208]" office:value-type="float" office:value="9.30314373970032" calcext:value-type="float">
            <text:p>9.303143739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447371.9893" calcext:value-type="float">
            <text:p>1456447371.98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68408" calcext:value-type="float">
            <text:p>1456447362.68408</text:p>
          </table:table-cell>
          <table:table-cell table:formula="of:=[.B209]-[.G209]" office:value-type="float" office:value="9.30521368980408" calcext:value-type="float">
            <text:p>9.305213689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447372.00237" calcext:value-type="float">
            <text:p>1456447372.002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69515" calcext:value-type="float">
            <text:p>1456447362.69515</text:p>
          </table:table-cell>
          <table:table-cell table:formula="of:=[.B210]-[.G210]" office:value-type="float" office:value="9.30721521377564" calcext:value-type="float">
            <text:p>9.307215213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447372.0154" calcext:value-type="float">
            <text:p>1456447372.01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70623" calcext:value-type="float">
            <text:p>1456447362.70623</text:p>
          </table:table-cell>
          <table:table-cell table:formula="of:=[.B211]-[.G211]" office:value-type="float" office:value="9.30917406082153" calcext:value-type="float">
            <text:p>9.309174060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447372.02918" calcext:value-type="float">
            <text:p>1456447372.029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7173" calcext:value-type="float">
            <text:p>1456447362.7173</text:p>
          </table:table-cell>
          <table:table-cell table:formula="of:=[.B212]-[.G212]" office:value-type="float" office:value="9.31188893318176" calcext:value-type="float">
            <text:p>9.311888933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447372.04175" calcext:value-type="float">
            <text:p>1456447372.041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72838" calcext:value-type="float">
            <text:p>1456447362.72838</text:p>
          </table:table-cell>
          <table:table-cell table:formula="of:=[.B213]-[.G213]" office:value-type="float" office:value="9.31337189674377" calcext:value-type="float">
            <text:p>9.313371896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447372.05491" calcext:value-type="float">
            <text:p>1456447372.054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73951" calcext:value-type="float">
            <text:p>1456447362.73951</text:p>
          </table:table-cell>
          <table:table-cell table:formula="of:=[.B214]-[.G214]" office:value-type="float" office:value="9.31539249420166" calcext:value-type="float">
            <text:p>9.315392494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447372.05913" calcext:value-type="float">
            <text:p>1456447372.059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75092" calcext:value-type="float">
            <text:p>1456447362.75092</text:p>
          </table:table-cell>
          <table:table-cell table:formula="of:=[.B215]-[.G215]" office:value-type="float" office:value="9.30820250511169" calcext:value-type="float">
            <text:p>9.308202505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447372.06334" calcext:value-type="float">
            <text:p>1456447372.063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76208" calcext:value-type="float">
            <text:p>1456447362.76208</text:p>
          </table:table-cell>
          <table:table-cell table:formula="of:=[.B216]-[.G216]" office:value-type="float" office:value="9.30125260353088" calcext:value-type="float">
            <text:p>9.301252603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447372.06755" calcext:value-type="float">
            <text:p>1456447372.067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7732" calcext:value-type="float">
            <text:p>1456447362.7732</text:p>
          </table:table-cell>
          <table:table-cell table:formula="of:=[.B217]-[.G217]" office:value-type="float" office:value="9.29435133934021" calcext:value-type="float">
            <text:p>9.2943513393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447372.07171" calcext:value-type="float">
            <text:p>1456447372.071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78433" calcext:value-type="float">
            <text:p>1456447362.78433</text:p>
          </table:table-cell>
          <table:table-cell table:formula="of:=[.B218]-[.G218]" office:value-type="float" office:value="9.28738474845886" calcext:value-type="float">
            <text:p>9.287384748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447372.07593" calcext:value-type="float">
            <text:p>1456447372.075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79543" calcext:value-type="float">
            <text:p>1456447362.79543</text:p>
          </table:table-cell>
          <table:table-cell table:formula="of:=[.B219]-[.G219]" office:value-type="float" office:value="9.28050041198731" calcext:value-type="float">
            <text:p>9.280500412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447372.08014" calcext:value-type="float">
            <text:p>1456447372.080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80651" calcext:value-type="float">
            <text:p>1456447362.80651</text:p>
          </table:table-cell>
          <table:table-cell table:formula="of:=[.B220]-[.G220]" office:value-type="float" office:value="9.27362895011902" calcext:value-type="float">
            <text:p>9.273628950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447372.08434" calcext:value-type="float">
            <text:p>1456447372.084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81758" calcext:value-type="float">
            <text:p>1456447362.81758</text:p>
          </table:table-cell>
          <table:table-cell table:formula="of:=[.B221]-[.G221]" office:value-type="float" office:value="9.26675915718079" calcext:value-type="float">
            <text:p>9.266759157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447372.08855" calcext:value-type="float">
            <text:p>1456447372.088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82866" calcext:value-type="float">
            <text:p>1456447362.82866</text:p>
          </table:table-cell>
          <table:table-cell table:formula="of:=[.B222]-[.G222]" office:value-type="float" office:value="9.25989413261414" calcext:value-type="float">
            <text:p>9.2598941326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447372.09281" calcext:value-type="float">
            <text:p>1456447372.092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83973" calcext:value-type="float">
            <text:p>1456447362.83973</text:p>
          </table:table-cell>
          <table:table-cell table:formula="of:=[.B223]-[.G223]" office:value-type="float" office:value="9.25308132171631" calcext:value-type="float">
            <text:p>9.253081321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447372.09702" calcext:value-type="float">
            <text:p>1456447372.097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85083" calcext:value-type="float">
            <text:p>1456447362.85083</text:p>
          </table:table-cell>
          <table:table-cell table:formula="of:=[.B224]-[.G224]" office:value-type="float" office:value="9.24619388580322" calcext:value-type="float">
            <text:p>9.246193885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447372.10123" calcext:value-type="float">
            <text:p>1456447372.101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86191" calcext:value-type="float">
            <text:p>1456447362.86191</text:p>
          </table:table-cell>
          <table:table-cell table:formula="of:=[.B225]-[.G225]" office:value-type="float" office:value="9.23932123184204" calcext:value-type="float">
            <text:p>9.239321231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447372.10544" calcext:value-type="float">
            <text:p>1456447372.105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87306" calcext:value-type="float">
            <text:p>1456447362.87306</text:p>
          </table:table-cell>
          <table:table-cell table:formula="of:=[.B226]-[.G226]" office:value-type="float" office:value="9.23237609863281" calcext:value-type="float">
            <text:p>9.232376098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447372.10965" calcext:value-type="float">
            <text:p>1456447372.109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88425" calcext:value-type="float">
            <text:p>1456447362.88425</text:p>
          </table:table-cell>
          <table:table-cell table:formula="of:=[.B227]-[.G227]" office:value-type="float" office:value="9.22540354728699" calcext:value-type="float">
            <text:p>9.2254035473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447372.11385" calcext:value-type="float">
            <text:p>1456447372.113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89539" calcext:value-type="float">
            <text:p>1456447362.89539</text:p>
          </table:table-cell>
          <table:table-cell table:formula="of:=[.B228]-[.G228]" office:value-type="float" office:value="9.21846580505371" calcext:value-type="float">
            <text:p>9.218465805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447372.12226" calcext:value-type="float">
            <text:p>1456447372.122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90648" calcext:value-type="float">
            <text:p>1456447362.90648</text:p>
          </table:table-cell>
          <table:table-cell table:formula="of:=[.B229]-[.G229]" office:value-type="float" office:value="9.21577835083008" calcext:value-type="float">
            <text:p>9.2157783508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447372.12917" calcext:value-type="float">
            <text:p>1456447372.129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91755" calcext:value-type="float">
            <text:p>1456447362.91755</text:p>
          </table:table-cell>
          <table:table-cell table:formula="of:=[.B230]-[.G230]" office:value-type="float" office:value="9.2116105556488" calcext:value-type="float">
            <text:p>9.211610555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447372.14124" calcext:value-type="float">
            <text:p>1456447372.141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92863" calcext:value-type="float">
            <text:p>1456447362.92863</text:p>
          </table:table-cell>
          <table:table-cell table:formula="of:=[.B231]-[.G231]" office:value-type="float" office:value="9.21260499954224" calcext:value-type="float">
            <text:p>9.2126049995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447372.15328" calcext:value-type="float">
            <text:p>1456447372.153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93971" calcext:value-type="float">
            <text:p>1456447362.93971</text:p>
          </table:table-cell>
          <table:table-cell table:formula="of:=[.B232]-[.G232]" office:value-type="float" office:value="9.21356892585754" calcext:value-type="float">
            <text:p>9.213568925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447372.16532" calcext:value-type="float">
            <text:p>1456447372.165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95082" calcext:value-type="float">
            <text:p>1456447362.95082</text:p>
          </table:table-cell>
          <table:table-cell table:formula="of:=[.B233]-[.G233]" office:value-type="float" office:value="9.21449899673462" calcext:value-type="float">
            <text:p>9.214498996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447372.17742" calcext:value-type="float">
            <text:p>1456447372.177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9619" calcext:value-type="float">
            <text:p>1456447362.9619</text:p>
          </table:table-cell>
          <table:table-cell table:formula="of:=[.B234]-[.G234]" office:value-type="float" office:value="9.21552681922913" calcext:value-type="float">
            <text:p>9.215526819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447372.18955" calcext:value-type="float">
            <text:p>1456447372.189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97297" calcext:value-type="float">
            <text:p>1456447362.97297</text:p>
          </table:table-cell>
          <table:table-cell table:formula="of:=[.B235]-[.G235]" office:value-type="float" office:value="9.2165789604187" calcext:value-type="float">
            <text:p>9.216578960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447372.20237" calcext:value-type="float">
            <text:p>1456447372.202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98423" calcext:value-type="float">
            <text:p>1456447362.98423</text:p>
          </table:table-cell>
          <table:table-cell table:formula="of:=[.B236]-[.G236]" office:value-type="float" office:value="9.21813559532166" calcext:value-type="float">
            <text:p>9.218135595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447372.21369" calcext:value-type="float">
            <text:p>1456447372.213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2.99541" calcext:value-type="float">
            <text:p>1456447362.99541</text:p>
          </table:table-cell>
          <table:table-cell table:formula="of:=[.B237]-[.G237]" office:value-type="float" office:value="9.21828389167786" calcext:value-type="float">
            <text:p>9.218283891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447372.22572" calcext:value-type="float">
            <text:p>1456447372.225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0067" calcext:value-type="float">
            <text:p>1456447363.0067</text:p>
          </table:table-cell>
          <table:table-cell table:formula="of:=[.B238]-[.G238]" office:value-type="float" office:value="9.21902227401733" calcext:value-type="float">
            <text:p>9.21902227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447372.23781" calcext:value-type="float">
            <text:p>1456447372.237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01807" calcext:value-type="float">
            <text:p>1456447363.01807</text:p>
          </table:table-cell>
          <table:table-cell table:formula="of:=[.B239]-[.G239]" office:value-type="float" office:value="9.21974420547485" calcext:value-type="float">
            <text:p>9.219744205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447372.25005" calcext:value-type="float">
            <text:p>1456447372.250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02942" calcext:value-type="float">
            <text:p>1456447363.02942</text:p>
          </table:table-cell>
          <table:table-cell table:formula="of:=[.B240]-[.G240]" office:value-type="float" office:value="9.22063255310059" calcext:value-type="float">
            <text:p>9.220632553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447372.26206" calcext:value-type="float">
            <text:p>1456447372.262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0409" calcext:value-type="float">
            <text:p>1456447363.0409</text:p>
          </table:table-cell>
          <table:table-cell table:formula="of:=[.B241]-[.G241]" office:value-type="float" office:value="9.22115778923035" calcext:value-type="float">
            <text:p>9.221157789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447372.27416" calcext:value-type="float">
            <text:p>1456447372.274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05224" calcext:value-type="float">
            <text:p>1456447363.05224</text:p>
          </table:table-cell>
          <table:table-cell table:formula="of:=[.B242]-[.G242]" office:value-type="float" office:value="9.22192430496216" calcext:value-type="float">
            <text:p>9.22192430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447372.28619" calcext:value-type="float">
            <text:p>1456447372.286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06357" calcext:value-type="float">
            <text:p>1456447363.06357</text:p>
          </table:table-cell>
          <table:table-cell table:formula="of:=[.B243]-[.G243]" office:value-type="float" office:value="9.22261810302734" calcext:value-type="float">
            <text:p>9.22261810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447372.29823" calcext:value-type="float">
            <text:p>1456447372.298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0749" calcext:value-type="float">
            <text:p>1456447363.0749</text:p>
          </table:table-cell>
          <table:table-cell table:formula="of:=[.B244]-[.G244]" office:value-type="float" office:value="9.22333073616028" calcext:value-type="float">
            <text:p>9.223330736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447372.3104" calcext:value-type="float">
            <text:p>1456447372.31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08624" calcext:value-type="float">
            <text:p>1456447363.08624</text:p>
          </table:table-cell>
          <table:table-cell table:formula="of:=[.B245]-[.G245]" office:value-type="float" office:value="9.22415661811829" calcext:value-type="float">
            <text:p>9.224156618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447372.32249" calcext:value-type="float">
            <text:p>1456447372.322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09757" calcext:value-type="float">
            <text:p>1456447363.09757</text:p>
          </table:table-cell>
          <table:table-cell table:formula="of:=[.B246]-[.G246]" office:value-type="float" office:value="9.2249186038971" calcext:value-type="float">
            <text:p>9.224918603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447372.33453" calcext:value-type="float">
            <text:p>1456447372.334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109" calcext:value-type="float">
            <text:p>1456447363.109</text:p>
          </table:table-cell>
          <table:table-cell table:formula="of:=[.B247]-[.G247]" office:value-type="float" office:value="9.22553086280823" calcext:value-type="float">
            <text:p>9.225530862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447372.34657" calcext:value-type="float">
            <text:p>1456447372.346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12049" calcext:value-type="float">
            <text:p>1456447363.12049</text:p>
          </table:table-cell>
          <table:table-cell table:formula="of:=[.B248]-[.G248]" office:value-type="float" office:value="9.22608518600464" calcext:value-type="float">
            <text:p>9.22608518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447372.35865" calcext:value-type="float">
            <text:p>1456447372.358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1319" calcext:value-type="float">
            <text:p>1456447363.1319</text:p>
          </table:table-cell>
          <table:table-cell table:formula="of:=[.B249]-[.G249]" office:value-type="float" office:value="9.22674822807312" calcext:value-type="float">
            <text:p>9.226748228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447372.37089" calcext:value-type="float">
            <text:p>1456447372.370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14326" calcext:value-type="float">
            <text:p>1456447363.14326</text:p>
          </table:table-cell>
          <table:table-cell table:formula="of:=[.B250]-[.G250]" office:value-type="float" office:value="9.22762322425842" calcext:value-type="float">
            <text:p>9.2276232243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447372.38293" calcext:value-type="float">
            <text:p>1456447372.382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15462" calcext:value-type="float">
            <text:p>1456447363.15462</text:p>
          </table:table-cell>
          <table:table-cell table:formula="of:=[.B251]-[.G251]" office:value-type="float" office:value="9.22831606864929" calcext:value-type="float">
            <text:p>9.2283160686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447372.39502" calcext:value-type="float">
            <text:p>1456447372.395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16596" calcext:value-type="float">
            <text:p>1456447363.16596</text:p>
          </table:table-cell>
          <table:table-cell table:formula="of:=[.B252]-[.G252]" office:value-type="float" office:value="9.22906160354614" calcext:value-type="float">
            <text:p>9.229061603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447372.40702" calcext:value-type="float">
            <text:p>1456447372.407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1773" calcext:value-type="float">
            <text:p>1456447363.1773</text:p>
          </table:table-cell>
          <table:table-cell table:formula="of:=[.B253]-[.G253]" office:value-type="float" office:value="9.22972655296326" calcext:value-type="float">
            <text:p>9.22972655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447372.41907" calcext:value-type="float">
            <text:p>1456447372.419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18863" calcext:value-type="float">
            <text:p>1456447363.18863</text:p>
          </table:table-cell>
          <table:table-cell table:formula="of:=[.B254]-[.G254]" office:value-type="float" office:value="9.23044323921204" calcext:value-type="float">
            <text:p>9.2304432392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447372.43125" calcext:value-type="float">
            <text:p>1456447372.431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19997" calcext:value-type="float">
            <text:p>1456447363.19997</text:p>
          </table:table-cell>
          <table:table-cell table:formula="of:=[.B255]-[.G255]" office:value-type="float" office:value="9.23128461837769" calcext:value-type="float">
            <text:p>9.2312846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447372.44335" calcext:value-type="float">
            <text:p>1456447372.443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2113" calcext:value-type="float">
            <text:p>1456447363.2113</text:p>
          </table:table-cell>
          <table:table-cell table:formula="of:=[.B256]-[.G256]" office:value-type="float" office:value="9.23204970359802" calcext:value-type="float">
            <text:p>9.232049703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447372.45534" calcext:value-type="float">
            <text:p>1456447372.455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22263" calcext:value-type="float">
            <text:p>1456447363.22263</text:p>
          </table:table-cell>
          <table:table-cell table:formula="of:=[.B257]-[.G257]" office:value-type="float" office:value="9.23270535469055" calcext:value-type="float">
            <text:p>9.23270535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447372.46742" calcext:value-type="float">
            <text:p>1456447372.467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234" calcext:value-type="float">
            <text:p>1456447363.234</text:p>
          </table:table-cell>
          <table:table-cell table:formula="of:=[.B258]-[.G258]" office:value-type="float" office:value="9.23341631889343" calcext:value-type="float">
            <text:p>9.233416318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447372.47952" calcext:value-type="float">
            <text:p>1456447372.479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24543" calcext:value-type="float">
            <text:p>1456447363.24543</text:p>
          </table:table-cell>
          <table:table-cell table:formula="of:=[.B259]-[.G259]" office:value-type="float" office:value="9.23408555984497" calcext:value-type="float">
            <text:p>9.2340855598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447372.4919" calcext:value-type="float">
            <text:p>1456447372.49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2569" calcext:value-type="float">
            <text:p>1456447363.2569</text:p>
          </table:table-cell>
          <table:table-cell table:formula="of:=[.B260]-[.G260]" office:value-type="float" office:value="9.23499321937561" calcext:value-type="float">
            <text:p>9.234993219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447372.50383" calcext:value-type="float">
            <text:p>1456447372.503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26831" calcext:value-type="float">
            <text:p>1456447363.26831</text:p>
          </table:table-cell>
          <table:table-cell table:formula="of:=[.B261]-[.G261]" office:value-type="float" office:value="9.23552179336548" calcext:value-type="float">
            <text:p>9.235521793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447372.51587" calcext:value-type="float">
            <text:p>1456447372.515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27968" calcext:value-type="float">
            <text:p>1456447363.27968</text:p>
          </table:table-cell>
          <table:table-cell table:formula="of:=[.B262]-[.G262]" office:value-type="float" office:value="9.23619508743286" calcext:value-type="float">
            <text:p>9.236195087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447372.52789" calcext:value-type="float">
            <text:p>1456447372.527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29099" calcext:value-type="float">
            <text:p>1456447363.29099</text:p>
          </table:table-cell>
          <table:table-cell table:formula="of:=[.B263]-[.G263]" office:value-type="float" office:value="9.23690032958984" calcext:value-type="float">
            <text:p>9.2369003296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447372.53997" calcext:value-type="float">
            <text:p>1456447372.539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30233" calcext:value-type="float">
            <text:p>1456447363.30233</text:p>
          </table:table-cell>
          <table:table-cell table:formula="of:=[.B264]-[.G264]" office:value-type="float" office:value="9.2376401424408" calcext:value-type="float">
            <text:p>9.237640142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447372.55219" calcext:value-type="float">
            <text:p>1456447372.552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31367" calcext:value-type="float">
            <text:p>1456447363.31367</text:p>
          </table:table-cell>
          <table:table-cell table:formula="of:=[.B265]-[.G265]" office:value-type="float" office:value="9.23851823806763" calcext:value-type="float">
            <text:p>9.238518238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447372.56423" calcext:value-type="float">
            <text:p>1456447372.564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325" calcext:value-type="float">
            <text:p>1456447363.325</text:p>
          </table:table-cell>
          <table:table-cell table:formula="of:=[.B266]-[.G266]" office:value-type="float" office:value="9.23923015594482" calcext:value-type="float">
            <text:p>9.2392301559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447372.57621" calcext:value-type="float">
            <text:p>1456447372.576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33634" calcext:value-type="float">
            <text:p>1456447363.33634</text:p>
          </table:table-cell>
          <table:table-cell table:formula="of:=[.B267]-[.G267]" office:value-type="float" office:value="9.23987603187561" calcext:value-type="float">
            <text:p>9.239876031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447372.58827" calcext:value-type="float">
            <text:p>1456447372.588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34767" calcext:value-type="float">
            <text:p>1456447363.34767</text:p>
          </table:table-cell>
          <table:table-cell table:formula="of:=[.B268]-[.G268]" office:value-type="float" office:value="9.24060249328613" calcext:value-type="float">
            <text:p>9.240602493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447372.60038" calcext:value-type="float">
            <text:p>1456447372.600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35901" calcext:value-type="float">
            <text:p>1456447363.35901</text:p>
          </table:table-cell>
          <table:table-cell table:formula="of:=[.B269]-[.G269]" office:value-type="float" office:value="9.24137353897095" calcext:value-type="float">
            <text:p>9.24137353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447372.61243" calcext:value-type="float">
            <text:p>1456447372.612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37042" calcext:value-type="float">
            <text:p>1456447363.37042</text:p>
          </table:table-cell>
          <table:table-cell table:formula="of:=[.B270]-[.G270]" office:value-type="float" office:value="9.2420175075531" calcext:value-type="float">
            <text:p>9.242017507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447372.62463" calcext:value-type="float">
            <text:p>1456447372.624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38183" calcext:value-type="float">
            <text:p>1456447363.38183</text:p>
          </table:table-cell>
          <table:table-cell table:formula="of:=[.B271]-[.G271]" office:value-type="float" office:value="9.24279999732971" calcext:value-type="float">
            <text:p>9.242799997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447372.63679" calcext:value-type="float">
            <text:p>1456447372.636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39325" calcext:value-type="float">
            <text:p>1456447363.39325</text:p>
          </table:table-cell>
          <table:table-cell table:formula="of:=[.B272]-[.G272]" office:value-type="float" office:value="9.24354290962219" calcext:value-type="float">
            <text:p>9.2435429096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447372.6488" calcext:value-type="float">
            <text:p>1456447372.64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40462" calcext:value-type="float">
            <text:p>1456447363.40462</text:p>
          </table:table-cell>
          <table:table-cell table:formula="of:=[.B273]-[.G273]" office:value-type="float" office:value="9.24418210983276" calcext:value-type="float">
            <text:p>9.244182109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447372.66086" calcext:value-type="float">
            <text:p>1456447372.660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41597" calcext:value-type="float">
            <text:p>1456447363.41597</text:p>
          </table:table-cell>
          <table:table-cell table:formula="of:=[.B274]-[.G274]" office:value-type="float" office:value="9.24488973617554" calcext:value-type="float">
            <text:p>9.24488973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447372.67296" calcext:value-type="float">
            <text:p>1456447372.672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42731" calcext:value-type="float">
            <text:p>1456447363.42731</text:p>
          </table:table-cell>
          <table:table-cell table:formula="of:=[.B275]-[.G275]" office:value-type="float" office:value="9.24565553665161" calcext:value-type="float">
            <text:p>9.245655536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447372.68496" calcext:value-type="float">
            <text:p>1456447372.684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43865" calcext:value-type="float">
            <text:p>1456447363.43865</text:p>
          </table:table-cell>
          <table:table-cell table:formula="of:=[.B276]-[.G276]" office:value-type="float" office:value="9.24631094932556" calcext:value-type="float">
            <text:p>9.246310949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447372.69704" calcext:value-type="float">
            <text:p>1456447372.697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44998" calcext:value-type="float">
            <text:p>1456447363.44998</text:p>
          </table:table-cell>
          <table:table-cell table:formula="of:=[.B277]-[.G277]" office:value-type="float" office:value="9.2470645904541" calcext:value-type="float">
            <text:p>9.247064590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447372.70913" calcext:value-type="float">
            <text:p>1456447372.709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46131" calcext:value-type="float">
            <text:p>1456447363.46131</text:p>
          </table:table-cell>
          <table:table-cell table:formula="of:=[.B278]-[.G278]" office:value-type="float" office:value="9.24781441688538" calcext:value-type="float">
            <text:p>9.247814416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447372.72122" calcext:value-type="float">
            <text:p>1456447372.721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47265" calcext:value-type="float">
            <text:p>1456447363.47265</text:p>
          </table:table-cell>
          <table:table-cell table:formula="of:=[.B279]-[.G279]" office:value-type="float" office:value="9.24856758117676" calcext:value-type="float">
            <text:p>9.248567581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447372.7333" calcext:value-type="float">
            <text:p>1456447372.73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484" calcext:value-type="float">
            <text:p>1456447363.484</text:p>
          </table:table-cell>
          <table:table-cell table:formula="of:=[.B280]-[.G280]" office:value-type="float" office:value="9.24929785728455" calcext:value-type="float">
            <text:p>9.249297857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447372.74545" calcext:value-type="float">
            <text:p>1456447372.745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49544" calcext:value-type="float">
            <text:p>1456447363.49544</text:p>
          </table:table-cell>
          <table:table-cell table:formula="of:=[.B281]-[.G281]" office:value-type="float" office:value="9.25001645088196" calcext:value-type="float">
            <text:p>9.250016450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447372.75761" calcext:value-type="float">
            <text:p>1456447372.757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50691" calcext:value-type="float">
            <text:p>1456447363.50691</text:p>
          </table:table-cell>
          <table:table-cell table:formula="of:=[.B282]-[.G282]" office:value-type="float" office:value="9.25070190429688" calcext:value-type="float">
            <text:p>9.250701904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447372.76972" calcext:value-type="float">
            <text:p>1456447372.769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51831" calcext:value-type="float">
            <text:p>1456447363.51831</text:p>
          </table:table-cell>
          <table:table-cell table:formula="of:=[.B283]-[.G283]" office:value-type="float" office:value="9.25140953063965" calcext:value-type="float">
            <text:p>9.2514095306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447372.78174" calcext:value-type="float">
            <text:p>1456447372.781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52966" calcext:value-type="float">
            <text:p>1456447363.52966</text:p>
          </table:table-cell>
          <table:table-cell table:formula="of:=[.B284]-[.G284]" office:value-type="float" office:value="9.25207948684692" calcext:value-type="float">
            <text:p>9.252079486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447372.79382" calcext:value-type="float">
            <text:p>1456447372.793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54097" calcext:value-type="float">
            <text:p>1456447363.54097</text:p>
          </table:table-cell>
          <table:table-cell table:formula="of:=[.B285]-[.G285]" office:value-type="float" office:value="9.25284457206726" calcext:value-type="float">
            <text:p>9.252844572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447372.80585" calcext:value-type="float">
            <text:p>1456447372.805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55231" calcext:value-type="float">
            <text:p>1456447363.55231</text:p>
          </table:table-cell>
          <table:table-cell table:formula="of:=[.B286]-[.G286]" office:value-type="float" office:value="9.25354099273682" calcext:value-type="float">
            <text:p>9.253540992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447372.81793" calcext:value-type="float">
            <text:p>1456447372.817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56365" calcext:value-type="float">
            <text:p>1456447363.56365</text:p>
          </table:table-cell>
          <table:table-cell table:formula="of:=[.B287]-[.G287]" office:value-type="float" office:value="9.25428366661072" calcext:value-type="float">
            <text:p>9.2542836666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447372.82998" calcext:value-type="float">
            <text:p>1456447372.829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57498" calcext:value-type="float">
            <text:p>1456447363.57498</text:p>
          </table:table-cell>
          <table:table-cell table:formula="of:=[.B288]-[.G288]" office:value-type="float" office:value="9.2549946308136" calcext:value-type="float">
            <text:p>9.254994630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447372.84206" calcext:value-type="float">
            <text:p>1456447372.842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58632" calcext:value-type="float">
            <text:p>1456447363.58632</text:p>
          </table:table-cell>
          <table:table-cell table:formula="of:=[.B289]-[.G289]" office:value-type="float" office:value="9.25574135780335" calcext:value-type="float">
            <text:p>9.255741357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447372.85415" calcext:value-type="float">
            <text:p>1456447372.854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59765" calcext:value-type="float">
            <text:p>1456447363.59765</text:p>
          </table:table-cell>
          <table:table-cell table:formula="of:=[.B290]-[.G290]" office:value-type="float" office:value="9.2565016746521" calcext:value-type="float">
            <text:p>9.256501674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447372.8664" calcext:value-type="float">
            <text:p>1456447372.86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60917" calcext:value-type="float">
            <text:p>1456447363.60917</text:p>
          </table:table-cell>
          <table:table-cell table:formula="of:=[.B291]-[.G291]" office:value-type="float" office:value="9.25722575187683" calcext:value-type="float">
            <text:p>9.257225751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447372.87846" calcext:value-type="float">
            <text:p>1456447372.878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62064" calcext:value-type="float">
            <text:p>1456447363.62064</text:p>
          </table:table-cell>
          <table:table-cell table:formula="of:=[.B292]-[.G292]" office:value-type="float" office:value="9.25782346725464" calcext:value-type="float">
            <text:p>9.257823467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447372.89057" calcext:value-type="float">
            <text:p>1456447372.890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63206" calcext:value-type="float">
            <text:p>1456447363.63206</text:p>
          </table:table-cell>
          <table:table-cell table:formula="of:=[.B293]-[.G293]" office:value-type="float" office:value="9.25850892066956" calcext:value-type="float">
            <text:p>9.258508920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447372.90253" calcext:value-type="float">
            <text:p>1456447372.902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64342" calcext:value-type="float">
            <text:p>1456447363.64342</text:p>
          </table:table-cell>
          <table:table-cell table:formula="of:=[.B294]-[.G294]" office:value-type="float" office:value="9.25911211967468" calcext:value-type="float">
            <text:p>9.2591121197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447372.91457" calcext:value-type="float">
            <text:p>1456447372.914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65476" calcext:value-type="float">
            <text:p>1456447363.65476</text:p>
          </table:table-cell>
          <table:table-cell table:formula="of:=[.B295]-[.G295]" office:value-type="float" office:value="9.25980353355408" calcext:value-type="float">
            <text:p>9.259803533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447372.92672" calcext:value-type="float">
            <text:p>1456447372.926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66612" calcext:value-type="float">
            <text:p>1456447363.66612</text:p>
          </table:table-cell>
          <table:table-cell table:formula="of:=[.B296]-[.G296]" office:value-type="float" office:value="9.26059794425964" calcext:value-type="float">
            <text:p>9.260597944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447372.93885" calcext:value-type="float">
            <text:p>1456447372.938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67746" calcext:value-type="float">
            <text:p>1456447363.67746</text:p>
          </table:table-cell>
          <table:table-cell table:formula="of:=[.B297]-[.G297]" office:value-type="float" office:value="9.26138544082642" calcext:value-type="float">
            <text:p>9.2613854408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447372.95084" calcext:value-type="float">
            <text:p>1456447372.950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6888" calcext:value-type="float">
            <text:p>1456447363.6888</text:p>
          </table:table-cell>
          <table:table-cell table:formula="of:=[.B298]-[.G298]" office:value-type="float" office:value="9.26204800605774" calcext:value-type="float">
            <text:p>9.262048006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447372.96291" calcext:value-type="float">
            <text:p>1456447372.962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70013" calcext:value-type="float">
            <text:p>1456447363.70013</text:p>
          </table:table-cell>
          <table:table-cell table:formula="of:=[.B299]-[.G299]" office:value-type="float" office:value="9.26278138160706" calcext:value-type="float">
            <text:p>9.262781381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447372.97499" calcext:value-type="float">
            <text:p>1456447372.974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71146" calcext:value-type="float">
            <text:p>1456447363.71146</text:p>
          </table:table-cell>
          <table:table-cell table:formula="of:=[.B300]-[.G300]" office:value-type="float" office:value="9.26353025436401" calcext:value-type="float">
            <text:p>9.263530254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447372.98716" calcext:value-type="float">
            <text:p>1456447372.987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72323" calcext:value-type="float">
            <text:p>1456447363.72323</text:p>
          </table:table-cell>
          <table:table-cell table:formula="of:=[.B301]-[.G301]" office:value-type="float" office:value="9.26392722129822" calcext:value-type="float">
            <text:p>9.263927221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447372.99931" calcext:value-type="float">
            <text:p>1456447372.99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73462" calcext:value-type="float">
            <text:p>1456447363.73462</text:p>
          </table:table-cell>
          <table:table-cell table:formula="of:=[.B302]-[.G302]" office:value-type="float" office:value="9.26469039916992" calcext:value-type="float">
            <text:p>9.264690399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447373.01141" calcext:value-type="float">
            <text:p>1456447373.011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7461" calcext:value-type="float">
            <text:p>1456447363.7461</text:p>
          </table:table-cell>
          <table:table-cell table:formula="of:=[.B303]-[.G303]" office:value-type="float" office:value="9.265300989151" calcext:value-type="float">
            <text:p>9.265300989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447373.02344" calcext:value-type="float">
            <text:p>1456447373.023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75752" calcext:value-type="float">
            <text:p>1456447363.75752</text:p>
          </table:table-cell>
          <table:table-cell table:formula="of:=[.B304]-[.G304]" office:value-type="float" office:value="9.26592612266541" calcext:value-type="float">
            <text:p>9.2659261227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447373.03545" calcext:value-type="float">
            <text:p>1456447373.035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76892" calcext:value-type="float">
            <text:p>1456447363.76892</text:p>
          </table:table-cell>
          <table:table-cell table:formula="of:=[.B305]-[.G305]" office:value-type="float" office:value="9.26653718948364" calcext:value-type="float">
            <text:p>9.266537189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447373.04759" calcext:value-type="float">
            <text:p>1456447373.047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78035" calcext:value-type="float">
            <text:p>1456447363.78035</text:p>
          </table:table-cell>
          <table:table-cell table:formula="of:=[.B306]-[.G306]" office:value-type="float" office:value="9.26724410057068" calcext:value-type="float">
            <text:p>9.267244100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447373.05998" calcext:value-type="float">
            <text:p>1456447373.059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79172" calcext:value-type="float">
            <text:p>1456447363.79172</text:p>
          </table:table-cell>
          <table:table-cell table:formula="of:=[.B307]-[.G307]" office:value-type="float" office:value="9.26825308799744" calcext:value-type="float">
            <text:p>9.26825308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447373.06384" calcext:value-type="float">
            <text:p>1456447373.063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80307" calcext:value-type="float">
            <text:p>1456447363.80307</text:p>
          </table:table-cell>
          <table:table-cell table:formula="of:=[.B308]-[.G308]" office:value-type="float" office:value="9.26076245307922" calcext:value-type="float">
            <text:p>9.260762453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447373.0677" calcext:value-type="float">
            <text:p>1456447373.06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81441" calcext:value-type="float">
            <text:p>1456447363.81441</text:p>
          </table:table-cell>
          <table:table-cell table:formula="of:=[.B309]-[.G309]" office:value-type="float" office:value="9.25328588485718" calcext:value-type="float">
            <text:p>9.253285884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447373.07159" calcext:value-type="float">
            <text:p>1456447373.071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82575" calcext:value-type="float">
            <text:p>1456447363.82575</text:p>
          </table:table-cell>
          <table:table-cell table:formula="of:=[.B310]-[.G310]" office:value-type="float" office:value="9.24584150314331" calcext:value-type="float">
            <text:p>9.2458415031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447373.07545" calcext:value-type="float">
            <text:p>1456447373.075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83709" calcext:value-type="float">
            <text:p>1456447363.83709</text:p>
          </table:table-cell>
          <table:table-cell table:formula="of:=[.B311]-[.G311]" office:value-type="float" office:value="9.23836398124695" calcext:value-type="float">
            <text:p>9.238363981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447373.07931" calcext:value-type="float">
            <text:p>1456447373.07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84842" calcext:value-type="float">
            <text:p>1456447363.84842</text:p>
          </table:table-cell>
          <table:table-cell table:formula="of:=[.B312]-[.G312]" office:value-type="float" office:value="9.23088693618774" calcext:value-type="float">
            <text:p>9.230886936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447373.08316" calcext:value-type="float">
            <text:p>1456447373.083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85975" calcext:value-type="float">
            <text:p>1456447363.85975</text:p>
          </table:table-cell>
          <table:table-cell table:formula="of:=[.B313]-[.G313]" office:value-type="float" office:value="9.22340607643127" calcext:value-type="float">
            <text:p>9.2234060764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447373.08701" calcext:value-type="float">
            <text:p>1456447373.087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87112" calcext:value-type="float">
            <text:p>1456447363.87112</text:p>
          </table:table-cell>
          <table:table-cell table:formula="of:=[.B314]-[.G314]" office:value-type="float" office:value="9.21589016914368" calcext:value-type="float">
            <text:p>9.215890169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447373.09087" calcext:value-type="float">
            <text:p>1456447373.090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88269" calcext:value-type="float">
            <text:p>1456447363.88269</text:p>
          </table:table-cell>
          <table:table-cell table:formula="of:=[.B315]-[.G315]" office:value-type="float" office:value="9.20818042755127" calcext:value-type="float">
            <text:p>9.208180427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447373.09472" calcext:value-type="float">
            <text:p>1456447373.094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8941" calcext:value-type="float">
            <text:p>1456447363.8941</text:p>
          </table:table-cell>
          <table:table-cell table:formula="of:=[.B316]-[.G316]" office:value-type="float" office:value="9.20061635971069" calcext:value-type="float">
            <text:p>9.2006163597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447373.09857" calcext:value-type="float">
            <text:p>1456447373.098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90546" calcext:value-type="float">
            <text:p>1456447363.90546</text:p>
          </table:table-cell>
          <table:table-cell table:formula="of:=[.B317]-[.G317]" office:value-type="float" office:value="9.193110704422" calcext:value-type="float">
            <text:p>9.1931107044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447373.10242" calcext:value-type="float">
            <text:p>1456447373.102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91681" calcext:value-type="float">
            <text:p>1456447363.91681</text:p>
          </table:table-cell>
          <table:table-cell table:formula="of:=[.B318]-[.G318]" office:value-type="float" office:value="9.18561315536499" calcext:value-type="float">
            <text:p>9.1856131554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447373.10627" calcext:value-type="float">
            <text:p>1456447373.106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92815" calcext:value-type="float">
            <text:p>1456447363.92815</text:p>
          </table:table-cell>
          <table:table-cell table:formula="of:=[.B319]-[.G319]" office:value-type="float" office:value="9.17812037467957" calcext:value-type="float">
            <text:p>9.178120374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447373.11013" calcext:value-type="float">
            <text:p>1456447373.110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93949" calcext:value-type="float">
            <text:p>1456447363.93949</text:p>
          </table:table-cell>
          <table:table-cell table:formula="of:=[.B320]-[.G320]" office:value-type="float" office:value="9.17063331604004" calcext:value-type="float">
            <text:p>9.170633316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447373.11397" calcext:value-type="float">
            <text:p>1456447373.113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95083" calcext:value-type="float">
            <text:p>1456447363.95083</text:p>
          </table:table-cell>
          <table:table-cell table:formula="of:=[.B321]-[.G321]" office:value-type="float" office:value="9.16314744949341" calcext:value-type="float">
            <text:p>9.163147449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447373.12227" calcext:value-type="float">
            <text:p>1456447373.122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96217" calcext:value-type="float">
            <text:p>1456447363.96217</text:p>
          </table:table-cell>
          <table:table-cell table:formula="of:=[.B322]-[.G322]" office:value-type="float" office:value="9.16010308265686" calcext:value-type="float">
            <text:p>9.1601030827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447373.12977" calcext:value-type="float">
            <text:p>1456447373.129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9735" calcext:value-type="float">
            <text:p>1456447363.9735</text:p>
          </table:table-cell>
          <table:table-cell table:formula="of:=[.B323]-[.G323]" office:value-type="float" office:value="9.15627694129944" calcext:value-type="float">
            <text:p>9.156276941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447373.14116" calcext:value-type="float">
            <text:p>1456447373.141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98511" calcext:value-type="float">
            <text:p>1456447363.98511</text:p>
          </table:table-cell>
          <table:table-cell table:formula="of:=[.B324]-[.G324]" office:value-type="float" office:value="9.15604829788208" calcext:value-type="float">
            <text:p>9.1560482979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447373.15242" calcext:value-type="float">
            <text:p>1456447373.152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3.99658" calcext:value-type="float">
            <text:p>1456447363.99658</text:p>
          </table:table-cell>
          <table:table-cell table:formula="of:=[.B325]-[.G325]" office:value-type="float" office:value="9.15583086013794" calcext:value-type="float">
            <text:p>9.1558308601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447373.1638" calcext:value-type="float">
            <text:p>1456447373.16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00819" calcext:value-type="float">
            <text:p>1456447364.00819</text:p>
          </table:table-cell>
          <table:table-cell table:formula="of:=[.B326]-[.G326]" office:value-type="float" office:value="9.1556031703949" calcext:value-type="float">
            <text:p>9.1556031704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447373.17512" calcext:value-type="float">
            <text:p>1456447373.175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01952" calcext:value-type="float">
            <text:p>1456447364.01952</text:p>
          </table:table-cell>
          <table:table-cell table:formula="of:=[.B327]-[.G327]" office:value-type="float" office:value="9.15559411048889" calcext:value-type="float">
            <text:p>9.155594110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447373.18649" calcext:value-type="float">
            <text:p>1456447373.186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03096" calcext:value-type="float">
            <text:p>1456447364.03096</text:p>
          </table:table-cell>
          <table:table-cell table:formula="of:=[.B328]-[.G328]" office:value-type="float" office:value="9.1555335521698" calcext:value-type="float">
            <text:p>9.155533552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447373.19781" calcext:value-type="float">
            <text:p>1456447373.197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04224" calcext:value-type="float">
            <text:p>1456447364.04224</text:p>
          </table:table-cell>
          <table:table-cell table:formula="of:=[.B329]-[.G329]" office:value-type="float" office:value="9.15556073188782" calcext:value-type="float">
            <text:p>9.155560731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447373.20916" calcext:value-type="float">
            <text:p>1456447373.209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05353" calcext:value-type="float">
            <text:p>1456447364.05353</text:p>
          </table:table-cell>
          <table:table-cell table:formula="of:=[.B330]-[.G330]" office:value-type="float" office:value="9.15562462806702" calcext:value-type="float">
            <text:p>9.155624628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447373.22051" calcext:value-type="float">
            <text:p>1456447373.220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06481" calcext:value-type="float">
            <text:p>1456447364.06481</text:p>
          </table:table-cell>
          <table:table-cell table:formula="of:=[.B331]-[.G331]" office:value-type="float" office:value="9.15570044517517" calcext:value-type="float">
            <text:p>9.1557004452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447373.23187" calcext:value-type="float">
            <text:p>1456447373.231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0761" calcext:value-type="float">
            <text:p>1456447364.0761</text:p>
          </table:table-cell>
          <table:table-cell table:formula="of:=[.B332]-[.G332]" office:value-type="float" office:value="9.15577340126038" calcext:value-type="float">
            <text:p>9.155773401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447373.24472" calcext:value-type="float">
            <text:p>1456447373.244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08737" calcext:value-type="float">
            <text:p>1456447364.08737</text:p>
          </table:table-cell>
          <table:table-cell table:formula="of:=[.B333]-[.G333]" office:value-type="float" office:value="9.15734577178955" calcext:value-type="float">
            <text:p>9.157345771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447373.25474" calcext:value-type="float">
            <text:p>1456447373.254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09865" calcext:value-type="float">
            <text:p>1456447364.09865</text:p>
          </table:table-cell>
          <table:table-cell table:formula="of:=[.B334]-[.G334]" office:value-type="float" office:value="9.15608263015747" calcext:value-type="float">
            <text:p>9.1560826302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447373.26614" calcext:value-type="float">
            <text:p>1456447373.266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11007" calcext:value-type="float">
            <text:p>1456447364.11007</text:p>
          </table:table-cell>
          <table:table-cell table:formula="of:=[.B335]-[.G335]" office:value-type="float" office:value="9.15606713294983" calcext:value-type="float">
            <text:p>9.156067132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447373.27742" calcext:value-type="float">
            <text:p>1456447373.277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1214" calcext:value-type="float">
            <text:p>1456447364.1214</text:p>
          </table:table-cell>
          <table:table-cell table:formula="of:=[.B336]-[.G336]" office:value-type="float" office:value="9.15601491928101" calcext:value-type="float">
            <text:p>9.1560149193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447373.28875" calcext:value-type="float">
            <text:p>1456447373.288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13276" calcext:value-type="float">
            <text:p>1456447364.13276</text:p>
          </table:table-cell>
          <table:table-cell table:formula="of:=[.B337]-[.G337]" office:value-type="float" office:value="9.15598607063293" calcext:value-type="float">
            <text:p>9.155986070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447373.30013" calcext:value-type="float">
            <text:p>1456447373.300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14407" calcext:value-type="float">
            <text:p>1456447364.14407</text:p>
          </table:table-cell>
          <table:table-cell table:formula="of:=[.B338]-[.G338]" office:value-type="float" office:value="9.15605902671814" calcext:value-type="float">
            <text:p>9.156059026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447373.31159" calcext:value-type="float">
            <text:p>1456447373.311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15536" calcext:value-type="float">
            <text:p>1456447364.15536</text:p>
          </table:table-cell>
          <table:table-cell table:formula="of:=[.B339]-[.G339]" office:value-type="float" office:value="9.15623092651367" calcext:value-type="float">
            <text:p>9.156230926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447373.32278" calcext:value-type="float">
            <text:p>1456447373.322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16665" calcext:value-type="float">
            <text:p>1456447364.16665</text:p>
          </table:table-cell>
          <table:table-cell table:formula="of:=[.B340]-[.G340]" office:value-type="float" office:value="9.15612411499023" calcext:value-type="float">
            <text:p>9.15612411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447373.33413" calcext:value-type="float">
            <text:p>1456447373.334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17795" calcext:value-type="float">
            <text:p>1456447364.17795</text:p>
          </table:table-cell>
          <table:table-cell table:formula="of:=[.B341]-[.G341]" office:value-type="float" office:value="9.15618181228638" calcext:value-type="float">
            <text:p>9.1561818123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447373.34548" calcext:value-type="float">
            <text:p>1456447373.345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18923" calcext:value-type="float">
            <text:p>1456447364.18923</text:p>
          </table:table-cell>
          <table:table-cell table:formula="of:=[.B342]-[.G342]" office:value-type="float" office:value="9.15625262260437" calcext:value-type="float">
            <text:p>9.1562526226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447373.35683" calcext:value-type="float">
            <text:p>1456447373.356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20051" calcext:value-type="float">
            <text:p>1456447364.20051</text:p>
          </table:table-cell>
          <table:table-cell table:formula="of:=[.B343]-[.G343]" office:value-type="float" office:value="9.15632176399231" calcext:value-type="float">
            <text:p>9.15632176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447373.3683" calcext:value-type="float">
            <text:p>1456447373.36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21179" calcext:value-type="float">
            <text:p>1456447364.21179</text:p>
          </table:table-cell>
          <table:table-cell table:formula="of:=[.B344]-[.G344]" office:value-type="float" office:value="9.1565113067627" calcext:value-type="float">
            <text:p>9.1565113068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447373.37971" calcext:value-type="float">
            <text:p>1456447373.379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22306" calcext:value-type="float">
            <text:p>1456447364.22306</text:p>
          </table:table-cell>
          <table:table-cell table:formula="of:=[.B345]-[.G345]" office:value-type="float" office:value="9.15664792060852" calcext:value-type="float">
            <text:p>9.156647920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447373.39106" calcext:value-type="float">
            <text:p>1456447373.391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23431" calcext:value-type="float">
            <text:p>1456447364.23431</text:p>
          </table:table-cell>
          <table:table-cell table:formula="of:=[.B346]-[.G346]" office:value-type="float" office:value="9.15675044059753" calcext:value-type="float">
            <text:p>9.156750440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447373.40234" calcext:value-type="float">
            <text:p>1456447373.402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24568" calcext:value-type="float">
            <text:p>1456447364.24568</text:p>
          </table:table-cell>
          <table:table-cell table:formula="of:=[.B347]-[.G347]" office:value-type="float" office:value="9.15665507316589" calcext:value-type="float">
            <text:p>9.1566550732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447373.41368" calcext:value-type="float">
            <text:p>1456447373.413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2571" calcext:value-type="float">
            <text:p>1456447364.2571</text:p>
          </table:table-cell>
          <table:table-cell table:formula="of:=[.B348]-[.G348]" office:value-type="float" office:value="9.1565728187561" calcext:value-type="float">
            <text:p>9.156572818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447373.42502" calcext:value-type="float">
            <text:p>1456447373.425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26845" calcext:value-type="float">
            <text:p>1456447364.26845</text:p>
          </table:table-cell>
          <table:table-cell table:formula="of:=[.B349]-[.G349]" office:value-type="float" office:value="9.15657210350037" calcext:value-type="float">
            <text:p>9.1565721035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447373.43642" calcext:value-type="float">
            <text:p>1456447373.436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27976" calcext:value-type="float">
            <text:p>1456447364.27976</text:p>
          </table:table-cell>
          <table:table-cell table:formula="of:=[.B350]-[.G350]" office:value-type="float" office:value="9.15665626525879" calcext:value-type="float">
            <text:p>9.1566562653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447373.44775" calcext:value-type="float">
            <text:p>1456447373.447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29101" calcext:value-type="float">
            <text:p>1456447364.29101</text:p>
          </table:table-cell>
          <table:table-cell table:formula="of:=[.B351]-[.G351]" office:value-type="float" office:value="9.15673923492432" calcext:value-type="float">
            <text:p>9.1567392349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447373.45915" calcext:value-type="float">
            <text:p>1456447373.459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30231" calcext:value-type="float">
            <text:p>1456447364.30231</text:p>
          </table:table-cell>
          <table:table-cell table:formula="of:=[.B352]-[.G352]" office:value-type="float" office:value="9.15684676170349" calcext:value-type="float">
            <text:p>9.156846761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447373.47047" calcext:value-type="float">
            <text:p>1456447373.470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31359" calcext:value-type="float">
            <text:p>1456447364.31359</text:p>
          </table:table-cell>
          <table:table-cell table:formula="of:=[.B353]-[.G353]" office:value-type="float" office:value="9.15688443183899" calcext:value-type="float">
            <text:p>9.1568844318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447373.48181" calcext:value-type="float">
            <text:p>1456447373.481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32487" calcext:value-type="float">
            <text:p>1456447364.32487</text:p>
          </table:table-cell>
          <table:table-cell table:formula="of:=[.B354]-[.G354]" office:value-type="float" office:value="9.15694546699524" calcext:value-type="float">
            <text:p>9.15694546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447373.49327" calcext:value-type="float">
            <text:p>1456447373.493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33615" calcext:value-type="float">
            <text:p>1456447364.33615</text:p>
          </table:table-cell>
          <table:table-cell table:formula="of:=[.B355]-[.G355]" office:value-type="float" office:value="9.15712380409241" calcext:value-type="float">
            <text:p>9.1571238041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447373.50463" calcext:value-type="float">
            <text:p>1456447373.504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34743" calcext:value-type="float">
            <text:p>1456447364.34743</text:p>
          </table:table-cell>
          <table:table-cell table:formula="of:=[.B356]-[.G356]" office:value-type="float" office:value="9.15719795227051" calcext:value-type="float">
            <text:p>9.157197952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447373.51602" calcext:value-type="float">
            <text:p>1456447373.516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3587" calcext:value-type="float">
            <text:p>1456447364.3587</text:p>
          </table:table-cell>
          <table:table-cell table:formula="of:=[.B357]-[.G357]" office:value-type="float" office:value="9.15731024742126" calcext:value-type="float">
            <text:p>9.1573102474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447373.52729" calcext:value-type="float">
            <text:p>1456447373.527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37004" calcext:value-type="float">
            <text:p>1456447364.37004</text:p>
          </table:table-cell>
          <table:table-cell table:formula="of:=[.B358]-[.G358]" office:value-type="float" office:value="9.15724563598633" calcext:value-type="float">
            <text:p>9.157245636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447373.53864" calcext:value-type="float">
            <text:p>1456447373.538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38137" calcext:value-type="float">
            <text:p>1456447364.38137</text:p>
          </table:table-cell>
          <table:table-cell table:formula="of:=[.B359]-[.G359]" office:value-type="float" office:value="9.15727114677429" calcext:value-type="float">
            <text:p>9.157271146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447373.55013" calcext:value-type="float">
            <text:p>1456447373.550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39273" calcext:value-type="float">
            <text:p>1456447364.39273</text:p>
          </table:table-cell>
          <table:table-cell table:formula="of:=[.B360]-[.G360]" office:value-type="float" office:value="9.15740036964417" calcext:value-type="float">
            <text:p>9.1574003696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447373.5616" calcext:value-type="float">
            <text:p>1456447373.56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40404" calcext:value-type="float">
            <text:p>1456447364.40404</text:p>
          </table:table-cell>
          <table:table-cell table:formula="of:=[.B361]-[.G361]" office:value-type="float" office:value="9.15755772590637" calcext:value-type="float">
            <text:p>9.157557725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447373.57272" calcext:value-type="float">
            <text:p>1456447373.572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41533" calcext:value-type="float">
            <text:p>1456447364.41533</text:p>
          </table:table-cell>
          <table:table-cell table:formula="of:=[.B362]-[.G362]" office:value-type="float" office:value="9.15739893913269" calcext:value-type="float">
            <text:p>9.157398939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447373.58406" calcext:value-type="float">
            <text:p>1456447373.584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42661" calcext:value-type="float">
            <text:p>1456447364.42661</text:p>
          </table:table-cell>
          <table:table-cell table:formula="of:=[.B363]-[.G363]" office:value-type="float" office:value="9.1574490070343" calcext:value-type="float">
            <text:p>9.157449007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447373.59541" calcext:value-type="float">
            <text:p>1456447373.595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4379" calcext:value-type="float">
            <text:p>1456447364.4379</text:p>
          </table:table-cell>
          <table:table-cell table:formula="of:=[.B364]-[.G364]" office:value-type="float" office:value="9.1575038433075" calcext:value-type="float">
            <text:p>9.157503843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447373.60676" calcext:value-type="float">
            <text:p>1456447373.606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44919" calcext:value-type="float">
            <text:p>1456447364.44919</text:p>
          </table:table-cell>
          <table:table-cell table:formula="of:=[.B365]-[.G365]" office:value-type="float" office:value="9.15757060050964" calcext:value-type="float">
            <text:p>9.157570600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447373.6182" calcext:value-type="float">
            <text:p>1456447373.61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46046" calcext:value-type="float">
            <text:p>1456447364.46046</text:p>
          </table:table-cell>
          <table:table-cell table:formula="of:=[.B366]-[.G366]" office:value-type="float" office:value="9.15773320198059" calcext:value-type="float">
            <text:p>9.157733202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447373.62963" calcext:value-type="float">
            <text:p>1456447373.629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47174" calcext:value-type="float">
            <text:p>1456447364.47174</text:p>
          </table:table-cell>
          <table:table-cell table:formula="of:=[.B367]-[.G367]" office:value-type="float" office:value="9.15788769721985" calcext:value-type="float">
            <text:p>9.157887697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447373.64103" calcext:value-type="float">
            <text:p>1456447373.641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48302" calcext:value-type="float">
            <text:p>1456447364.48302</text:p>
          </table:table-cell>
          <table:table-cell table:formula="of:=[.B368]-[.G368]" office:value-type="float" office:value="9.15801239013672" calcext:value-type="float">
            <text:p>9.158012390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447373.65228" calcext:value-type="float">
            <text:p>1456447373.652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49439" calcext:value-type="float">
            <text:p>1456447364.49439</text:p>
          </table:table-cell>
          <table:table-cell table:formula="of:=[.B369]-[.G369]" office:value-type="float" office:value="9.15788745880127" calcext:value-type="float">
            <text:p>9.1578874588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447373.66368" calcext:value-type="float">
            <text:p>1456447373.663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5058" calcext:value-type="float">
            <text:p>1456447364.5058</text:p>
          </table:table-cell>
          <table:table-cell table:formula="of:=[.B370]-[.G370]" office:value-type="float" office:value="9.15787172317505" calcext:value-type="float">
            <text:p>9.157871723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447373.67494" calcext:value-type="float">
            <text:p>1456447373.674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51715" calcext:value-type="float">
            <text:p>1456447364.51715</text:p>
          </table:table-cell>
          <table:table-cell table:formula="of:=[.B371]-[.G371]" office:value-type="float" office:value="9.15778923034668" calcext:value-type="float">
            <text:p>9.157789230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447373.68634" calcext:value-type="float">
            <text:p>1456447373.686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52845" calcext:value-type="float">
            <text:p>1456447364.52845</text:p>
          </table:table-cell>
          <table:table-cell table:formula="of:=[.B372]-[.G372]" office:value-type="float" office:value="9.15789079666138" calcext:value-type="float">
            <text:p>9.1578907967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447373.69765" calcext:value-type="float">
            <text:p>1456447373.697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53974" calcext:value-type="float">
            <text:p>1456447364.53974</text:p>
          </table:table-cell>
          <table:table-cell table:formula="of:=[.B373]-[.G373]" office:value-type="float" office:value="9.15790939331055" calcext:value-type="float">
            <text:p>9.157909393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447373.709" calcext:value-type="float">
            <text:p>1456447373.7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55099" calcext:value-type="float">
            <text:p>1456447364.55099</text:p>
          </table:table-cell>
          <table:table-cell table:formula="of:=[.B374]-[.G374]" office:value-type="float" office:value="9.15801405906677" calcext:value-type="float">
            <text:p>9.158014059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447373.72036" calcext:value-type="float">
            <text:p>1456447373.720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56227" calcext:value-type="float">
            <text:p>1456447364.56227</text:p>
          </table:table-cell>
          <table:table-cell table:formula="of:=[.B375]-[.G375]" office:value-type="float" office:value="9.15808892250061" calcext:value-type="float">
            <text:p>9.158088922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447373.73173" calcext:value-type="float">
            <text:p>1456447373.731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57355" calcext:value-type="float">
            <text:p>1456447364.57355</text:p>
          </table:table-cell>
          <table:table-cell table:formula="of:=[.B376]-[.G376]" office:value-type="float" office:value="9.15818023681641" calcext:value-type="float">
            <text:p>9.1581802368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447373.74312" calcext:value-type="float">
            <text:p>1456447373.743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58483" calcext:value-type="float">
            <text:p>1456447364.58483</text:p>
          </table:table-cell>
          <table:table-cell table:formula="of:=[.B377]-[.G377]" office:value-type="float" office:value="9.15828776359558" calcext:value-type="float">
            <text:p>9.1582877636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447373.75461" calcext:value-type="float">
            <text:p>1456447373.754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59616" calcext:value-type="float">
            <text:p>1456447364.59616</text:p>
          </table:table-cell>
          <table:table-cell table:formula="of:=[.B378]-[.G378]" office:value-type="float" office:value="9.15845823287964" calcext:value-type="float">
            <text:p>9.158458232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447373.76597" calcext:value-type="float">
            <text:p>1456447373.765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60749" calcext:value-type="float">
            <text:p>1456447364.60749</text:p>
          </table:table-cell>
          <table:table-cell table:formula="of:=[.B379]-[.G379]" office:value-type="float" office:value="9.15847420692444" calcext:value-type="float">
            <text:p>9.158474206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447373.77725" calcext:value-type="float">
            <text:p>1456447373.777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61888" calcext:value-type="float">
            <text:p>1456447364.61888</text:p>
          </table:table-cell>
          <table:table-cell table:formula="of:=[.B380]-[.G380]" office:value-type="float" office:value="9.15837240219116" calcext:value-type="float">
            <text:p>9.158372402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447373.7886" calcext:value-type="float">
            <text:p>1456447373.78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63028" calcext:value-type="float">
            <text:p>1456447364.63028</text:p>
          </table:table-cell>
          <table:table-cell table:formula="of:=[.B381]-[.G381]" office:value-type="float" office:value="9.15832257270813" calcext:value-type="float">
            <text:p>9.158322572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447373.79996" calcext:value-type="float">
            <text:p>1456447373.799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64158" calcext:value-type="float">
            <text:p>1456447364.64158</text:p>
          </table:table-cell>
          <table:table-cell table:formula="of:=[.B382]-[.G382]" office:value-type="float" office:value="9.15837931632996" calcext:value-type="float">
            <text:p>9.158379316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447373.81132" calcext:value-type="float">
            <text:p>1456447373.811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65284" calcext:value-type="float">
            <text:p>1456447364.65284</text:p>
          </table:table-cell>
          <table:table-cell table:formula="of:=[.B383]-[.G383]" office:value-type="float" office:value="9.15848803520203" calcext:value-type="float">
            <text:p>9.1584880352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447373.82263" calcext:value-type="float">
            <text:p>1456447373.822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66413" calcext:value-type="float">
            <text:p>1456447364.66413</text:p>
          </table:table-cell>
          <table:table-cell table:formula="of:=[.B384]-[.G384]" office:value-type="float" office:value="9.15850162506104" calcext:value-type="float">
            <text:p>9.1585016251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447373.83396" calcext:value-type="float">
            <text:p>1456447373.833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67541" calcext:value-type="float">
            <text:p>1456447364.67541</text:p>
          </table:table-cell>
          <table:table-cell table:formula="of:=[.B385]-[.G385]" office:value-type="float" office:value="9.15855121612549" calcext:value-type="float">
            <text:p>9.158551216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447373.84533" calcext:value-type="float">
            <text:p>1456447373.845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6867" calcext:value-type="float">
            <text:p>1456447364.6867</text:p>
          </table:table-cell>
          <table:table-cell table:formula="of:=[.B386]-[.G386]" office:value-type="float" office:value="9.15862274169922" calcext:value-type="float">
            <text:p>9.1586227417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447373.85668" calcext:value-type="float">
            <text:p>1456447373.856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69798" calcext:value-type="float">
            <text:p>1456447364.69798</text:p>
          </table:table-cell>
          <table:table-cell table:formula="of:=[.B387]-[.G387]" office:value-type="float" office:value="9.15869379043579" calcext:value-type="float">
            <text:p>9.1586937904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447373.86821" calcext:value-type="float">
            <text:p>1456447373.868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70926" calcext:value-type="float">
            <text:p>1456447364.70926</text:p>
          </table:table-cell>
          <table:table-cell table:formula="of:=[.B388]-[.G388]" office:value-type="float" office:value="9.15894889831543" calcext:value-type="float">
            <text:p>9.158948898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447373.87955" calcext:value-type="float">
            <text:p>1456447373.879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72056" calcext:value-type="float">
            <text:p>1456447364.72056</text:p>
          </table:table-cell>
          <table:table-cell table:formula="of:=[.B389]-[.G389]" office:value-type="float" office:value="9.15899229049683" calcext:value-type="float">
            <text:p>9.1589922905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447373.89094" calcext:value-type="float">
            <text:p>1456447373.890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73195" calcext:value-type="float">
            <text:p>1456447364.73195</text:p>
          </table:table-cell>
          <table:table-cell table:formula="of:=[.B390]-[.G390]" office:value-type="float" office:value="9.15898561477661" calcext:value-type="float">
            <text:p>9.1589856148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447373.90225" calcext:value-type="float">
            <text:p>1456447373.902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74331" calcext:value-type="float">
            <text:p>1456447364.74331</text:p>
          </table:table-cell>
          <table:table-cell table:formula="of:=[.B391]-[.G391]" office:value-type="float" office:value="9.15894556045532" calcext:value-type="float">
            <text:p>9.1589455605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447373.91352" calcext:value-type="float">
            <text:p>1456447373.913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7547" calcext:value-type="float">
            <text:p>1456447364.7547</text:p>
          </table:table-cell>
          <table:table-cell table:formula="of:=[.B392]-[.G392]" office:value-type="float" office:value="9.15881824493408" calcext:value-type="float">
            <text:p>9.1588182449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447373.92487" calcext:value-type="float">
            <text:p>1456447373.924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76607" calcext:value-type="float">
            <text:p>1456447364.76607</text:p>
          </table:table-cell>
          <table:table-cell table:formula="of:=[.B393]-[.G393]" office:value-type="float" office:value="9.15880274772644" calcext:value-type="float">
            <text:p>9.158802747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447373.93629" calcext:value-type="float">
            <text:p>1456447373.936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77745" calcext:value-type="float">
            <text:p>1456447364.77745</text:p>
          </table:table-cell>
          <table:table-cell table:formula="of:=[.B394]-[.G394]" office:value-type="float" office:value="9.15884709358215" calcext:value-type="float">
            <text:p>9.158847093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447373.94758" calcext:value-type="float">
            <text:p>1456447373.947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78875" calcext:value-type="float">
            <text:p>1456447364.78875</text:p>
          </table:table-cell>
          <table:table-cell table:formula="of:=[.B395]-[.G395]" office:value-type="float" office:value="9.15882730484009" calcext:value-type="float">
            <text:p>9.1588273048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447373.95894" calcext:value-type="float">
            <text:p>1456447373.958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80004" calcext:value-type="float">
            <text:p>1456447364.80004</text:p>
          </table:table-cell>
          <table:table-cell table:formula="of:=[.B396]-[.G396]" office:value-type="float" office:value="9.15889930725098" calcext:value-type="float">
            <text:p>9.1588993073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447373.97027" calcext:value-type="float">
            <text:p>1456447373.970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81133" calcext:value-type="float">
            <text:p>1456447364.81133</text:p>
          </table:table-cell>
          <table:table-cell table:formula="of:=[.B397]-[.G397]" office:value-type="float" office:value="9.15894341468811" calcext:value-type="float">
            <text:p>9.158943414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447373.98168" calcext:value-type="float">
            <text:p>1456447373.981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82262" calcext:value-type="float">
            <text:p>1456447364.82262</text:p>
          </table:table-cell>
          <table:table-cell table:formula="of:=[.B398]-[.G398]" office:value-type="float" office:value="9.1590530872345" calcext:value-type="float">
            <text:p>9.1590530872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447373.99311" calcext:value-type="float">
            <text:p>1456447373.993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83391" calcext:value-type="float">
            <text:p>1456447364.83391</text:p>
          </table:table-cell>
          <table:table-cell table:formula="of:=[.B399]-[.G399]" office:value-type="float" office:value="9.15920305252075" calcext:value-type="float">
            <text:p>9.1592030525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447374.00451" calcext:value-type="float">
            <text:p>1456447374.004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84518" calcext:value-type="float">
            <text:p>1456447364.84518</text:p>
          </table:table-cell>
          <table:table-cell table:formula="of:=[.B400]-[.G400]" office:value-type="float" office:value="9.15932464599609" calcext:value-type="float">
            <text:p>9.159324646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447374.01584" calcext:value-type="float">
            <text:p>1456447374.015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85646" calcext:value-type="float">
            <text:p>1456447364.85646</text:p>
          </table:table-cell>
          <table:table-cell table:formula="of:=[.B401]-[.G401]" office:value-type="float" office:value="9.15937829017639" calcext:value-type="float">
            <text:p>9.159378290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447374.02716" calcext:value-type="float">
            <text:p>1456447374.027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86778" calcext:value-type="float">
            <text:p>1456447364.86778</text:p>
          </table:table-cell>
          <table:table-cell table:formula="of:=[.B402]-[.G402]" office:value-type="float" office:value="9.15938019752502" calcext:value-type="float">
            <text:p>9.1593801975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447374.03854" calcext:value-type="float">
            <text:p>1456447374.038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87916" calcext:value-type="float">
            <text:p>1456447364.87916</text:p>
          </table:table-cell>
          <table:table-cell table:formula="of:=[.B403]-[.G403]" office:value-type="float" office:value="9.15937519073486" calcext:value-type="float">
            <text:p>9.159375190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447374.05015" calcext:value-type="float">
            <text:p>1456447374.050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89056" calcext:value-type="float">
            <text:p>1456447364.89056</text:p>
          </table:table-cell>
          <table:table-cell table:formula="of:=[.B404]-[.G404]" office:value-type="float" office:value="9.15958380699158" calcext:value-type="float">
            <text:p>9.159583807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447374.05399" calcext:value-type="float">
            <text:p>1456447374.053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90187" calcext:value-type="float">
            <text:p>1456447364.90187</text:p>
          </table:table-cell>
          <table:table-cell table:formula="of:=[.B405]-[.G405]" office:value-type="float" office:value="9.15212440490723" calcext:value-type="float">
            <text:p>9.1521244049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447374.05784" calcext:value-type="float">
            <text:p>1456447374.057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91316" calcext:value-type="float">
            <text:p>1456447364.91316</text:p>
          </table:table-cell>
          <table:table-cell table:formula="of:=[.B406]-[.G406]" office:value-type="float" office:value="9.14468431472778" calcext:value-type="float">
            <text:p>9.144684314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447374.06163" calcext:value-type="float">
            <text:p>1456447374.061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92444" calcext:value-type="float">
            <text:p>1456447364.92444</text:p>
          </table:table-cell>
          <table:table-cell table:formula="of:=[.B407]-[.G407]" office:value-type="float" office:value="9.13719129562378" calcext:value-type="float">
            <text:p>9.1371912956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447374.06547" calcext:value-type="float">
            <text:p>1456447374.065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93572" calcext:value-type="float">
            <text:p>1456447364.93572</text:p>
          </table:table-cell>
          <table:table-cell table:formula="of:=[.B408]-[.G408]" office:value-type="float" office:value="9.12974524497986" calcext:value-type="float">
            <text:p>9.12974524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447374.06931" calcext:value-type="float">
            <text:p>1456447374.06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94701" calcext:value-type="float">
            <text:p>1456447364.94701</text:p>
          </table:table-cell>
          <table:table-cell table:formula="of:=[.B409]-[.G409]" office:value-type="float" office:value="9.12229657173157" calcext:value-type="float">
            <text:p>9.1222965717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447374.07314" calcext:value-type="float">
            <text:p>1456447374.073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9583" calcext:value-type="float">
            <text:p>1456447364.9583</text:p>
          </table:table-cell>
          <table:table-cell table:formula="of:=[.B410]-[.G410]" office:value-type="float" office:value="9.11484909057617" calcext:value-type="float">
            <text:p>9.114849090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447374.0771" calcext:value-type="float">
            <text:p>1456447374.07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96957" calcext:value-type="float">
            <text:p>1456447364.96957</text:p>
          </table:table-cell>
          <table:table-cell table:formula="of:=[.B411]-[.G411]" office:value-type="float" office:value="9.10752940177918" calcext:value-type="float">
            <text:p>9.1075294018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447374.08095" calcext:value-type="float">
            <text:p>1456447374.080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98083" calcext:value-type="float">
            <text:p>1456447364.98083</text:p>
          </table:table-cell>
          <table:table-cell table:formula="of:=[.B412]-[.G412]" office:value-type="float" office:value="9.10011553764343" calcext:value-type="float">
            <text:p>9.1001155376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447374.08477" calcext:value-type="float">
            <text:p>1456447374.084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4.99217" calcext:value-type="float">
            <text:p>1456447364.99217</text:p>
          </table:table-cell>
          <table:table-cell table:formula="of:=[.B413]-[.G413]" office:value-type="float" office:value="9.09260082244873" calcext:value-type="float">
            <text:p>9.0926008224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447374.08861" calcext:value-type="float">
            <text:p>1456447374.088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0034" calcext:value-type="float">
            <text:p>1456447365.0034</text:p>
          </table:table-cell>
          <table:table-cell table:formula="of:=[.B414]-[.G414]" office:value-type="float" office:value="9.08521175384522" calcext:value-type="float">
            <text:p>9.0852117538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447374.09244" calcext:value-type="float">
            <text:p>1456447374.092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01428" calcext:value-type="float">
            <text:p>1456447365.01428</text:p>
          </table:table-cell>
          <table:table-cell table:formula="of:=[.B415]-[.G415]" office:value-type="float" office:value="9.07816457748413" calcext:value-type="float">
            <text:p>9.0781645775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447374.09628" calcext:value-type="float">
            <text:p>1456447374.096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0251" calcext:value-type="float">
            <text:p>1456447365.0251</text:p>
          </table:table-cell>
          <table:table-cell table:formula="of:=[.B416]-[.G416]" office:value-type="float" office:value="9.07118082046509" calcext:value-type="float">
            <text:p>9.0711808205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447374.10011" calcext:value-type="float">
            <text:p>1456447374.100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0359" calcext:value-type="float">
            <text:p>1456447365.0359</text:p>
          </table:table-cell>
          <table:table-cell table:formula="of:=[.B417]-[.G417]" office:value-type="float" office:value="9.06420540809631" calcext:value-type="float">
            <text:p>9.064205408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447374.10394" calcext:value-type="float">
            <text:p>1456447374.103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04671" calcext:value-type="float">
            <text:p>1456447365.04671</text:p>
          </table:table-cell>
          <table:table-cell table:formula="of:=[.B418]-[.G418]" office:value-type="float" office:value="9.05722689628601" calcext:value-type="float">
            <text:p>9.057226896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447374.11497" calcext:value-type="float">
            <text:p>1456447374.114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05752" calcext:value-type="float">
            <text:p>1456447365.05752</text:p>
          </table:table-cell>
          <table:table-cell table:formula="of:=[.B419]-[.G419]" office:value-type="float" office:value="9.05745577812195" calcext:value-type="float">
            <text:p>9.0574557781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447374.12777" calcext:value-type="float">
            <text:p>1456447374.127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06832" calcext:value-type="float">
            <text:p>1456447365.06832</text:p>
          </table:table-cell>
          <table:table-cell table:formula="of:=[.B420]-[.G420]" office:value-type="float" office:value="9.05945611000061" calcext:value-type="float">
            <text:p>9.05945611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447374.14041" calcext:value-type="float">
            <text:p>1456447374.140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07912" calcext:value-type="float">
            <text:p>1456447365.07912</text:p>
          </table:table-cell>
          <table:table-cell table:formula="of:=[.B421]-[.G421]" office:value-type="float" office:value="9.06129050254822" calcext:value-type="float">
            <text:p>9.061290502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447374.15292" calcext:value-type="float">
            <text:p>1456447374.152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08993" calcext:value-type="float">
            <text:p>1456447365.08993</text:p>
          </table:table-cell>
          <table:table-cell table:formula="of:=[.B422]-[.G422]" office:value-type="float" office:value="9.06299161911011" calcext:value-type="float">
            <text:p>9.0629916191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447374.16549" calcext:value-type="float">
            <text:p>1456447374.165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0081" calcext:value-type="float">
            <text:p>1456447365.10081</text:p>
          </table:table-cell>
          <table:table-cell table:formula="of:=[.B423]-[.G423]" office:value-type="float" office:value="9.06468200683594" calcext:value-type="float">
            <text:p>9.0646820068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447374.17814" calcext:value-type="float">
            <text:p>1456447374.178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1166" calcext:value-type="float">
            <text:p>1456447365.11166</text:p>
          </table:table-cell>
          <table:table-cell table:formula="of:=[.B424]-[.G424]" office:value-type="float" office:value="9.06648206710815" calcext:value-type="float">
            <text:p>9.066482067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447374.1909" calcext:value-type="float">
            <text:p>1456447374.19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2256" calcext:value-type="float">
            <text:p>1456447365.12256</text:p>
          </table:table-cell>
          <table:table-cell table:formula="of:=[.B425]-[.G425]" office:value-type="float" office:value="9.06834077835083" calcext:value-type="float">
            <text:p>9.068340778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447374.20342" calcext:value-type="float">
            <text:p>1456447374.203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3345" calcext:value-type="float">
            <text:p>1456447365.13345</text:p>
          </table:table-cell>
          <table:table-cell table:formula="of:=[.B426]-[.G426]" office:value-type="float" office:value="9.0699725151062" calcext:value-type="float">
            <text:p>9.0699725151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447374.21596" calcext:value-type="float">
            <text:p>1456447374.215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4427" calcext:value-type="float">
            <text:p>1456447365.14427</text:p>
          </table:table-cell>
          <table:table-cell table:formula="of:=[.B427]-[.G427]" office:value-type="float" office:value="9.07168865203857" calcext:value-type="float">
            <text:p>9.07168865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447374.22858" calcext:value-type="float">
            <text:p>1456447374.228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5509" calcext:value-type="float">
            <text:p>1456447365.15509</text:p>
          </table:table-cell>
          <table:table-cell table:formula="of:=[.B428]-[.G428]" office:value-type="float" office:value="9.07348942756653" calcext:value-type="float">
            <text:p>9.0734894276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447374.2412" calcext:value-type="float">
            <text:p>1456447374.24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659" calcext:value-type="float">
            <text:p>1456447365.1659</text:p>
          </table:table-cell>
          <table:table-cell table:formula="of:=[.B429]-[.G429]" office:value-type="float" office:value="9.07530355453491" calcext:value-type="float">
            <text:p>9.075303554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447374.25394" calcext:value-type="float">
            <text:p>1456447374.253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7671" calcext:value-type="float">
            <text:p>1456447365.17671</text:p>
          </table:table-cell>
          <table:table-cell table:formula="of:=[.B430]-[.G430]" office:value-type="float" office:value="9.07723784446716" calcext:value-type="float">
            <text:p>9.07723784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447374.26662" calcext:value-type="float">
            <text:p>1456447374.266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8751" calcext:value-type="float">
            <text:p>1456447365.18751</text:p>
          </table:table-cell>
          <table:table-cell table:formula="of:=[.B431]-[.G431]" office:value-type="float" office:value="9.07910966873169" calcext:value-type="float">
            <text:p>9.0791096687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447374.27914" calcext:value-type="float">
            <text:p>1456447374.279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19832" calcext:value-type="float">
            <text:p>1456447365.19832</text:p>
          </table:table-cell>
          <table:table-cell table:formula="of:=[.B432]-[.G432]" office:value-type="float" office:value="9.08081817626953" calcext:value-type="float">
            <text:p>9.0808181763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447374.2917" calcext:value-type="float">
            <text:p>1456447374.29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20913" calcext:value-type="float">
            <text:p>1456447365.20913</text:p>
          </table:table-cell>
          <table:table-cell table:formula="of:=[.B433]-[.G433]" office:value-type="float" office:value="9.0825719833374" calcext:value-type="float">
            <text:p>9.082571983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447374.30436" calcext:value-type="float">
            <text:p>1456447374.304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21993" calcext:value-type="float">
            <text:p>1456447365.21993</text:p>
          </table:table-cell>
          <table:table-cell table:formula="of:=[.B434]-[.G434]" office:value-type="float" office:value="9.08442783355713" calcext:value-type="float">
            <text:p>9.0844278336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447374.31698" calcext:value-type="float">
            <text:p>1456447374.316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2308" calcext:value-type="float">
            <text:p>1456447365.2308</text:p>
          </table:table-cell>
          <table:table-cell table:formula="of:=[.B435]-[.G435]" office:value-type="float" office:value="9.08617854118347" calcext:value-type="float">
            <text:p>9.086178541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447374.32961" calcext:value-type="float">
            <text:p>1456447374.329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24165" calcext:value-type="float">
            <text:p>1456447365.24165</text:p>
          </table:table-cell>
          <table:table-cell table:formula="of:=[.B436]-[.G436]" office:value-type="float" office:value="9.08796000480652" calcext:value-type="float">
            <text:p>9.0879600048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447374.34219" calcext:value-type="float">
            <text:p>1456447374.342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25256" calcext:value-type="float">
            <text:p>1456447365.25256</text:p>
          </table:table-cell>
          <table:table-cell table:formula="of:=[.B437]-[.G437]" office:value-type="float" office:value="9.08963203430176" calcext:value-type="float">
            <text:p>9.0896320343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447374.35476" calcext:value-type="float">
            <text:p>1456447374.354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26344" calcext:value-type="float">
            <text:p>1456447365.26344</text:p>
          </table:table-cell>
          <table:table-cell table:formula="of:=[.B438]-[.G438]" office:value-type="float" office:value="9.09132218360901" calcext:value-type="float">
            <text:p>9.091322183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447374.36754" calcext:value-type="float">
            <text:p>1456447374.367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27427" calcext:value-type="float">
            <text:p>1456447365.27427</text:p>
          </table:table-cell>
          <table:table-cell table:formula="of:=[.B439]-[.G439]" office:value-type="float" office:value="9.09326362609863" calcext:value-type="float">
            <text:p>9.0932636261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447374.3802" calcext:value-type="float">
            <text:p>1456447374.38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28508" calcext:value-type="float">
            <text:p>1456447365.28508</text:p>
          </table:table-cell>
          <table:table-cell table:formula="of:=[.B440]-[.G440]" office:value-type="float" office:value="9.09511995315552" calcext:value-type="float">
            <text:p>9.0951199532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447374.39278" calcext:value-type="float">
            <text:p>1456447374.392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29589" calcext:value-type="float">
            <text:p>1456447365.29589</text:p>
          </table:table-cell>
          <table:table-cell table:formula="of:=[.B441]-[.G441]" office:value-type="float" office:value="9.09688472747803" calcext:value-type="float">
            <text:p>9.0968847275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447374.40532" calcext:value-type="float">
            <text:p>1456447374.405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3067" calcext:value-type="float">
            <text:p>1456447365.3067</text:p>
          </table:table-cell>
          <table:table-cell table:formula="of:=[.B442]-[.G442]" office:value-type="float" office:value="9.09862589836121" calcext:value-type="float">
            <text:p>9.0986258984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447374.41789" calcext:value-type="float">
            <text:p>1456447374.417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3175" calcext:value-type="float">
            <text:p>1456447365.3175</text:p>
          </table:table-cell>
          <table:table-cell table:formula="of:=[.B443]-[.G443]" office:value-type="float" office:value="9.10039186477661" calcext:value-type="float">
            <text:p>9.1003918648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447374.43061" calcext:value-type="float">
            <text:p>1456447374.430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32831" calcext:value-type="float">
            <text:p>1456447365.32831</text:p>
          </table:table-cell>
          <table:table-cell table:formula="of:=[.B444]-[.G444]" office:value-type="float" office:value="9.10230016708374" calcext:value-type="float">
            <text:p>9.1023001671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447374.44333" calcext:value-type="float">
            <text:p>1456447374.443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33912" calcext:value-type="float">
            <text:p>1456447365.33912</text:p>
          </table:table-cell>
          <table:table-cell table:formula="of:=[.B445]-[.G445]" office:value-type="float" office:value="9.10421514511108" calcext:value-type="float">
            <text:p>9.1042151451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447374.45578" calcext:value-type="float">
            <text:p>1456447374.455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34992" calcext:value-type="float">
            <text:p>1456447365.34992</text:p>
          </table:table-cell>
          <table:table-cell table:formula="of:=[.B446]-[.G446]" office:value-type="float" office:value="9.1058623790741" calcext:value-type="float">
            <text:p>9.1058623791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447374.46842" calcext:value-type="float">
            <text:p>1456447374.468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36079" calcext:value-type="float">
            <text:p>1456447365.36079</text:p>
          </table:table-cell>
          <table:table-cell table:formula="of:=[.B447]-[.G447]" office:value-type="float" office:value="9.10762739181519" calcext:value-type="float">
            <text:p>9.107627391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447374.48103" calcext:value-type="float">
            <text:p>1456447374.481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37164" calcext:value-type="float">
            <text:p>1456447365.37164</text:p>
          </table:table-cell>
          <table:table-cell table:formula="of:=[.B448]-[.G448]" office:value-type="float" office:value="9.10939455032349" calcext:value-type="float">
            <text:p>9.1093945503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447374.49378" calcext:value-type="float">
            <text:p>1456447374.493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38257" calcext:value-type="float">
            <text:p>1456447365.38257</text:p>
          </table:table-cell>
          <table:table-cell table:formula="of:=[.B449]-[.G449]" office:value-type="float" office:value="9.1112060546875" calcext:value-type="float">
            <text:p>9.111206054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447374.50644" calcext:value-type="float">
            <text:p>1456447374.506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39346" calcext:value-type="float">
            <text:p>1456447365.39346</text:p>
          </table:table-cell>
          <table:table-cell table:formula="of:=[.B450]-[.G450]" office:value-type="float" office:value="9.11297965049744" calcext:value-type="float">
            <text:p>9.112979650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447374.51899" calcext:value-type="float">
            <text:p>1456447374.518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40428" calcext:value-type="float">
            <text:p>1456447365.40428</text:p>
          </table:table-cell>
          <table:table-cell table:formula="of:=[.B451]-[.G451]" office:value-type="float" office:value="9.11470293998718" calcext:value-type="float">
            <text:p>9.1147029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447374.53163" calcext:value-type="float">
            <text:p>1456447374.531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4151" calcext:value-type="float">
            <text:p>1456447365.4151</text:p>
          </table:table-cell>
          <table:table-cell table:formula="of:=[.B452]-[.G452]" office:value-type="float" office:value="9.1165292263031" calcext:value-type="float">
            <text:p>9.1165292263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447374.5443" calcext:value-type="float">
            <text:p>1456447374.54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4259" calcext:value-type="float">
            <text:p>1456447365.4259</text:p>
          </table:table-cell>
          <table:table-cell table:formula="of:=[.B453]-[.G453]" office:value-type="float" office:value="9.11839604377747" calcext:value-type="float">
            <text:p>9.118396043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447374.55683" calcext:value-type="float">
            <text:p>1456447374.556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4367" calcext:value-type="float">
            <text:p>1456447365.4367</text:p>
          </table:table-cell>
          <table:table-cell table:formula="of:=[.B454]-[.G454]" office:value-type="float" office:value="9.12012410163879" calcext:value-type="float">
            <text:p>9.1201241016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447374.56942" calcext:value-type="float">
            <text:p>1456447374.569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4475" calcext:value-type="float">
            <text:p>1456447365.4475</text:p>
          </table:table-cell>
          <table:table-cell table:formula="of:=[.B455]-[.G455]" office:value-type="float" office:value="9.12191939353943" calcext:value-type="float">
            <text:p>9.1219193935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447374.58204" calcext:value-type="float">
            <text:p>1456447374.582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45832" calcext:value-type="float">
            <text:p>1456447365.45832</text:p>
          </table:table-cell>
          <table:table-cell table:formula="of:=[.B456]-[.G456]" office:value-type="float" office:value="9.12372422218323" calcext:value-type="float">
            <text:p>9.1237242222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447374.59463" calcext:value-type="float">
            <text:p>1456447374.594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46912" calcext:value-type="float">
            <text:p>1456447365.46912</text:p>
          </table:table-cell>
          <table:table-cell table:formula="of:=[.B457]-[.G457]" office:value-type="float" office:value="9.12551236152649" calcext:value-type="float">
            <text:p>9.1255123615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447374.60726" calcext:value-type="float">
            <text:p>1456447374.607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47992" calcext:value-type="float">
            <text:p>1456447365.47992</text:p>
          </table:table-cell>
          <table:table-cell table:formula="of:=[.B458]-[.G458]" office:value-type="float" office:value="9.12734317779541" calcext:value-type="float">
            <text:p>9.127343177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447374.61998" calcext:value-type="float">
            <text:p>1456447374.619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49094" calcext:value-type="float">
            <text:p>1456447365.49094</text:p>
          </table:table-cell>
          <table:table-cell table:formula="of:=[.B459]-[.G459]" office:value-type="float" office:value="9.12904167175293" calcext:value-type="float">
            <text:p>9.129041671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447374.6326" calcext:value-type="float">
            <text:p>1456447374.63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0182" calcext:value-type="float">
            <text:p>1456447365.50182</text:p>
          </table:table-cell>
          <table:table-cell table:formula="of:=[.B460]-[.G460]" office:value-type="float" office:value="9.13078212738037" calcext:value-type="float">
            <text:p>9.1307821274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447374.64523" calcext:value-type="float">
            <text:p>1456447374.645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127" calcext:value-type="float">
            <text:p>1456447365.5127</text:p>
          </table:table-cell>
          <table:table-cell table:formula="of:=[.B461]-[.G461]" office:value-type="float" office:value="9.13253092765808" calcext:value-type="float">
            <text:p>9.132530927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447374.6578" calcext:value-type="float">
            <text:p>1456447374.65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2353" calcext:value-type="float">
            <text:p>1456447365.52353</text:p>
          </table:table-cell>
          <table:table-cell table:formula="of:=[.B462]-[.G462]" office:value-type="float" office:value="9.1342716217041" calcext:value-type="float">
            <text:p>9.134271621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447374.67044" calcext:value-type="float">
            <text:p>1456447374.670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3434" calcext:value-type="float">
            <text:p>1456447365.53434</text:p>
          </table:table-cell>
          <table:table-cell table:formula="of:=[.B463]-[.G463]" office:value-type="float" office:value="9.13609981536865" calcext:value-type="float">
            <text:p>9.1360998154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447374.68308" calcext:value-type="float">
            <text:p>1456447374.683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4515" calcext:value-type="float">
            <text:p>1456447365.54515</text:p>
          </table:table-cell>
          <table:table-cell table:formula="of:=[.B464]-[.G464]" office:value-type="float" office:value="9.13793349266052" calcext:value-type="float">
            <text:p>9.1379334927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447374.69561" calcext:value-type="float">
            <text:p>1456447374.695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5595" calcext:value-type="float">
            <text:p>1456447365.55595</text:p>
          </table:table-cell>
          <table:table-cell table:formula="of:=[.B465]-[.G465]" office:value-type="float" office:value="9.1396598815918" calcext:value-type="float">
            <text:p>9.1396598816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447374.70823" calcext:value-type="float">
            <text:p>1456447374.708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6675" calcext:value-type="float">
            <text:p>1456447365.56675</text:p>
          </table:table-cell>
          <table:table-cell table:formula="of:=[.B466]-[.G466]" office:value-type="float" office:value="9.14148283004761" calcext:value-type="float">
            <text:p>9.1414828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447374.72085" calcext:value-type="float">
            <text:p>1456447374.720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7755" calcext:value-type="float">
            <text:p>1456447365.57755</text:p>
          </table:table-cell>
          <table:table-cell table:formula="of:=[.B467]-[.G467]" office:value-type="float" office:value="9.14329767227173" calcext:value-type="float">
            <text:p>9.1432976723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447374.73346" calcext:value-type="float">
            <text:p>1456447374.733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8836" calcext:value-type="float">
            <text:p>1456447365.58836</text:p>
          </table:table-cell>
          <table:table-cell table:formula="of:=[.B468]-[.G468]" office:value-type="float" office:value="9.14510250091553" calcext:value-type="float">
            <text:p>9.145102500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447374.74656" calcext:value-type="float">
            <text:p>1456447374.746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59921" calcext:value-type="float">
            <text:p>1456447365.59921</text:p>
          </table:table-cell>
          <table:table-cell table:formula="of:=[.B469]-[.G469]" office:value-type="float" office:value="9.14735245704651" calcext:value-type="float">
            <text:p>9.147352457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447374.75886" calcext:value-type="float">
            <text:p>1456447374.758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61009" calcext:value-type="float">
            <text:p>1456447365.61009</text:p>
          </table:table-cell>
          <table:table-cell table:formula="of:=[.B470]-[.G470]" office:value-type="float" office:value="9.14877676963806" calcext:value-type="float">
            <text:p>9.1487767696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447374.77161" calcext:value-type="float">
            <text:p>1456447374.771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62116" calcext:value-type="float">
            <text:p>1456447365.62116</text:p>
          </table:table-cell>
          <table:table-cell table:formula="of:=[.B471]-[.G471]" office:value-type="float" office:value="9.15044689178467" calcext:value-type="float">
            <text:p>9.150446891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447374.78398" calcext:value-type="float">
            <text:p>1456447374.783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63205" calcext:value-type="float">
            <text:p>1456447365.63205</text:p>
          </table:table-cell>
          <table:table-cell table:formula="of:=[.B472]-[.G472]" office:value-type="float" office:value="9.15193152427673" calcext:value-type="float">
            <text:p>9.1519315243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447374.79663" calcext:value-type="float">
            <text:p>1456447374.796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64288" calcext:value-type="float">
            <text:p>1456447365.64288</text:p>
          </table:table-cell>
          <table:table-cell table:formula="of:=[.B473]-[.G473]" office:value-type="float" office:value="9.15375518798828" calcext:value-type="float">
            <text:p>9.153755188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447374.80931" calcext:value-type="float">
            <text:p>1456447374.80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6537" calcext:value-type="float">
            <text:p>1456447365.6537</text:p>
          </table:table-cell>
          <table:table-cell table:formula="of:=[.B474]-[.G474]" office:value-type="float" office:value="9.15561103820801" calcext:value-type="float">
            <text:p>9.155611038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447374.82183" calcext:value-type="float">
            <text:p>1456447374.821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6645" calcext:value-type="float">
            <text:p>1456447365.6645</text:p>
          </table:table-cell>
          <table:table-cell table:formula="of:=[.B475]-[.G475]" office:value-type="float" office:value="9.15732741355896" calcext:value-type="float">
            <text:p>9.1573274136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447374.83448" calcext:value-type="float">
            <text:p>1456447374.834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67531" calcext:value-type="float">
            <text:p>1456447365.67531</text:p>
          </table:table-cell>
          <table:table-cell table:formula="of:=[.B476]-[.G476]" office:value-type="float" office:value="9.15917587280273" calcext:value-type="float">
            <text:p>9.1591758728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447374.84709" calcext:value-type="float">
            <text:p>1456447374.847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68611" calcext:value-type="float">
            <text:p>1456447365.68611</text:p>
          </table:table-cell>
          <table:table-cell table:formula="of:=[.B477]-[.G477]" office:value-type="float" office:value="9.16098690032959" calcext:value-type="float">
            <text:p>9.1609869003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447374.85969" calcext:value-type="float">
            <text:p>1456447374.859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69691" calcext:value-type="float">
            <text:p>1456447365.69691</text:p>
          </table:table-cell>
          <table:table-cell table:formula="of:=[.B478]-[.G478]" office:value-type="float" office:value="9.16277813911438" calcext:value-type="float">
            <text:p>9.1627781391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447374.87241" calcext:value-type="float">
            <text:p>1456447374.872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70771" calcext:value-type="float">
            <text:p>1456447365.70771</text:p>
          </table:table-cell>
          <table:table-cell table:formula="of:=[.B479]-[.G479]" office:value-type="float" office:value="9.1646990776062" calcext:value-type="float">
            <text:p>9.1646990776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447374.88512" calcext:value-type="float">
            <text:p>1456447374.885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71852" calcext:value-type="float">
            <text:p>1456447365.71852</text:p>
          </table:table-cell>
          <table:table-cell table:formula="of:=[.B480]-[.G480]" office:value-type="float" office:value="9.16660165786743" calcext:value-type="float">
            <text:p>9.166601657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447374.89767" calcext:value-type="float">
            <text:p>1456447374.897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72933" calcext:value-type="float">
            <text:p>1456447365.72933</text:p>
          </table:table-cell>
          <table:table-cell table:formula="of:=[.B481]-[.G481]" office:value-type="float" office:value="9.1683361530304" calcext:value-type="float">
            <text:p>9.168336153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447374.91022" calcext:value-type="float">
            <text:p>1456447374.910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74021" calcext:value-type="float">
            <text:p>1456447365.74021</text:p>
          </table:table-cell>
          <table:table-cell table:formula="of:=[.B482]-[.G482]" office:value-type="float" office:value="9.17000460624695" calcext:value-type="float">
            <text:p>9.170004606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447374.92288" calcext:value-type="float">
            <text:p>1456447374.922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75109" calcext:value-type="float">
            <text:p>1456447365.75109</text:p>
          </table:table-cell>
          <table:table-cell table:formula="of:=[.B483]-[.G483]" office:value-type="float" office:value="9.1717894077301" calcext:value-type="float">
            <text:p>9.171789407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447374.93546" calcext:value-type="float">
            <text:p>1456447374.935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76197" calcext:value-type="float">
            <text:p>1456447365.76197</text:p>
          </table:table-cell>
          <table:table-cell table:formula="of:=[.B484]-[.G484]" office:value-type="float" office:value="9.17348957061768" calcext:value-type="float">
            <text:p>9.1734895706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447374.94806" calcext:value-type="float">
            <text:p>1456447374.948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77286" calcext:value-type="float">
            <text:p>1456447365.77286</text:p>
          </table:table-cell>
          <table:table-cell table:formula="of:=[.B485]-[.G485]" office:value-type="float" office:value="9.17520403862" calcext:value-type="float">
            <text:p>9.1752040386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447374.96073" calcext:value-type="float">
            <text:p>1456447374.960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78372" calcext:value-type="float">
            <text:p>1456447365.78372</text:p>
          </table:table-cell>
          <table:table-cell table:formula="of:=[.B486]-[.G486]" office:value-type="float" office:value="9.17700576782227" calcext:value-type="float">
            <text:p>9.177005767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447374.97331" calcext:value-type="float">
            <text:p>1456447374.973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79455" calcext:value-type="float">
            <text:p>1456447365.79455</text:p>
          </table:table-cell>
          <table:table-cell table:formula="of:=[.B487]-[.G487]" office:value-type="float" office:value="9.17876148223877" calcext:value-type="float">
            <text:p>9.1787614822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447374.98599" calcext:value-type="float">
            <text:p>1456447374.985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80536" calcext:value-type="float">
            <text:p>1456447365.80536</text:p>
          </table:table-cell>
          <table:table-cell table:formula="of:=[.B488]-[.G488]" office:value-type="float" office:value="9.18062877655029" calcext:value-type="float">
            <text:p>9.1806287766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447374.9987" calcext:value-type="float">
            <text:p>1456447374.99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81616" calcext:value-type="float">
            <text:p>1456447365.81616</text:p>
          </table:table-cell>
          <table:table-cell table:formula="of:=[.B489]-[.G489]" office:value-type="float" office:value="9.18253779411316" calcext:value-type="float">
            <text:p>9.1825377941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447375.01131" calcext:value-type="float">
            <text:p>1456447375.011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82697" calcext:value-type="float">
            <text:p>1456447365.82697</text:p>
          </table:table-cell>
          <table:table-cell table:formula="of:=[.B490]-[.G490]" office:value-type="float" office:value="9.18434047698975" calcext:value-type="float">
            <text:p>9.184340477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447375.02389" calcext:value-type="float">
            <text:p>1456447375.023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83777" calcext:value-type="float">
            <text:p>1456447365.83777</text:p>
          </table:table-cell>
          <table:table-cell table:formula="of:=[.B491]-[.G491]" office:value-type="float" office:value="9.18612551689148" calcext:value-type="float">
            <text:p>9.1861255169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447375.03645" calcext:value-type="float">
            <text:p>1456447375.036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84857" calcext:value-type="float">
            <text:p>1456447365.84857</text:p>
          </table:table-cell>
          <table:table-cell table:formula="of:=[.B492]-[.G492]" office:value-type="float" office:value="9.18787622451782" calcext:value-type="float">
            <text:p>9.1878762245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447375.04935" calcext:value-type="float">
            <text:p>1456447375.049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85937" calcext:value-type="float">
            <text:p>1456447365.85937</text:p>
          </table:table-cell>
          <table:table-cell table:formula="of:=[.B493]-[.G493]" office:value-type="float" office:value="9.18998003005981" calcext:value-type="float">
            <text:p>9.1899800301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6447375.05289" calcext:value-type="float">
            <text:p>1456447375.052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87028" calcext:value-type="float">
            <text:p>1456447365.87028</text:p>
          </table:table-cell>
          <table:table-cell table:formula="of:=[.B494]-[.G494]" office:value-type="float" office:value="9.18260526657105" calcext:value-type="float">
            <text:p>9.1826052666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6447375.05642" calcext:value-type="float">
            <text:p>1456447375.056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88112" calcext:value-type="float">
            <text:p>1456447365.88112</text:p>
          </table:table-cell>
          <table:table-cell table:formula="of:=[.B495]-[.G495]" office:value-type="float" office:value="9.1752941608429" calcext:value-type="float">
            <text:p>9.1752941608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6447375.05994" calcext:value-type="float">
            <text:p>1456447375.059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89201" calcext:value-type="float">
            <text:p>1456447365.89201</text:p>
          </table:table-cell>
          <table:table-cell table:formula="of:=[.B496]-[.G496]" office:value-type="float" office:value="9.16793012619019" calcext:value-type="float">
            <text:p>9.1679301262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6447375.06346" calcext:value-type="float">
            <text:p>1456447375.063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90283" calcext:value-type="float">
            <text:p>1456447365.90283</text:p>
          </table:table-cell>
          <table:table-cell table:formula="of:=[.B497]-[.G497]" office:value-type="float" office:value="9.16062521934509" calcext:value-type="float">
            <text:p>9.1606252193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6447375.06698" calcext:value-type="float">
            <text:p>1456447375.066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91364" calcext:value-type="float">
            <text:p>1456447365.91364</text:p>
          </table:table-cell>
          <table:table-cell table:formula="of:=[.B498]-[.G498]" office:value-type="float" office:value="9.15334320068359" calcext:value-type="float">
            <text:p>9.1533432007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6447375.0705" calcext:value-type="float">
            <text:p>1456447375.07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92446" calcext:value-type="float">
            <text:p>1456447365.92446</text:p>
          </table:table-cell>
          <table:table-cell table:formula="of:=[.B499]-[.G499]" office:value-type="float" office:value="9.14604711532593" calcext:value-type="float">
            <text:p>9.1460471153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6447375.07403" calcext:value-type="float">
            <text:p>1456447375.074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93526" calcext:value-type="float">
            <text:p>1456447365.93526</text:p>
          </table:table-cell>
          <table:table-cell table:formula="of:=[.B500]-[.G500]" office:value-type="float" office:value="9.13876891136169" calcext:value-type="float">
            <text:p>9.1387689114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6447375.07756" calcext:value-type="float">
            <text:p>1456447375.077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94606" calcext:value-type="float">
            <text:p>1456447365.94606</text:p>
          </table:table-cell>
          <table:table-cell table:formula="of:=[.B501]-[.G501]" office:value-type="float" office:value="9.1315004825592" calcext:value-type="float">
            <text:p>9.1315004826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6447375.08108" calcext:value-type="float">
            <text:p>1456447375.081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95686" calcext:value-type="float">
            <text:p>1456447365.95686</text:p>
          </table:table-cell>
          <table:table-cell table:formula="of:=[.B502]-[.G502]" office:value-type="float" office:value="9.12422204017639" calcext:value-type="float">
            <text:p>9.1242220402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6447375.08461" calcext:value-type="float">
            <text:p>1456447375.084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96767" calcext:value-type="float">
            <text:p>1456447365.96767</text:p>
          </table:table-cell>
          <table:table-cell table:formula="of:=[.B503]-[.G503]" office:value-type="float" office:value="9.11693477630615" calcext:value-type="float">
            <text:p>9.116934776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6447375.08814" calcext:value-type="float">
            <text:p>1456447375.088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97848" calcext:value-type="float">
            <text:p>1456447365.97848</text:p>
          </table:table-cell>
          <table:table-cell table:formula="of:=[.B504]-[.G504]" office:value-type="float" office:value="9.10965847969055" calcext:value-type="float">
            <text:p>9.1096584797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6447375.09165" calcext:value-type="float">
            <text:p>1456447375.091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5.98937" calcext:value-type="float">
            <text:p>1456447365.98937</text:p>
          </table:table-cell>
          <table:table-cell table:formula="of:=[.B505]-[.G505]" office:value-type="float" office:value="9.10227680206299" calcext:value-type="float">
            <text:p>9.1022768021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6447375.09519" calcext:value-type="float">
            <text:p>1456447375.095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0032" calcext:value-type="float">
            <text:p>1456447366.00032</text:p>
          </table:table-cell>
          <table:table-cell table:formula="of:=[.B506]-[.G506]" office:value-type="float" office:value="9.09486722946167" calcext:value-type="float">
            <text:p>9.0948672295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6447375.09871" calcext:value-type="float">
            <text:p>1456447375.098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11" calcext:value-type="float">
            <text:p>1456447366.011</text:p>
          </table:table-cell>
          <table:table-cell table:formula="of:=[.B507]-[.G507]" office:value-type="float" office:value="9.0877091884613" calcext:value-type="float">
            <text:p>9.0877091885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6447375.10234" calcext:value-type="float">
            <text:p>1456447375.102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2134" calcext:value-type="float">
            <text:p>1456447366.02134</text:p>
          </table:table-cell>
          <table:table-cell table:formula="of:=[.B508]-[.G508]" office:value-type="float" office:value="9.0810022354126" calcext:value-type="float">
            <text:p>9.0810022354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6447375.11268" calcext:value-type="float">
            <text:p>1456447375.112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3166" calcext:value-type="float">
            <text:p>1456447366.03166</text:p>
          </table:table-cell>
          <table:table-cell table:formula="of:=[.B509]-[.G509]" office:value-type="float" office:value="9.08101773262024" calcext:value-type="float">
            <text:p>9.081017732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6447375.1231" calcext:value-type="float">
            <text:p>1456447375.12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4198" calcext:value-type="float">
            <text:p>1456447366.04198</text:p>
          </table:table-cell>
          <table:table-cell table:formula="of:=[.B510]-[.G510]" office:value-type="float" office:value="9.08111715316772" calcext:value-type="float">
            <text:p>9.081117153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6447375.13346" calcext:value-type="float">
            <text:p>1456447375.133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523" calcext:value-type="float">
            <text:p>1456447366.0523</text:p>
          </table:table-cell>
          <table:table-cell table:formula="of:=[.B511]-[.G511]" office:value-type="float" office:value="9.08116412162781" calcext:value-type="float">
            <text:p>9.0811641216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6447375.14381" calcext:value-type="float">
            <text:p>1456447375.143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6262" calcext:value-type="float">
            <text:p>1456447366.06262</text:p>
          </table:table-cell>
          <table:table-cell table:formula="of:=[.B512]-[.G512]" office:value-type="float" office:value="9.08119964599609" calcext:value-type="float">
            <text:p>9.081199646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6447375.15404" calcext:value-type="float">
            <text:p>1456447375.154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7293" calcext:value-type="float">
            <text:p>1456447366.07293</text:p>
          </table:table-cell>
          <table:table-cell table:formula="of:=[.B513]-[.G513]" office:value-type="float" office:value="9.08111095428467" calcext:value-type="float">
            <text:p>9.081110954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6447375.16434" calcext:value-type="float">
            <text:p>1456447375.164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8325" calcext:value-type="float">
            <text:p>1456447366.08325</text:p>
          </table:table-cell>
          <table:table-cell table:formula="of:=[.B514]-[.G514]" office:value-type="float" office:value="9.08109140396118" calcext:value-type="float">
            <text:p>9.081091404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6447375.17467" calcext:value-type="float">
            <text:p>1456447375.174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09359" calcext:value-type="float">
            <text:p>1456447366.09359</text:p>
          </table:table-cell>
          <table:table-cell table:formula="of:=[.B515]-[.G515]" office:value-type="float" office:value="9.08107399940491" calcext:value-type="float">
            <text:p>9.0810739994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6447375.185" calcext:value-type="float">
            <text:p>1456447375.1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0396" calcext:value-type="float">
            <text:p>1456447366.10396</text:p>
          </table:table-cell>
          <table:table-cell table:formula="of:=[.B516]-[.G516]" office:value-type="float" office:value="9.08104562759399" calcext:value-type="float">
            <text:p>9.0810456276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6447375.19536" calcext:value-type="float">
            <text:p>1456447375.195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1437" calcext:value-type="float">
            <text:p>1456447366.11437</text:p>
          </table:table-cell>
          <table:table-cell table:formula="of:=[.B517]-[.G517]" office:value-type="float" office:value="9.08098030090332" calcext:value-type="float">
            <text:p>9.0809803009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6447375.20563" calcext:value-type="float">
            <text:p>1456447375.205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248" calcext:value-type="float">
            <text:p>1456447366.1248</text:p>
          </table:table-cell>
          <table:table-cell table:formula="of:=[.B518]-[.G518]" office:value-type="float" office:value="9.08083176612854" calcext:value-type="float">
            <text:p>9.080831766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6447375.21596" calcext:value-type="float">
            <text:p>1456447375.215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3519" calcext:value-type="float">
            <text:p>1456447366.13519</text:p>
          </table:table-cell>
          <table:table-cell table:formula="of:=[.B519]-[.G519]" office:value-type="float" office:value="9.08077454566956" calcext:value-type="float">
            <text:p>9.0807745457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6447375.22629" calcext:value-type="float">
            <text:p>1456447375.226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4552" calcext:value-type="float">
            <text:p>1456447366.14552</text:p>
          </table:table-cell>
          <table:table-cell table:formula="of:=[.B520]-[.G520]" office:value-type="float" office:value="9.08076810836792" calcext:value-type="float">
            <text:p>9.080768108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6447375.23667" calcext:value-type="float">
            <text:p>1456447375.236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5586" calcext:value-type="float">
            <text:p>1456447366.15586</text:p>
          </table:table-cell>
          <table:table-cell table:formula="of:=[.B521]-[.G521]" office:value-type="float" office:value="9.08080983161926" calcext:value-type="float">
            <text:p>9.080809831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6447375.24738" calcext:value-type="float">
            <text:p>1456447375.247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6618" calcext:value-type="float">
            <text:p>1456447366.16618</text:p>
          </table:table-cell>
          <table:table-cell table:formula="of:=[.B522]-[.G522]" office:value-type="float" office:value="9.08120250701904" calcext:value-type="float">
            <text:p>9.081202507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6447375.25742" calcext:value-type="float">
            <text:p>1456447375.257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765" calcext:value-type="float">
            <text:p>1456447366.1765</text:p>
          </table:table-cell>
          <table:table-cell table:formula="of:=[.B523]-[.G523]" office:value-type="float" office:value="9.08091974258423" calcext:value-type="float">
            <text:p>9.080919742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6447375.26773" calcext:value-type="float">
            <text:p>1456447375.267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8681" calcext:value-type="float">
            <text:p>1456447366.18681</text:p>
          </table:table-cell>
          <table:table-cell table:formula="of:=[.B524]-[.G524]" office:value-type="float" office:value="9.08091735839844" calcext:value-type="float">
            <text:p>9.0809173584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6447375.27801" calcext:value-type="float">
            <text:p>1456447375.278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19713" calcext:value-type="float">
            <text:p>1456447366.19713</text:p>
          </table:table-cell>
          <table:table-cell table:formula="of:=[.B525]-[.G525]" office:value-type="float" office:value="9.08088064193726" calcext:value-type="float">
            <text:p>9.0808806419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6447375.28827" calcext:value-type="float">
            <text:p>1456447375.288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20748" calcext:value-type="float">
            <text:p>1456447366.20748</text:p>
          </table:table-cell>
          <table:table-cell table:formula="of:=[.B526]-[.G526]" office:value-type="float" office:value="9.08078956604004" calcext:value-type="float">
            <text:p>9.08078956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6447375.29859" calcext:value-type="float">
            <text:p>1456447375.298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21781" calcext:value-type="float">
            <text:p>1456447366.21781</text:p>
          </table:table-cell>
          <table:table-cell table:formula="of:=[.B527]-[.G527]" office:value-type="float" office:value="9.08078098297119" calcext:value-type="float">
            <text:p>9.080780983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6447375.30899" calcext:value-type="float">
            <text:p>1456447375.308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22814" calcext:value-type="float">
            <text:p>1456447366.22814</text:p>
          </table:table-cell>
          <table:table-cell table:formula="of:=[.B528]-[.G528]" office:value-type="float" office:value="9.0808482170105" calcext:value-type="float">
            <text:p>9.08084821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6447375.31931" calcext:value-type="float">
            <text:p>1456447375.31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23853" calcext:value-type="float">
            <text:p>1456447366.23853</text:p>
          </table:table-cell>
          <table:table-cell table:formula="of:=[.B529]-[.G529]" office:value-type="float" office:value="9.08078694343567" calcext:value-type="float">
            <text:p>9.0807869434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6447375.3296" calcext:value-type="float">
            <text:p>1456447375.32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24896" calcext:value-type="float">
            <text:p>1456447366.24896</text:p>
          </table:table-cell>
          <table:table-cell table:formula="of:=[.B530]-[.G530]" office:value-type="float" office:value="9.08063340187073" calcext:value-type="float">
            <text:p>9.0806334019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6447375.33988" calcext:value-type="float">
            <text:p>1456447375.339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25941" calcext:value-type="float">
            <text:p>1456447366.25941</text:p>
          </table:table-cell>
          <table:table-cell table:formula="of:=[.B531]-[.G531]" office:value-type="float" office:value="9.08047008514404" calcext:value-type="float">
            <text:p>9.080470085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6447375.35022" calcext:value-type="float">
            <text:p>1456447375.350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26976" calcext:value-type="float">
            <text:p>1456447366.26976</text:p>
          </table:table-cell>
          <table:table-cell table:formula="of:=[.B532]-[.G532]" office:value-type="float" office:value="9.08045339584351" calcext:value-type="float">
            <text:p>9.0804533958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6447375.36054" calcext:value-type="float">
            <text:p>1456447375.360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2801" calcext:value-type="float">
            <text:p>1456447366.2801</text:p>
          </table:table-cell>
          <table:table-cell table:formula="of:=[.B533]-[.G533]" office:value-type="float" office:value="9.08044075965881" calcext:value-type="float">
            <text:p>9.0804407597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6447375.37099" calcext:value-type="float">
            <text:p>1456447375.370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29043" calcext:value-type="float">
            <text:p>1456447366.29043</text:p>
          </table:table-cell>
          <table:table-cell table:formula="of:=[.B534]-[.G534]" office:value-type="float" office:value="9.08056569099426" calcext:value-type="float">
            <text:p>9.080565691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6447375.38136" calcext:value-type="float">
            <text:p>1456447375.381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0081" calcext:value-type="float">
            <text:p>1456447366.30081</text:p>
          </table:table-cell>
          <table:table-cell table:formula="of:=[.B535]-[.G535]" office:value-type="float" office:value="9.08054780960083" calcext:value-type="float">
            <text:p>9.0805478096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6447375.39187" calcext:value-type="float">
            <text:p>1456447375.391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1109" calcext:value-type="float">
            <text:p>1456447366.31109</text:p>
          </table:table-cell>
          <table:table-cell table:formula="of:=[.B536]-[.G536]" office:value-type="float" office:value="9.08078503608704" calcext:value-type="float">
            <text:p>9.0807850361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6447375.4019" calcext:value-type="float">
            <text:p>1456447375.40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214" calcext:value-type="float">
            <text:p>1456447366.3214</text:p>
          </table:table-cell>
          <table:table-cell table:formula="of:=[.B537]-[.G537]" office:value-type="float" office:value="9.08049893379211" calcext:value-type="float">
            <text:p>9.0804989338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6447375.41219" calcext:value-type="float">
            <text:p>1456447375.412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3172" calcext:value-type="float">
            <text:p>1456447366.33172</text:p>
          </table:table-cell>
          <table:table-cell table:formula="of:=[.B538]-[.G538]" office:value-type="float" office:value="9.08046722412109" calcext:value-type="float">
            <text:p>9.0804672241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6447375.42255" calcext:value-type="float">
            <text:p>1456447375.422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4204" calcext:value-type="float">
            <text:p>1456447366.34204</text:p>
          </table:table-cell>
          <table:table-cell table:formula="of:=[.B539]-[.G539]" office:value-type="float" office:value="9.08051228523254" calcext:value-type="float">
            <text:p>9.080512285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6447375.43293" calcext:value-type="float">
            <text:p>1456447375.432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5237" calcext:value-type="float">
            <text:p>1456447366.35237</text:p>
          </table:table-cell>
          <table:table-cell table:formula="of:=[.B540]-[.G540]" office:value-type="float" office:value="9.08055377006531" calcext:value-type="float">
            <text:p>9.0805537701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6447375.44326" calcext:value-type="float">
            <text:p>1456447375.443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6288" calcext:value-type="float">
            <text:p>1456447366.36288</text:p>
          </table:table-cell>
          <table:table-cell table:formula="of:=[.B541]-[.G541]" office:value-type="float" office:value="9.08037638664246" calcext:value-type="float">
            <text:p>9.0803763866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6447375.45357" calcext:value-type="float">
            <text:p>1456447375.453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7328" calcext:value-type="float">
            <text:p>1456447366.37328</text:p>
          </table:table-cell>
          <table:table-cell table:formula="of:=[.B542]-[.G542]" office:value-type="float" office:value="9.08028268814087" calcext:value-type="float">
            <text:p>9.0802826881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6447375.46384" calcext:value-type="float">
            <text:p>1456447375.463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8371" calcext:value-type="float">
            <text:p>1456447366.38371</text:p>
          </table:table-cell>
          <table:table-cell table:formula="of:=[.B543]-[.G543]" office:value-type="float" office:value="9.08013296127319" calcext:value-type="float">
            <text:p>9.0801329613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6447375.47417" calcext:value-type="float">
            <text:p>1456447375.474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39409" calcext:value-type="float">
            <text:p>1456447366.39409</text:p>
          </table:table-cell>
          <table:table-cell table:formula="of:=[.B544]-[.G544]" office:value-type="float" office:value="9.08007454872131" calcext:value-type="float">
            <text:p>9.0800745487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6447375.48448" calcext:value-type="float">
            <text:p>1456447375.484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0443" calcext:value-type="float">
            <text:p>1456447366.40443</text:p>
          </table:table-cell>
          <table:table-cell table:formula="of:=[.B545]-[.G545]" office:value-type="float" office:value="9.08004927635193" calcext:value-type="float">
            <text:p>9.0800492764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6447375.49495" calcext:value-type="float">
            <text:p>1456447375.494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1476" calcext:value-type="float">
            <text:p>1456447366.41476</text:p>
          </table:table-cell>
          <table:table-cell table:formula="of:=[.B546]-[.G546]" office:value-type="float" office:value="9.08019042015076" calcext:value-type="float">
            <text:p>9.080190420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6447375.50529" calcext:value-type="float">
            <text:p>1456447375.505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2508" calcext:value-type="float">
            <text:p>1456447366.42508</text:p>
          </table:table-cell>
          <table:table-cell table:formula="of:=[.B547]-[.G547]" office:value-type="float" office:value="9.08021092414856" calcext:value-type="float">
            <text:p>9.0802109241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6447375.51557" calcext:value-type="float">
            <text:p>1456447375.515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3539" calcext:value-type="float">
            <text:p>1456447366.43539</text:p>
          </table:table-cell>
          <table:table-cell table:formula="of:=[.B548]-[.G548]" office:value-type="float" office:value="9.08017158508301" calcext:value-type="float">
            <text:p>9.0801715851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6447375.52581" calcext:value-type="float">
            <text:p>1456447375.525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4571" calcext:value-type="float">
            <text:p>1456447366.44571</text:p>
          </table:table-cell>
          <table:table-cell table:formula="of:=[.B549]-[.G549]" office:value-type="float" office:value="9.08010315895081" calcext:value-type="float">
            <text:p>9.080103159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6447375.53612" calcext:value-type="float">
            <text:p>1456447375.536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5602" calcext:value-type="float">
            <text:p>1456447366.45602</text:p>
          </table:table-cell>
          <table:table-cell table:formula="of:=[.B550]-[.G550]" office:value-type="float" office:value="9.08009386062622" calcext:value-type="float">
            <text:p>9.080093860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6447375.54661" calcext:value-type="float">
            <text:p>1456447375.546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6634" calcext:value-type="float">
            <text:p>1456447366.46634</text:p>
          </table:table-cell>
          <table:table-cell table:formula="of:=[.B551]-[.G551]" office:value-type="float" office:value="9.08026838302612" calcext:value-type="float">
            <text:p>9.080268383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6447375.55684" calcext:value-type="float">
            <text:p>1456447375.556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7666" calcext:value-type="float">
            <text:p>1456447366.47666</text:p>
          </table:table-cell>
          <table:table-cell table:formula="of:=[.B552]-[.G552]" office:value-type="float" office:value="9.0801854133606" calcext:value-type="float">
            <text:p>9.0801854134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6447375.56716" calcext:value-type="float">
            <text:p>1456447375.567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8723" calcext:value-type="float">
            <text:p>1456447366.48723</text:p>
          </table:table-cell>
          <table:table-cell table:formula="of:=[.B553]-[.G553]" office:value-type="float" office:value="9.0799298286438" calcext:value-type="float">
            <text:p>9.0799298286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6447375.57743" calcext:value-type="float">
            <text:p>1456447375.577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49766" calcext:value-type="float">
            <text:p>1456447366.49766</text:p>
          </table:table-cell>
          <table:table-cell table:formula="of:=[.B554]-[.G554]" office:value-type="float" office:value="9.07976937294006" calcext:value-type="float">
            <text:p>9.0797693729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6447375.58775" calcext:value-type="float">
            <text:p>1456447375.587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5081" calcext:value-type="float">
            <text:p>1456447366.5081</text:p>
          </table:table-cell>
          <table:table-cell table:formula="of:=[.B555]-[.G555]" office:value-type="float" office:value="9.07965064048767" calcext:value-type="float">
            <text:p>9.079650640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6447375.59812" calcext:value-type="float">
            <text:p>1456447375.598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51845" calcext:value-type="float">
            <text:p>1456447366.51845</text:p>
          </table:table-cell>
          <table:table-cell table:formula="of:=[.B556]-[.G556]" office:value-type="float" office:value="9.07967472076416" calcext:value-type="float">
            <text:p>9.0796747208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6447375.60842" calcext:value-type="float">
            <text:p>1456447375.608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52877" calcext:value-type="float">
            <text:p>1456447366.52877</text:p>
          </table:table-cell>
          <table:table-cell table:formula="of:=[.B557]-[.G557]" office:value-type="float" office:value="9.07964754104614" calcext:value-type="float">
            <text:p>9.07964754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6447375.61881" calcext:value-type="float">
            <text:p>1456447375.618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53909" calcext:value-type="float">
            <text:p>1456447366.53909</text:p>
          </table:table-cell>
          <table:table-cell table:formula="of:=[.B558]-[.G558]" office:value-type="float" office:value="9.07972240447998" calcext:value-type="float">
            <text:p>9.0797224045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6447375.6292" calcext:value-type="float">
            <text:p>1456447375.62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54941" calcext:value-type="float">
            <text:p>1456447366.54941</text:p>
          </table:table-cell>
          <table:table-cell table:formula="of:=[.B559]-[.G559]" office:value-type="float" office:value="9.07978868484497" calcext:value-type="float">
            <text:p>9.079788684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6447375.63957" calcext:value-type="float">
            <text:p>1456447375.639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55973" calcext:value-type="float">
            <text:p>1456447366.55973</text:p>
          </table:table-cell>
          <table:table-cell table:formula="of:=[.B560]-[.G560]" office:value-type="float" office:value="9.07983732223511" calcext:value-type="float">
            <text:p>9.0798373222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6447375.64975" calcext:value-type="float">
            <text:p>1456447375.649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57005" calcext:value-type="float">
            <text:p>1456447366.57005</text:p>
          </table:table-cell>
          <table:table-cell table:formula="of:=[.B561]-[.G561]" office:value-type="float" office:value="9.07970380783081" calcext:value-type="float">
            <text:p>9.0797038078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6447375.66011" calcext:value-type="float">
            <text:p>1456447375.660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58036" calcext:value-type="float">
            <text:p>1456447366.58036</text:p>
          </table:table-cell>
          <table:table-cell table:formula="of:=[.B562]-[.G562]" office:value-type="float" office:value="9.07975149154663" calcext:value-type="float">
            <text:p>9.0797514915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6447375.67045" calcext:value-type="float">
            <text:p>1456447375.670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59068" calcext:value-type="float">
            <text:p>1456447366.59068</text:p>
          </table:table-cell>
          <table:table-cell table:formula="of:=[.B563]-[.G563]" office:value-type="float" office:value="9.07976961135864" calcext:value-type="float">
            <text:p>9.0797696114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6447375.6808" calcext:value-type="float">
            <text:p>1456447375.68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0096" calcext:value-type="float">
            <text:p>1456447366.60096</text:p>
          </table:table-cell>
          <table:table-cell table:formula="of:=[.B564]-[.G564]" office:value-type="float" office:value="9.0798351764679" calcext:value-type="float">
            <text:p>9.0798351765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6447375.69104" calcext:value-type="float">
            <text:p>1456447375.691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1133" calcext:value-type="float">
            <text:p>1456447366.61133</text:p>
          </table:table-cell>
          <table:table-cell table:formula="of:=[.B565]-[.G565]" office:value-type="float" office:value="9.07971167564392" calcext:value-type="float">
            <text:p>9.0797116756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6447375.70135" calcext:value-type="float">
            <text:p>1456447375.701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2171" calcext:value-type="float">
            <text:p>1456447366.62171</text:p>
          </table:table-cell>
          <table:table-cell table:formula="of:=[.B566]-[.G566]" office:value-type="float" office:value="9.07963347434998" calcext:value-type="float">
            <text:p>9.0796334743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6447375.71169" calcext:value-type="float">
            <text:p>1456447375.711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3211" calcext:value-type="float">
            <text:p>1456447366.63211</text:p>
          </table:table-cell>
          <table:table-cell table:formula="of:=[.B567]-[.G567]" office:value-type="float" office:value="9.07957577705383" calcext:value-type="float">
            <text:p>9.0795757771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6447375.72201" calcext:value-type="float">
            <text:p>1456447375.722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4245" calcext:value-type="float">
            <text:p>1456447366.64245</text:p>
          </table:table-cell>
          <table:table-cell table:formula="of:=[.B568]-[.G568]" office:value-type="float" office:value="9.0795521736145" calcext:value-type="float">
            <text:p>9.0795521736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6447375.73234" calcext:value-type="float">
            <text:p>1456447375.732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5274" calcext:value-type="float">
            <text:p>1456447366.65274</text:p>
          </table:table-cell>
          <table:table-cell table:formula="of:=[.B569]-[.G569]" office:value-type="float" office:value="9.07959342002869" calcext:value-type="float">
            <text:p>9.07959342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6447375.74272" calcext:value-type="float">
            <text:p>1456447375.742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6307" calcext:value-type="float">
            <text:p>1456447366.66307</text:p>
          </table:table-cell>
          <table:table-cell table:formula="of:=[.B570]-[.G570]" office:value-type="float" office:value="9.07965517044067" calcext:value-type="float">
            <text:p>9.0796551704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6447375.7531" calcext:value-type="float">
            <text:p>1456447375.75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7339" calcext:value-type="float">
            <text:p>1456447366.67339</text:p>
          </table:table-cell>
          <table:table-cell table:formula="of:=[.B571]-[.G571]" office:value-type="float" office:value="9.07971358299255" calcext:value-type="float">
            <text:p>9.07971358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6447375.76343" calcext:value-type="float">
            <text:p>1456447375.763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837" calcext:value-type="float">
            <text:p>1456447366.6837</text:p>
          </table:table-cell>
          <table:table-cell table:formula="of:=[.B572]-[.G572]" office:value-type="float" office:value="9.07972645759583" calcext:value-type="float">
            <text:p>9.0797264576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6447375.77375" calcext:value-type="float">
            <text:p>1456447375.773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69402" calcext:value-type="float">
            <text:p>1456447366.69402</text:p>
          </table:table-cell>
          <table:table-cell table:formula="of:=[.B573]-[.G573]" office:value-type="float" office:value="9.07972884178162" calcext:value-type="float">
            <text:p>9.0797288418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6447375.78399" calcext:value-type="float">
            <text:p>1456447375.783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0434" calcext:value-type="float">
            <text:p>1456447366.70434</text:p>
          </table:table-cell>
          <table:table-cell table:formula="of:=[.B574]-[.G574]" office:value-type="float" office:value="9.07965588569641" calcext:value-type="float">
            <text:p>9.0796558857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6447375.79438" calcext:value-type="float">
            <text:p>1456447375.794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1465" calcext:value-type="float">
            <text:p>1456447366.71465</text:p>
          </table:table-cell>
          <table:table-cell table:formula="of:=[.B575]-[.G575]" office:value-type="float" office:value="9.07972502708435" calcext:value-type="float">
            <text:p>9.0797250271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6447375.80465" calcext:value-type="float">
            <text:p>1456447375.804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2502" calcext:value-type="float">
            <text:p>1456447366.72502</text:p>
          </table:table-cell>
          <table:table-cell table:formula="of:=[.B576]-[.G576]" office:value-type="float" office:value="9.07962727546692" calcext:value-type="float">
            <text:p>9.079627275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6447375.81498" calcext:value-type="float">
            <text:p>1456447375.814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3546" calcext:value-type="float">
            <text:p>1456447366.73546</text:p>
          </table:table-cell>
          <table:table-cell table:formula="of:=[.B577]-[.G577]" office:value-type="float" office:value="9.07952642440796" calcext:value-type="float">
            <text:p>9.079526424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6447375.82527" calcext:value-type="float">
            <text:p>1456447375.825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459" calcext:value-type="float">
            <text:p>1456447366.7459</text:p>
          </table:table-cell>
          <table:table-cell table:formula="of:=[.B578]-[.G578]" office:value-type="float" office:value="9.07937335968018" calcext:value-type="float">
            <text:p>9.079373359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6447375.83559" calcext:value-type="float">
            <text:p>1456447375.835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563" calcext:value-type="float">
            <text:p>1456447366.7563</text:p>
          </table:table-cell>
          <table:table-cell table:formula="of:=[.B579]-[.G579]" office:value-type="float" office:value="9.07929253578186" calcext:value-type="float">
            <text:p>9.0792925358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6447375.84592" calcext:value-type="float">
            <text:p>1456447375.845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6668" calcext:value-type="float">
            <text:p>1456447366.76668</text:p>
          </table:table-cell>
          <table:table-cell table:formula="of:=[.B580]-[.G580]" office:value-type="float" office:value="9.07924604415894" calcext:value-type="float">
            <text:p>9.0792460442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6447375.85625" calcext:value-type="float">
            <text:p>1456447375.856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771" calcext:value-type="float">
            <text:p>1456447366.7771</text:p>
          </table:table-cell>
          <table:table-cell table:formula="of:=[.B581]-[.G581]" office:value-type="float" office:value="9.07915782928467" calcext:value-type="float">
            <text:p>9.079157829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6447375.86666" calcext:value-type="float">
            <text:p>1456447375.866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8745" calcext:value-type="float">
            <text:p>1456447366.78745</text:p>
          </table:table-cell>
          <table:table-cell table:formula="of:=[.B582]-[.G582]" office:value-type="float" office:value="9.07921099662781" calcext:value-type="float">
            <text:p>9.079210996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6447375.87706" calcext:value-type="float">
            <text:p>1456447375.877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79778" calcext:value-type="float">
            <text:p>1456447366.79778</text:p>
          </table:table-cell>
          <table:table-cell table:formula="of:=[.B583]-[.G583]" office:value-type="float" office:value="9.0792727470398" calcext:value-type="float">
            <text:p>9.079272747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6447375.8874" calcext:value-type="float">
            <text:p>1456447375.88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80811" calcext:value-type="float">
            <text:p>1456447366.80811</text:p>
          </table:table-cell>
          <table:table-cell table:formula="of:=[.B584]-[.G584]" office:value-type="float" office:value="9.07929134368897" calcext:value-type="float">
            <text:p>9.0792913437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6447375.89768" calcext:value-type="float">
            <text:p>1456447375.897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81842" calcext:value-type="float">
            <text:p>1456447366.81842</text:p>
          </table:table-cell>
          <table:table-cell table:formula="of:=[.B585]-[.G585]" office:value-type="float" office:value="9.07925987243652" calcext:value-type="float">
            <text:p>9.0792598724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6447375.90793" calcext:value-type="float">
            <text:p>1456447375.907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82874" calcext:value-type="float">
            <text:p>1456447366.82874</text:p>
          </table:table-cell>
          <table:table-cell table:formula="of:=[.B586]-[.G586]" office:value-type="float" office:value="9.07918739318848" calcext:value-type="float">
            <text:p>9.0791873932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6447375.91827" calcext:value-type="float">
            <text:p>1456447375.918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83906" calcext:value-type="float">
            <text:p>1456447366.83906</text:p>
          </table:table-cell>
          <table:table-cell table:formula="of:=[.B587]-[.G587]" office:value-type="float" office:value="9.07920956611633" calcext:value-type="float">
            <text:p>9.0792095661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6447375.9286" calcext:value-type="float">
            <text:p>1456447375.92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84937" calcext:value-type="float">
            <text:p>1456447366.84937</text:p>
          </table:table-cell>
          <table:table-cell table:formula="of:=[.B588]-[.G588]" office:value-type="float" office:value="9.07923436164856" calcext:value-type="float">
            <text:p>9.0792343616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6447375.93896" calcext:value-type="float">
            <text:p>1456447375.938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85968" calcext:value-type="float">
            <text:p>1456447366.85968</text:p>
          </table:table-cell>
          <table:table-cell table:formula="of:=[.B589]-[.G589]" office:value-type="float" office:value="9.07927680015564" calcext:value-type="float">
            <text:p>9.0792768002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6447375.94922" calcext:value-type="float">
            <text:p>1456447375.949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87009" calcext:value-type="float">
            <text:p>1456447366.87009</text:p>
          </table:table-cell>
          <table:table-cell table:formula="of:=[.B590]-[.G590]" office:value-type="float" office:value="9.07912087440491" calcext:value-type="float">
            <text:p>9.0791208744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6447375.95952" calcext:value-type="float">
            <text:p>1456447375.959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88055" calcext:value-type="float">
            <text:p>1456447366.88055</text:p>
          </table:table-cell>
          <table:table-cell table:formula="of:=[.B591]-[.G591]" office:value-type="float" office:value="9.07896995544434" calcext:value-type="float">
            <text:p>9.078969955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6447375.96984" calcext:value-type="float">
            <text:p>1456447375.969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891" calcext:value-type="float">
            <text:p>1456447366.891</text:p>
          </table:table-cell>
          <table:table-cell table:formula="of:=[.B592]-[.G592]" office:value-type="float" office:value="9.07883882522583" calcext:value-type="float">
            <text:p>9.0788388252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6447375.98018" calcext:value-type="float">
            <text:p>1456447375.980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0134" calcext:value-type="float">
            <text:p>1456447366.90134</text:p>
          </table:table-cell>
          <table:table-cell table:formula="of:=[.B593]-[.G593]" office:value-type="float" office:value="9.07883906364441" calcext:value-type="float">
            <text:p>9.0788390636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6447375.99087" calcext:value-type="float">
            <text:p>1456447375.990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1168" calcext:value-type="float">
            <text:p>1456447366.91168</text:p>
          </table:table-cell>
          <table:table-cell table:formula="of:=[.B594]-[.G594]" office:value-type="float" office:value="9.07919526100159" calcext:value-type="float">
            <text:p>9.079195261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6447376.00086" calcext:value-type="float">
            <text:p>1456447376.000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2199" calcext:value-type="float">
            <text:p>1456447366.92199</text:p>
          </table:table-cell>
          <table:table-cell table:formula="of:=[.B595]-[.G595]" office:value-type="float" office:value="9.078861951828" calcext:value-type="float">
            <text:p>9.07886195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6447376.01131" calcext:value-type="float">
            <text:p>1456447376.011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3231" calcext:value-type="float">
            <text:p>1456447366.93231</text:p>
          </table:table-cell>
          <table:table-cell table:formula="of:=[.B596]-[.G596]" office:value-type="float" office:value="9.0789966583252" calcext:value-type="float">
            <text:p>9.0789966583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6447376.02181" calcext:value-type="float">
            <text:p>1456447376.021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4263" calcext:value-type="float">
            <text:p>1456447366.94263</text:p>
          </table:table-cell>
          <table:table-cell table:formula="of:=[.B597]-[.G597]" office:value-type="float" office:value="9.0791802406311" calcext:value-type="float">
            <text:p>9.0791802406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6447376.03193" calcext:value-type="float">
            <text:p>1456447376.031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5295" calcext:value-type="float">
            <text:p>1456447366.95295</text:p>
          </table:table-cell>
          <table:table-cell table:formula="of:=[.B598]-[.G598]" office:value-type="float" office:value="9.0789840221405" calcext:value-type="float">
            <text:p>9.07898402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6447376.04226" calcext:value-type="float">
            <text:p>1456447376.042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6326" calcext:value-type="float">
            <text:p>1456447366.96326</text:p>
          </table:table-cell>
          <table:table-cell table:formula="of:=[.B599]-[.G599]" office:value-type="float" office:value="9.07899856567383" calcext:value-type="float">
            <text:p>9.0789985657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6447376.05261" calcext:value-type="float">
            <text:p>1456447376.052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7358" calcext:value-type="float">
            <text:p>1456447366.97358</text:p>
          </table:table-cell>
          <table:table-cell table:formula="of:=[.B600]-[.G600]" office:value-type="float" office:value="9.07903504371643" calcext:value-type="float">
            <text:p>9.0790350437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6447376.05589" calcext:value-type="float">
            <text:p>1456447376.055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8409" calcext:value-type="float">
            <text:p>1456447366.98409</text:p>
          </table:table-cell>
          <table:table-cell table:formula="of:=[.B601]-[.G601]" office:value-type="float" office:value="9.07179665565491" calcext:value-type="float">
            <text:p>9.071796655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6447376.05915" calcext:value-type="float">
            <text:p>1456447376.059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66.9945" calcext:value-type="float">
            <text:p>1456447366.9945</text:p>
          </table:table-cell>
          <table:table-cell table:formula="of:=[.B602]-[.G602]" office:value-type="float" office:value="9.0646505355835" calcext:value-type="float">
            <text:p>9.0646505356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6447380.10916" calcext:value-type="float">
            <text:p>1456447380.109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00668" calcext:value-type="float">
            <text:p>1456447380.00668</text:p>
          </table:table-cell>
          <table:table-cell table:formula="of:=[.B603]-[.G603]" office:value-type="float" office:value="0.102484464645386" calcext:value-type="float">
            <text:p>0.1024844646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6447380.12325" calcext:value-type="float">
            <text:p>1456447380.123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02099" calcext:value-type="float">
            <text:p>1456447380.02099</text:p>
          </table:table-cell>
          <table:table-cell table:formula="of:=[.B604]-[.G604]" office:value-type="float" office:value="0.102255821228027" calcext:value-type="float">
            <text:p>0.102255821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6447380.13735" calcext:value-type="float">
            <text:p>1456447380.137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03514" calcext:value-type="float">
            <text:p>1456447380.03514</text:p>
          </table:table-cell>
          <table:table-cell table:formula="of:=[.B605]-[.G605]" office:value-type="float" office:value="0.102214813232422" calcext:value-type="float">
            <text:p>0.1022148132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6447380.15162" calcext:value-type="float">
            <text:p>1456447380.151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04927" calcext:value-type="float">
            <text:p>1456447380.04927</text:p>
          </table:table-cell>
          <table:table-cell table:formula="of:=[.B606]-[.G606]" office:value-type="float" office:value="0.102346897125244" calcext:value-type="float">
            <text:p>0.1023468971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6447380.16585" calcext:value-type="float">
            <text:p>1456447380.165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06341" calcext:value-type="float">
            <text:p>1456447380.06341</text:p>
          </table:table-cell>
          <table:table-cell table:formula="of:=[.B607]-[.G607]" office:value-type="float" office:value="0.102439403533936" calcext:value-type="float">
            <text:p>0.1024394035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6447380.17966" calcext:value-type="float">
            <text:p>1456447380.179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07756" calcext:value-type="float">
            <text:p>1456447380.07756</text:p>
          </table:table-cell>
          <table:table-cell table:formula="of:=[.B608]-[.G608]" office:value-type="float" office:value="0.10210394859314" calcext:value-type="float">
            <text:p>0.1021039486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6447380.19406" calcext:value-type="float">
            <text:p>1456447380.194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09175" calcext:value-type="float">
            <text:p>1456447380.09175</text:p>
          </table:table-cell>
          <table:table-cell table:formula="of:=[.B609]-[.G609]" office:value-type="float" office:value="0.102306127548218" calcext:value-type="float">
            <text:p>0.1023061275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6447380.20836" calcext:value-type="float">
            <text:p>1456447380.208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10597" calcext:value-type="float">
            <text:p>1456447380.10597</text:p>
          </table:table-cell>
          <table:table-cell table:formula="of:=[.B610]-[.G610]" office:value-type="float" office:value="0.102386474609375" calcext:value-type="float">
            <text:p>0.1023864746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6447380.22243" calcext:value-type="float">
            <text:p>1456447380.222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12016" calcext:value-type="float">
            <text:p>1456447380.12016</text:p>
          </table:table-cell>
          <table:table-cell table:formula="of:=[.B611]-[.G611]" office:value-type="float" office:value="0.102267742156982" calcext:value-type="float">
            <text:p>0.1022677422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6447380.23652" calcext:value-type="float">
            <text:p>1456447380.236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13431" calcext:value-type="float">
            <text:p>1456447380.13431</text:p>
          </table:table-cell>
          <table:table-cell table:formula="of:=[.B612]-[.G612]" office:value-type="float" office:value="0.102209091186523" calcext:value-type="float">
            <text:p>0.102209091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6447380.25068" calcext:value-type="float">
            <text:p>1456447380.250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14845" calcext:value-type="float">
            <text:p>1456447380.14845</text:p>
          </table:table-cell>
          <table:table-cell table:formula="of:=[.B613]-[.G613]" office:value-type="float" office:value="0.10222339630127" calcext:value-type="float">
            <text:p>0.1022233963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6447380.26488" calcext:value-type="float">
            <text:p>1456447380.264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1626" calcext:value-type="float">
            <text:p>1456447380.1626</text:p>
          </table:table-cell>
          <table:table-cell table:formula="of:=[.B614]-[.G614]" office:value-type="float" office:value="0.102279424667358" calcext:value-type="float">
            <text:p>0.1022794247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6447380.36427" calcext:value-type="float">
            <text:p>1456447380.364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17673" calcext:value-type="float">
            <text:p>1456447380.17673</text:p>
          </table:table-cell>
          <table:table-cell table:formula="of:=[.B615]-[.G615]" office:value-type="float" office:value="0.18753457069397" calcext:value-type="float">
            <text:p>0.1875345707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6447380.47754" calcext:value-type="float">
            <text:p>1456447380.477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19083" calcext:value-type="float">
            <text:p>1456447380.19083</text:p>
          </table:table-cell>
          <table:table-cell table:formula="of:=[.B616]-[.G616]" office:value-type="float" office:value="0.286708354949951" calcext:value-type="float">
            <text:p>0.2867083549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6447380.59107" calcext:value-type="float">
            <text:p>1456447380.591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20501" calcext:value-type="float">
            <text:p>1456447380.20501</text:p>
          </table:table-cell>
          <table:table-cell table:formula="of:=[.B617]-[.G617]" office:value-type="float" office:value="0.38605260848999" calcext:value-type="float">
            <text:p>0.386052608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6447380.74671" calcext:value-type="float">
            <text:p>1456447380.746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21934" calcext:value-type="float">
            <text:p>1456447380.21934</text:p>
          </table:table-cell>
          <table:table-cell table:formula="of:=[.B618]-[.G618]" office:value-type="float" office:value="0.527367115020752" calcext:value-type="float">
            <text:p>0.527367115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6447380.94462" calcext:value-type="float">
            <text:p>1456447380.944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23356" calcext:value-type="float">
            <text:p>1456447380.23356</text:p>
          </table:table-cell>
          <table:table-cell table:formula="of:=[.B619]-[.G619]" office:value-type="float" office:value="0.711059331893921" calcext:value-type="float">
            <text:p>0.7110593319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6447381.05777" calcext:value-type="float">
            <text:p>1456447381.057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24772" calcext:value-type="float">
            <text:p>1456447380.24772</text:p>
          </table:table-cell>
          <table:table-cell table:formula="of:=[.B620]-[.G620]" office:value-type="float" office:value="0.810055255889893" calcext:value-type="float">
            <text:p>0.8100552559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6447381.0721" calcext:value-type="float">
            <text:p>1456447381.07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2619" calcext:value-type="float">
            <text:p>1456447380.2619</text:p>
          </table:table-cell>
          <table:table-cell table:formula="of:=[.B621]-[.G621]" office:value-type="float" office:value="0.810201168060303" calcext:value-type="float">
            <text:p>0.8102011681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6447381.07686" calcext:value-type="float">
            <text:p>1456447381.076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27605" calcext:value-type="float">
            <text:p>1456447380.27605</text:p>
          </table:table-cell>
          <table:table-cell table:formula="of:=[.B622]-[.G622]" office:value-type="float" office:value="0.800809621810913" calcext:value-type="float">
            <text:p>0.800809621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6447381.08168" calcext:value-type="float">
            <text:p>1456447381.081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2902" calcext:value-type="float">
            <text:p>1456447380.2902</text:p>
          </table:table-cell>
          <table:table-cell table:formula="of:=[.B623]-[.G623]" office:value-type="float" office:value="0.791481494903564" calcext:value-type="float">
            <text:p>0.791481494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6447381.08645" calcext:value-type="float">
            <text:p>1456447381.086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30434" calcext:value-type="float">
            <text:p>1456447380.30434</text:p>
          </table:table-cell>
          <table:table-cell table:formula="of:=[.B624]-[.G624]" office:value-type="float" office:value="0.782114982604981" calcext:value-type="float">
            <text:p>0.7821149826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6447381.09121" calcext:value-type="float">
            <text:p>1456447381.091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31847" calcext:value-type="float">
            <text:p>1456447380.31847</text:p>
          </table:table-cell>
          <table:table-cell table:formula="of:=[.B625]-[.G625]" office:value-type="float" office:value="0.772740602493286" calcext:value-type="float">
            <text:p>0.7727406025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6447381.09592" calcext:value-type="float">
            <text:p>1456447381.095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33265" calcext:value-type="float">
            <text:p>1456447380.33265</text:p>
          </table:table-cell>
          <table:table-cell table:formula="of:=[.B626]-[.G626]" office:value-type="float" office:value="0.763272047042847" calcext:value-type="float">
            <text:p>0.763272047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6447381.10059" calcext:value-type="float">
            <text:p>1456447381.100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34691" calcext:value-type="float">
            <text:p>1456447380.34691</text:p>
          </table:table-cell>
          <table:table-cell table:formula="of:=[.B627]-[.G627]" office:value-type="float" office:value="0.753683567047119" calcext:value-type="float">
            <text:p>0.753683567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6447381.10527" calcext:value-type="float">
            <text:p>1456447381.105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36113" calcext:value-type="float">
            <text:p>1456447380.36113</text:p>
          </table:table-cell>
          <table:table-cell table:formula="of:=[.B628]-[.G628]" office:value-type="float" office:value="0.744147539138794" calcext:value-type="float">
            <text:p>0.7441475391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6447381.10995" calcext:value-type="float">
            <text:p>1456447381.109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37529" calcext:value-type="float">
            <text:p>1456447380.37529</text:p>
          </table:table-cell>
          <table:table-cell table:formula="of:=[.B629]-[.G629]" office:value-type="float" office:value="0.734663724899292" calcext:value-type="float">
            <text:p>0.7346637249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6447381.11465" calcext:value-type="float">
            <text:p>1456447381.114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38943" calcext:value-type="float">
            <text:p>1456447380.38943</text:p>
          </table:table-cell>
          <table:table-cell table:formula="of:=[.B630]-[.G630]" office:value-type="float" office:value="0.725224256515503" calcext:value-type="float">
            <text:p>0.7252242565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6447381.11932" calcext:value-type="float">
            <text:p>1456447381.119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40357" calcext:value-type="float">
            <text:p>1456447380.40357</text:p>
          </table:table-cell>
          <table:table-cell table:formula="of:=[.B631]-[.G631]" office:value-type="float" office:value="0.715758323669434" calcext:value-type="float">
            <text:p>0.7157583237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6447382.06122" calcext:value-type="float">
            <text:p>1456447382.061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4177" calcext:value-type="float">
            <text:p>1456447380.4177</text:p>
          </table:table-cell>
          <table:table-cell table:formula="of:=[.B632]-[.G632]" office:value-type="float" office:value="1.64352416992188" calcext:value-type="float">
            <text:p>1.6435241699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6447382.06552" calcext:value-type="float">
            <text:p>1456447382.065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43184" calcext:value-type="float">
            <text:p>1456447380.43184</text:p>
          </table:table-cell>
          <table:table-cell table:formula="of:=[.B633]-[.G633]" office:value-type="float" office:value="1.63368391990662" calcext:value-type="float">
            <text:p>1.6336839199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6447382.0698" calcext:value-type="float">
            <text:p>1456447382.06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44602" calcext:value-type="float">
            <text:p>1456447380.44602</text:p>
          </table:table-cell>
          <table:table-cell table:formula="of:=[.B634]-[.G634]" office:value-type="float" office:value="1.62378668785095" calcext:value-type="float">
            <text:p>1.6237866879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6447382.07406" calcext:value-type="float">
            <text:p>1456447382.074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46017" calcext:value-type="float">
            <text:p>1456447380.46017</text:p>
          </table:table-cell>
          <table:table-cell table:formula="of:=[.B635]-[.G635]" office:value-type="float" office:value="1.61389064788818" calcext:value-type="float">
            <text:p>1.6138906479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6447382.07836" calcext:value-type="float">
            <text:p>1456447382.078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4744" calcext:value-type="float">
            <text:p>1456447380.4744</text:p>
          </table:table-cell>
          <table:table-cell table:formula="of:=[.B636]-[.G636]" office:value-type="float" office:value="1.60396242141724" calcext:value-type="float">
            <text:p>1.6039624214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6447382.08262" calcext:value-type="float">
            <text:p>1456447382.082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48866" calcext:value-type="float">
            <text:p>1456447380.48866</text:p>
          </table:table-cell>
          <table:table-cell table:formula="of:=[.B637]-[.G637]" office:value-type="float" office:value="1.59396076202393" calcext:value-type="float">
            <text:p>1.593960762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6447382.0869" calcext:value-type="float">
            <text:p>1456447382.08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50282" calcext:value-type="float">
            <text:p>1456447380.50282</text:p>
          </table:table-cell>
          <table:table-cell table:formula="of:=[.B638]-[.G638]" office:value-type="float" office:value="1.58408617973328" calcext:value-type="float">
            <text:p>1.5840861797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6447382.09114" calcext:value-type="float">
            <text:p>1456447382.091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51696" calcext:value-type="float">
            <text:p>1456447380.51696</text:p>
          </table:table-cell>
          <table:table-cell table:formula="of:=[.B639]-[.G639]" office:value-type="float" office:value="1.57418251037598" calcext:value-type="float">
            <text:p>1.5741825104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6447382.09536" calcext:value-type="float">
            <text:p>1456447382.095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53106" calcext:value-type="float">
            <text:p>1456447380.53106</text:p>
          </table:table-cell>
          <table:table-cell table:formula="of:=[.B640]-[.G640]" office:value-type="float" office:value="1.56429648399353" calcext:value-type="float">
            <text:p>1.564296484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6447382.09957" calcext:value-type="float">
            <text:p>1456447382.099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5452" calcext:value-type="float">
            <text:p>1456447380.5452</text:p>
          </table:table-cell>
          <table:table-cell table:formula="of:=[.B641]-[.G641]" office:value-type="float" office:value="1.55437397956848" calcext:value-type="float">
            <text:p>1.5543739796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6447383.04302" calcext:value-type="float">
            <text:p>1456447383.043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55934" calcext:value-type="float">
            <text:p>1456447380.55934</text:p>
          </table:table-cell>
          <table:table-cell table:formula="of:=[.B642]-[.G642]" office:value-type="float" office:value="2.48368763923645" calcext:value-type="float">
            <text:p>2.483687639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6447383.04692" calcext:value-type="float">
            <text:p>1456447383.046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57347" calcext:value-type="float">
            <text:p>1456447380.57347</text:p>
          </table:table-cell>
          <table:table-cell table:formula="of:=[.B643]-[.G643]" office:value-type="float" office:value="2.47344565391541" calcext:value-type="float">
            <text:p>2.4734456539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6447383.05079" calcext:value-type="float">
            <text:p>1456447383.050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58768" calcext:value-type="float">
            <text:p>1456447380.58768</text:p>
          </table:table-cell>
          <table:table-cell table:formula="of:=[.B644]-[.G644]" office:value-type="float" office:value="2.46311140060425" calcext:value-type="float">
            <text:p>2.4631114006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6447384.04665" calcext:value-type="float">
            <text:p>1456447384.046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60188" calcext:value-type="float">
            <text:p>1456447380.60188</text:p>
          </table:table-cell>
          <table:table-cell table:formula="of:=[.B645]-[.G645]" office:value-type="float" office:value="3.44477128982544" calcext:value-type="float">
            <text:p>3.4447712898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6447384.05054" calcext:value-type="float">
            <text:p>1456447384.050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6161" calcext:value-type="float">
            <text:p>1456447380.6161</text:p>
          </table:table-cell>
          <table:table-cell table:formula="of:=[.B646]-[.G646]" office:value-type="float" office:value="3.43443894386291" calcext:value-type="float">
            <text:p>3.4344389439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6447384.05446" calcext:value-type="float">
            <text:p>1456447384.054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63026" calcext:value-type="float">
            <text:p>1456447380.63026</text:p>
          </table:table-cell>
          <table:table-cell table:formula="of:=[.B647]-[.G647]" office:value-type="float" office:value="3.42419815063477" calcext:value-type="float">
            <text:p>3.424198150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6447384.0584" calcext:value-type="float">
            <text:p>1456447384.05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6444" calcext:value-type="float">
            <text:p>1456447380.6444</text:p>
          </table:table-cell>
          <table:table-cell table:formula="of:=[.B648]-[.G648]" office:value-type="float" office:value="3.41400074958801" calcext:value-type="float">
            <text:p>3.414000749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6447384.06234" calcext:value-type="float">
            <text:p>1456447384.062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65855" calcext:value-type="float">
            <text:p>1456447380.65855</text:p>
          </table:table-cell>
          <table:table-cell table:formula="of:=[.B649]-[.G649]" office:value-type="float" office:value="3.40379285812378" calcext:value-type="float">
            <text:p>3.4037928581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6447384.06626" calcext:value-type="float">
            <text:p>1456447384.066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67268" calcext:value-type="float">
            <text:p>1456447380.67268</text:p>
          </table:table-cell>
          <table:table-cell table:formula="of:=[.B650]-[.G650]" office:value-type="float" office:value="3.3935809135437" calcext:value-type="float">
            <text:p>3.3935809135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6447384.07017" calcext:value-type="float">
            <text:p>1456447384.070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68682" calcext:value-type="float">
            <text:p>1456447380.68682</text:p>
          </table:table-cell>
          <table:table-cell table:formula="of:=[.B651]-[.G651]" office:value-type="float" office:value="3.38335156440735" calcext:value-type="float">
            <text:p>3.3833515644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6447384.07409" calcext:value-type="float">
            <text:p>1456447384.074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70092" calcext:value-type="float">
            <text:p>1456447380.70092</text:p>
          </table:table-cell>
          <table:table-cell table:formula="of:=[.B652]-[.G652]" office:value-type="float" office:value="3.37317633628845" calcext:value-type="float">
            <text:p>3.3731763363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6447384.07796" calcext:value-type="float">
            <text:p>1456447384.077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71516" calcext:value-type="float">
            <text:p>1456447380.71516</text:p>
          </table:table-cell>
          <table:table-cell table:formula="of:=[.B653]-[.G653]" office:value-type="float" office:value="3.36280369758606" calcext:value-type="float">
            <text:p>3.362803697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6447385.06494" calcext:value-type="float">
            <text:p>1456447385.064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72942" calcext:value-type="float">
            <text:p>1456447380.72942</text:p>
          </table:table-cell>
          <table:table-cell table:formula="of:=[.B654]-[.G654]" office:value-type="float" office:value="4.33552503585815" calcext:value-type="float">
            <text:p>4.3355250359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6447385.25069" calcext:value-type="float">
            <text:p>1456447385.250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74358" calcext:value-type="float">
            <text:p>1456447380.74358</text:p>
          </table:table-cell>
          <table:table-cell table:formula="of:=[.B655]-[.G655]" office:value-type="float" office:value="4.50711441040039" calcext:value-type="float">
            <text:p>4.5071144104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6447385.64331" calcext:value-type="float">
            <text:p>1456447385.643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75773" calcext:value-type="float">
            <text:p>1456447380.75773</text:p>
          </table:table-cell>
          <table:table-cell table:formula="of:=[.B656]-[.G656]" office:value-type="float" office:value="4.88558006286621" calcext:value-type="float">
            <text:p>4.8855800629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6447385.86016" calcext:value-type="float">
            <text:p>1456447385.860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77195" calcext:value-type="float">
            <text:p>1456447380.77195</text:p>
          </table:table-cell>
          <table:table-cell table:formula="of:=[.B657]-[.G657]" office:value-type="float" office:value="5.08820939064026" calcext:value-type="float">
            <text:p>5.0882093906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6447386.04182" calcext:value-type="float">
            <text:p>1456447386.041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78615" calcext:value-type="float">
            <text:p>1456447380.78615</text:p>
          </table:table-cell>
          <table:table-cell table:formula="of:=[.B658]-[.G658]" office:value-type="float" office:value="5.25567817687988" calcext:value-type="float">
            <text:p>5.2556781769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6447386.04514" calcext:value-type="float">
            <text:p>1456447386.045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80031" calcext:value-type="float">
            <text:p>1456447380.80031</text:p>
          </table:table-cell>
          <table:table-cell table:formula="of:=[.B659]-[.G659]" office:value-type="float" office:value="5.2448308467865" calcext:value-type="float">
            <text:p>5.2448308468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6447386.08934" calcext:value-type="float">
            <text:p>1456447386.089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81445" calcext:value-type="float">
            <text:p>1456447380.81445</text:p>
          </table:table-cell>
          <table:table-cell table:formula="of:=[.B660]-[.G660]" office:value-type="float" office:value="5.27488851547241" calcext:value-type="float">
            <text:p>5.2748885155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6447386.09267" calcext:value-type="float">
            <text:p>1456447386.092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82859" calcext:value-type="float">
            <text:p>1456447380.82859</text:p>
          </table:table-cell>
          <table:table-cell table:formula="of:=[.B661]-[.G661]" office:value-type="float" office:value="5.26408910751343" calcext:value-type="float">
            <text:p>5.264089107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56447386.09596" calcext:value-type="float">
            <text:p>1456447386.095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8428" calcext:value-type="float">
            <text:p>1456447380.8428</text:p>
          </table:table-cell>
          <table:table-cell table:formula="of:=[.B662]-[.G662]" office:value-type="float" office:value="5.25316429138184" calcext:value-type="float">
            <text:p>5.2531642914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56447386.09923" calcext:value-type="float">
            <text:p>1456447386.099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85706" calcext:value-type="float">
            <text:p>1456447380.85706</text:p>
          </table:table-cell>
          <table:table-cell table:formula="of:=[.B663]-[.G663]" office:value-type="float" office:value="5.24216890335083" calcext:value-type="float">
            <text:p>5.2421689034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56447386.10249" calcext:value-type="float">
            <text:p>1456447386.102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87122" calcext:value-type="float">
            <text:p>1456447380.87122</text:p>
          </table:table-cell>
          <table:table-cell table:formula="of:=[.B664]-[.G664]" office:value-type="float" office:value="5.23126578330994" calcext:value-type="float">
            <text:p>5.2312657833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6447386.10575" calcext:value-type="float">
            <text:p>1456447386.105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88536" calcext:value-type="float">
            <text:p>1456447380.88536</text:p>
          </table:table-cell>
          <table:table-cell table:formula="of:=[.B665]-[.G665]" office:value-type="float" office:value="5.2203893661499" calcext:value-type="float">
            <text:p>5.2203893661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56447386.10917" calcext:value-type="float">
            <text:p>1456447386.109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89955" calcext:value-type="float">
            <text:p>1456447380.89955</text:p>
          </table:table-cell>
          <table:table-cell table:formula="of:=[.B666]-[.G666]" office:value-type="float" office:value="5.20961618423462" calcext:value-type="float">
            <text:p>5.2096161842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56447386.11243" calcext:value-type="float">
            <text:p>1456447386.112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9137" calcext:value-type="float">
            <text:p>1456447380.9137</text:p>
          </table:table-cell>
          <table:table-cell table:formula="of:=[.B667]-[.G667]" office:value-type="float" office:value="5.19872736930847" calcext:value-type="float">
            <text:p>5.1987273693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56447386.1157" calcext:value-type="float">
            <text:p>1456447386.11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92784" calcext:value-type="float">
            <text:p>1456447380.92784</text:p>
          </table:table-cell>
          <table:table-cell table:formula="of:=[.B668]-[.G668]" office:value-type="float" office:value="5.18785405158997" calcext:value-type="float">
            <text:p>5.1878540516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56447386.2133" calcext:value-type="float">
            <text:p>1456447386.21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94198" calcext:value-type="float">
            <text:p>1456447380.94198</text:p>
          </table:table-cell>
          <table:table-cell table:formula="of:=[.B669]-[.G669]" office:value-type="float" office:value="5.27132034301758" calcext:value-type="float">
            <text:p>5.271320343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56447386.32713" calcext:value-type="float">
            <text:p>1456447386.327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95611" calcext:value-type="float">
            <text:p>1456447380.95611</text:p>
          </table:table-cell>
          <table:table-cell table:formula="of:=[.B670]-[.G670]" office:value-type="float" office:value="5.37101769447327" calcext:value-type="float">
            <text:p>5.3710176945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6447386.44072" calcext:value-type="float">
            <text:p>1456447386.440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97034" calcext:value-type="float">
            <text:p>1456447380.97034</text:p>
          </table:table-cell>
          <table:table-cell table:formula="of:=[.B671]-[.G671]" office:value-type="float" office:value="5.47038555145264" calcext:value-type="float">
            <text:p>5.4703855515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56447386.55486" calcext:value-type="float">
            <text:p>1456447386.554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98458" calcext:value-type="float">
            <text:p>1456447380.98458</text:p>
          </table:table-cell>
          <table:table-cell table:formula="of:=[.B672]-[.G672]" office:value-type="float" office:value="5.57028341293335" calcext:value-type="float">
            <text:p>5.5702834129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56447386.65828" calcext:value-type="float">
            <text:p>1456447386.658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0.99903" calcext:value-type="float">
            <text:p>1456447380.99903</text:p>
          </table:table-cell>
          <table:table-cell table:formula="of:=[.B673]-[.G673]" office:value-type="float" office:value="5.65925025939941" calcext:value-type="float">
            <text:p>5.6592502594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56447386.77202" calcext:value-type="float">
            <text:p>1456447386.772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01241" calcext:value-type="float">
            <text:p>1456447381.01241</text:p>
          </table:table-cell>
          <table:table-cell table:formula="of:=[.B674]-[.G674]" office:value-type="float" office:value="5.75960040092468" calcext:value-type="float">
            <text:p>5.7596004009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56447386.88615" calcext:value-type="float">
            <text:p>1456447386.886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02574" calcext:value-type="float">
            <text:p>1456447381.02574</text:p>
          </table:table-cell>
          <table:table-cell table:formula="of:=[.B675]-[.G675]" office:value-type="float" office:value="5.86041569709778" calcext:value-type="float">
            <text:p>5.8604156971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56447386.98981" calcext:value-type="float">
            <text:p>1456447386.989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03905" calcext:value-type="float">
            <text:p>1456447381.03905</text:p>
          </table:table-cell>
          <table:table-cell table:formula="of:=[.B676]-[.G676]" office:value-type="float" office:value="5.9507577419281" calcext:value-type="float">
            <text:p>5.9507577419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6447387.04184" calcext:value-type="float">
            <text:p>1456447387.041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05236" calcext:value-type="float">
            <text:p>1456447381.05236</text:p>
          </table:table-cell>
          <table:table-cell table:formula="of:=[.B677]-[.G677]" office:value-type="float" office:value="5.98948383331299" calcext:value-type="float">
            <text:p>5.9894838333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56447390.00491" calcext:value-type="float">
            <text:p>1456447390.004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06567" calcext:value-type="float">
            <text:p>1456447381.06567</text:p>
          </table:table-cell>
          <table:table-cell table:formula="of:=[.B678]-[.G678]" office:value-type="float" office:value="8.93923687934876" calcext:value-type="float">
            <text:p>8.9392368793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56447390.00974" calcext:value-type="float">
            <text:p>1456447390.009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07898" calcext:value-type="float">
            <text:p>1456447381.07898</text:p>
          </table:table-cell>
          <table:table-cell table:formula="of:=[.B679]-[.G679]" office:value-type="float" office:value="8.93075180053711" calcext:value-type="float">
            <text:p>8.930751800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56447390.01457" calcext:value-type="float">
            <text:p>1456447390.014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09237" calcext:value-type="float">
            <text:p>1456447381.09237</text:p>
          </table:table-cell>
          <table:table-cell table:formula="of:=[.B680]-[.G680]" office:value-type="float" office:value="8.92219805717468" calcext:value-type="float">
            <text:p>8.922198057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56447390.01941" calcext:value-type="float">
            <text:p>1456447390.019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10578" calcext:value-type="float">
            <text:p>1456447381.10578</text:p>
          </table:table-cell>
          <table:table-cell table:formula="of:=[.B681]-[.G681]" office:value-type="float" office:value="8.91362833976746" calcext:value-type="float">
            <text:p>8.9136283398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56447390.02422" calcext:value-type="float">
            <text:p>1456447390.024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11915" calcext:value-type="float">
            <text:p>1456447381.11915</text:p>
          </table:table-cell>
          <table:table-cell table:formula="of:=[.B682]-[.G682]" office:value-type="float" office:value="8.90507745742798" calcext:value-type="float">
            <text:p>8.9050774574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56447390.02904" calcext:value-type="float">
            <text:p>1456447390.029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13247" calcext:value-type="float">
            <text:p>1456447381.13247</text:p>
          </table:table-cell>
          <table:table-cell table:formula="of:=[.B683]-[.G683]" office:value-type="float" office:value="8.896568775177" calcext:value-type="float">
            <text:p>8.8965687752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6447390.03385" calcext:value-type="float">
            <text:p>1456447390.033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14579" calcext:value-type="float">
            <text:p>1456447381.14579</text:p>
          </table:table-cell>
          <table:table-cell table:formula="of:=[.B684]-[.G684]" office:value-type="float" office:value="8.88805961608887" calcext:value-type="float">
            <text:p>8.8880596161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56447390.03866" calcext:value-type="float">
            <text:p>1456447390.038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15911" calcext:value-type="float">
            <text:p>1456447381.15911</text:p>
          </table:table-cell>
          <table:table-cell table:formula="of:=[.B685]-[.G685]" office:value-type="float" office:value="8.87955379486084" calcext:value-type="float">
            <text:p>8.879553794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6447390.62576" calcext:value-type="float">
            <text:p>1456447390.625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17242" calcext:value-type="float">
            <text:p>1456447381.17242</text:p>
          </table:table-cell>
          <table:table-cell table:formula="of:=[.B686]-[.G686]" office:value-type="float" office:value="9.45334339141846" calcext:value-type="float">
            <text:p>9.4533433914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56447390.63064" calcext:value-type="float">
            <text:p>1456447390.630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18574" calcext:value-type="float">
            <text:p>1456447381.18574</text:p>
          </table:table-cell>
          <table:table-cell table:formula="of:=[.B687]-[.G687]" office:value-type="float" office:value="9.44490599632263" calcext:value-type="float">
            <text:p>9.4449059963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56447390.63553" calcext:value-type="float">
            <text:p>1456447390.635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19905" calcext:value-type="float">
            <text:p>1456447381.19905</text:p>
          </table:table-cell>
          <table:table-cell table:formula="of:=[.B688]-[.G688]" office:value-type="float" office:value="9.43648314476013" calcext:value-type="float">
            <text:p>9.4364831448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56447390.64033" calcext:value-type="float">
            <text:p>1456447390.640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21243" calcext:value-type="float">
            <text:p>1456447381.21243</text:p>
          </table:table-cell>
          <table:table-cell table:formula="of:=[.B689]-[.G689]" office:value-type="float" office:value="9.42789220809937" calcext:value-type="float">
            <text:p>9.4278922081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56447390.64515" calcext:value-type="float">
            <text:p>1456447390.645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22584" calcext:value-type="float">
            <text:p>1456447381.22584</text:p>
          </table:table-cell>
          <table:table-cell table:formula="of:=[.B690]-[.G690]" office:value-type="float" office:value="9.41931414604187" calcext:value-type="float">
            <text:p>9.419314146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56447390.64997" calcext:value-type="float">
            <text:p>1456447390.649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23922" calcext:value-type="float">
            <text:p>1456447381.23922</text:p>
          </table:table-cell>
          <table:table-cell table:formula="of:=[.B691]-[.G691]" office:value-type="float" office:value="9.41075825691223" calcext:value-type="float">
            <text:p>9.4107582569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56447390.6548" calcext:value-type="float">
            <text:p>1456447390.65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25255" calcext:value-type="float">
            <text:p>1456447381.25255</text:p>
          </table:table-cell>
          <table:table-cell table:formula="of:=[.B692]-[.G692]" office:value-type="float" office:value="9.40225315093994" calcext:value-type="float">
            <text:p>9.4022531509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56447390.65963" calcext:value-type="float">
            <text:p>1456447390.659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26587" calcext:value-type="float">
            <text:p>1456447381.26587</text:p>
          </table:table-cell>
          <table:table-cell table:formula="of:=[.B693]-[.G693]" office:value-type="float" office:value="9.39375996589661" calcext:value-type="float">
            <text:p>9.3937599659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56447390.66444" calcext:value-type="float">
            <text:p>1456447390.664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27919" calcext:value-type="float">
            <text:p>1456447381.27919</text:p>
          </table:table-cell>
          <table:table-cell table:formula="of:=[.B694]-[.G694]" office:value-type="float" office:value="9.38525342941284" calcext:value-type="float">
            <text:p>9.385253429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56447390.66926" calcext:value-type="float">
            <text:p>1456447390.669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2925" calcext:value-type="float">
            <text:p>1456447381.2925</text:p>
          </table:table-cell>
          <table:table-cell table:formula="of:=[.B695]-[.G695]" office:value-type="float" office:value="9.37675738334656" calcext:value-type="float">
            <text:p>9.3767573833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56447390.67407" calcext:value-type="float">
            <text:p>1456447390.674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30582" calcext:value-type="float">
            <text:p>1456447381.30582</text:p>
          </table:table-cell>
          <table:table-cell table:formula="of:=[.B696]-[.G696]" office:value-type="float" office:value="9.36825704574585" calcext:value-type="float">
            <text:p>9.3682570457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56447390.67889" calcext:value-type="float">
            <text:p>1456447390.678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31913" calcext:value-type="float">
            <text:p>1456447381.31913</text:p>
          </table:table-cell>
          <table:table-cell table:formula="of:=[.B697]-[.G697]" office:value-type="float" office:value="9.35976457595825" calcext:value-type="float">
            <text:p>9.35976457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56447390.69044" calcext:value-type="float">
            <text:p>1456447390.690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33244" calcext:value-type="float">
            <text:p>1456447381.33244</text:p>
          </table:table-cell>
          <table:table-cell table:formula="of:=[.B698]-[.G698]" office:value-type="float" office:value="9.35800337791443" calcext:value-type="float">
            <text:p>9.3580033779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56447390.70305" calcext:value-type="float">
            <text:p>1456447390.703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34585" calcext:value-type="float">
            <text:p>1456447381.34585</text:p>
          </table:table-cell>
          <table:table-cell table:formula="of:=[.B699]-[.G699]" office:value-type="float" office:value="9.35720467567444" calcext:value-type="float">
            <text:p>9.357204675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56447390.71568" calcext:value-type="float">
            <text:p>1456447390.715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35928" calcext:value-type="float">
            <text:p>1456447381.35928</text:p>
          </table:table-cell>
          <table:table-cell table:formula="of:=[.B700]-[.G700]" office:value-type="float" office:value="9.35639619827271" calcext:value-type="float">
            <text:p>9.3563961983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56447390.7283" calcext:value-type="float">
            <text:p>1456447390.72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37262" calcext:value-type="float">
            <text:p>1456447381.37262</text:p>
          </table:table-cell>
          <table:table-cell table:formula="of:=[.B701]-[.G701]" office:value-type="float" office:value="9.35568022727966" calcext:value-type="float">
            <text:p>9.3556802273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56447390.74105" calcext:value-type="float">
            <text:p>1456447390.741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38594" calcext:value-type="float">
            <text:p>1456447381.38594</text:p>
          </table:table-cell>
          <table:table-cell table:formula="of:=[.B702]-[.G702]" office:value-type="float" office:value="9.35511469841003" calcext:value-type="float">
            <text:p>9.3551146984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56447390.75366" calcext:value-type="float">
            <text:p>1456447390.753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39926" calcext:value-type="float">
            <text:p>1456447381.39926</text:p>
          </table:table-cell>
          <table:table-cell table:formula="of:=[.B703]-[.G703]" office:value-type="float" office:value="9.35439682006836" calcext:value-type="float">
            <text:p>9.3543968201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56447390.76632" calcext:value-type="float">
            <text:p>1456447390.766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41257" calcext:value-type="float">
            <text:p>1456447381.41257</text:p>
          </table:table-cell>
          <table:table-cell table:formula="of:=[.B704]-[.G704]" office:value-type="float" office:value="9.35375380516052" calcext:value-type="float">
            <text:p>9.3537538052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56447390.77884" calcext:value-type="float">
            <text:p>1456447390.778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42588" calcext:value-type="float">
            <text:p>1456447381.42588</text:p>
          </table:table-cell>
          <table:table-cell table:formula="of:=[.B705]-[.G705]" office:value-type="float" office:value="9.35296511650085" calcext:value-type="float">
            <text:p>9.3529651165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56447390.79159" calcext:value-type="float">
            <text:p>1456447390.791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43919" calcext:value-type="float">
            <text:p>1456447381.43919</text:p>
          </table:table-cell>
          <table:table-cell table:formula="of:=[.B706]-[.G706]" office:value-type="float" office:value="9.35239744186401" calcext:value-type="float">
            <text:p>9.3523974419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56447390.80414" calcext:value-type="float">
            <text:p>1456447390.804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4525" calcext:value-type="float">
            <text:p>1456447381.4525</text:p>
          </table:table-cell>
          <table:table-cell table:formula="of:=[.B707]-[.G707]" office:value-type="float" office:value="9.35163879394531" calcext:value-type="float">
            <text:p>9.3516387939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56447390.81669" calcext:value-type="float">
            <text:p>1456447390.816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46591" calcext:value-type="float">
            <text:p>1456447381.46591</text:p>
          </table:table-cell>
          <table:table-cell table:formula="of:=[.B708]-[.G708]" office:value-type="float" office:value="9.35078167915344" calcext:value-type="float">
            <text:p>9.35078167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6447390.82928" calcext:value-type="float">
            <text:p>1456447390.829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47934" calcext:value-type="float">
            <text:p>1456447381.47934</text:p>
          </table:table-cell>
          <table:table-cell table:formula="of:=[.B709]-[.G709]" office:value-type="float" office:value="9.34994053840637" calcext:value-type="float">
            <text:p>9.3499405384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56447390.84189" calcext:value-type="float">
            <text:p>1456447390.841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49273" calcext:value-type="float">
            <text:p>1456447381.49273</text:p>
          </table:table-cell>
          <table:table-cell table:formula="of:=[.B710]-[.G710]" office:value-type="float" office:value="9.34915924072266" calcext:value-type="float">
            <text:p>9.3491592407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56447390.85453" calcext:value-type="float">
            <text:p>1456447390.854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50607" calcext:value-type="float">
            <text:p>1456447381.50607</text:p>
          </table:table-cell>
          <table:table-cell table:formula="of:=[.B711]-[.G711]" office:value-type="float" office:value="9.3484628200531" calcext:value-type="float">
            <text:p>9.348462820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56447390.8673" calcext:value-type="float">
            <text:p>1456447390.86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51939" calcext:value-type="float">
            <text:p>1456447381.51939</text:p>
          </table:table-cell>
          <table:table-cell table:formula="of:=[.B712]-[.G712]" office:value-type="float" office:value="9.34790873527527" calcext:value-type="float">
            <text:p>9.3479087353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56447390.88007" calcext:value-type="float">
            <text:p>1456447390.880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53271" calcext:value-type="float">
            <text:p>1456447381.53271</text:p>
          </table:table-cell>
          <table:table-cell table:formula="of:=[.B713]-[.G713]" office:value-type="float" office:value="9.34735822677612" calcext:value-type="float">
            <text:p>9.3473582268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56447390.89251" calcext:value-type="float">
            <text:p>1456447390.892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54605" calcext:value-type="float">
            <text:p>1456447381.54605</text:p>
          </table:table-cell>
          <table:table-cell table:formula="of:=[.B714]-[.G714]" office:value-type="float" office:value="9.34646153450012" calcext:value-type="float">
            <text:p>9.3464615345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56447390.90506" calcext:value-type="float">
            <text:p>1456447390.905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55936" calcext:value-type="float">
            <text:p>1456447381.55936</text:p>
          </table:table-cell>
          <table:table-cell table:formula="of:=[.B715]-[.G715]" office:value-type="float" office:value="9.34569883346558" calcext:value-type="float">
            <text:p>9.3456988335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56447390.91769" calcext:value-type="float">
            <text:p>1456447390.917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57267" calcext:value-type="float">
            <text:p>1456447381.57267</text:p>
          </table:table-cell>
          <table:table-cell table:formula="of:=[.B716]-[.G716]" office:value-type="float" office:value="9.34501957893372" calcext:value-type="float">
            <text:p>9.3450195789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56447390.93035" calcext:value-type="float">
            <text:p>1456447390.930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58608" calcext:value-type="float">
            <text:p>1456447381.58608</text:p>
          </table:table-cell>
          <table:table-cell table:formula="of:=[.B717]-[.G717]" office:value-type="float" office:value="9.34427165985107" calcext:value-type="float">
            <text:p>9.3442716599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56447390.94295" calcext:value-type="float">
            <text:p>1456447390.942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59953" calcext:value-type="float">
            <text:p>1456447381.59953</text:p>
          </table:table-cell>
          <table:table-cell table:formula="of:=[.B718]-[.G718]" office:value-type="float" office:value="9.34342288970947" calcext:value-type="float">
            <text:p>9.3434228897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56447390.95551" calcext:value-type="float">
            <text:p>1456447390.955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61292" calcext:value-type="float">
            <text:p>1456447381.61292</text:p>
          </table:table-cell>
          <table:table-cell table:formula="of:=[.B719]-[.G719]" office:value-type="float" office:value="9.34258270263672" calcext:value-type="float">
            <text:p>9.3425827026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6447390.96812" calcext:value-type="float">
            <text:p>1456447390.968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62626" calcext:value-type="float">
            <text:p>1456447381.62626</text:p>
          </table:table-cell>
          <table:table-cell table:formula="of:=[.B720]-[.G720]" office:value-type="float" office:value="9.34186244010925" calcext:value-type="float">
            <text:p>9.3418624401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56447390.98074" calcext:value-type="float">
            <text:p>1456447390.980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63958" calcext:value-type="float">
            <text:p>1456447381.63958</text:p>
          </table:table-cell>
          <table:table-cell table:formula="of:=[.B721]-[.G721]" office:value-type="float" office:value="9.34116148948669" calcext:value-type="float">
            <text:p>9.3411614895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56447390.99351" calcext:value-type="float">
            <text:p>1456447390.993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6529" calcext:value-type="float">
            <text:p>1456447381.6529</text:p>
          </table:table-cell>
          <table:table-cell table:formula="of:=[.B722]-[.G722]" office:value-type="float" office:value="9.34061098098755" calcext:value-type="float">
            <text:p>9.340610981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56447391.00617" calcext:value-type="float">
            <text:p>1456447391.006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66621" calcext:value-type="float">
            <text:p>1456447381.66621</text:p>
          </table:table-cell>
          <table:table-cell table:formula="of:=[.B723]-[.G723]" office:value-type="float" office:value="9.33996176719666" calcext:value-type="float">
            <text:p>9.3399617672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56447391.01874" calcext:value-type="float">
            <text:p>1456447391.018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67952" calcext:value-type="float">
            <text:p>1456447381.67952</text:p>
          </table:table-cell>
          <table:table-cell table:formula="of:=[.B724]-[.G724]" office:value-type="float" office:value="9.33922076225281" calcext:value-type="float">
            <text:p>9.3392207623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56447391.03131" calcext:value-type="float">
            <text:p>1456447391.031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69284" calcext:value-type="float">
            <text:p>1456447381.69284</text:p>
          </table:table-cell>
          <table:table-cell table:formula="of:=[.B725]-[.G725]" office:value-type="float" office:value="9.33847212791443" calcext:value-type="float">
            <text:p>9.3384721279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56447391.04396" calcext:value-type="float">
            <text:p>1456447391.043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70623" calcext:value-type="float">
            <text:p>1456447381.70623</text:p>
          </table:table-cell>
          <table:table-cell table:formula="of:=[.B726]-[.G726]" office:value-type="float" office:value="9.33773016929626" calcext:value-type="float">
            <text:p>9.337730169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56447391.05685" calcext:value-type="float">
            <text:p>1456447391.056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71959" calcext:value-type="float">
            <text:p>1456447381.71959</text:p>
          </table:table-cell>
          <table:table-cell table:formula="of:=[.B727]-[.G727]" office:value-type="float" office:value="9.33726048469543" calcext:value-type="float">
            <text:p>9.3372604847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56447391.06165" calcext:value-type="float">
            <text:p>1456447391.061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73299" calcext:value-type="float">
            <text:p>1456447381.73299</text:p>
          </table:table-cell>
          <table:table-cell table:formula="of:=[.B728]-[.G728]" office:value-type="float" office:value="9.32866191864014" calcext:value-type="float">
            <text:p>9.3286619186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56447391.06633" calcext:value-type="float">
            <text:p>1456447391.066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74633" calcext:value-type="float">
            <text:p>1456447381.74633</text:p>
          </table:table-cell>
          <table:table-cell table:formula="of:=[.B729]-[.G729]" office:value-type="float" office:value="9.31999373435974" calcext:value-type="float">
            <text:p>9.319993734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56447391.07099" calcext:value-type="float">
            <text:p>1456447391.070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75965" calcext:value-type="float">
            <text:p>1456447381.75965</text:p>
          </table:table-cell>
          <table:table-cell table:formula="of:=[.B730]-[.G730]" office:value-type="float" office:value="9.31133437156677" calcext:value-type="float">
            <text:p>9.3113343716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56447391.07596" calcext:value-type="float">
            <text:p>1456447391.075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77303" calcext:value-type="float">
            <text:p>1456447381.77303</text:p>
          </table:table-cell>
          <table:table-cell table:formula="of:=[.B731]-[.G731]" office:value-type="float" office:value="9.30293107032776" calcext:value-type="float">
            <text:p>9.3029310703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6447391.08062" calcext:value-type="float">
            <text:p>1456447391.080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78641" calcext:value-type="float">
            <text:p>1456447381.78641</text:p>
          </table:table-cell>
          <table:table-cell table:formula="of:=[.B732]-[.G732]" office:value-type="float" office:value="9.29420828819275" calcext:value-type="float">
            <text:p>9.2942082882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56447391.0853" calcext:value-type="float">
            <text:p>1456447391.08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79974" calcext:value-type="float">
            <text:p>1456447381.79974</text:p>
          </table:table-cell>
          <table:table-cell table:formula="of:=[.B733]-[.G733]" office:value-type="float" office:value="9.2855532169342" calcext:value-type="float">
            <text:p>9.2855532169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56447391.08997" calcext:value-type="float">
            <text:p>1456447391.089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81306" calcext:value-type="float">
            <text:p>1456447381.81306</text:p>
          </table:table-cell>
          <table:table-cell table:formula="of:=[.B734]-[.G734]" office:value-type="float" office:value="9.2769091129303" calcext:value-type="float">
            <text:p>9.2769091129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56447391.09464" calcext:value-type="float">
            <text:p>1456447391.094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82638" calcext:value-type="float">
            <text:p>1456447381.82638</text:p>
          </table:table-cell>
          <table:table-cell table:formula="of:=[.B735]-[.G735]" office:value-type="float" office:value="9.26826047897339" calcext:value-type="float">
            <text:p>9.268260479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56447391.09931" calcext:value-type="float">
            <text:p>1456447391.09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83977" calcext:value-type="float">
            <text:p>1456447381.83977</text:p>
          </table:table-cell>
          <table:table-cell table:formula="of:=[.B736]-[.G736]" office:value-type="float" office:value="9.25953412055969" calcext:value-type="float">
            <text:p>9.2595341206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56447391.10397" calcext:value-type="float">
            <text:p>1456447391.103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85317" calcext:value-type="float">
            <text:p>1456447381.85317</text:p>
          </table:table-cell>
          <table:table-cell table:formula="of:=[.B737]-[.G737]" office:value-type="float" office:value="9.25079846382141" calcext:value-type="float">
            <text:p>9.250798463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56447391.10864" calcext:value-type="float">
            <text:p>1456447391.108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86652" calcext:value-type="float">
            <text:p>1456447381.86652</text:p>
          </table:table-cell>
          <table:table-cell table:formula="of:=[.B738]-[.G738]" office:value-type="float" office:value="9.24211764335632" calcext:value-type="float">
            <text:p>9.2421176434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6447391.1133" calcext:value-type="float">
            <text:p>1456447391.11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87986" calcext:value-type="float">
            <text:p>1456447381.87986</text:p>
          </table:table-cell>
          <table:table-cell table:formula="of:=[.B739]-[.G739]" office:value-type="float" office:value="9.23344564437866" calcext:value-type="float">
            <text:p>9.2334456444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56447391.12233" calcext:value-type="float">
            <text:p>1456447391.122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89318" calcext:value-type="float">
            <text:p>1456447381.89318</text:p>
          </table:table-cell>
          <table:table-cell table:formula="of:=[.B740]-[.G740]" office:value-type="float" office:value="9.22914457321167" calcext:value-type="float">
            <text:p>9.2291445732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6447391.12706" calcext:value-type="float">
            <text:p>1456447391.127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9065" calcext:value-type="float">
            <text:p>1456447381.9065</text:p>
          </table:table-cell>
          <table:table-cell table:formula="of:=[.B741]-[.G741]" office:value-type="float" office:value="9.2205593585968" calcext:value-type="float">
            <text:p>9.2205593586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56447391.13175" calcext:value-type="float">
            <text:p>1456447391.131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91981" calcext:value-type="float">
            <text:p>1456447381.91981</text:p>
          </table:table-cell>
          <table:table-cell table:formula="of:=[.B742]-[.G742]" office:value-type="float" office:value="9.21194219589233" calcext:value-type="float">
            <text:p>9.2119421959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56447391.13704" calcext:value-type="float">
            <text:p>1456447391.137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93313" calcext:value-type="float">
            <text:p>1456447381.93313</text:p>
          </table:table-cell>
          <table:table-cell table:formula="of:=[.B743]-[.G743]" office:value-type="float" office:value="9.2039167881012" calcext:value-type="float">
            <text:p>9.203916788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56447391.15014" calcext:value-type="float">
            <text:p>1456447391.150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94644" calcext:value-type="float">
            <text:p>1456447381.94644</text:p>
          </table:table-cell>
          <table:table-cell table:formula="of:=[.B744]-[.G744]" office:value-type="float" office:value="9.2037034034729" calcext:value-type="float">
            <text:p>9.2037034035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56447391.1631" calcext:value-type="float">
            <text:p>1456447391.16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95975" calcext:value-type="float">
            <text:p>1456447381.95975</text:p>
          </table:table-cell>
          <table:table-cell table:formula="of:=[.B745]-[.G745]" office:value-type="float" office:value="9.20334982872009" calcext:value-type="float">
            <text:p>9.2033498287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56447391.17613" calcext:value-type="float">
            <text:p>1456447391.176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97314" calcext:value-type="float">
            <text:p>1456447381.97314</text:p>
          </table:table-cell>
          <table:table-cell table:formula="of:=[.B746]-[.G746]" office:value-type="float" office:value="9.20298504829407" calcext:value-type="float">
            <text:p>9.2029850483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56447391.18926" calcext:value-type="float">
            <text:p>1456447391.189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98655" calcext:value-type="float">
            <text:p>1456447381.98655</text:p>
          </table:table-cell>
          <table:table-cell table:formula="of:=[.B747]-[.G747]" office:value-type="float" office:value="9.20270967483521" calcext:value-type="float">
            <text:p>9.2027096748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56447391.2023" calcext:value-type="float">
            <text:p>1456447391.20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1.99991" calcext:value-type="float">
            <text:p>1456447381.99991</text:p>
          </table:table-cell>
          <table:table-cell table:formula="of:=[.B748]-[.G748]" office:value-type="float" office:value="9.20238780975342" calcext:value-type="float">
            <text:p>9.2023878098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56447391.21529" calcext:value-type="float">
            <text:p>1456447391.215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01097" calcext:value-type="float">
            <text:p>1456447382.01097</text:p>
          </table:table-cell>
          <table:table-cell table:formula="of:=[.B749]-[.G749]" office:value-type="float" office:value="9.20431804656982" calcext:value-type="float">
            <text:p>9.2043180466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56447391.22836" calcext:value-type="float">
            <text:p>1456447391.228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02206" calcext:value-type="float">
            <text:p>1456447382.02206</text:p>
          </table:table-cell>
          <table:table-cell table:formula="of:=[.B750]-[.G750]" office:value-type="float" office:value="9.20629811286926" calcext:value-type="float">
            <text:p>9.2062981129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56447391.2414" calcext:value-type="float">
            <text:p>1456447391.24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03313" calcext:value-type="float">
            <text:p>1456447382.03313</text:p>
          </table:table-cell>
          <table:table-cell table:formula="of:=[.B751]-[.G751]" office:value-type="float" office:value="9.20826816558838" calcext:value-type="float">
            <text:p>9.2082681656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56447391.25461" calcext:value-type="float">
            <text:p>1456447391.254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04421" calcext:value-type="float">
            <text:p>1456447382.04421</text:p>
          </table:table-cell>
          <table:table-cell table:formula="of:=[.B752]-[.G752]" office:value-type="float" office:value="9.21040606498718" calcext:value-type="float">
            <text:p>9.21040606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56447391.26765" calcext:value-type="float">
            <text:p>1456447391.267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05528" calcext:value-type="float">
            <text:p>1456447382.05528</text:p>
          </table:table-cell>
          <table:table-cell table:formula="of:=[.B753]-[.G753]" office:value-type="float" office:value="9.21237683296204" calcext:value-type="float">
            <text:p>9.212376833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56447391.28062" calcext:value-type="float">
            <text:p>1456447391.280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06635" calcext:value-type="float">
            <text:p>1456447382.06635</text:p>
          </table:table-cell>
          <table:table-cell table:formula="of:=[.B754]-[.G754]" office:value-type="float" office:value="9.21426582336426" calcext:value-type="float">
            <text:p>9.2142658234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56447391.29364" calcext:value-type="float">
            <text:p>1456447391.293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07742" calcext:value-type="float">
            <text:p>1456447382.07742</text:p>
          </table:table-cell>
          <table:table-cell table:formula="of:=[.B755]-[.G755]" office:value-type="float" office:value="9.21621656417847" calcext:value-type="float">
            <text:p>9.2162165642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56447391.30674" calcext:value-type="float">
            <text:p>1456447391.306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08855" calcext:value-type="float">
            <text:p>1456447382.08855</text:p>
          </table:table-cell>
          <table:table-cell table:formula="of:=[.B756]-[.G756]" office:value-type="float" office:value="9.21818804740906" calcext:value-type="float">
            <text:p>9.2181880474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56447391.31983" calcext:value-type="float">
            <text:p>1456447391.319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09977" calcext:value-type="float">
            <text:p>1456447382.09977</text:p>
          </table:table-cell>
          <table:table-cell table:formula="of:=[.B757]-[.G757]" office:value-type="float" office:value="9.2200562953949" calcext:value-type="float">
            <text:p>9.2200562954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56447391.33286" calcext:value-type="float">
            <text:p>1456447391.332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11108" calcext:value-type="float">
            <text:p>1456447382.11108</text:p>
          </table:table-cell>
          <table:table-cell table:formula="of:=[.B758]-[.G758]" office:value-type="float" office:value="9.22178483009338" calcext:value-type="float">
            <text:p>9.2217848301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56447391.34587" calcext:value-type="float">
            <text:p>1456447391.345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12217" calcext:value-type="float">
            <text:p>1456447382.12217</text:p>
          </table:table-cell>
          <table:table-cell table:formula="of:=[.B759]-[.G759]" office:value-type="float" office:value="9.2236979007721" calcext:value-type="float">
            <text:p>9.2236979008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56447391.35892" calcext:value-type="float">
            <text:p>1456447391.358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13326" calcext:value-type="float">
            <text:p>1456447382.13326</text:p>
          </table:table-cell>
          <table:table-cell table:formula="of:=[.B760]-[.G760]" office:value-type="float" office:value="9.22566676139832" calcext:value-type="float">
            <text:p>9.2256667614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56447391.37205" calcext:value-type="float">
            <text:p>1456447391.372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14434" calcext:value-type="float">
            <text:p>1456447382.14434</text:p>
          </table:table-cell>
          <table:table-cell table:formula="of:=[.B761]-[.G761]" office:value-type="float" office:value="9.22770524024963" calcext:value-type="float">
            <text:p>9.2277052402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56447391.38521" calcext:value-type="float">
            <text:p>1456447391.385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15542" calcext:value-type="float">
            <text:p>1456447382.15542</text:p>
          </table:table-cell>
          <table:table-cell table:formula="of:=[.B762]-[.G762]" office:value-type="float" office:value="9.22978210449219" calcext:value-type="float">
            <text:p>9.2297821045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56447391.39818" calcext:value-type="float">
            <text:p>1456447391.398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1665" calcext:value-type="float">
            <text:p>1456447382.1665</text:p>
          </table:table-cell>
          <table:table-cell table:formula="of:=[.B763]-[.G763]" office:value-type="float" office:value="9.23167681694031" calcext:value-type="float">
            <text:p>9.2316768169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56447391.41118" calcext:value-type="float">
            <text:p>1456447391.411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17757" calcext:value-type="float">
            <text:p>1456447382.17757</text:p>
          </table:table-cell>
          <table:table-cell table:formula="of:=[.B764]-[.G764]" office:value-type="float" office:value="9.23360586166382" calcext:value-type="float">
            <text:p>9.2336058617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56447391.42425" calcext:value-type="float">
            <text:p>1456447391.424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18864" calcext:value-type="float">
            <text:p>1456447382.18864</text:p>
          </table:table-cell>
          <table:table-cell table:formula="of:=[.B765]-[.G765]" office:value-type="float" office:value="9.23560667037964" calcext:value-type="float">
            <text:p>9.2356066704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56447391.43733" calcext:value-type="float">
            <text:p>1456447391.437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19971" calcext:value-type="float">
            <text:p>1456447382.19971</text:p>
          </table:table-cell>
          <table:table-cell table:formula="of:=[.B766]-[.G766]" office:value-type="float" office:value="9.23761224746704" calcext:value-type="float">
            <text:p>9.2376122475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56447391.45036" calcext:value-type="float">
            <text:p>1456447391.450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21095" calcext:value-type="float">
            <text:p>1456447382.21095</text:p>
          </table:table-cell>
          <table:table-cell table:formula="of:=[.B767]-[.G767]" office:value-type="float" office:value="9.23941349983215" calcext:value-type="float">
            <text:p>9.2394134998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56447391.4634" calcext:value-type="float">
            <text:p>1456447391.46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2221" calcext:value-type="float">
            <text:p>1456447382.2221</text:p>
          </table:table-cell>
          <table:table-cell table:formula="of:=[.B768]-[.G768]" office:value-type="float" office:value="9.24129557609558" calcext:value-type="float">
            <text:p>9.2412955761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56447391.47644" calcext:value-type="float">
            <text:p>1456447391.476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23326" calcext:value-type="float">
            <text:p>1456447382.23326</text:p>
          </table:table-cell>
          <table:table-cell table:formula="of:=[.B769]-[.G769]" office:value-type="float" office:value="9.24318337440491" calcext:value-type="float">
            <text:p>9.243183374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56447391.48962" calcext:value-type="float">
            <text:p>1456447391.489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24435" calcext:value-type="float">
            <text:p>1456447382.24435</text:p>
          </table:table-cell>
          <table:table-cell table:formula="of:=[.B770]-[.G770]" office:value-type="float" office:value="9.24527025222778" calcext:value-type="float">
            <text:p>9.2452702522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56447391.50268" calcext:value-type="float">
            <text:p>1456447391.502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25544" calcext:value-type="float">
            <text:p>1456447382.25544</text:p>
          </table:table-cell>
          <table:table-cell table:formula="of:=[.B771]-[.G771]" office:value-type="float" office:value="9.24723958969116" calcext:value-type="float">
            <text:p>9.2472395897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56447391.51574" calcext:value-type="float">
            <text:p>1456447391.515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26653" calcext:value-type="float">
            <text:p>1456447382.26653</text:p>
          </table:table-cell>
          <table:table-cell table:formula="of:=[.B772]-[.G772]" office:value-type="float" office:value="9.24920964241028" calcext:value-type="float">
            <text:p>9.2492096424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56447391.52869" calcext:value-type="float">
            <text:p>1456447391.528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27761" calcext:value-type="float">
            <text:p>1456447382.27761</text:p>
          </table:table-cell>
          <table:table-cell table:formula="of:=[.B773]-[.G773]" office:value-type="float" office:value="9.25108671188355" calcext:value-type="float">
            <text:p>9.2510867119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56447391.54179" calcext:value-type="float">
            <text:p>1456447391.541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28868" calcext:value-type="float">
            <text:p>1456447382.28868</text:p>
          </table:table-cell>
          <table:table-cell table:formula="of:=[.B774]-[.G774]" office:value-type="float" office:value="9.25311183929443" calcext:value-type="float">
            <text:p>9.2531118393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56447391.55487" calcext:value-type="float">
            <text:p>1456447391.554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29975" calcext:value-type="float">
            <text:p>1456447382.29975</text:p>
          </table:table-cell>
          <table:table-cell table:formula="of:=[.B775]-[.G775]" office:value-type="float" office:value="9.25511813163757" calcext:value-type="float">
            <text:p>9.255118131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56447391.56791" calcext:value-type="float">
            <text:p>1456447391.567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31083" calcext:value-type="float">
            <text:p>1456447382.31083</text:p>
          </table:table-cell>
          <table:table-cell table:formula="of:=[.B776]-[.G776]" office:value-type="float" office:value="9.25707983970642" calcext:value-type="float">
            <text:p>9.257079839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56447391.58092" calcext:value-type="float">
            <text:p>1456447391.580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3219" calcext:value-type="float">
            <text:p>1456447382.3219</text:p>
          </table:table-cell>
          <table:table-cell table:formula="of:=[.B777]-[.G777]" office:value-type="float" office:value="9.25901460647583" calcext:value-type="float">
            <text:p>9.2590146065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56447391.59396" calcext:value-type="float">
            <text:p>1456447391.593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33298" calcext:value-type="float">
            <text:p>1456447382.33298</text:p>
          </table:table-cell>
          <table:table-cell table:formula="of:=[.B778]-[.G778]" office:value-type="float" office:value="9.26097846031189" calcext:value-type="float">
            <text:p>9.2609784603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56447391.60701" calcext:value-type="float">
            <text:p>1456447391.607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34413" calcext:value-type="float">
            <text:p>1456447382.34413</text:p>
          </table:table-cell>
          <table:table-cell table:formula="of:=[.B779]-[.G779]" office:value-type="float" office:value="9.26288342475891" calcext:value-type="float">
            <text:p>9.262883424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56447391.62019" calcext:value-type="float">
            <text:p>1456447391.620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35532" calcext:value-type="float">
            <text:p>1456447382.35532</text:p>
          </table:table-cell>
          <table:table-cell table:formula="of:=[.B780]-[.G780]" office:value-type="float" office:value="9.26486659049988" calcext:value-type="float">
            <text:p>9.2648665905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56447391.63327" calcext:value-type="float">
            <text:p>1456447391.633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36647" calcext:value-type="float">
            <text:p>1456447382.36647</text:p>
          </table:table-cell>
          <table:table-cell table:formula="of:=[.B781]-[.G781]" office:value-type="float" office:value="9.26680159568787" calcext:value-type="float">
            <text:p>9.2668015957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56447391.6463" calcext:value-type="float">
            <text:p>1456447391.64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37756" calcext:value-type="float">
            <text:p>1456447382.37756</text:p>
          </table:table-cell>
          <table:table-cell table:formula="of:=[.B782]-[.G782]" office:value-type="float" office:value="9.26874256134033" calcext:value-type="float">
            <text:p>9.2687425613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56447391.65931" calcext:value-type="float">
            <text:p>1456447391.65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38864" calcext:value-type="float">
            <text:p>1456447382.38864</text:p>
          </table:table-cell>
          <table:table-cell table:formula="of:=[.B783]-[.G783]" office:value-type="float" office:value="9.27066993713379" calcext:value-type="float">
            <text:p>9.2706699371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56447391.67239" calcext:value-type="float">
            <text:p>1456447391.672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39972" calcext:value-type="float">
            <text:p>1456447382.39972</text:p>
          </table:table-cell>
          <table:table-cell table:formula="of:=[.B784]-[.G784]" office:value-type="float" office:value="9.27266645431519" calcext:value-type="float">
            <text:p>9.2726664543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56447391.6854" calcext:value-type="float">
            <text:p>1456447391.68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41084" calcext:value-type="float">
            <text:p>1456447382.41084</text:p>
          </table:table-cell>
          <table:table-cell table:formula="of:=[.B785]-[.G785]" office:value-type="float" office:value="9.27456307411194" calcext:value-type="float">
            <text:p>9.274563074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56447391.69843" calcext:value-type="float">
            <text:p>1456447391.698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42191" calcext:value-type="float">
            <text:p>1456447382.42191</text:p>
          </table:table-cell>
          <table:table-cell table:formula="of:=[.B786]-[.G786]" office:value-type="float" office:value="9.27652788162231" calcext:value-type="float">
            <text:p>9.2765278816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56447391.71158" calcext:value-type="float">
            <text:p>1456447391.711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43298" calcext:value-type="float">
            <text:p>1456447382.43298</text:p>
          </table:table-cell>
          <table:table-cell table:formula="of:=[.B787]-[.G787]" office:value-type="float" office:value="9.27859735488892" calcext:value-type="float">
            <text:p>9.2785973549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56447391.72452" calcext:value-type="float">
            <text:p>1456447391.724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44405" calcext:value-type="float">
            <text:p>1456447382.44405</text:p>
          </table:table-cell>
          <table:table-cell table:formula="of:=[.B788]-[.G788]" office:value-type="float" office:value="9.28047013282776" calcext:value-type="float">
            <text:p>9.280470132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56447391.73759" calcext:value-type="float">
            <text:p>1456447391.737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45512" calcext:value-type="float">
            <text:p>1456447382.45512</text:p>
          </table:table-cell>
          <table:table-cell table:formula="of:=[.B789]-[.G789]" office:value-type="float" office:value="9.28246903419495" calcext:value-type="float">
            <text:p>9.2824690342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56447391.75081" calcext:value-type="float">
            <text:p>1456447391.750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46624" calcext:value-type="float">
            <text:p>1456447382.46624</text:p>
          </table:table-cell>
          <table:table-cell table:formula="of:=[.B790]-[.G790]" office:value-type="float" office:value="9.28457021713257" calcext:value-type="float">
            <text:p>9.2845702171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56447391.76384" calcext:value-type="float">
            <text:p>1456447391.763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47745" calcext:value-type="float">
            <text:p>1456447382.47745</text:p>
          </table:table-cell>
          <table:table-cell table:formula="of:=[.B791]-[.G791]" office:value-type="float" office:value="9.28639435768127" calcext:value-type="float">
            <text:p>9.2863943577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56447391.77685" calcext:value-type="float">
            <text:p>1456447391.776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48865" calcext:value-type="float">
            <text:p>1456447382.48865</text:p>
          </table:table-cell>
          <table:table-cell table:formula="of:=[.B792]-[.G792]" office:value-type="float" office:value="9.28820657730103" calcext:value-type="float">
            <text:p>9.2882065773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56447391.78989" calcext:value-type="float">
            <text:p>1456447391.789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49975" calcext:value-type="float">
            <text:p>1456447382.49975</text:p>
          </table:table-cell>
          <table:table-cell table:formula="of:=[.B793]-[.G793]" office:value-type="float" office:value="9.2901406288147" calcext:value-type="float">
            <text:p>9.2901406288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56447391.80296" calcext:value-type="float">
            <text:p>1456447391.802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51086" calcext:value-type="float">
            <text:p>1456447382.51086</text:p>
          </table:table-cell>
          <table:table-cell table:formula="of:=[.B794]-[.G794]" office:value-type="float" office:value="9.29210257530212" calcext:value-type="float">
            <text:p>9.292102575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56447391.81598" calcext:value-type="float">
            <text:p>1456447391.815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52195" calcext:value-type="float">
            <text:p>1456447382.52195</text:p>
          </table:table-cell>
          <table:table-cell table:formula="of:=[.B795]-[.G795]" office:value-type="float" office:value="9.29403686523438" calcext:value-type="float">
            <text:p>9.2940368652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56447391.829" calcext:value-type="float">
            <text:p>1456447391.8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53302" calcext:value-type="float">
            <text:p>1456447382.53302</text:p>
          </table:table-cell>
          <table:table-cell table:formula="of:=[.B796]-[.G796]" office:value-type="float" office:value="9.29598069190979" calcext:value-type="float">
            <text:p>9.2959806919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56447391.84205" calcext:value-type="float">
            <text:p>1456447391.842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54409" calcext:value-type="float">
            <text:p>1456447382.54409</text:p>
          </table:table-cell>
          <table:table-cell table:formula="of:=[.B797]-[.G797]" office:value-type="float" office:value="9.29795479774475" calcext:value-type="float">
            <text:p>9.297954797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56447391.85511" calcext:value-type="float">
            <text:p>1456447391.855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55516" calcext:value-type="float">
            <text:p>1456447382.55516</text:p>
          </table:table-cell>
          <table:table-cell table:formula="of:=[.B798]-[.G798]" office:value-type="float" office:value="9.29994511604309" calcext:value-type="float">
            <text:p>9.299945116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56447391.86827" calcext:value-type="float">
            <text:p>1456447391.868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56624" calcext:value-type="float">
            <text:p>1456447382.56624</text:p>
          </table:table-cell>
          <table:table-cell table:formula="of:=[.B799]-[.G799]" office:value-type="float" office:value="9.30202913284302" calcext:value-type="float">
            <text:p>9.302029132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56447391.88136" calcext:value-type="float">
            <text:p>1456447391.881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57731" calcext:value-type="float">
            <text:p>1456447382.57731</text:p>
          </table:table-cell>
          <table:table-cell table:formula="of:=[.B800]-[.G800]" office:value-type="float" office:value="9.30405426025391" calcext:value-type="float">
            <text:p>9.3040542603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56447391.8944" calcext:value-type="float">
            <text:p>1456447391.89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58849" calcext:value-type="float">
            <text:p>1456447382.58849</text:p>
          </table:table-cell>
          <table:table-cell table:formula="of:=[.B801]-[.G801]" office:value-type="float" office:value="9.30590915679932" calcext:value-type="float">
            <text:p>9.305909156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56447391.90737" calcext:value-type="float">
            <text:p>1456447391.907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59968" calcext:value-type="float">
            <text:p>1456447382.59968</text:p>
          </table:table-cell>
          <table:table-cell table:formula="of:=[.B802]-[.G802]" office:value-type="float" office:value="9.30769348144531" calcext:value-type="float">
            <text:p>9.3076934814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56447391.92046" calcext:value-type="float">
            <text:p>1456447391.920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61098" calcext:value-type="float">
            <text:p>1456447382.61098</text:p>
          </table:table-cell>
          <table:table-cell table:formula="of:=[.B803]-[.G803]" office:value-type="float" office:value="9.30948328971863" calcext:value-type="float">
            <text:p>9.3094832897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56447391.93356" calcext:value-type="float">
            <text:p>1456447391.933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62207" calcext:value-type="float">
            <text:p>1456447382.62207</text:p>
          </table:table-cell>
          <table:table-cell table:formula="of:=[.B804]-[.G804]" office:value-type="float" office:value="9.31148242950439" calcext:value-type="float">
            <text:p>9.311482429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56447391.94655" calcext:value-type="float">
            <text:p>1456447391.946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63315" calcext:value-type="float">
            <text:p>1456447382.63315</text:p>
          </table:table-cell>
          <table:table-cell table:formula="of:=[.B805]-[.G805]" office:value-type="float" office:value="9.31339931488037" calcext:value-type="float">
            <text:p>9.3133993149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56447391.95956" calcext:value-type="float">
            <text:p>1456447391.959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64423" calcext:value-type="float">
            <text:p>1456447382.64423</text:p>
          </table:table-cell>
          <table:table-cell table:formula="of:=[.B806]-[.G806]" office:value-type="float" office:value="9.31533265113831" calcext:value-type="float">
            <text:p>9.3153326511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56447391.97269" calcext:value-type="float">
            <text:p>1456447391.972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65532" calcext:value-type="float">
            <text:p>1456447382.65532</text:p>
          </table:table-cell>
          <table:table-cell table:formula="of:=[.B807]-[.G807]" office:value-type="float" office:value="9.31736779212952" calcext:value-type="float">
            <text:p>9.317367792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56447391.98581" calcext:value-type="float">
            <text:p>1456447391.985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6664" calcext:value-type="float">
            <text:p>1456447382.6664</text:p>
          </table:table-cell>
          <table:table-cell table:formula="of:=[.B808]-[.G808]" office:value-type="float" office:value="9.31941723823547" calcext:value-type="float">
            <text:p>9.3194172382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56447391.9989" calcext:value-type="float">
            <text:p>1456447391.99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67747" calcext:value-type="float">
            <text:p>1456447382.67747</text:p>
          </table:table-cell>
          <table:table-cell table:formula="of:=[.B809]-[.G809]" office:value-type="float" office:value="9.32142567634583" calcext:value-type="float">
            <text:p>9.3214256763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56447392.01191" calcext:value-type="float">
            <text:p>1456447392.011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68854" calcext:value-type="float">
            <text:p>1456447382.68854</text:p>
          </table:table-cell>
          <table:table-cell table:formula="of:=[.B810]-[.G810]" office:value-type="float" office:value="9.32337021827698" calcext:value-type="float">
            <text:p>9.3233702183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56447392.02488" calcext:value-type="float">
            <text:p>1456447392.024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69961" calcext:value-type="float">
            <text:p>1456447382.69961</text:p>
          </table:table-cell>
          <table:table-cell table:formula="of:=[.B811]-[.G811]" office:value-type="float" office:value="9.32526302337647" calcext:value-type="float">
            <text:p>9.3252630234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56447392.03797" calcext:value-type="float">
            <text:p>1456447392.037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711" calcext:value-type="float">
            <text:p>1456447382.711</text:p>
          </table:table-cell>
          <table:table-cell table:formula="of:=[.B812]-[.G812]" office:value-type="float" office:value="9.32697224617004" calcext:value-type="float">
            <text:p>9.3269722462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56447392.05135" calcext:value-type="float">
            <text:p>1456447392.051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72215" calcext:value-type="float">
            <text:p>1456447382.72215</text:p>
          </table:table-cell>
          <table:table-cell table:formula="of:=[.B813]-[.G813]" office:value-type="float" office:value="9.32919836044312" calcext:value-type="float">
            <text:p>9.3291983604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56447392.05557" calcext:value-type="float">
            <text:p>1456447392.055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7333" calcext:value-type="float">
            <text:p>1456447382.7333</text:p>
          </table:table-cell>
          <table:table-cell table:formula="of:=[.B814]-[.G814]" office:value-type="float" office:value="9.32227039337158" calcext:value-type="float">
            <text:p>9.322270393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6447392.06006" calcext:value-type="float">
            <text:p>1456447392.060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7444" calcext:value-type="float">
            <text:p>1456447382.7444</text:p>
          </table:table-cell>
          <table:table-cell table:formula="of:=[.B815]-[.G815]" office:value-type="float" office:value="9.31566381454468" calcext:value-type="float">
            <text:p>9.315663814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56447392.06428" calcext:value-type="float">
            <text:p>1456447392.064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75547" calcext:value-type="float">
            <text:p>1456447382.75547</text:p>
          </table:table-cell>
          <table:table-cell table:formula="of:=[.B816]-[.G816]" office:value-type="float" office:value="9.30880665779114" calcext:value-type="float">
            <text:p>9.3088066578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56447392.0685" calcext:value-type="float">
            <text:p>1456447392.06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76656" calcext:value-type="float">
            <text:p>1456447382.76656</text:p>
          </table:table-cell>
          <table:table-cell table:formula="of:=[.B817]-[.G817]" office:value-type="float" office:value="9.30194211006165" calcext:value-type="float">
            <text:p>9.3019421101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56447392.07271" calcext:value-type="float">
            <text:p>1456447392.072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77769" calcext:value-type="float">
            <text:p>1456447382.77769</text:p>
          </table:table-cell>
          <table:table-cell table:formula="of:=[.B818]-[.G818]" office:value-type="float" office:value="9.29501557350159" calcext:value-type="float">
            <text:p>9.295015573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56447392.07694" calcext:value-type="float">
            <text:p>1456447392.076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78879" calcext:value-type="float">
            <text:p>1456447382.78879</text:p>
          </table:table-cell>
          <table:table-cell table:formula="of:=[.B819]-[.G819]" office:value-type="float" office:value="9.28815150260925" calcext:value-type="float">
            <text:p>9.288151502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56447392.08117" calcext:value-type="float">
            <text:p>1456447392.081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79988" calcext:value-type="float">
            <text:p>1456447382.79988</text:p>
          </table:table-cell>
          <table:table-cell table:formula="of:=[.B820]-[.G820]" office:value-type="float" office:value="9.28129291534424" calcext:value-type="float">
            <text:p>9.2812929153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56447392.08538" calcext:value-type="float">
            <text:p>1456447392.085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81091" calcext:value-type="float">
            <text:p>1456447382.81091</text:p>
          </table:table-cell>
          <table:table-cell table:formula="of:=[.B821]-[.G821]" office:value-type="float" office:value="9.27446746826172" calcext:value-type="float">
            <text:p>9.2744674683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56447392.08959" calcext:value-type="float">
            <text:p>1456447392.089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82199" calcext:value-type="float">
            <text:p>1456447382.82199</text:p>
          </table:table-cell>
          <table:table-cell table:formula="of:=[.B822]-[.G822]" office:value-type="float" office:value="9.26760792732239" calcext:value-type="float">
            <text:p>9.2676079273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56447392.0938" calcext:value-type="float">
            <text:p>1456447392.09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83307" calcext:value-type="float">
            <text:p>1456447382.83307</text:p>
          </table:table-cell>
          <table:table-cell table:formula="of:=[.B823]-[.G823]" office:value-type="float" office:value="9.26072692871094" calcext:value-type="float">
            <text:p>9.260726928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56447392.09801" calcext:value-type="float">
            <text:p>1456447392.098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84424" calcext:value-type="float">
            <text:p>1456447382.84424</text:p>
          </table:table-cell>
          <table:table-cell table:formula="of:=[.B824]-[.G824]" office:value-type="float" office:value="9.25376605987549" calcext:value-type="float">
            <text:p>9.2537660599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56447392.10222" calcext:value-type="float">
            <text:p>1456447392.102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85543" calcext:value-type="float">
            <text:p>1456447382.85543</text:p>
          </table:table-cell>
          <table:table-cell table:formula="of:=[.B825]-[.G825]" office:value-type="float" office:value="9.24679088592529" calcext:value-type="float">
            <text:p>9.246790885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56447392.10643" calcext:value-type="float">
            <text:p>1456447392.106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86657" calcext:value-type="float">
            <text:p>1456447382.86657</text:p>
          </table:table-cell>
          <table:table-cell table:formula="of:=[.B826]-[.G826]" office:value-type="float" office:value="9.23986315727234" calcext:value-type="float">
            <text:p>9.2398631573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56447392.11064" calcext:value-type="float">
            <text:p>1456447392.110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87766" calcext:value-type="float">
            <text:p>1456447382.87766</text:p>
          </table:table-cell>
          <table:table-cell table:formula="of:=[.B827]-[.G827]" office:value-type="float" office:value="9.2329843044281" calcext:value-type="float">
            <text:p>9.2329843044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56447392.11485" calcext:value-type="float">
            <text:p>1456447392.114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88878" calcext:value-type="float">
            <text:p>1456447382.88878</text:p>
          </table:table-cell>
          <table:table-cell table:formula="of:=[.B828]-[.G828]" office:value-type="float" office:value="9.22606468200684" calcext:value-type="float">
            <text:p>9.226064682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56447392.12562" calcext:value-type="float">
            <text:p>1456447392.125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89988" calcext:value-type="float">
            <text:p>1456447382.89988</text:p>
          </table:table-cell>
          <table:table-cell table:formula="of:=[.B829]-[.G829]" office:value-type="float" office:value="9.2257342338562" calcext:value-type="float">
            <text:p>9.2257342339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56447392.13774" calcext:value-type="float">
            <text:p>1456447392.137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91092" calcext:value-type="float">
            <text:p>1456447382.91092</text:p>
          </table:table-cell>
          <table:table-cell table:formula="of:=[.B830]-[.G830]" office:value-type="float" office:value="9.2268168926239" calcext:value-type="float">
            <text:p>9.2268168926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56447392.14972" calcext:value-type="float">
            <text:p>1456447392.149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92199" calcext:value-type="float">
            <text:p>1456447382.92199</text:p>
          </table:table-cell>
          <table:table-cell table:formula="of:=[.B831]-[.G831]" office:value-type="float" office:value="9.22772550582886" calcext:value-type="float">
            <text:p>9.2277255058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56447392.1618" calcext:value-type="float">
            <text:p>1456447392.16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93307" calcext:value-type="float">
            <text:p>1456447382.93307</text:p>
          </table:table-cell>
          <table:table-cell table:formula="of:=[.B832]-[.G832]" office:value-type="float" office:value="9.22873330116272" calcext:value-type="float">
            <text:p>9.2287333012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56447392.1739" calcext:value-type="float">
            <text:p>1456447392.17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94415" calcext:value-type="float">
            <text:p>1456447382.94415</text:p>
          </table:table-cell>
          <table:table-cell table:formula="of:=[.B833]-[.G833]" office:value-type="float" office:value="9.22975850105286" calcext:value-type="float">
            <text:p>9.2297585011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56447392.18595" calcext:value-type="float">
            <text:p>1456447392.185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95522" calcext:value-type="float">
            <text:p>1456447382.95522</text:p>
          </table:table-cell>
          <table:table-cell table:formula="of:=[.B834]-[.G834]" office:value-type="float" office:value="9.23073434829712" calcext:value-type="float">
            <text:p>9.2307343483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56447392.19798" calcext:value-type="float">
            <text:p>1456447392.197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96632" calcext:value-type="float">
            <text:p>1456447382.96632</text:p>
          </table:table-cell>
          <table:table-cell table:formula="of:=[.B835]-[.G835]" office:value-type="float" office:value="9.23166036605835" calcext:value-type="float">
            <text:p>9.2316603661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56447392.21006" calcext:value-type="float">
            <text:p>1456447392.210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97753" calcext:value-type="float">
            <text:p>1456447382.97753</text:p>
          </table:table-cell>
          <table:table-cell table:formula="of:=[.B836]-[.G836]" office:value-type="float" office:value="9.23252892494202" calcext:value-type="float">
            <text:p>9.2325289249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56447392.22215" calcext:value-type="float">
            <text:p>1456447392.222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98872" calcext:value-type="float">
            <text:p>1456447382.98872</text:p>
          </table:table-cell>
          <table:table-cell table:formula="of:=[.B837]-[.G837]" office:value-type="float" office:value="9.23343253135681" calcext:value-type="float">
            <text:p>9.2334325314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56447392.23422" calcext:value-type="float">
            <text:p>1456447392.234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2.99983" calcext:value-type="float">
            <text:p>1456447382.99983</text:p>
          </table:table-cell>
          <table:table-cell table:formula="of:=[.B838]-[.G838]" office:value-type="float" office:value="9.23439908027649" calcext:value-type="float">
            <text:p>9.2343990803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56447392.24639" calcext:value-type="float">
            <text:p>1456447392.246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01117" calcext:value-type="float">
            <text:p>1456447383.01117</text:p>
          </table:table-cell>
          <table:table-cell table:formula="of:=[.B839]-[.G839]" office:value-type="float" office:value="9.23522067070007" calcext:value-type="float">
            <text:p>9.2352206707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56447392.25856" calcext:value-type="float">
            <text:p>1456447392.258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02252" calcext:value-type="float">
            <text:p>1456447383.02252</text:p>
          </table:table-cell>
          <table:table-cell table:formula="of:=[.B840]-[.G840]" office:value-type="float" office:value="9.23604130744934" calcext:value-type="float">
            <text:p>9.236041307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56447392.2706" calcext:value-type="float">
            <text:p>1456447392.27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03386" calcext:value-type="float">
            <text:p>1456447383.03386</text:p>
          </table:table-cell>
          <table:table-cell table:formula="of:=[.B841]-[.G841]" office:value-type="float" office:value="9.23674035072327" calcext:value-type="float">
            <text:p>9.2367403507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56447392.28261" calcext:value-type="float">
            <text:p>1456447392.282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0452" calcext:value-type="float">
            <text:p>1456447383.0452</text:p>
          </table:table-cell>
          <table:table-cell table:formula="of:=[.B842]-[.G842]" office:value-type="float" office:value="9.23741722106934" calcext:value-type="float">
            <text:p>9.2374172211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56447392.29468" calcext:value-type="float">
            <text:p>1456447392.294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05653" calcext:value-type="float">
            <text:p>1456447383.05653</text:p>
          </table:table-cell>
          <table:table-cell table:formula="of:=[.B843]-[.G843]" office:value-type="float" office:value="9.23815059661865" calcext:value-type="float">
            <text:p>9.238150596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56447392.30686" calcext:value-type="float">
            <text:p>1456447392.306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06786" calcext:value-type="float">
            <text:p>1456447383.06786</text:p>
          </table:table-cell>
          <table:table-cell table:formula="of:=[.B844]-[.G844]" office:value-type="float" office:value="9.23899745941162" calcext:value-type="float">
            <text:p>9.2389974594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56447392.31889" calcext:value-type="float">
            <text:p>1456447392.318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0792" calcext:value-type="float">
            <text:p>1456447383.0792</text:p>
          </table:table-cell>
          <table:table-cell table:formula="of:=[.B845]-[.G845]" office:value-type="float" office:value="9.23969221115112" calcext:value-type="float">
            <text:p>9.2396922112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56447392.33092" calcext:value-type="float">
            <text:p>1456447392.330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09063" calcext:value-type="float">
            <text:p>1456447383.09063</text:p>
          </table:table-cell>
          <table:table-cell table:formula="of:=[.B846]-[.G846]" office:value-type="float" office:value="9.24028730392456" calcext:value-type="float">
            <text:p>9.2402873039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56447392.34301" calcext:value-type="float">
            <text:p>1456447392.343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10204" calcext:value-type="float">
            <text:p>1456447383.10204</text:p>
          </table:table-cell>
          <table:table-cell table:formula="of:=[.B847]-[.G847]" office:value-type="float" office:value="9.24097299575806" calcext:value-type="float">
            <text:p>9.2409729958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56447392.35508" calcext:value-type="float">
            <text:p>1456447392.355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11346" calcext:value-type="float">
            <text:p>1456447383.11346</text:p>
          </table:table-cell>
          <table:table-cell table:formula="of:=[.B848]-[.G848]" office:value-type="float" office:value="9.24162292480469" calcext:value-type="float">
            <text:p>9.241622924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56447392.36736" calcext:value-type="float">
            <text:p>1456447392.367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12481" calcext:value-type="float">
            <text:p>1456447383.12481</text:p>
          </table:table-cell>
          <table:table-cell table:formula="of:=[.B849]-[.G849]" office:value-type="float" office:value="9.24254584312439" calcext:value-type="float">
            <text:p>9.2425458431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56447392.37941" calcext:value-type="float">
            <text:p>1456447392.379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13616" calcext:value-type="float">
            <text:p>1456447383.13616</text:p>
          </table:table-cell>
          <table:table-cell table:formula="of:=[.B850]-[.G850]" office:value-type="float" office:value="9.24325227737427" calcext:value-type="float">
            <text:p>9.2432522774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56447392.39164" calcext:value-type="float">
            <text:p>1456447392.391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1475" calcext:value-type="float">
            <text:p>1456447383.1475</text:p>
          </table:table-cell>
          <table:table-cell table:formula="of:=[.B851]-[.G851]" office:value-type="float" office:value="9.24413967132568" calcext:value-type="float">
            <text:p>9.2441396713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56447392.40347" calcext:value-type="float">
            <text:p>1456447392.403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15884" calcext:value-type="float">
            <text:p>1456447383.15884</text:p>
          </table:table-cell>
          <table:table-cell table:formula="of:=[.B852]-[.G852]" office:value-type="float" office:value="9.2446277141571" calcext:value-type="float">
            <text:p>9.2446277142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56447392.41553" calcext:value-type="float">
            <text:p>1456447392.415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17018" calcext:value-type="float">
            <text:p>1456447383.17018</text:p>
          </table:table-cell>
          <table:table-cell table:formula="of:=[.B853]-[.G853]" office:value-type="float" office:value="9.24535131454468" calcext:value-type="float">
            <text:p>9.245351314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56447392.42767" calcext:value-type="float">
            <text:p>1456447392.427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18152" calcext:value-type="float">
            <text:p>1456447383.18152</text:p>
          </table:table-cell>
          <table:table-cell table:formula="of:=[.B854]-[.G854]" office:value-type="float" office:value="9.2461473941803" calcext:value-type="float">
            <text:p>9.2461473942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56447392.43977" calcext:value-type="float">
            <text:p>1456447392.439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19288" calcext:value-type="float">
            <text:p>1456447383.19288</text:p>
          </table:table-cell>
          <table:table-cell table:formula="of:=[.B855]-[.G855]" office:value-type="float" office:value="9.24688601493835" calcext:value-type="float">
            <text:p>9.2468860149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56447392.45177" calcext:value-type="float">
            <text:p>1456447392.451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20443" calcext:value-type="float">
            <text:p>1456447383.20443</text:p>
          </table:table-cell>
          <table:table-cell table:formula="of:=[.B856]-[.G856]" office:value-type="float" office:value="9.24734163284302" calcext:value-type="float">
            <text:p>9.2473416328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56447392.46386" calcext:value-type="float">
            <text:p>1456447392.463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21591" calcext:value-type="float">
            <text:p>1456447383.21591</text:p>
          </table:table-cell>
          <table:table-cell table:formula="of:=[.B857]-[.G857]" office:value-type="float" office:value="9.24795246124268" calcext:value-type="float">
            <text:p>9.2479524612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56447392.47595" calcext:value-type="float">
            <text:p>1456447392.475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22734" calcext:value-type="float">
            <text:p>1456447383.22734</text:p>
          </table:table-cell>
          <table:table-cell table:formula="of:=[.B858]-[.G858]" office:value-type="float" office:value="9.24860692024231" calcext:value-type="float">
            <text:p>9.2486069202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56447392.4884" calcext:value-type="float">
            <text:p>1456447392.48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23872" calcext:value-type="float">
            <text:p>1456447383.23872</text:p>
          </table:table-cell>
          <table:table-cell table:formula="of:=[.B859]-[.G859]" office:value-type="float" office:value="9.24968338012695" calcext:value-type="float">
            <text:p>9.2496833801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56447392.50026" calcext:value-type="float">
            <text:p>1456447392.500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25011" calcext:value-type="float">
            <text:p>1456447383.25011</text:p>
          </table:table-cell>
          <table:table-cell table:formula="of:=[.B860]-[.G860]" office:value-type="float" office:value="9.25015354156494" calcext:value-type="float">
            <text:p>9.2501535416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56447392.51233" calcext:value-type="float">
            <text:p>1456447392.512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26147" calcext:value-type="float">
            <text:p>1456447383.26147</text:p>
          </table:table-cell>
          <table:table-cell table:formula="of:=[.B861]-[.G861]" office:value-type="float" office:value="9.25086402893066" calcext:value-type="float">
            <text:p>9.2508640289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56447392.52433" calcext:value-type="float">
            <text:p>1456447392.524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27281" calcext:value-type="float">
            <text:p>1456447383.27281</text:p>
          </table:table-cell>
          <table:table-cell table:formula="of:=[.B862]-[.G862]" office:value-type="float" office:value="9.25151944160461" calcext:value-type="float">
            <text:p>9.2515194416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56447392.5364" calcext:value-type="float">
            <text:p>1456447392.53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28416" calcext:value-type="float">
            <text:p>1456447383.28416</text:p>
          </table:table-cell>
          <table:table-cell table:formula="of:=[.B863]-[.G863]" office:value-type="float" office:value="9.25224280357361" calcext:value-type="float">
            <text:p>9.2522428036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56447392.54864" calcext:value-type="float">
            <text:p>1456447392.548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29549" calcext:value-type="float">
            <text:p>1456447383.29549</text:p>
          </table:table-cell>
          <table:table-cell table:formula="of:=[.B864]-[.G864]" office:value-type="float" office:value="9.25314879417419" calcext:value-type="float">
            <text:p>9.2531487942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56447392.56066" calcext:value-type="float">
            <text:p>1456447392.560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30683" calcext:value-type="float">
            <text:p>1456447383.30683</text:p>
          </table:table-cell>
          <table:table-cell table:formula="of:=[.B865]-[.G865]" office:value-type="float" office:value="9.25382471084595" calcext:value-type="float">
            <text:p>9.2538247108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56447392.57265" calcext:value-type="float">
            <text:p>1456447392.572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31816" calcext:value-type="float">
            <text:p>1456447383.31816</text:p>
          </table:table-cell>
          <table:table-cell table:formula="of:=[.B866]-[.G866]" office:value-type="float" office:value="9.25448274612427" calcext:value-type="float">
            <text:p>9.2544827461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56447392.58467" calcext:value-type="float">
            <text:p>1456447392.584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3295" calcext:value-type="float">
            <text:p>1456447383.3295</text:p>
          </table:table-cell>
          <table:table-cell table:formula="of:=[.B867]-[.G867]" office:value-type="float" office:value="9.25517535209656" calcext:value-type="float">
            <text:p>9.2551753521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56447392.5968" calcext:value-type="float">
            <text:p>1456447392.59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34102" calcext:value-type="float">
            <text:p>1456447383.34102</text:p>
          </table:table-cell>
          <table:table-cell table:formula="of:=[.B868]-[.G868]" office:value-type="float" office:value="9.25577688217163" calcext:value-type="float">
            <text:p>9.2557768822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56447392.60887" calcext:value-type="float">
            <text:p>1456447392.608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35244" calcext:value-type="float">
            <text:p>1456447383.35244</text:p>
          </table:table-cell>
          <table:table-cell table:formula="of:=[.B869]-[.G869]" office:value-type="float" office:value="9.25642871856689" calcext:value-type="float">
            <text:p>9.256428718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56447392.62104" calcext:value-type="float">
            <text:p>1456447392.621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36385" calcext:value-type="float">
            <text:p>1456447383.36385</text:p>
          </table:table-cell>
          <table:table-cell table:formula="of:=[.B870]-[.G870]" office:value-type="float" office:value="9.25719237327576" calcext:value-type="float">
            <text:p>9.2571923733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56447392.63317" calcext:value-type="float">
            <text:p>1456447392.633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37522" calcext:value-type="float">
            <text:p>1456447383.37522</text:p>
          </table:table-cell>
          <table:table-cell table:formula="of:=[.B871]-[.G871]" office:value-type="float" office:value="9.25795292854309" calcext:value-type="float">
            <text:p>9.2579529285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56447392.64528" calcext:value-type="float">
            <text:p>1456447392.645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38656" calcext:value-type="float">
            <text:p>1456447383.38656</text:p>
          </table:table-cell>
          <table:table-cell table:formula="of:=[.B872]-[.G872]" office:value-type="float" office:value="9.25871872901917" calcext:value-type="float">
            <text:p>9.258718729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56447392.65727" calcext:value-type="float">
            <text:p>1456447392.657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3979" calcext:value-type="float">
            <text:p>1456447383.3979</text:p>
          </table:table-cell>
          <table:table-cell table:formula="of:=[.B873]-[.G873]" office:value-type="float" office:value="9.25937485694885" calcext:value-type="float">
            <text:p>9.2593748569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56447392.66939" calcext:value-type="float">
            <text:p>1456447392.669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40924" calcext:value-type="float">
            <text:p>1456447383.40924</text:p>
          </table:table-cell>
          <table:table-cell table:formula="of:=[.B874]-[.G874]" office:value-type="float" office:value="9.26014184951782" calcext:value-type="float">
            <text:p>9.2601418495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56447392.68159" calcext:value-type="float">
            <text:p>1456447392.681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42058" calcext:value-type="float">
            <text:p>1456447383.42058</text:p>
          </table:table-cell>
          <table:table-cell table:formula="of:=[.B875]-[.G875]" office:value-type="float" office:value="9.26101088523865" calcext:value-type="float">
            <text:p>9.2610108852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56447392.69349" calcext:value-type="float">
            <text:p>1456447392.693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43192" calcext:value-type="float">
            <text:p>1456447383.43192</text:p>
          </table:table-cell>
          <table:table-cell table:formula="of:=[.B876]-[.G876]" office:value-type="float" office:value="9.26157402992249" calcext:value-type="float">
            <text:p>9.2615740299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56447392.70555" calcext:value-type="float">
            <text:p>1456447392.705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44325" calcext:value-type="float">
            <text:p>1456447383.44325</text:p>
          </table:table-cell>
          <table:table-cell table:formula="of:=[.B877]-[.G877]" office:value-type="float" office:value="9.26229739189148" calcext:value-type="float">
            <text:p>9.262297391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56447392.71765" calcext:value-type="float">
            <text:p>1456447392.717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45522" calcext:value-type="float">
            <text:p>1456447383.45522</text:p>
          </table:table-cell>
          <table:table-cell table:formula="of:=[.B878]-[.G878]" office:value-type="float" office:value="9.26243448257446" calcext:value-type="float">
            <text:p>9.2624344826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56447392.72972" calcext:value-type="float">
            <text:p>1456447392.729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46658" calcext:value-type="float">
            <text:p>1456447383.46658</text:p>
          </table:table-cell>
          <table:table-cell table:formula="of:=[.B879]-[.G879]" office:value-type="float" office:value="9.26314067840576" calcext:value-type="float">
            <text:p>9.2631406784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56447392.7418" calcext:value-type="float">
            <text:p>1456447392.74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47804" calcext:value-type="float">
            <text:p>1456447383.47804</text:p>
          </table:table-cell>
          <table:table-cell table:formula="of:=[.B880]-[.G880]" office:value-type="float" office:value="9.26376509666443" calcext:value-type="float">
            <text:p>9.2637650967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56447392.75401" calcext:value-type="float">
            <text:p>1456447392.754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48949" calcext:value-type="float">
            <text:p>1456447383.48949</text:p>
          </table:table-cell>
          <table:table-cell table:formula="of:=[.B881]-[.G881]" office:value-type="float" office:value="9.26452112197876" calcext:value-type="float">
            <text:p>9.26452112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56447392.76614" calcext:value-type="float">
            <text:p>1456447392.766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50089" calcext:value-type="float">
            <text:p>1456447383.50089</text:p>
          </table:table-cell>
          <table:table-cell table:formula="of:=[.B882]-[.G882]" office:value-type="float" office:value="9.2652530670166" calcext:value-type="float">
            <text:p>9.265253067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56447392.77815" calcext:value-type="float">
            <text:p>1456447392.778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51223" calcext:value-type="float">
            <text:p>1456447383.51223</text:p>
          </table:table-cell>
          <table:table-cell table:formula="of:=[.B883]-[.G883]" office:value-type="float" office:value="9.26592111587524" calcext:value-type="float">
            <text:p>9.2659211159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56447392.79026" calcext:value-type="float">
            <text:p>1456447392.790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52358" calcext:value-type="float">
            <text:p>1456447383.52358</text:p>
          </table:table-cell>
          <table:table-cell table:formula="of:=[.B884]-[.G884]" office:value-type="float" office:value="9.266676902771" calcext:value-type="float">
            <text:p>9.2666769028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56447392.80234" calcext:value-type="float">
            <text:p>1456447392.802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53493" calcext:value-type="float">
            <text:p>1456447383.53493</text:p>
          </table:table-cell>
          <table:table-cell table:formula="of:=[.B885]-[.G885]" office:value-type="float" office:value="9.26740980148315" calcext:value-type="float">
            <text:p>9.2674098015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56447392.81439" calcext:value-type="float">
            <text:p>1456447392.814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54627" calcext:value-type="float">
            <text:p>1456447383.54627</text:p>
          </table:table-cell>
          <table:table-cell table:formula="of:=[.B886]-[.G886]" office:value-type="float" office:value="9.26812696456909" calcext:value-type="float">
            <text:p>9.268126964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56447392.82641" calcext:value-type="float">
            <text:p>1456447392.826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5576" calcext:value-type="float">
            <text:p>1456447383.5576</text:p>
          </table:table-cell>
          <table:table-cell table:formula="of:=[.B887]-[.G887]" office:value-type="float" office:value="9.26880645751953" calcext:value-type="float">
            <text:p>9.2688064575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56447392.83848" calcext:value-type="float">
            <text:p>1456447392.838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56894" calcext:value-type="float">
            <text:p>1456447383.56894</text:p>
          </table:table-cell>
          <table:table-cell table:formula="of:=[.B888]-[.G888]" office:value-type="float" office:value="9.26954293251038" calcext:value-type="float">
            <text:p>9.2695429325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56447392.85058" calcext:value-type="float">
            <text:p>1456447392.850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58027" calcext:value-type="float">
            <text:p>1456447383.58027</text:p>
          </table:table-cell>
          <table:table-cell table:formula="of:=[.B889]-[.G889]" office:value-type="float" office:value="9.27030754089356" calcext:value-type="float">
            <text:p>9.2703075409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56447392.86266" calcext:value-type="float">
            <text:p>1456447392.862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59167" calcext:value-type="float">
            <text:p>1456447383.59167</text:p>
          </table:table-cell>
          <table:table-cell table:formula="of:=[.B890]-[.G890]" office:value-type="float" office:value="9.27098536491394" calcext:value-type="float">
            <text:p>9.2709853649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56447392.87484" calcext:value-type="float">
            <text:p>1456447392.874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60309" calcext:value-type="float">
            <text:p>1456447383.60309</text:p>
          </table:table-cell>
          <table:table-cell table:formula="of:=[.B891]-[.G891]" office:value-type="float" office:value="9.27174353599548" calcext:value-type="float">
            <text:p>9.271743536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56447392.88701" calcext:value-type="float">
            <text:p>1456447392.887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61451" calcext:value-type="float">
            <text:p>1456447383.61451</text:p>
          </table:table-cell>
          <table:table-cell table:formula="of:=[.B892]-[.G892]" office:value-type="float" office:value="9.27250504493713" calcext:value-type="float">
            <text:p>9.2725050449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56447392.899" calcext:value-type="float">
            <text:p>1456447392.8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62586" calcext:value-type="float">
            <text:p>1456447383.62586</text:p>
          </table:table-cell>
          <table:table-cell table:formula="of:=[.B893]-[.G893]" office:value-type="float" office:value="9.27313542366028" calcext:value-type="float">
            <text:p>9.2731354237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56447392.91105" calcext:value-type="float">
            <text:p>1456447392.911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6372" calcext:value-type="float">
            <text:p>1456447383.6372</text:p>
          </table:table-cell>
          <table:table-cell table:formula="of:=[.B894]-[.G894]" office:value-type="float" office:value="9.27384209632874" calcext:value-type="float">
            <text:p>9.2738420963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56447392.92318" calcext:value-type="float">
            <text:p>1456447392.923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64854" calcext:value-type="float">
            <text:p>1456447383.64854</text:p>
          </table:table-cell>
          <table:table-cell table:formula="of:=[.B895]-[.G895]" office:value-type="float" office:value="9.27463340759277" calcext:value-type="float">
            <text:p>9.2746334076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56447392.9352" calcext:value-type="float">
            <text:p>1456447392.93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65989" calcext:value-type="float">
            <text:p>1456447383.65989</text:p>
          </table:table-cell>
          <table:table-cell table:formula="of:=[.B896]-[.G896]" office:value-type="float" office:value="9.27531576156616" calcext:value-type="float">
            <text:p>9.2753157616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56447392.94728" calcext:value-type="float">
            <text:p>1456447392.947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67123" calcext:value-type="float">
            <text:p>1456447383.67123</text:p>
          </table:table-cell>
          <table:table-cell table:formula="of:=[.B897]-[.G897]" office:value-type="float" office:value="9.27604937553406" calcext:value-type="float">
            <text:p>9.2760493755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56447392.95935" calcext:value-type="float">
            <text:p>1456447392.959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68258" calcext:value-type="float">
            <text:p>1456447383.68258</text:p>
          </table:table-cell>
          <table:table-cell table:formula="of:=[.B898]-[.G898]" office:value-type="float" office:value="9.27677178382874" calcext:value-type="float">
            <text:p>9.2767717838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56447392.97157" calcext:value-type="float">
            <text:p>1456447392.971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69391" calcext:value-type="float">
            <text:p>1456447383.69391</text:p>
          </table:table-cell>
          <table:table-cell table:formula="of:=[.B899]-[.G899]" office:value-type="float" office:value="9.27765893936157" calcext:value-type="float">
            <text:p>9.2776589394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56447392.98354" calcext:value-type="float">
            <text:p>1456447392.983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70529" calcext:value-type="float">
            <text:p>1456447383.70529</text:p>
          </table:table-cell>
          <table:table-cell table:formula="of:=[.B900]-[.G900]" office:value-type="float" office:value="9.278244972229" calcext:value-type="float">
            <text:p>9.2782449722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56447392.99573" calcext:value-type="float">
            <text:p>1456447392.995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71676" calcext:value-type="float">
            <text:p>1456447383.71676</text:p>
          </table:table-cell>
          <table:table-cell table:formula="of:=[.B901]-[.G901]" office:value-type="float" office:value="9.27897572517395" calcext:value-type="float">
            <text:p>9.2789757252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56447393.00788" calcext:value-type="float">
            <text:p>1456447393.007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72817" calcext:value-type="float">
            <text:p>1456447383.72817</text:p>
          </table:table-cell>
          <table:table-cell table:formula="of:=[.B902]-[.G902]" office:value-type="float" office:value="9.27970552444458" calcext:value-type="float">
            <text:p>9.2797055244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56447393.01988" calcext:value-type="float">
            <text:p>1456447393.019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73955" calcext:value-type="float">
            <text:p>1456447383.73955</text:p>
          </table:table-cell>
          <table:table-cell table:formula="of:=[.B903]-[.G903]" office:value-type="float" office:value="9.2803385257721" calcext:value-type="float">
            <text:p>9.280338525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56447393.03196" calcext:value-type="float">
            <text:p>1456447393.031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75086" calcext:value-type="float">
            <text:p>1456447383.75086</text:p>
          </table:table-cell>
          <table:table-cell table:formula="of:=[.B904]-[.G904]" office:value-type="float" office:value="9.28110551834106" calcext:value-type="float">
            <text:p>9.2811055183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56447393.04405" calcext:value-type="float">
            <text:p>1456447393.044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7622" calcext:value-type="float">
            <text:p>1456447383.7622</text:p>
          </table:table-cell>
          <table:table-cell table:formula="of:=[.B905]-[.G905]" office:value-type="float" office:value="9.28185129165649" calcext:value-type="float">
            <text:p>9.2818512917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56447393.05635" calcext:value-type="float">
            <text:p>1456447393.056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7736" calcext:value-type="float">
            <text:p>1456447383.7736</text:p>
          </table:table-cell>
          <table:table-cell table:formula="of:=[.B906]-[.G906]" office:value-type="float" office:value="9.28274774551392" calcext:value-type="float">
            <text:p>9.282747745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56447393.06022" calcext:value-type="float">
            <text:p>1456447393.060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78496" calcext:value-type="float">
            <text:p>1456447383.78496</text:p>
          </table:table-cell>
          <table:table-cell table:formula="of:=[.B907]-[.G907]" office:value-type="float" office:value="9.2752640247345" calcext:value-type="float">
            <text:p>9.2752640247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56447393.06408" calcext:value-type="float">
            <text:p>1456447393.064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79631" calcext:value-type="float">
            <text:p>1456447383.79631</text:p>
          </table:table-cell>
          <table:table-cell table:formula="of:=[.B908]-[.G908]" office:value-type="float" office:value="9.26777148246765" calcext:value-type="float">
            <text:p>9.2677714825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56447393.06794" calcext:value-type="float">
            <text:p>1456447393.067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80765" calcext:value-type="float">
            <text:p>1456447383.80765</text:p>
          </table:table-cell>
          <table:table-cell table:formula="of:=[.B909]-[.G909]" office:value-type="float" office:value="9.26029133796692" calcext:value-type="float">
            <text:p>9.260291338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56447393.07176" calcext:value-type="float">
            <text:p>1456447393.071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81899" calcext:value-type="float">
            <text:p>1456447383.81899</text:p>
          </table:table-cell>
          <table:table-cell table:formula="of:=[.B910]-[.G910]" office:value-type="float" office:value="9.25277209281921" calcext:value-type="float">
            <text:p>9.2527720928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56447393.07562" calcext:value-type="float">
            <text:p>1456447393.075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83032" calcext:value-type="float">
            <text:p>1456447383.83032</text:p>
          </table:table-cell>
          <table:table-cell table:formula="of:=[.B911]-[.G911]" office:value-type="float" office:value="9.24529576301575" calcext:value-type="float">
            <text:p>9.245295763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56447393.07947" calcext:value-type="float">
            <text:p>1456447393.079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84171" calcext:value-type="float">
            <text:p>1456447383.84171</text:p>
          </table:table-cell>
          <table:table-cell table:formula="of:=[.B912]-[.G912]" office:value-type="float" office:value="9.23775720596314" calcext:value-type="float">
            <text:p>9.237757206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56447393.08332" calcext:value-type="float">
            <text:p>1456447393.083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85315" calcext:value-type="float">
            <text:p>1456447383.85315</text:p>
          </table:table-cell>
          <table:table-cell table:formula="of:=[.B913]-[.G913]" office:value-type="float" office:value="9.23017168045044" calcext:value-type="float">
            <text:p>9.2301716805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56447393.08718" calcext:value-type="float">
            <text:p>1456447393.087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86456" calcext:value-type="float">
            <text:p>1456447383.86456</text:p>
          </table:table-cell>
          <table:table-cell table:formula="of:=[.B914]-[.G914]" office:value-type="float" office:value="9.22261381149292" calcext:value-type="float">
            <text:p>9.2226138115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56447393.09103" calcext:value-type="float">
            <text:p>1456447393.091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87592" calcext:value-type="float">
            <text:p>1456447383.87592</text:p>
          </table:table-cell>
          <table:table-cell table:formula="of:=[.B915]-[.G915]" office:value-type="float" office:value="9.21510767936707" calcext:value-type="float">
            <text:p>9.2151076794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56447393.09491" calcext:value-type="float">
            <text:p>1456447393.094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88726" calcext:value-type="float">
            <text:p>1456447383.88726</text:p>
          </table:table-cell>
          <table:table-cell table:formula="of:=[.B916]-[.G916]" office:value-type="float" office:value="9.20764875411987" calcext:value-type="float">
            <text:p>9.2076487541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56447393.09879" calcext:value-type="float">
            <text:p>1456447393.098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8986" calcext:value-type="float">
            <text:p>1456447383.8986</text:p>
          </table:table-cell>
          <table:table-cell table:formula="of:=[.B917]-[.G917]" office:value-type="float" office:value="9.20018076896668" calcext:value-type="float">
            <text:p>9.200180769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56447393.10264" calcext:value-type="float">
            <text:p>1456447393.102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90994" calcext:value-type="float">
            <text:p>1456447383.90994</text:p>
          </table:table-cell>
          <table:table-cell table:formula="of:=[.B918]-[.G918]" office:value-type="float" office:value="9.19269776344299" calcext:value-type="float">
            <text:p>9.1926977634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56447393.1065" calcext:value-type="float">
            <text:p>1456447393.10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92129" calcext:value-type="float">
            <text:p>1456447383.92129</text:p>
          </table:table-cell>
          <table:table-cell table:formula="of:=[.B919]-[.G919]" office:value-type="float" office:value="9.18521618843079" calcext:value-type="float">
            <text:p>9.1852161884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56447393.11036" calcext:value-type="float">
            <text:p>1456447393.110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93263" calcext:value-type="float">
            <text:p>1456447383.93263</text:p>
          </table:table-cell>
          <table:table-cell table:formula="of:=[.B920]-[.G920]" office:value-type="float" office:value="9.17772960662842" calcext:value-type="float">
            <text:p>9.1777296066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56447393.11531" calcext:value-type="float">
            <text:p>1456447393.115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94396" calcext:value-type="float">
            <text:p>1456447383.94396</text:p>
          </table:table-cell>
          <table:table-cell table:formula="of:=[.B921]-[.G921]" office:value-type="float" office:value="9.17134761810303" calcext:value-type="float">
            <text:p>9.171347618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56447393.12622" calcext:value-type="float">
            <text:p>1456447393.126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95529" calcext:value-type="float">
            <text:p>1456447383.95529</text:p>
          </table:table-cell>
          <table:table-cell table:formula="of:=[.B922]-[.G922]" office:value-type="float" office:value="9.17092442512512" calcext:value-type="float">
            <text:p>9.1709244251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56447393.13758" calcext:value-type="float">
            <text:p>1456447393.137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96665" calcext:value-type="float">
            <text:p>1456447383.96665</text:p>
          </table:table-cell>
          <table:table-cell table:formula="of:=[.B923]-[.G923]" office:value-type="float" office:value="9.17092561721802" calcext:value-type="float">
            <text:p>9.170925617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56447393.14889" calcext:value-type="float">
            <text:p>1456447393.148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97814" calcext:value-type="float">
            <text:p>1456447383.97814</text:p>
          </table:table-cell>
          <table:table-cell table:formula="of:=[.B924]-[.G924]" office:value-type="float" office:value="9.17074656486511" calcext:value-type="float">
            <text:p>9.1707465649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56447393.16018" calcext:value-type="float">
            <text:p>1456447393.160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3.98959" calcext:value-type="float">
            <text:p>1456447383.98959</text:p>
          </table:table-cell>
          <table:table-cell table:formula="of:=[.B925]-[.G925]" office:value-type="float" office:value="9.17058110237122" calcext:value-type="float">
            <text:p>9.1705811024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56447393.17165" calcext:value-type="float">
            <text:p>1456447393.171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00095" calcext:value-type="float">
            <text:p>1456447384.00095</text:p>
          </table:table-cell>
          <table:table-cell table:formula="of:=[.B926]-[.G926]" office:value-type="float" office:value="9.17069554328918" calcext:value-type="float">
            <text:p>9.1706955433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56447393.18292" calcext:value-type="float">
            <text:p>1456447393.182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01225" calcext:value-type="float">
            <text:p>1456447384.01225</text:p>
          </table:table-cell>
          <table:table-cell table:formula="of:=[.B927]-[.G927]" office:value-type="float" office:value="9.17067432403564" calcext:value-type="float">
            <text:p>9.170674324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56447393.19423" calcext:value-type="float">
            <text:p>1456447393.194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02353" calcext:value-type="float">
            <text:p>1456447384.02353</text:p>
          </table:table-cell>
          <table:table-cell table:formula="of:=[.B928]-[.G928]" office:value-type="float" office:value="9.1707022190094" calcext:value-type="float">
            <text:p>9.170702219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56447393.20557" calcext:value-type="float">
            <text:p>1456447393.205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03481" calcext:value-type="float">
            <text:p>1456447384.03481</text:p>
          </table:table-cell>
          <table:table-cell table:formula="of:=[.B929]-[.G929]" office:value-type="float" office:value="9.1707558631897" calcext:value-type="float">
            <text:p>9.1707558632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56447393.21691" calcext:value-type="float">
            <text:p>1456447393.216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04609" calcext:value-type="float">
            <text:p>1456447384.04609</text:p>
          </table:table-cell>
          <table:table-cell table:formula="of:=[.B930]-[.G930]" office:value-type="float" office:value="9.17082118988037" calcext:value-type="float">
            <text:p>9.1708211899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56447393.22829" calcext:value-type="float">
            <text:p>1456447393.228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05739" calcext:value-type="float">
            <text:p>1456447384.05739</text:p>
          </table:table-cell>
          <table:table-cell table:formula="of:=[.B931]-[.G931]" office:value-type="float" office:value="9.1708984375" calcext:value-type="float">
            <text:p>9.1708984375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56447393.23964" calcext:value-type="float">
            <text:p>1456447393.239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06867" calcext:value-type="float">
            <text:p>1456447384.06867</text:p>
          </table:table-cell>
          <table:table-cell table:formula="of:=[.B932]-[.G932]" office:value-type="float" office:value="9.17096853256226" calcext:value-type="float">
            <text:p>9.1709685326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56447393.25115" calcext:value-type="float">
            <text:p>1456447393.251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07995" calcext:value-type="float">
            <text:p>1456447384.07995</text:p>
          </table:table-cell>
          <table:table-cell table:formula="of:=[.B933]-[.G933]" office:value-type="float" office:value="9.17120409011841" calcext:value-type="float">
            <text:p>9.1712040901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56447393.26246" calcext:value-type="float">
            <text:p>1456447393.262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09127" calcext:value-type="float">
            <text:p>1456447384.09127</text:p>
          </table:table-cell>
          <table:table-cell table:formula="of:=[.B934]-[.G934]" office:value-type="float" office:value="9.17119693756104" calcext:value-type="float">
            <text:p>9.1711969376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56447393.27383" calcext:value-type="float">
            <text:p>1456447393.273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10264" calcext:value-type="float">
            <text:p>1456447384.10264</text:p>
          </table:table-cell>
          <table:table-cell table:formula="of:=[.B935]-[.G935]" office:value-type="float" office:value="9.17119693756104" calcext:value-type="float">
            <text:p>9.1711969376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56447393.28512" calcext:value-type="float">
            <text:p>1456447393.285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114" calcext:value-type="float">
            <text:p>1456447384.114</text:p>
          </table:table-cell>
          <table:table-cell table:formula="of:=[.B936]-[.G936]" office:value-type="float" office:value="9.17111992835999" calcext:value-type="float">
            <text:p>9.1711199284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56447393.29651" calcext:value-type="float">
            <text:p>1456447393.296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12534" calcext:value-type="float">
            <text:p>1456447384.12534</text:p>
          </table:table-cell>
          <table:table-cell table:formula="of:=[.B937]-[.G937]" office:value-type="float" office:value="9.1711688041687" calcext:value-type="float">
            <text:p>9.1711688042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56447393.30789" calcext:value-type="float">
            <text:p>1456447393.307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13664" calcext:value-type="float">
            <text:p>1456447384.13664</text:p>
          </table:table-cell>
          <table:table-cell table:formula="of:=[.B938]-[.G938]" office:value-type="float" office:value="9.17125391960144" calcext:value-type="float">
            <text:p>9.1712539196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56447393.31921" calcext:value-type="float">
            <text:p>1456447393.319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14793" calcext:value-type="float">
            <text:p>1456447384.14793</text:p>
          </table:table-cell>
          <table:table-cell table:formula="of:=[.B939]-[.G939]" office:value-type="float" office:value="9.17127823829651" calcext:value-type="float">
            <text:p>9.1712782383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56447393.33052" calcext:value-type="float">
            <text:p>1456447393.330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15921" calcext:value-type="float">
            <text:p>1456447384.15921</text:p>
          </table:table-cell>
          <table:table-cell table:formula="of:=[.B940]-[.G940]" office:value-type="float" office:value="9.17130565643311" calcext:value-type="float">
            <text:p>9.1713056564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56447393.34187" calcext:value-type="float">
            <text:p>1456447393.341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17049" calcext:value-type="float">
            <text:p>1456447384.17049</text:p>
          </table:table-cell>
          <table:table-cell table:formula="of:=[.B941]-[.G941]" office:value-type="float" office:value="9.17137742042542" calcext:value-type="float">
            <text:p>9.1713774204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56447393.35323" calcext:value-type="float">
            <text:p>1456447393.353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1818" calcext:value-type="float">
            <text:p>1456447384.1818</text:p>
          </table:table-cell>
          <table:table-cell table:formula="of:=[.B942]-[.G942]" office:value-type="float" office:value="9.17142915725708" calcext:value-type="float">
            <text:p>9.1714291573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56447393.36462" calcext:value-type="float">
            <text:p>1456447393.364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19309" calcext:value-type="float">
            <text:p>1456447384.19309</text:p>
          </table:table-cell>
          <table:table-cell table:formula="of:=[.B943]-[.G943]" office:value-type="float" office:value="9.17153239250183" calcext:value-type="float">
            <text:p>9.1715323925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56447393.37609" calcext:value-type="float">
            <text:p>1456447393.376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20467" calcext:value-type="float">
            <text:p>1456447384.20467</text:p>
          </table:table-cell>
          <table:table-cell table:formula="of:=[.B944]-[.G944]" office:value-type="float" office:value="9.17141699790955" calcext:value-type="float">
            <text:p>9.1714169979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56447393.3875" calcext:value-type="float">
            <text:p>1456447393.38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21607" calcext:value-type="float">
            <text:p>1456447384.21607</text:p>
          </table:table-cell>
          <table:table-cell table:formula="of:=[.B945]-[.G945]" office:value-type="float" office:value="9.1714346408844" calcext:value-type="float">
            <text:p>9.1714346409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56447393.39877" calcext:value-type="float">
            <text:p>1456447393.398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22744" calcext:value-type="float">
            <text:p>1456447384.22744</text:p>
          </table:table-cell>
          <table:table-cell table:formula="of:=[.B946]-[.G946]" office:value-type="float" office:value="9.17133235931397" calcext:value-type="float">
            <text:p>9.1713323593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56447393.41006" calcext:value-type="float">
            <text:p>1456447393.410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23876" calcext:value-type="float">
            <text:p>1456447384.23876</text:p>
          </table:table-cell>
          <table:table-cell table:formula="of:=[.B947]-[.G947]" office:value-type="float" office:value="9.17130279541016" calcext:value-type="float">
            <text:p>9.1713027954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56447393.42164" calcext:value-type="float">
            <text:p>1456447393.421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25005" calcext:value-type="float">
            <text:p>1456447384.25005</text:p>
          </table:table-cell>
          <table:table-cell table:formula="of:=[.B948]-[.G948]" office:value-type="float" office:value="9.17159152030945" calcext:value-type="float">
            <text:p>9.171591520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56447393.43287" calcext:value-type="float">
            <text:p>1456447393.432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26134" calcext:value-type="float">
            <text:p>1456447384.26134</text:p>
          </table:table-cell>
          <table:table-cell table:formula="of:=[.B949]-[.G949]" office:value-type="float" office:value="9.17153143882751" calcext:value-type="float">
            <text:p>9.1715314388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56447393.44423" calcext:value-type="float">
            <text:p>1456447393.444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27263" calcext:value-type="float">
            <text:p>1456447384.27263</text:p>
          </table:table-cell>
          <table:table-cell table:formula="of:=[.B950]-[.G950]" office:value-type="float" office:value="9.17159867286682" calcext:value-type="float">
            <text:p>9.1715986729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56447393.45549" calcext:value-type="float">
            <text:p>1456447393.455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28391" calcext:value-type="float">
            <text:p>1456447384.28391</text:p>
          </table:table-cell>
          <table:table-cell table:formula="of:=[.B951]-[.G951]" office:value-type="float" office:value="9.17157936096191" calcext:value-type="float">
            <text:p>9.171579361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56447393.46687" calcext:value-type="float">
            <text:p>1456447393.466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29518" calcext:value-type="float">
            <text:p>1456447384.29518</text:p>
          </table:table-cell>
          <table:table-cell table:formula="of:=[.B952]-[.G952]" office:value-type="float" office:value="9.17168760299683" calcext:value-type="float">
            <text:p>9.171687603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56447393.47822" calcext:value-type="float">
            <text:p>1456447393.478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30648" calcext:value-type="float">
            <text:p>1456447384.30648</text:p>
          </table:table-cell>
          <table:table-cell table:formula="of:=[.B953]-[.G953]" office:value-type="float" office:value="9.17174673080444" calcext:value-type="float">
            <text:p>9.1717467308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56447393.48963" calcext:value-type="float">
            <text:p>1456447393.489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31776" calcext:value-type="float">
            <text:p>1456447384.31776</text:p>
          </table:table-cell>
          <table:table-cell table:formula="of:=[.B954]-[.G954]" office:value-type="float" office:value="9.17187118530273" calcext:value-type="float">
            <text:p>9.1718711853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56447393.50107" calcext:value-type="float">
            <text:p>1456447393.501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32904" calcext:value-type="float">
            <text:p>1456447384.32904</text:p>
          </table:table-cell>
          <table:table-cell table:formula="of:=[.B955]-[.G955]" office:value-type="float" office:value="9.17203617095947" calcext:value-type="float">
            <text:p>9.172036171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56447393.5124" calcext:value-type="float">
            <text:p>1456447393.51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34042" calcext:value-type="float">
            <text:p>1456447384.34042</text:p>
          </table:table-cell>
          <table:table-cell table:formula="of:=[.B956]-[.G956]" office:value-type="float" office:value="9.17197847366333" calcext:value-type="float">
            <text:p>9.1719784737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56447393.52368" calcext:value-type="float">
            <text:p>1456447393.523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35177" calcext:value-type="float">
            <text:p>1456447384.35177</text:p>
          </table:table-cell>
          <table:table-cell table:formula="of:=[.B957]-[.G957]" office:value-type="float" office:value="9.17190599441528" calcext:value-type="float">
            <text:p>9.1719059944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56447393.535" calcext:value-type="float">
            <text:p>1456447393.5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36314" calcext:value-type="float">
            <text:p>1456447384.36314</text:p>
          </table:table-cell>
          <table:table-cell table:formula="of:=[.B958]-[.G958]" office:value-type="float" office:value="9.17186498641968" calcext:value-type="float">
            <text:p>9.1718649864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56447393.54653" calcext:value-type="float">
            <text:p>1456447393.546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37444" calcext:value-type="float">
            <text:p>1456447384.37444</text:p>
          </table:table-cell>
          <table:table-cell table:formula="of:=[.B959]-[.G959]" office:value-type="float" office:value="9.17209482192993" calcext:value-type="float">
            <text:p>9.1720948219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56447393.5578" calcext:value-type="float">
            <text:p>1456447393.55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38572" calcext:value-type="float">
            <text:p>1456447384.38572</text:p>
          </table:table-cell>
          <table:table-cell table:formula="of:=[.B960]-[.G960]" office:value-type="float" office:value="9.17207717895508" calcext:value-type="float">
            <text:p>9.172077179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56447393.56912" calcext:value-type="float">
            <text:p>1456447393.569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39701" calcext:value-type="float">
            <text:p>1456447384.39701</text:p>
          </table:table-cell>
          <table:table-cell table:formula="of:=[.B961]-[.G961]" office:value-type="float" office:value="9.172119140625" calcext:value-type="float">
            <text:p>9.1721191406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56447393.58046" calcext:value-type="float">
            <text:p>1456447393.580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40829" calcext:value-type="float">
            <text:p>1456447384.40829</text:p>
          </table:table-cell>
          <table:table-cell table:formula="of:=[.B962]-[.G962]" office:value-type="float" office:value="9.17217493057251" calcext:value-type="float">
            <text:p>9.1721749306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56447393.5918" calcext:value-type="float">
            <text:p>1456447393.59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41956" calcext:value-type="float">
            <text:p>1456447384.41956</text:p>
          </table:table-cell>
          <table:table-cell table:formula="of:=[.B963]-[.G963]" office:value-type="float" office:value="9.17223691940308" calcext:value-type="float">
            <text:p>9.1722369194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56447393.60317" calcext:value-type="float">
            <text:p>1456447393.603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43085" calcext:value-type="float">
            <text:p>1456447384.43085</text:p>
          </table:table-cell>
          <table:table-cell table:formula="of:=[.B964]-[.G964]" office:value-type="float" office:value="9.17231512069702" calcext:value-type="float">
            <text:p>9.1723151207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56447393.61453" calcext:value-type="float">
            <text:p>1456447393.614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44213" calcext:value-type="float">
            <text:p>1456447384.44213</text:p>
          </table:table-cell>
          <table:table-cell table:formula="of:=[.B965]-[.G965]" office:value-type="float" office:value="9.17239356040955" calcext:value-type="float">
            <text:p>9.1723935604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56447393.62605" calcext:value-type="float">
            <text:p>1456447393.626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45341" calcext:value-type="float">
            <text:p>1456447384.45341</text:p>
          </table:table-cell>
          <table:table-cell table:formula="of:=[.B966]-[.G966]" office:value-type="float" office:value="9.17263650894165" calcext:value-type="float">
            <text:p>9.1726365089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56447393.63742" calcext:value-type="float">
            <text:p>1456447393.637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46479" calcext:value-type="float">
            <text:p>1456447384.46479</text:p>
          </table:table-cell>
          <table:table-cell table:formula="of:=[.B967]-[.G967]" office:value-type="float" office:value="9.17262411117554" calcext:value-type="float">
            <text:p>9.1726241112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56447393.64872" calcext:value-type="float">
            <text:p>1456447393.648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47621" calcext:value-type="float">
            <text:p>1456447384.47621</text:p>
          </table:table-cell>
          <table:table-cell table:formula="of:=[.B968]-[.G968]" office:value-type="float" office:value="9.17251491546631" calcext:value-type="float">
            <text:p>9.1725149155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56447393.66006" calcext:value-type="float">
            <text:p>1456447393.660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48761" calcext:value-type="float">
            <text:p>1456447384.48761</text:p>
          </table:table-cell>
          <table:table-cell table:formula="of:=[.B969]-[.G969]" office:value-type="float" office:value="9.17244625091553" calcext:value-type="float">
            <text:p>9.172446250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56447393.67142" calcext:value-type="float">
            <text:p>1456447393.671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49892" calcext:value-type="float">
            <text:p>1456447384.49892</text:p>
          </table:table-cell>
          <table:table-cell table:formula="of:=[.B970]-[.G970]" office:value-type="float" office:value="9.17249751091003" calcext:value-type="float">
            <text:p>9.172497510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56447393.68277" calcext:value-type="float">
            <text:p>1456447393.682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51021" calcext:value-type="float">
            <text:p>1456447384.51021</text:p>
          </table:table-cell>
          <table:table-cell table:formula="of:=[.B971]-[.G971]" office:value-type="float" office:value="9.17256236076355" calcext:value-type="float">
            <text:p>9.1725623608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56447393.69405" calcext:value-type="float">
            <text:p>1456447393.694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5215" calcext:value-type="float">
            <text:p>1456447384.5215</text:p>
          </table:table-cell>
          <table:table-cell table:formula="of:=[.B972]-[.G972]" office:value-type="float" office:value="9.17255449295044" calcext:value-type="float">
            <text:p>9.172554493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56447393.7054" calcext:value-type="float">
            <text:p>1456447393.70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53278" calcext:value-type="float">
            <text:p>1456447384.53278</text:p>
          </table:table-cell>
          <table:table-cell table:formula="of:=[.B973]-[.G973]" office:value-type="float" office:value="9.17262148857117" calcext:value-type="float">
            <text:p>9.1726214886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56447393.71676" calcext:value-type="float">
            <text:p>1456447393.716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54406" calcext:value-type="float">
            <text:p>1456447384.54406</text:p>
          </table:table-cell>
          <table:table-cell table:formula="of:=[.B974]-[.G974]" office:value-type="float" office:value="9.17269992828369" calcext:value-type="float">
            <text:p>9.1726999283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56447393.72811" calcext:value-type="float">
            <text:p>1456447393.728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55534" calcext:value-type="float">
            <text:p>1456447384.55534</text:p>
          </table:table-cell>
          <table:table-cell table:formula="of:=[.B975]-[.G975]" office:value-type="float" office:value="9.17277312278748" calcext:value-type="float">
            <text:p>9.1727731228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56447393.73946" calcext:value-type="float">
            <text:p>1456447393.739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56663" calcext:value-type="float">
            <text:p>1456447384.56663</text:p>
          </table:table-cell>
          <table:table-cell table:formula="of:=[.B976]-[.G976]" office:value-type="float" office:value="9.17283725738525" calcext:value-type="float">
            <text:p>9.1728372574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56447393.751" calcext:value-type="float">
            <text:p>1456447393.7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57791" calcext:value-type="float">
            <text:p>1456447384.57791</text:p>
          </table:table-cell>
          <table:table-cell table:formula="of:=[.B977]-[.G977]" office:value-type="float" office:value="9.17309617996216" calcext:value-type="float">
            <text:p>9.17309618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56447393.76229" calcext:value-type="float">
            <text:p>1456447393.762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58928" calcext:value-type="float">
            <text:p>1456447384.58928</text:p>
          </table:table-cell>
          <table:table-cell table:formula="of:=[.B978]-[.G978]" office:value-type="float" office:value="9.1730101108551" calcext:value-type="float">
            <text:p>9.1730101109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56447393.77366" calcext:value-type="float">
            <text:p>1456447393.773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60067" calcext:value-type="float">
            <text:p>1456447384.60067</text:p>
          </table:table-cell>
          <table:table-cell table:formula="of:=[.B979]-[.G979]" office:value-type="float" office:value="9.1729941368103" calcext:value-type="float">
            <text:p>9.1729941368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56447393.78495" calcext:value-type="float">
            <text:p>1456447393.784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61203" calcext:value-type="float">
            <text:p>1456447384.61203</text:p>
          </table:table-cell>
          <table:table-cell table:formula="of:=[.B980]-[.G980]" office:value-type="float" office:value="9.17291927337647" calcext:value-type="float">
            <text:p>9.1729192734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56447393.79631" calcext:value-type="float">
            <text:p>1456447393.796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62333" calcext:value-type="float">
            <text:p>1456447384.62333</text:p>
          </table:table-cell>
          <table:table-cell table:formula="of:=[.B981]-[.G981]" office:value-type="float" office:value="9.17297577857971" calcext:value-type="float">
            <text:p>9.1729757786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56447393.80774" calcext:value-type="float">
            <text:p>1456447393.807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63462" calcext:value-type="float">
            <text:p>1456447384.63462</text:p>
          </table:table-cell>
          <table:table-cell table:formula="of:=[.B982]-[.G982]" office:value-type="float" office:value="9.17311525344849" calcext:value-type="float">
            <text:p>9.1731152534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56447393.81901" calcext:value-type="float">
            <text:p>1456447393.819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64591" calcext:value-type="float">
            <text:p>1456447384.64591</text:p>
          </table:table-cell>
          <table:table-cell table:formula="of:=[.B983]-[.G983]" office:value-type="float" office:value="9.17310333251953" calcext:value-type="float">
            <text:p>9.1731033325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56447393.83036" calcext:value-type="float">
            <text:p>1456447393.830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6572" calcext:value-type="float">
            <text:p>1456447384.6572</text:p>
          </table:table-cell>
          <table:table-cell table:formula="of:=[.B984]-[.G984]" office:value-type="float" office:value="9.1731607913971" calcext:value-type="float">
            <text:p>9.173160791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56447393.84171" calcext:value-type="float">
            <text:p>1456447393.841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66848" calcext:value-type="float">
            <text:p>1456447384.66848</text:p>
          </table:table-cell>
          <table:table-cell table:formula="of:=[.B985]-[.G985]" office:value-type="float" office:value="9.1732292175293" calcext:value-type="float">
            <text:p>9.1732292175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56447393.85308" calcext:value-type="float">
            <text:p>1456447393.853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67976" calcext:value-type="float">
            <text:p>1456447384.67976</text:p>
          </table:table-cell>
          <table:table-cell table:formula="of:=[.B986]-[.G986]" office:value-type="float" office:value="9.17331767082214" calcext:value-type="float">
            <text:p>9.1733176708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56447393.86451" calcext:value-type="float">
            <text:p>1456447393.864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69101" calcext:value-type="float">
            <text:p>1456447384.69101</text:p>
          </table:table-cell>
          <table:table-cell table:formula="of:=[.B987]-[.G987]" office:value-type="float" office:value="9.17350935935974" calcext:value-type="float">
            <text:p>9.173509359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56447393.87593" calcext:value-type="float">
            <text:p>1456447393.875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70229" calcext:value-type="float">
            <text:p>1456447384.70229</text:p>
          </table:table-cell>
          <table:table-cell table:formula="of:=[.B988]-[.G988]" office:value-type="float" office:value="9.17364573478699" calcext:value-type="float">
            <text:p>9.1736457348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56447393.88734" calcext:value-type="float">
            <text:p>1456447393.887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71366" calcext:value-type="float">
            <text:p>1456447384.71366</text:p>
          </table:table-cell>
          <table:table-cell table:formula="of:=[.B989]-[.G989]" office:value-type="float" office:value="9.17368197441101" calcext:value-type="float">
            <text:p>9.1736819744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56447393.8986" calcext:value-type="float">
            <text:p>1456447393.89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72506" calcext:value-type="float">
            <text:p>1456447384.72506</text:p>
          </table:table-cell>
          <table:table-cell table:formula="of:=[.B990]-[.G990]" office:value-type="float" office:value="9.17354035377502" calcext:value-type="float">
            <text:p>9.1735403538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56447393.90993" calcext:value-type="float">
            <text:p>1456447393.909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73642" calcext:value-type="float">
            <text:p>1456447384.73642</text:p>
          </table:table-cell>
          <table:table-cell table:formula="of:=[.B991]-[.G991]" office:value-type="float" office:value="9.17350721359253" calcext:value-type="float">
            <text:p>9.173507213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56447393.92134" calcext:value-type="float">
            <text:p>1456447393.921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74772" calcext:value-type="float">
            <text:p>1456447384.74772</text:p>
          </table:table-cell>
          <table:table-cell table:formula="of:=[.B992]-[.G992]" office:value-type="float" office:value="9.17361903190613" calcext:value-type="float">
            <text:p>9.1736190319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56447393.93266" calcext:value-type="float">
            <text:p>1456447393.932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759" calcext:value-type="float">
            <text:p>1456447384.759</text:p>
          </table:table-cell>
          <table:table-cell table:formula="of:=[.B993]-[.G993]" office:value-type="float" office:value="9.17365765571594" calcext:value-type="float">
            <text:p>9.1736576557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56447393.94404" calcext:value-type="float">
            <text:p>1456447393.944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77029" calcext:value-type="float">
            <text:p>1456447384.77029</text:p>
          </table:table-cell>
          <table:table-cell table:formula="of:=[.B994]-[.G994]" office:value-type="float" office:value="9.17375135421753" calcext:value-type="float">
            <text:p>9.1737513542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56447393.95533" calcext:value-type="float">
            <text:p>1456447393.955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78161" calcext:value-type="float">
            <text:p>1456447384.78161</text:p>
          </table:table-cell>
          <table:table-cell table:formula="of:=[.B995]-[.G995]" office:value-type="float" office:value="9.17372512817383" calcext:value-type="float">
            <text:p>9.1737251282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56447393.96668" calcext:value-type="float">
            <text:p>1456447393.966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79291" calcext:value-type="float">
            <text:p>1456447384.79291</text:p>
          </table:table-cell>
          <table:table-cell table:formula="of:=[.B996]-[.G996]" office:value-type="float" office:value="9.17376589775085" calcext:value-type="float">
            <text:p>9.1737658978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56447393.97805" calcext:value-type="float">
            <text:p>1456447393.978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8042" calcext:value-type="float">
            <text:p>1456447384.8042</text:p>
          </table:table-cell>
          <table:table-cell table:formula="of:=[.B997]-[.G997]" office:value-type="float" office:value="9.17384886741638" calcext:value-type="float">
            <text:p>9.1738488674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56447393.9895" calcext:value-type="float">
            <text:p>1456447393.98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81545" calcext:value-type="float">
            <text:p>1456447384.81545</text:p>
          </table:table-cell>
          <table:table-cell table:formula="of:=[.B998]-[.G998]" office:value-type="float" office:value="9.17404961585999" calcext:value-type="float">
            <text:p>9.1740496159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56447394.00091" calcext:value-type="float">
            <text:p>1456447394.000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82673" calcext:value-type="float">
            <text:p>1456447384.82673</text:p>
          </table:table-cell>
          <table:table-cell table:formula="of:=[.B999]-[.G999]" office:value-type="float" office:value="9.17417597770691" calcext:value-type="float">
            <text:p>9.1741759777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56447394.01225" calcext:value-type="float">
            <text:p>1456447394.012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83805" calcext:value-type="float">
            <text:p>1456447384.83805</text:p>
          </table:table-cell>
          <table:table-cell table:formula="of:=[.B1000]-[.G1000]" office:value-type="float" office:value="9.17419862747192" calcext:value-type="float">
            <text:p>9.1741986275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56447394.02358" calcext:value-type="float">
            <text:p>1456447394.023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84946" calcext:value-type="float">
            <text:p>1456447384.84946</text:p>
          </table:table-cell>
          <table:table-cell table:formula="of:=[.B1001]-[.G1001]" office:value-type="float" office:value="9.17412304878235" calcext:value-type="float">
            <text:p>9.174123048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6447394.03485" calcext:value-type="float">
            <text:p>1456447394.034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86097" calcext:value-type="float">
            <text:p>1456447384.86097</text:p>
          </table:table-cell>
          <table:table-cell table:formula="of:=[.B1002]-[.G1002]" office:value-type="float" office:value="9.17388391494751" calcext:value-type="float">
            <text:p>9.1738839149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56447394.04688" calcext:value-type="float">
            <text:p>1456447394.046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8723" calcext:value-type="float">
            <text:p>1456447384.8723</text:p>
          </table:table-cell>
          <table:table-cell table:formula="of:=[.B1003]-[.G1003]" office:value-type="float" office:value="9.17458343505859" calcext:value-type="float">
            <text:p>9.1745834351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56447394.05074" calcext:value-type="float">
            <text:p>1456447394.050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88359" calcext:value-type="float">
            <text:p>1456447384.88359</text:p>
          </table:table-cell>
          <table:table-cell table:formula="of:=[.B1004]-[.G1004]" office:value-type="float" office:value="9.16714835166931" calcext:value-type="float">
            <text:p>9.1671483517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56447394.05459" calcext:value-type="float">
            <text:p>1456447394.054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89488" calcext:value-type="float">
            <text:p>1456447384.89488</text:p>
          </table:table-cell>
          <table:table-cell table:formula="of:=[.B1005]-[.G1005]" office:value-type="float" office:value="9.15970897674561" calcext:value-type="float">
            <text:p>9.1597089767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56447394.05843" calcext:value-type="float">
            <text:p>1456447394.058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90617" calcext:value-type="float">
            <text:p>1456447384.90617</text:p>
          </table:table-cell>
          <table:table-cell table:formula="of:=[.B1006]-[.G1006]" office:value-type="float" office:value="9.15226221084595" calcext:value-type="float">
            <text:p>9.1522622108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56447394.06226" calcext:value-type="float">
            <text:p>1456447394.062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91745" calcext:value-type="float">
            <text:p>1456447384.91745</text:p>
          </table:table-cell>
          <table:table-cell table:formula="of:=[.B1007]-[.G1007]" office:value-type="float" office:value="9.14481067657471" calcext:value-type="float">
            <text:p>9.1448106766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56447394.0661" calcext:value-type="float">
            <text:p>1456447394.06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92873" calcext:value-type="float">
            <text:p>1456447384.92873</text:p>
          </table:table-cell>
          <table:table-cell table:formula="of:=[.B1008]-[.G1008]" office:value-type="float" office:value="9.13737535476685" calcext:value-type="float">
            <text:p>9.1373753548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56447394.06995" calcext:value-type="float">
            <text:p>1456447394.069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94" calcext:value-type="float">
            <text:p>1456447384.94</text:p>
          </table:table-cell>
          <table:table-cell table:formula="of:=[.B1009]-[.G1009]" office:value-type="float" office:value="9.12994337081909" calcext:value-type="float">
            <text:p>9.1299433708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56447394.07376" calcext:value-type="float">
            <text:p>1456447394.073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95131" calcext:value-type="float">
            <text:p>1456447384.95131</text:p>
          </table:table-cell>
          <table:table-cell table:formula="of:=[.B1010]-[.G1010]" office:value-type="float" office:value="9.12245011329651" calcext:value-type="float">
            <text:p>9.1224501133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56447394.0776" calcext:value-type="float">
            <text:p>1456447394.07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9626" calcext:value-type="float">
            <text:p>1456447384.9626</text:p>
          </table:table-cell>
          <table:table-cell table:formula="of:=[.B1011]-[.G1011]" office:value-type="float" office:value="9.11500382423401" calcext:value-type="float">
            <text:p>9.1150038242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56447394.0816" calcext:value-type="float">
            <text:p>1456447394.08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97396" calcext:value-type="float">
            <text:p>1456447384.97396</text:p>
          </table:table-cell>
          <table:table-cell table:formula="of:=[.B1012]-[.G1012]" office:value-type="float" office:value="9.10764169692993" calcext:value-type="float">
            <text:p>9.1076416969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56447394.08544" calcext:value-type="float">
            <text:p>1456447394.085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98535" calcext:value-type="float">
            <text:p>1456447384.98535</text:p>
          </table:table-cell>
          <table:table-cell table:formula="of:=[.B1013]-[.G1013]" office:value-type="float" office:value="9.10008883476257" calcext:value-type="float">
            <text:p>9.1000888348</text:p>
          </table:table-cell>
          <table:table-cell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56447394.08928" calcext:value-type="float">
            <text:p>1456447394.089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4.9967" calcext:value-type="float">
            <text:p>1456447384.9967</text:p>
          </table:table-cell>
          <table:table-cell table:formula="of:=[.B1014]-[.G1014]" office:value-type="float" office:value="9.09257769584656" calcext:value-type="float">
            <text:p>9.0925776958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56447394.0931" calcext:value-type="float">
            <text:p>1456447394.0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00766" calcext:value-type="float">
            <text:p>1456447385.00766</text:p>
          </table:table-cell>
          <table:table-cell table:formula="of:=[.B1015]-[.G1015]" office:value-type="float" office:value="9.08544063568115" calcext:value-type="float">
            <text:p>9.0854406357</text:p>
          </table:table-cell>
          <table:table-cell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56447394.09694" calcext:value-type="float">
            <text:p>1456447394.096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01847" calcext:value-type="float">
            <text:p>1456447385.01847</text:p>
          </table:table-cell>
          <table:table-cell table:formula="of:=[.B1016]-[.G1016]" office:value-type="float" office:value="9.07846641540527" calcext:value-type="float">
            <text:p>9.0784664154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56447394.10077" calcext:value-type="float">
            <text:p>1456447394.100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02928" calcext:value-type="float">
            <text:p>1456447385.02928</text:p>
          </table:table-cell>
          <table:table-cell table:formula="of:=[.B1017]-[.G1017]" office:value-type="float" office:value="9.07149243354797" calcext:value-type="float">
            <text:p>9.0714924335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56447394.1116" calcext:value-type="float">
            <text:p>1456447394.11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04008" calcext:value-type="float">
            <text:p>1456447385.04008</text:p>
          </table:table-cell>
          <table:table-cell table:formula="of:=[.B1018]-[.G1018]" office:value-type="float" office:value="9.07151770591736" calcext:value-type="float">
            <text:p>9.0715177059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56447394.12427" calcext:value-type="float">
            <text:p>1456447394.124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05085" calcext:value-type="float">
            <text:p>1456447385.05085</text:p>
          </table:table-cell>
          <table:table-cell table:formula="of:=[.B1019]-[.G1019]" office:value-type="float" office:value="9.07342290878296" calcext:value-type="float">
            <text:p>9.0734229088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56447394.13695" calcext:value-type="float">
            <text:p>1456447394.136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06165" calcext:value-type="float">
            <text:p>1456447385.06165</text:p>
          </table:table-cell>
          <table:table-cell table:formula="of:=[.B1020]-[.G1020]" office:value-type="float" office:value="9.07530021667481" calcext:value-type="float">
            <text:p>9.0753002167</text:p>
          </table:table-cell>
          <table:table-cell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56447394.14954" calcext:value-type="float">
            <text:p>1456447394.149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07246" calcext:value-type="float">
            <text:p>1456447385.07246</text:p>
          </table:table-cell>
          <table:table-cell table:formula="of:=[.B1021]-[.G1021]" office:value-type="float" office:value="9.07708120346069" calcext:value-type="float">
            <text:p>9.0770812035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56447394.16208" calcext:value-type="float">
            <text:p>1456447394.162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08331" calcext:value-type="float">
            <text:p>1456447385.08331</text:p>
          </table:table-cell>
          <table:table-cell table:formula="of:=[.B1022]-[.G1022]" office:value-type="float" office:value="9.07877373695374" calcext:value-type="float">
            <text:p>9.078773737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56447394.17538" calcext:value-type="float">
            <text:p>1456447394.175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0942" calcext:value-type="float">
            <text:p>1456447385.0942</text:p>
          </table:table-cell>
          <table:table-cell table:formula="of:=[.B1023]-[.G1023]" office:value-type="float" office:value="9.08118081092835" calcext:value-type="float">
            <text:p>9.0811808109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56447394.18731" calcext:value-type="float">
            <text:p>1456447394.187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10511" calcext:value-type="float">
            <text:p>1456447385.10511</text:p>
          </table:table-cell>
          <table:table-cell table:formula="of:=[.B1024]-[.G1024]" office:value-type="float" office:value="9.08219861984253" calcext:value-type="float">
            <text:p>9.0821986198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56447394.1999" calcext:value-type="float">
            <text:p>1456447394.19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11598" calcext:value-type="float">
            <text:p>1456447385.11598</text:p>
          </table:table-cell>
          <table:table-cell table:formula="of:=[.B1025]-[.G1025]" office:value-type="float" office:value="9.08391547203064" calcext:value-type="float">
            <text:p>9.083915472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56447394.21251" calcext:value-type="float">
            <text:p>1456447394.212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12681" calcext:value-type="float">
            <text:p>1456447385.12681</text:p>
          </table:table-cell>
          <table:table-cell table:formula="of:=[.B1026]-[.G1026]" office:value-type="float" office:value="9.08570504188538" calcext:value-type="float">
            <text:p>9.0857050419</text:p>
          </table:table-cell>
          <table:table-cell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56447394.22513" calcext:value-type="float">
            <text:p>1456447394.225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13766" calcext:value-type="float">
            <text:p>1456447385.13766</text:p>
          </table:table-cell>
          <table:table-cell table:formula="of:=[.B1027]-[.G1027]" office:value-type="float" office:value="9.08746671676636" calcext:value-type="float">
            <text:p>9.0874667168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56447394.23774" calcext:value-type="float">
            <text:p>1456447394.237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14849" calcext:value-type="float">
            <text:p>1456447385.14849</text:p>
          </table:table-cell>
          <table:table-cell table:formula="of:=[.B1028]-[.G1028]" office:value-type="float" office:value="9.0892493724823" calcext:value-type="float">
            <text:p>9.0892493725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56447394.25052" calcext:value-type="float">
            <text:p>1456447394.250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1593" calcext:value-type="float">
            <text:p>1456447385.1593</text:p>
          </table:table-cell>
          <table:table-cell table:formula="of:=[.B1029]-[.G1029]" office:value-type="float" office:value="9.09121751785278" calcext:value-type="float">
            <text:p>9.0912175179</text:p>
          </table:table-cell>
          <table:table-cell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56447394.2631" calcext:value-type="float">
            <text:p>1456447394.26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17011" calcext:value-type="float">
            <text:p>1456447385.17011</text:p>
          </table:table-cell>
          <table:table-cell table:formula="of:=[.B1030]-[.G1030]" office:value-type="float" office:value="9.09298968315125" calcext:value-type="float">
            <text:p>9.0929896832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56447394.27573" calcext:value-type="float">
            <text:p>1456447394.275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18088" calcext:value-type="float">
            <text:p>1456447385.18088</text:p>
          </table:table-cell>
          <table:table-cell table:formula="of:=[.B1031]-[.G1031]" office:value-type="float" office:value="9.09485030174255" calcext:value-type="float">
            <text:p>9.0948503017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56447394.28827" calcext:value-type="float">
            <text:p>1456447394.288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19168" calcext:value-type="float">
            <text:p>1456447385.19168</text:p>
          </table:table-cell>
          <table:table-cell table:formula="of:=[.B1032]-[.G1032]" office:value-type="float" office:value="9.09659194946289" calcext:value-type="float">
            <text:p>9.0965919495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56447394.30093" calcext:value-type="float">
            <text:p>1456447394.300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20521" calcext:value-type="float">
            <text:p>1456447385.20521</text:p>
          </table:table-cell>
          <table:table-cell table:formula="of:=[.B1033]-[.G1033]" office:value-type="float" office:value="9.09572267532349" calcext:value-type="float">
            <text:p>9.0957226753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56447394.31357" calcext:value-type="float">
            <text:p>1456447394.313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21613" calcext:value-type="float">
            <text:p>1456447385.21613</text:p>
          </table:table-cell>
          <table:table-cell table:formula="of:=[.B1034]-[.G1034]" office:value-type="float" office:value="9.09744477272034" calcext:value-type="float">
            <text:p>9.0974447727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56447394.32611" calcext:value-type="float">
            <text:p>1456447394.326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22702" calcext:value-type="float">
            <text:p>1456447385.22702</text:p>
          </table:table-cell>
          <table:table-cell table:formula="of:=[.B1035]-[.G1035]" office:value-type="float" office:value="9.0990903377533" calcext:value-type="float">
            <text:p>9.0990903378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56447394.33873" calcext:value-type="float">
            <text:p>1456447394.338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23788" calcext:value-type="float">
            <text:p>1456447385.23788</text:p>
          </table:table-cell>
          <table:table-cell table:formula="of:=[.B1036]-[.G1036]" office:value-type="float" office:value="9.10084533691406" calcext:value-type="float">
            <text:p>9.1008453369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56447394.35134" calcext:value-type="float">
            <text:p>1456447394.351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24873" calcext:value-type="float">
            <text:p>1456447385.24873</text:p>
          </table:table-cell>
          <table:table-cell table:formula="of:=[.B1037]-[.G1037]" office:value-type="float" office:value="9.10261106491089" calcext:value-type="float">
            <text:p>9.1026110649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56447394.36398" calcext:value-type="float">
            <text:p>1456447394.363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25955" calcext:value-type="float">
            <text:p>1456447385.25955</text:p>
          </table:table-cell>
          <table:table-cell table:formula="of:=[.B1038]-[.G1038]" office:value-type="float" office:value="9.10442781448364" calcext:value-type="float">
            <text:p>9.1044278145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56447394.37673" calcext:value-type="float">
            <text:p>1456447394.376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27036" calcext:value-type="float">
            <text:p>1456447385.27036</text:p>
          </table:table-cell>
          <table:table-cell table:formula="of:=[.B1039]-[.G1039]" office:value-type="float" office:value="9.10636925697327" calcext:value-type="float">
            <text:p>9.106369257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56447394.38938" calcext:value-type="float">
            <text:p>1456447394.389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28117" calcext:value-type="float">
            <text:p>1456447385.28117</text:p>
          </table:table-cell>
          <table:table-cell table:formula="of:=[.B1040]-[.G1040]" office:value-type="float" office:value="9.10820865631104" calcext:value-type="float">
            <text:p>9.1082086563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56447394.40188" calcext:value-type="float">
            <text:p>1456447394.401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29198" calcext:value-type="float">
            <text:p>1456447385.29198</text:p>
          </table:table-cell>
          <table:table-cell table:formula="of:=[.B1041]-[.G1041]" office:value-type="float" office:value="9.10990309715271" calcext:value-type="float">
            <text:p>9.1099030972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56447394.41451" calcext:value-type="float">
            <text:p>1456447394.414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30278" calcext:value-type="float">
            <text:p>1456447385.30278</text:p>
          </table:table-cell>
          <table:table-cell table:formula="of:=[.B1042]-[.G1042]" office:value-type="float" office:value="9.11172533035278" calcext:value-type="float">
            <text:p>9.1117253304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56447394.42713" calcext:value-type="float">
            <text:p>1456447394.427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31358" calcext:value-type="float">
            <text:p>1456447385.31358</text:p>
          </table:table-cell>
          <table:table-cell table:formula="of:=[.B1043]-[.G1043]" office:value-type="float" office:value="9.11355018615723" calcext:value-type="float">
            <text:p>9.1135501862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56447394.43979" calcext:value-type="float">
            <text:p>1456447394.439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32438" calcext:value-type="float">
            <text:p>1456447385.32438</text:p>
          </table:table-cell>
          <table:table-cell table:formula="of:=[.B1044]-[.G1044]" office:value-type="float" office:value="9.11540913581848" calcext:value-type="float">
            <text:p>9.1154091358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56447394.45234" calcext:value-type="float">
            <text:p>1456447394.452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33523" calcext:value-type="float">
            <text:p>1456447385.33523</text:p>
          </table:table-cell>
          <table:table-cell table:formula="of:=[.B1045]-[.G1045]" office:value-type="float" office:value="9.11711573600769" calcext:value-type="float">
            <text:p>9.117115736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56447394.46496" calcext:value-type="float">
            <text:p>1456447394.464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34613" calcext:value-type="float">
            <text:p>1456447385.34613</text:p>
          </table:table-cell>
          <table:table-cell table:formula="of:=[.B1046]-[.G1046]" office:value-type="float" office:value="9.11882638931274" calcext:value-type="float">
            <text:p>9.1188263893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56447394.47758" calcext:value-type="float">
            <text:p>1456447394.477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35702" calcext:value-type="float">
            <text:p>1456447385.35702</text:p>
          </table:table-cell>
          <table:table-cell table:formula="of:=[.B1047]-[.G1047]" office:value-type="float" office:value="9.12055420875549" calcext:value-type="float">
            <text:p>9.1205542088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56447394.49031" calcext:value-type="float">
            <text:p>1456447394.490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36788" calcext:value-type="float">
            <text:p>1456447385.36788</text:p>
          </table:table-cell>
          <table:table-cell table:formula="of:=[.B1048]-[.G1048]" office:value-type="float" office:value="9.12242650985718" calcext:value-type="float">
            <text:p>9.1224265099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56447394.50294" calcext:value-type="float">
            <text:p>1456447394.502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37871" calcext:value-type="float">
            <text:p>1456447385.37871</text:p>
          </table:table-cell>
          <table:table-cell table:formula="of:=[.B1049]-[.G1049]" office:value-type="float" office:value="9.12423253059387" calcext:value-type="float">
            <text:p>9.1242325306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56447394.51554" calcext:value-type="float">
            <text:p>1456447394.515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38952" calcext:value-type="float">
            <text:p>1456447385.38952</text:p>
          </table:table-cell>
          <table:table-cell table:formula="of:=[.B1050]-[.G1050]" office:value-type="float" office:value="9.12601780891418" calcext:value-type="float">
            <text:p>9.1260178089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56447394.5281" calcext:value-type="float">
            <text:p>1456447394.52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0033" calcext:value-type="float">
            <text:p>1456447385.40033</text:p>
          </table:table-cell>
          <table:table-cell table:formula="of:=[.B1051]-[.G1051]" office:value-type="float" office:value="9.12777161598206" calcext:value-type="float">
            <text:p>9.127771616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56447394.54075" calcext:value-type="float">
            <text:p>1456447394.540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1113" calcext:value-type="float">
            <text:p>1456447385.41113</text:p>
          </table:table-cell>
          <table:table-cell table:formula="of:=[.B1052]-[.G1052]" office:value-type="float" office:value="9.12962675094605" calcext:value-type="float">
            <text:p>9.1296267509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56447394.55346" calcext:value-type="float">
            <text:p>1456447394.553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2193" calcext:value-type="float">
            <text:p>1456447385.42193</text:p>
          </table:table-cell>
          <table:table-cell table:formula="of:=[.B1053]-[.G1053]" office:value-type="float" office:value="9.13152480125427" calcext:value-type="float">
            <text:p>9.1315248013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56447394.56599" calcext:value-type="float">
            <text:p>1456447394.565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3273" calcext:value-type="float">
            <text:p>1456447385.43273</text:p>
          </table:table-cell>
          <table:table-cell table:formula="of:=[.B1054]-[.G1054]" office:value-type="float" office:value="9.13325715065002" calcext:value-type="float">
            <text:p>9.1332571507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56447394.57856" calcext:value-type="float">
            <text:p>1456447394.578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4353" calcext:value-type="float">
            <text:p>1456447385.44353</text:p>
          </table:table-cell>
          <table:table-cell table:formula="of:=[.B1055]-[.G1055]" office:value-type="float" office:value="9.13503122329712" calcext:value-type="float">
            <text:p>9.1350312233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56447394.59117" calcext:value-type="float">
            <text:p>1456447394.591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5437" calcext:value-type="float">
            <text:p>1456447385.45437</text:p>
          </table:table-cell>
          <table:table-cell table:formula="of:=[.B1056]-[.G1056]" office:value-type="float" office:value="9.13680553436279" calcext:value-type="float">
            <text:p>9.1368055344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56447394.60379" calcext:value-type="float">
            <text:p>1456447394.603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6527" calcext:value-type="float">
            <text:p>1456447385.46527</text:p>
          </table:table-cell>
          <table:table-cell table:formula="of:=[.B1057]-[.G1057]" office:value-type="float" office:value="9.13851857185364" calcext:value-type="float">
            <text:p>9.1385185719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56447394.61657" calcext:value-type="float">
            <text:p>1456447394.616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7618" calcext:value-type="float">
            <text:p>1456447385.47618</text:p>
          </table:table-cell>
          <table:table-cell table:formula="of:=[.B1058]-[.G1058]" office:value-type="float" office:value="9.14038729667664" calcext:value-type="float">
            <text:p>9.1403872967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56447394.62919" calcext:value-type="float">
            <text:p>1456447394.629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8713" calcext:value-type="float">
            <text:p>1456447385.48713</text:p>
          </table:table-cell>
          <table:table-cell table:formula="of:=[.B1059]-[.G1059]" office:value-type="float" office:value="9.14205837249756" calcext:value-type="float">
            <text:p>9.1420583725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56447394.64195" calcext:value-type="float">
            <text:p>1456447394.641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49799" calcext:value-type="float">
            <text:p>1456447385.49799</text:p>
          </table:table-cell>
          <table:table-cell table:formula="of:=[.B1060]-[.G1060]" office:value-type="float" office:value="9.14395594596863" calcext:value-type="float">
            <text:p>9.143955946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56447394.65434" calcext:value-type="float">
            <text:p>1456447394.654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50881" calcext:value-type="float">
            <text:p>1456447385.50881</text:p>
          </table:table-cell>
          <table:table-cell table:formula="of:=[.B1061]-[.G1061]" office:value-type="float" office:value="9.14552974700928" calcext:value-type="float">
            <text:p>9.145529747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56447394.66695" calcext:value-type="float">
            <text:p>1456447394.666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51962" calcext:value-type="float">
            <text:p>1456447385.51962</text:p>
          </table:table-cell>
          <table:table-cell table:formula="of:=[.B1062]-[.G1062]" office:value-type="float" office:value="9.14732813835144" calcext:value-type="float">
            <text:p>9.1473281384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56447394.67961" calcext:value-type="float">
            <text:p>1456447394.679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53042" calcext:value-type="float">
            <text:p>1456447385.53042</text:p>
          </table:table-cell>
          <table:table-cell table:formula="of:=[.B1063]-[.G1063]" office:value-type="float" office:value="9.1491916179657" calcext:value-type="float">
            <text:p>9.149191618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56447394.69216" calcext:value-type="float">
            <text:p>1456447394.692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54122" calcext:value-type="float">
            <text:p>1456447385.54122</text:p>
          </table:table-cell>
          <table:table-cell table:formula="of:=[.B1064]-[.G1064]" office:value-type="float" office:value="9.15093517303467" calcext:value-type="float">
            <text:p>9.150935173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56447394.70472" calcext:value-type="float">
            <text:p>1456447394.704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55203" calcext:value-type="float">
            <text:p>1456447385.55203</text:p>
          </table:table-cell>
          <table:table-cell table:formula="of:=[.B1065]-[.G1065]" office:value-type="float" office:value="9.15269041061401" calcext:value-type="float">
            <text:p>9.1526904106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56447394.7174" calcext:value-type="float">
            <text:p>1456447394.71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56283" calcext:value-type="float">
            <text:p>1456447385.56283</text:p>
          </table:table-cell>
          <table:table-cell table:formula="of:=[.B1066]-[.G1066]" office:value-type="float" office:value="9.15456366539001" calcext:value-type="float">
            <text:p>9.1545636654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56447394.73001" calcext:value-type="float">
            <text:p>1456447394.730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57363" calcext:value-type="float">
            <text:p>1456447385.57363</text:p>
          </table:table-cell>
          <table:table-cell table:formula="of:=[.B1067]-[.G1067]" office:value-type="float" office:value="9.15637755393982" calcext:value-type="float">
            <text:p>9.1563775539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56447394.74269" calcext:value-type="float">
            <text:p>1456447394.742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58444" calcext:value-type="float">
            <text:p>1456447385.58444</text:p>
          </table:table-cell>
          <table:table-cell table:formula="of:=[.B1068]-[.G1068]" office:value-type="float" office:value="9.1582510471344" calcext:value-type="float">
            <text:p>9.1582510471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56447394.7554" calcext:value-type="float">
            <text:p>1456447394.75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59536" calcext:value-type="float">
            <text:p>1456447385.59536</text:p>
          </table:table-cell>
          <table:table-cell table:formula="of:=[.B1069]-[.G1069]" office:value-type="float" office:value="9.1600444316864" calcext:value-type="float">
            <text:p>9.1600444317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56447394.76805" calcext:value-type="float">
            <text:p>1456447394.768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60624" calcext:value-type="float">
            <text:p>1456447385.60624</text:p>
          </table:table-cell>
          <table:table-cell table:formula="of:=[.B1070]-[.G1070]" office:value-type="float" office:value="9.16180396080017" calcext:value-type="float">
            <text:p>9.1618039608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56447394.78054" calcext:value-type="float">
            <text:p>1456447394.780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61713" calcext:value-type="float">
            <text:p>1456447385.61713</text:p>
          </table:table-cell>
          <table:table-cell table:formula="of:=[.B1071]-[.G1071]" office:value-type="float" office:value="9.16340708732605" calcext:value-type="float">
            <text:p>9.1634070873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56447394.79321" calcext:value-type="float">
            <text:p>1456447394.793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62796" calcext:value-type="float">
            <text:p>1456447385.62796</text:p>
          </table:table-cell>
          <table:table-cell table:formula="of:=[.B1072]-[.G1072]" office:value-type="float" office:value="9.16524434089661" calcext:value-type="float">
            <text:p>9.1652443409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56447394.80581" calcext:value-type="float">
            <text:p>1456447394.805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63878" calcext:value-type="float">
            <text:p>1456447385.63878</text:p>
          </table:table-cell>
          <table:table-cell table:formula="of:=[.B1073]-[.G1073]" office:value-type="float" office:value="9.16703128814697" calcext:value-type="float">
            <text:p>9.1670312881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56447394.81839" calcext:value-type="float">
            <text:p>1456447394.818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64959" calcext:value-type="float">
            <text:p>1456447385.64959</text:p>
          </table:table-cell>
          <table:table-cell table:formula="of:=[.B1074]-[.G1074]" office:value-type="float" office:value="9.16879796981812" calcext:value-type="float">
            <text:p>9.1687979698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56447394.831" calcext:value-type="float">
            <text:p>1456447394.8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66041" calcext:value-type="float">
            <text:p>1456447385.66041</text:p>
          </table:table-cell>
          <table:table-cell table:formula="of:=[.B1075]-[.G1075]" office:value-type="float" office:value="9.17059183120728" calcext:value-type="float">
            <text:p>9.1705918312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56447394.84362" calcext:value-type="float">
            <text:p>1456447394.843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67121" calcext:value-type="float">
            <text:p>1456447385.67121</text:p>
          </table:table-cell>
          <table:table-cell table:formula="of:=[.B1076]-[.G1076]" office:value-type="float" office:value="9.17241024971008" calcext:value-type="float">
            <text:p>9.1724102497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56447394.85624" calcext:value-type="float">
            <text:p>1456447394.856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68202" calcext:value-type="float">
            <text:p>1456447385.68202</text:p>
          </table:table-cell>
          <table:table-cell table:formula="of:=[.B1077]-[.G1077]" office:value-type="float" office:value="9.17421913146973" calcext:value-type="float">
            <text:p>9.1742191315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56447394.86887" calcext:value-type="float">
            <text:p>1456447394.868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69282" calcext:value-type="float">
            <text:p>1456447385.69282</text:p>
          </table:table-cell>
          <table:table-cell table:formula="of:=[.B1078]-[.G1078]" office:value-type="float" office:value="9.17605113983154" calcext:value-type="float">
            <text:p>9.1760511398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56447394.88178" calcext:value-type="float">
            <text:p>1456447394.881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70361" calcext:value-type="float">
            <text:p>1456447385.70361</text:p>
          </table:table-cell>
          <table:table-cell table:formula="of:=[.B1079]-[.G1079]" office:value-type="float" office:value="9.17816257476807" calcext:value-type="float">
            <text:p>9.1781625748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56447394.89422" calcext:value-type="float">
            <text:p>1456447394.894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71451" calcext:value-type="float">
            <text:p>1456447385.71451</text:p>
          </table:table-cell>
          <table:table-cell table:formula="of:=[.B1080]-[.G1080]" office:value-type="float" office:value="9.17971301078796" calcext:value-type="float">
            <text:p>9.1797130108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56447394.90677" calcext:value-type="float">
            <text:p>1456447394.906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72543" calcext:value-type="float">
            <text:p>1456447385.72543</text:p>
          </table:table-cell>
          <table:table-cell table:formula="of:=[.B1081]-[.G1081]" office:value-type="float" office:value="9.18134331703186" calcext:value-type="float">
            <text:p>9.181343317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56447394.91945" calcext:value-type="float">
            <text:p>1456447394.919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73634" calcext:value-type="float">
            <text:p>1456447385.73634</text:p>
          </table:table-cell>
          <table:table-cell table:formula="of:=[.B1082]-[.G1082]" office:value-type="float" office:value="9.183109998703" calcext:value-type="float">
            <text:p>9.1831099987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56447394.93207" calcext:value-type="float">
            <text:p>1456447394.932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74717" calcext:value-type="float">
            <text:p>1456447385.74717</text:p>
          </table:table-cell>
          <table:table-cell table:formula="of:=[.B1083]-[.G1083]" office:value-type="float" office:value="9.18489027023315" calcext:value-type="float">
            <text:p>9.1848902702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56447394.94457" calcext:value-type="float">
            <text:p>1456447394.944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75799" calcext:value-type="float">
            <text:p>1456447385.75799</text:p>
          </table:table-cell>
          <table:table-cell table:formula="of:=[.B1084]-[.G1084]" office:value-type="float" office:value="9.18658518791199" calcext:value-type="float">
            <text:p>9.1865851879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56447394.95725" calcext:value-type="float">
            <text:p>1456447394.957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76879" calcext:value-type="float">
            <text:p>1456447385.76879</text:p>
          </table:table-cell>
          <table:table-cell table:formula="of:=[.B1085]-[.G1085]" office:value-type="float" office:value="9.1884560585022" calcext:value-type="float">
            <text:p>9.1884560585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56447394.96988" calcext:value-type="float">
            <text:p>1456447394.969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77966" calcext:value-type="float">
            <text:p>1456447385.77966</text:p>
          </table:table-cell>
          <table:table-cell table:formula="of:=[.B1086]-[.G1086]" office:value-type="float" office:value="9.19021534919739" calcext:value-type="float">
            <text:p>9.1902153492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56447394.98246" calcext:value-type="float">
            <text:p>1456447394.982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79048" calcext:value-type="float">
            <text:p>1456447385.79048</text:p>
          </table:table-cell>
          <table:table-cell table:formula="of:=[.B1087]-[.G1087]" office:value-type="float" office:value="9.19198131561279" calcext:value-type="float">
            <text:p>9.1919813156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56447394.99523" calcext:value-type="float">
            <text:p>1456447394.995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013" calcext:value-type="float">
            <text:p>1456447385.8013</text:p>
          </table:table-cell>
          <table:table-cell table:formula="of:=[.B1088]-[.G1088]" office:value-type="float" office:value="9.19393682479858" calcext:value-type="float">
            <text:p>9.1939368248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56447395.0079" calcext:value-type="float">
            <text:p>1456447395.00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121" calcext:value-type="float">
            <text:p>1456447385.8121</text:p>
          </table:table-cell>
          <table:table-cell table:formula="of:=[.B1089]-[.G1089]" office:value-type="float" office:value="9.19579482078552" calcext:value-type="float">
            <text:p>9.1957948208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56447395.02045" calcext:value-type="float">
            <text:p>1456447395.020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2291" calcext:value-type="float">
            <text:p>1456447385.82291</text:p>
          </table:table-cell>
          <table:table-cell table:formula="of:=[.B1090]-[.G1090]" office:value-type="float" office:value="9.19753837585449" calcext:value-type="float">
            <text:p>9.1975383759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56447395.03302" calcext:value-type="float">
            <text:p>1456447395.033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3371" calcext:value-type="float">
            <text:p>1456447385.83371</text:p>
          </table:table-cell>
          <table:table-cell table:formula="of:=[.B1091]-[.G1091]" office:value-type="float" office:value="9.19931316375732" calcext:value-type="float">
            <text:p>9.1993131638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56447395.04565" calcext:value-type="float">
            <text:p>1456447395.045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4461" calcext:value-type="float">
            <text:p>1456447385.84461</text:p>
          </table:table-cell>
          <table:table-cell table:formula="of:=[.B1092]-[.G1092]" office:value-type="float" office:value="9.20104146003723" calcext:value-type="float">
            <text:p>9.20104146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56447395.05855" calcext:value-type="float">
            <text:p>1456447395.058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5553" calcext:value-type="float">
            <text:p>1456447385.85553</text:p>
          </table:table-cell>
          <table:table-cell table:formula="of:=[.B1093]-[.G1093]" office:value-type="float" office:value="9.20302700996399" calcext:value-type="float">
            <text:p>9.20302701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56447395.06208" calcext:value-type="float">
            <text:p>1456447395.062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6644" calcext:value-type="float">
            <text:p>1456447385.86644</text:p>
          </table:table-cell>
          <table:table-cell table:formula="of:=[.B1094]-[.G1094]" office:value-type="float" office:value="9.19564533233643" calcext:value-type="float">
            <text:p>9.1956453323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56447395.06562" calcext:value-type="float">
            <text:p>1456447395.065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7727" calcext:value-type="float">
            <text:p>1456447385.87727</text:p>
          </table:table-cell>
          <table:table-cell table:formula="of:=[.B1095]-[.G1095]" office:value-type="float" office:value="9.18835639953613" calcext:value-type="float">
            <text:p>9.1883563995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56447395.06915" calcext:value-type="float">
            <text:p>1456447395.069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8812" calcext:value-type="float">
            <text:p>1456447385.88812</text:p>
          </table:table-cell>
          <table:table-cell table:formula="of:=[.B1096]-[.G1096]" office:value-type="float" office:value="9.18102955818176" calcext:value-type="float">
            <text:p>9.1810295582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56447395.07267" calcext:value-type="float">
            <text:p>1456447395.072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89894" calcext:value-type="float">
            <text:p>1456447385.89894</text:p>
          </table:table-cell>
          <table:table-cell table:formula="of:=[.B1097]-[.G1097]" office:value-type="float" office:value="9.17373275756836" calcext:value-type="float">
            <text:p>9.1737327576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56447395.0762" calcext:value-type="float">
            <text:p>1456447395.07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90975" calcext:value-type="float">
            <text:p>1456447385.90975</text:p>
          </table:table-cell>
          <table:table-cell table:formula="of:=[.B1098]-[.G1098]" office:value-type="float" office:value="9.16644740104675" calcext:value-type="float">
            <text:p>9.166447401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56447395.07972" calcext:value-type="float">
            <text:p>1456447395.079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92055" calcext:value-type="float">
            <text:p>1456447385.92055</text:p>
          </table:table-cell>
          <table:table-cell table:formula="of:=[.B1099]-[.G1099]" office:value-type="float" office:value="9.15916609764099" calcext:value-type="float">
            <text:p>9.1591660976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56447395.08328" calcext:value-type="float">
            <text:p>1456447395.083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93135" calcext:value-type="float">
            <text:p>1456447385.93135</text:p>
          </table:table-cell>
          <table:table-cell table:formula="of:=[.B1100]-[.G1100]" office:value-type="float" office:value="9.15192365646362" calcext:value-type="float">
            <text:p>9.1519236565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56447395.08682" calcext:value-type="float">
            <text:p>1456447395.086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94216" calcext:value-type="float">
            <text:p>1456447385.94216</text:p>
          </table:table-cell>
          <table:table-cell table:formula="of:=[.B1101]-[.G1101]" office:value-type="float" office:value="9.14466381072998" calcext:value-type="float">
            <text:p>9.1446638107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56447395.09036" calcext:value-type="float">
            <text:p>1456447395.090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95296" calcext:value-type="float">
            <text:p>1456447385.95296</text:p>
          </table:table-cell>
          <table:table-cell table:formula="of:=[.B1102]-[.G1102]" office:value-type="float" office:value="9.13739967346191" calcext:value-type="float">
            <text:p>9.1373996735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56447395.09389" calcext:value-type="float">
            <text:p>1456447395.093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96376" calcext:value-type="float">
            <text:p>1456447385.96376</text:p>
          </table:table-cell>
          <table:table-cell table:formula="of:=[.B1103]-[.G1103]" office:value-type="float" office:value="9.13013386726379" calcext:value-type="float">
            <text:p>9.1301338673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56447395.09743" calcext:value-type="float">
            <text:p>1456447395.097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97465" calcext:value-type="float">
            <text:p>1456447385.97465</text:p>
          </table:table-cell>
          <table:table-cell table:formula="of:=[.B1104]-[.G1104]" office:value-type="float" office:value="9.12277936935425" calcext:value-type="float">
            <text:p>9.1227793694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56447395.10095" calcext:value-type="float">
            <text:p>1456447395.100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98557" calcext:value-type="float">
            <text:p>1456447385.98557</text:p>
          </table:table-cell>
          <table:table-cell table:formula="of:=[.B1105]-[.G1105]" office:value-type="float" office:value="9.11537981033325" calcext:value-type="float">
            <text:p>9.1153798103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56447395.10448" calcext:value-type="float">
            <text:p>1456447395.104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5.99648" calcext:value-type="float">
            <text:p>1456447385.99648</text:p>
          </table:table-cell>
          <table:table-cell table:formula="of:=[.B1106]-[.G1106]" office:value-type="float" office:value="9.10800123214722" calcext:value-type="float">
            <text:p>9.1080012321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56447395.10801" calcext:value-type="float">
            <text:p>1456447395.108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007" calcext:value-type="float">
            <text:p>1456447386.007</text:p>
          </table:table-cell>
          <table:table-cell table:formula="of:=[.B1107]-[.G1107]" office:value-type="float" office:value="9.10100746154785" calcext:value-type="float">
            <text:p>9.1010074615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56447395.11196" calcext:value-type="float">
            <text:p>1456447395.111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01733" calcext:value-type="float">
            <text:p>1456447386.01733</text:p>
          </table:table-cell>
          <table:table-cell table:formula="of:=[.B1108]-[.G1108]" office:value-type="float" office:value="9.09462404251099" calcext:value-type="float">
            <text:p>9.0946240425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56447395.12244" calcext:value-type="float">
            <text:p>1456447395.122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02766" calcext:value-type="float">
            <text:p>1456447386.02766</text:p>
          </table:table-cell>
          <table:table-cell table:formula="of:=[.B1109]-[.G1109]" office:value-type="float" office:value="9.0947859287262" calcext:value-type="float">
            <text:p>9.0947859287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56447395.13229" calcext:value-type="float">
            <text:p>1456447395.132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03798" calcext:value-type="float">
            <text:p>1456447386.03798</text:p>
          </table:table-cell>
          <table:table-cell table:formula="of:=[.B1110]-[.G1110]" office:value-type="float" office:value="9.09430623054504" calcext:value-type="float">
            <text:p>9.0943062305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56447395.14265" calcext:value-type="float">
            <text:p>1456447395.142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0483" calcext:value-type="float">
            <text:p>1456447386.0483</text:p>
          </table:table-cell>
          <table:table-cell table:formula="of:=[.B1111]-[.G1111]" office:value-type="float" office:value="9.09435796737671" calcext:value-type="float">
            <text:p>9.0943579674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56447395.1529" calcext:value-type="float">
            <text:p>1456447395.15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05861" calcext:value-type="float">
            <text:p>1456447386.05861</text:p>
          </table:table-cell>
          <table:table-cell table:formula="of:=[.B1112]-[.G1112]" office:value-type="float" office:value="9.09429001808167" calcext:value-type="float">
            <text:p>9.094290018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56447395.16319" calcext:value-type="float">
            <text:p>1456447395.163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06893" calcext:value-type="float">
            <text:p>1456447386.06893</text:p>
          </table:table-cell>
          <table:table-cell table:formula="of:=[.B1113]-[.G1113]" office:value-type="float" office:value="9.09426879882813" calcext:value-type="float">
            <text:p>9.0942687988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56447395.17354" calcext:value-type="float">
            <text:p>1456447395.173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07928" calcext:value-type="float">
            <text:p>1456447386.07928</text:p>
          </table:table-cell>
          <table:table-cell table:formula="of:=[.B1114]-[.G1114]" office:value-type="float" office:value="9.09425711631775" calcext:value-type="float">
            <text:p>9.0942571163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56447395.1839" calcext:value-type="float">
            <text:p>1456447395.18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08992" calcext:value-type="float">
            <text:p>1456447386.08992</text:p>
          </table:table-cell>
          <table:table-cell table:formula="of:=[.B1115]-[.G1115]" office:value-type="float" office:value="9.09398579597473" calcext:value-type="float">
            <text:p>9.093985796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56447395.19422" calcext:value-type="float">
            <text:p>1456447395.194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0034" calcext:value-type="float">
            <text:p>1456447386.10034</text:p>
          </table:table-cell>
          <table:table-cell table:formula="of:=[.B1116]-[.G1116]" office:value-type="float" office:value="9.09387683868408" calcext:value-type="float">
            <text:p>9.0938768387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56447395.20457" calcext:value-type="float">
            <text:p>1456447395.204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1103" calcext:value-type="float">
            <text:p>1456447386.11103</text:p>
          </table:table-cell>
          <table:table-cell table:formula="of:=[.B1117]-[.G1117]" office:value-type="float" office:value="9.0935480594635" calcext:value-type="float">
            <text:p>9.0935480595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56447395.21477" calcext:value-type="float">
            <text:p>1456447395.214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2141" calcext:value-type="float">
            <text:p>1456447386.12141</text:p>
          </table:table-cell>
          <table:table-cell table:formula="of:=[.B1118]-[.G1118]" office:value-type="float" office:value="9.09336233139038" calcext:value-type="float">
            <text:p>9.0933623314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56447395.22516" calcext:value-type="float">
            <text:p>1456447395.225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3174" calcext:value-type="float">
            <text:p>1456447386.13174</text:p>
          </table:table-cell>
          <table:table-cell table:formula="of:=[.B1119]-[.G1119]" office:value-type="float" office:value="9.09341621398926" calcext:value-type="float">
            <text:p>9.093416214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56447395.23548" calcext:value-type="float">
            <text:p>1456447395.235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4206" calcext:value-type="float">
            <text:p>1456447386.14206</text:p>
          </table:table-cell>
          <table:table-cell table:formula="of:=[.B1120]-[.G1120]" office:value-type="float" office:value="9.09341740608215" calcext:value-type="float">
            <text:p>9.0934174061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56447395.24598" calcext:value-type="float">
            <text:p>1456447395.245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5239" calcext:value-type="float">
            <text:p>1456447386.15239</text:p>
          </table:table-cell>
          <table:table-cell table:formula="of:=[.B1121]-[.G1121]" office:value-type="float" office:value="9.09358596801758" calcext:value-type="float">
            <text:p>9.093585968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56447395.25626" calcext:value-type="float">
            <text:p>1456447395.256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6271" calcext:value-type="float">
            <text:p>1456447386.16271</text:p>
          </table:table-cell>
          <table:table-cell table:formula="of:=[.B1122]-[.G1122]" office:value-type="float" office:value="9.0935492515564" calcext:value-type="float">
            <text:p>9.0935492516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56447395.26662" calcext:value-type="float">
            <text:p>1456447395.266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7303" calcext:value-type="float">
            <text:p>1456447386.17303</text:p>
          </table:table-cell>
          <table:table-cell table:formula="of:=[.B1123]-[.G1123]" office:value-type="float" office:value="9.09359169006348" calcext:value-type="float">
            <text:p>9.0935916901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56447395.27686" calcext:value-type="float">
            <text:p>1456447395.276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8335" calcext:value-type="float">
            <text:p>1456447386.18335</text:p>
          </table:table-cell>
          <table:table-cell table:formula="of:=[.B1124]-[.G1124]" office:value-type="float" office:value="9.09351825714111" calcext:value-type="float">
            <text:p>9.0935182571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56447395.28713" calcext:value-type="float">
            <text:p>1456447395.287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19367" calcext:value-type="float">
            <text:p>1456447386.19367</text:p>
          </table:table-cell>
          <table:table-cell table:formula="of:=[.B1125]-[.G1125]" office:value-type="float" office:value="9.09346532821655" calcext:value-type="float">
            <text:p>9.0934653282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56447395.29744" calcext:value-type="float">
            <text:p>1456447395.297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0398" calcext:value-type="float">
            <text:p>1456447386.20398</text:p>
          </table:table-cell>
          <table:table-cell table:formula="of:=[.B1126]-[.G1126]" office:value-type="float" office:value="9.09345459938049" calcext:value-type="float">
            <text:p>9.0934545994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56447395.30784" calcext:value-type="float">
            <text:p>1456447395.307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1436" calcext:value-type="float">
            <text:p>1456447386.21436</text:p>
          </table:table-cell>
          <table:table-cell table:formula="of:=[.B1127]-[.G1127]" office:value-type="float" office:value="9.09347248077393" calcext:value-type="float">
            <text:p>9.0934724808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56447395.31816" calcext:value-type="float">
            <text:p>1456447395.318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2478" calcext:value-type="float">
            <text:p>1456447386.22478</text:p>
          </table:table-cell>
          <table:table-cell table:formula="of:=[.B1128]-[.G1128]" office:value-type="float" office:value="9.09337568283081" calcext:value-type="float">
            <text:p>9.0933756828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56447395.32845" calcext:value-type="float">
            <text:p>1456447395.328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3522" calcext:value-type="float">
            <text:p>1456447386.23522</text:p>
          </table:table-cell>
          <table:table-cell table:formula="of:=[.B1129]-[.G1129]" office:value-type="float" office:value="9.09323620796204" calcext:value-type="float">
            <text:p>9.093236208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56447395.33874" calcext:value-type="float">
            <text:p>1456447395.338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4557" calcext:value-type="float">
            <text:p>1456447386.24557</text:p>
          </table:table-cell>
          <table:table-cell table:formula="of:=[.B1130]-[.G1130]" office:value-type="float" office:value="9.09317111968994" calcext:value-type="float">
            <text:p>9.0931711197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56447395.34908" calcext:value-type="float">
            <text:p>1456447395.349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559" calcext:value-type="float">
            <text:p>1456447386.2559</text:p>
          </table:table-cell>
          <table:table-cell table:formula="of:=[.B1131]-[.G1131]" office:value-type="float" office:value="9.09318256378174" calcext:value-type="float">
            <text:p>9.0931825638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56447395.3594" calcext:value-type="float">
            <text:p>1456447395.35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6622" calcext:value-type="float">
            <text:p>1456447386.26622</text:p>
          </table:table-cell>
          <table:table-cell table:formula="of:=[.B1132]-[.G1132]" office:value-type="float" office:value="9.09318709373474" calcext:value-type="float">
            <text:p>9.0931870937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56447395.36983" calcext:value-type="float">
            <text:p>1456447395.369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7655" calcext:value-type="float">
            <text:p>1456447386.27655</text:p>
          </table:table-cell>
          <table:table-cell table:formula="of:=[.B1133]-[.G1133]" office:value-type="float" office:value="9.09328007698059" calcext:value-type="float">
            <text:p>9.093280077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56447395.3802" calcext:value-type="float">
            <text:p>1456447395.38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8687" calcext:value-type="float">
            <text:p>1456447386.28687</text:p>
          </table:table-cell>
          <table:table-cell table:formula="of:=[.B1134]-[.G1134]" office:value-type="float" office:value="9.09332919120789" calcext:value-type="float">
            <text:p>9.0933291912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56447395.39054" calcext:value-type="float">
            <text:p>1456447395.390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29719" calcext:value-type="float">
            <text:p>1456447386.29719</text:p>
          </table:table-cell>
          <table:table-cell table:formula="of:=[.B1135]-[.G1135]" office:value-type="float" office:value="9.09334874153137" calcext:value-type="float">
            <text:p>9.0933487415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56447395.40074" calcext:value-type="float">
            <text:p>1456447395.400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3075" calcext:value-type="float">
            <text:p>1456447386.3075</text:p>
          </table:table-cell>
          <table:table-cell table:formula="of:=[.B1136]-[.G1136]" office:value-type="float" office:value="9.09323930740356" calcext:value-type="float">
            <text:p>9.0932393074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56447395.41104" calcext:value-type="float">
            <text:p>1456447395.411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31782" calcext:value-type="float">
            <text:p>1456447386.31782</text:p>
          </table:table-cell>
          <table:table-cell table:formula="of:=[.B1137]-[.G1137]" office:value-type="float" office:value="9.09322094917297" calcext:value-type="float">
            <text:p>9.0932209492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56447395.4214" calcext:value-type="float">
            <text:p>1456447395.42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32813" calcext:value-type="float">
            <text:p>1456447386.32813</text:p>
          </table:table-cell>
          <table:table-cell table:formula="of:=[.B1138]-[.G1138]" office:value-type="float" office:value="9.09326863288879" calcext:value-type="float">
            <text:p>9.0932686329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56447395.43175" calcext:value-type="float">
            <text:p>1456447395.431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33838" calcext:value-type="float">
            <text:p>1456447386.33838</text:p>
          </table:table-cell>
          <table:table-cell table:formula="of:=[.B1139]-[.G1139]" office:value-type="float" office:value="9.0933690071106" calcext:value-type="float">
            <text:p>9.0933690071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56447395.4421" calcext:value-type="float">
            <text:p>1456447395.44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34882" calcext:value-type="float">
            <text:p>1456447386.34882</text:p>
          </table:table-cell>
          <table:table-cell table:formula="of:=[.B1140]-[.G1140]" office:value-type="float" office:value="9.0932776927948" calcext:value-type="float">
            <text:p>9.0932776928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56447395.4524" calcext:value-type="float">
            <text:p>1456447395.45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35932" calcext:value-type="float">
            <text:p>1456447386.35932</text:p>
          </table:table-cell>
          <table:table-cell table:formula="of:=[.B1141]-[.G1141]" office:value-type="float" office:value="9.09308171272278" calcext:value-type="float">
            <text:p>9.0930817127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56447395.46268" calcext:value-type="float">
            <text:p>1456447395.462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36975" calcext:value-type="float">
            <text:p>1456447386.36975</text:p>
          </table:table-cell>
          <table:table-cell table:formula="of:=[.B1142]-[.G1142]" office:value-type="float" office:value="9.09293055534363" calcext:value-type="float">
            <text:p>9.0929305553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56447395.47302" calcext:value-type="float">
            <text:p>1456447395.473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3801" calcext:value-type="float">
            <text:p>1456447386.3801</text:p>
          </table:table-cell>
          <table:table-cell table:formula="of:=[.B1143]-[.G1143]" office:value-type="float" office:value="9.0929229259491" calcext:value-type="float">
            <text:p>9.0929229259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56447395.48333" calcext:value-type="float">
            <text:p>1456447395.483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39042" calcext:value-type="float">
            <text:p>1456447386.39042</text:p>
          </table:table-cell>
          <table:table-cell table:formula="of:=[.B1144]-[.G1144]" office:value-type="float" office:value="9.09290862083435" calcext:value-type="float">
            <text:p>9.0929086208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56447395.49378" calcext:value-type="float">
            <text:p>1456447395.493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0087" calcext:value-type="float">
            <text:p>1456447386.40087</text:p>
          </table:table-cell>
          <table:table-cell table:formula="of:=[.B1145]-[.G1145]" office:value-type="float" office:value="9.09291648864746" calcext:value-type="float">
            <text:p>9.0929164886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56447395.50412" calcext:value-type="float">
            <text:p>1456447395.504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1118" calcext:value-type="float">
            <text:p>1456447386.41118</text:p>
          </table:table-cell>
          <table:table-cell table:formula="of:=[.B1146]-[.G1146]" office:value-type="float" office:value="9.09293508529663" calcext:value-type="float">
            <text:p>9.092935085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56447395.51443" calcext:value-type="float">
            <text:p>1456447395.514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215" calcext:value-type="float">
            <text:p>1456447386.4215</text:p>
          </table:table-cell>
          <table:table-cell table:formula="of:=[.B1147]-[.G1147]" office:value-type="float" office:value="9.09293055534363" calcext:value-type="float">
            <text:p>9.0929305553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56447395.52463" calcext:value-type="float">
            <text:p>1456447395.524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3181" calcext:value-type="float">
            <text:p>1456447386.43181</text:p>
          </table:table-cell>
          <table:table-cell table:formula="of:=[.B1148]-[.G1148]" office:value-type="float" office:value="9.09281778335571" calcext:value-type="float">
            <text:p>9.0928177834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56447395.53497" calcext:value-type="float">
            <text:p>1456447395.534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4213" calcext:value-type="float">
            <text:p>1456447386.44213</text:p>
          </table:table-cell>
          <table:table-cell table:formula="of:=[.B1149]-[.G1149]" office:value-type="float" office:value="9.09284353256226" calcext:value-type="float">
            <text:p>9.0928435326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56447395.54543" calcext:value-type="float">
            <text:p>1456447395.545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5245" calcext:value-type="float">
            <text:p>1456447386.45245</text:p>
          </table:table-cell>
          <table:table-cell table:formula="of:=[.B1150]-[.G1150]" office:value-type="float" office:value="9.09298419952393" calcext:value-type="float">
            <text:p>9.0929841995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56447395.55572" calcext:value-type="float">
            <text:p>1456447395.555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6276" calcext:value-type="float">
            <text:p>1456447386.46276</text:p>
          </table:table-cell>
          <table:table-cell table:formula="of:=[.B1151]-[.G1151]" office:value-type="float" office:value="9.09295582771301" calcext:value-type="float">
            <text:p>9.0929558277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56447395.56601" calcext:value-type="float">
            <text:p>1456447395.566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7315" calcext:value-type="float">
            <text:p>1456447386.47315</text:p>
          </table:table-cell>
          <table:table-cell table:formula="of:=[.B1152]-[.G1152]" office:value-type="float" office:value="9.09285974502564" calcext:value-type="float">
            <text:p>9.092859745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56447395.5763" calcext:value-type="float">
            <text:p>1456447395.57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8357" calcext:value-type="float">
            <text:p>1456447386.48357</text:p>
          </table:table-cell>
          <table:table-cell table:formula="of:=[.B1153]-[.G1153]" office:value-type="float" office:value="9.09273624420166" calcext:value-type="float">
            <text:p>9.0927362442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56447395.5866" calcext:value-type="float">
            <text:p>1456447395.58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49397" calcext:value-type="float">
            <text:p>1456447386.49397</text:p>
          </table:table-cell>
          <table:table-cell table:formula="of:=[.B1154]-[.G1154]" office:value-type="float" office:value="9.09262990951538" calcext:value-type="float">
            <text:p>9.0926299095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56447395.59692" calcext:value-type="float">
            <text:p>1456447395.596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0434" calcext:value-type="float">
            <text:p>1456447386.50434</text:p>
          </table:table-cell>
          <table:table-cell table:formula="of:=[.B1155]-[.G1155]" office:value-type="float" office:value="9.0925829410553" calcext:value-type="float">
            <text:p>9.0925829411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56447395.60777" calcext:value-type="float">
            <text:p>1456447395.607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1467" calcext:value-type="float">
            <text:p>1456447386.51467</text:p>
          </table:table-cell>
          <table:table-cell table:formula="of:=[.B1156]-[.G1156]" office:value-type="float" office:value="9.09310150146484" calcext:value-type="float">
            <text:p>9.0931015015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56447395.61792" calcext:value-type="float">
            <text:p>1456447395.617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25" calcext:value-type="float">
            <text:p>1456447386.525</text:p>
          </table:table-cell>
          <table:table-cell table:formula="of:=[.B1157]-[.G1157]" office:value-type="float" office:value="9.09291911125183" calcext:value-type="float">
            <text:p>9.0929191113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56447395.62804" calcext:value-type="float">
            <text:p>1456447395.628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3532" calcext:value-type="float">
            <text:p>1456447386.53532</text:p>
          </table:table-cell>
          <table:table-cell table:formula="of:=[.B1158]-[.G1158]" office:value-type="float" office:value="9.09271955490112" calcext:value-type="float">
            <text:p>9.0927195549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56447395.63842" calcext:value-type="float">
            <text:p>1456447395.638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4564" calcext:value-type="float">
            <text:p>1456447386.54564</text:p>
          </table:table-cell>
          <table:table-cell table:formula="of:=[.B1159]-[.G1159]" office:value-type="float" office:value="9.09277510643005" calcext:value-type="float">
            <text:p>9.0927751064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56447395.64868" calcext:value-type="float">
            <text:p>1456447395.648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5596" calcext:value-type="float">
            <text:p>1456447386.55596</text:p>
          </table:table-cell>
          <table:table-cell table:formula="of:=[.B1160]-[.G1160]" office:value-type="float" office:value="9.09272718429565" calcext:value-type="float">
            <text:p>9.0927271843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56447395.65895" calcext:value-type="float">
            <text:p>1456447395.658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6627" calcext:value-type="float">
            <text:p>1456447386.56627</text:p>
          </table:table-cell>
          <table:table-cell table:formula="of:=[.B1161]-[.G1161]" office:value-type="float" office:value="9.09268379211426" calcext:value-type="float">
            <text:p>9.0926837921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56447395.66929" calcext:value-type="float">
            <text:p>1456447395.669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7659" calcext:value-type="float">
            <text:p>1456447386.57659</text:p>
          </table:table-cell>
          <table:table-cell table:formula="of:=[.B1162]-[.G1162]" office:value-type="float" office:value="9.09269714355469" calcext:value-type="float">
            <text:p>9.0926971436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56447395.67961" calcext:value-type="float">
            <text:p>1456447395.679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869" calcext:value-type="float">
            <text:p>1456447386.5869</text:p>
          </table:table-cell>
          <table:table-cell table:formula="of:=[.B1163]-[.G1163]" office:value-type="float" office:value="9.09270644187927" calcext:value-type="float">
            <text:p>9.0927064419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56447395.6899" calcext:value-type="float">
            <text:p>1456447395.68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59731" calcext:value-type="float">
            <text:p>1456447386.59731</text:p>
          </table:table-cell>
          <table:table-cell table:formula="of:=[.B1164]-[.G1164]" office:value-type="float" office:value="9.09259390830994" calcext:value-type="float">
            <text:p>9.092593908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56447395.70021" calcext:value-type="float">
            <text:p>1456447395.700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60781" calcext:value-type="float">
            <text:p>1456447386.60781</text:p>
          </table:table-cell>
          <table:table-cell table:formula="of:=[.B1165]-[.G1165]" office:value-type="float" office:value="9.09239792823792" calcext:value-type="float">
            <text:p>9.0923979282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56447395.71052" calcext:value-type="float">
            <text:p>1456447395.710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61825" calcext:value-type="float">
            <text:p>1456447386.61825</text:p>
          </table:table-cell>
          <table:table-cell table:formula="of:=[.B1166]-[.G1166]" office:value-type="float" office:value="9.09226965904236" calcext:value-type="float">
            <text:p>9.092269659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56447395.72086" calcext:value-type="float">
            <text:p>1456447395.720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62859" calcext:value-type="float">
            <text:p>1456447386.62859</text:p>
          </table:table-cell>
          <table:table-cell table:formula="of:=[.B1167]-[.G1167]" office:value-type="float" office:value="9.09226322174072" calcext:value-type="float">
            <text:p>9.0922632217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56447395.73119" calcext:value-type="float">
            <text:p>1456447395.731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63892" calcext:value-type="float">
            <text:p>1456447386.63892</text:p>
          </table:table-cell>
          <table:table-cell table:formula="of:=[.B1168]-[.G1168]" office:value-type="float" office:value="9.09227395057678" calcext:value-type="float">
            <text:p>9.0922739506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56447395.7416" calcext:value-type="float">
            <text:p>1456447395.74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64924" calcext:value-type="float">
            <text:p>1456447386.64924</text:p>
          </table:table-cell>
          <table:table-cell table:formula="of:=[.B1169]-[.G1169]" office:value-type="float" office:value="9.09235763549805" calcext:value-type="float">
            <text:p>9.0923576355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56447395.75196" calcext:value-type="float">
            <text:p>1456447395.751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65957" calcext:value-type="float">
            <text:p>1456447386.65957</text:p>
          </table:table-cell>
          <table:table-cell table:formula="of:=[.B1170]-[.G1170]" office:value-type="float" office:value="9.0923912525177" calcext:value-type="float">
            <text:p>9.0923912525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56447395.76225" calcext:value-type="float">
            <text:p>1456447395.762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66989" calcext:value-type="float">
            <text:p>1456447386.66989</text:p>
          </table:table-cell>
          <table:table-cell table:formula="of:=[.B1171]-[.G1171]" office:value-type="float" office:value="9.09236311912537" calcext:value-type="float">
            <text:p>9.0923631191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56447395.7726" calcext:value-type="float">
            <text:p>1456447395.77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6802" calcext:value-type="float">
            <text:p>1456447386.6802</text:p>
          </table:table-cell>
          <table:table-cell table:formula="of:=[.B1172]-[.G1172]" office:value-type="float" office:value="9.09239101409912" calcext:value-type="float">
            <text:p>9.0923910141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56447395.78285" calcext:value-type="float">
            <text:p>1456447395.782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69052" calcext:value-type="float">
            <text:p>1456447386.69052</text:p>
          </table:table-cell>
          <table:table-cell table:formula="of:=[.B1173]-[.G1173]" office:value-type="float" office:value="9.09233450889587" calcext:value-type="float">
            <text:p>9.0923345089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56447395.79321" calcext:value-type="float">
            <text:p>1456447395.793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0083" calcext:value-type="float">
            <text:p>1456447386.70083</text:p>
          </table:table-cell>
          <table:table-cell table:formula="of:=[.B1174]-[.G1174]" office:value-type="float" office:value="9.09237813949585" calcext:value-type="float">
            <text:p>9.0923781395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56447395.80356" calcext:value-type="float">
            <text:p>1456447395.803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1119" calcext:value-type="float">
            <text:p>1456447386.71119</text:p>
          </table:table-cell>
          <table:table-cell table:formula="of:=[.B1175]-[.G1175]" office:value-type="float" office:value="9.09237027168274" calcext:value-type="float">
            <text:p>9.0923702717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56447395.81389" calcext:value-type="float">
            <text:p>1456447395.813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2156" calcext:value-type="float">
            <text:p>1456447386.72156</text:p>
          </table:table-cell>
          <table:table-cell table:formula="of:=[.B1176]-[.G1176]" office:value-type="float" office:value="9.09232759475708" calcext:value-type="float">
            <text:p>9.0923275948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56447395.82414" calcext:value-type="float">
            <text:p>1456447395.824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3195" calcext:value-type="float">
            <text:p>1456447386.73195</text:p>
          </table:table-cell>
          <table:table-cell table:formula="of:=[.B1177]-[.G1177]" office:value-type="float" office:value="9.09218454360962" calcext:value-type="float">
            <text:p>9.0921845436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56447395.83447" calcext:value-type="float">
            <text:p>1456447395.834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4235" calcext:value-type="float">
            <text:p>1456447386.74235</text:p>
          </table:table-cell>
          <table:table-cell table:formula="of:=[.B1178]-[.G1178]" office:value-type="float" office:value="9.09212446212769" calcext:value-type="float">
            <text:p>9.0921244621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56447395.84474" calcext:value-type="float">
            <text:p>1456447395.844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5269" calcext:value-type="float">
            <text:p>1456447386.75269</text:p>
          </table:table-cell>
          <table:table-cell table:formula="of:=[.B1179]-[.G1179]" office:value-type="float" office:value="9.09205079078674" calcext:value-type="float">
            <text:p>9.0920507908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56447395.85511" calcext:value-type="float">
            <text:p>1456447395.855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6301" calcext:value-type="float">
            <text:p>1456447386.76301</text:p>
          </table:table-cell>
          <table:table-cell table:formula="of:=[.B1180]-[.G1180]" office:value-type="float" office:value="9.09209632873535" calcext:value-type="float">
            <text:p>9.0920963287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56447395.86555" calcext:value-type="float">
            <text:p>1456447395.865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7349" calcext:value-type="float">
            <text:p>1456447386.77349</text:p>
          </table:table-cell>
          <table:table-cell table:formula="of:=[.B1181]-[.G1181]" office:value-type="float" office:value="9.09206199645996" calcext:value-type="float">
            <text:p>9.0920619965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56447395.87589" calcext:value-type="float">
            <text:p>1456447395.875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8386" calcext:value-type="float">
            <text:p>1456447386.78386</text:p>
          </table:table-cell>
          <table:table-cell table:formula="of:=[.B1182]-[.G1182]" office:value-type="float" office:value="9.09202885627747" calcext:value-type="float">
            <text:p>9.0920288563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56447395.88627" calcext:value-type="float">
            <text:p>1456447395.886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79423" calcext:value-type="float">
            <text:p>1456447386.79423</text:p>
          </table:table-cell>
          <table:table-cell table:formula="of:=[.B1183]-[.G1183]" office:value-type="float" office:value="9.09203839302063" calcext:value-type="float">
            <text:p>9.092038393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56447395.89649" calcext:value-type="float">
            <text:p>1456447395.896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0457" calcext:value-type="float">
            <text:p>1456447386.80457</text:p>
          </table:table-cell>
          <table:table-cell table:formula="of:=[.B1184]-[.G1184]" office:value-type="float" office:value="9.09192276000977" calcext:value-type="float">
            <text:p>9.09192276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56447395.90679" calcext:value-type="float">
            <text:p>1456447395.906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1489" calcext:value-type="float">
            <text:p>1456447386.81489</text:p>
          </table:table-cell>
          <table:table-cell table:formula="of:=[.B1185]-[.G1185]" office:value-type="float" office:value="9.09189558029175" calcext:value-type="float">
            <text:p>9.0918955803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56447395.91713" calcext:value-type="float">
            <text:p>1456447395.917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252" calcext:value-type="float">
            <text:p>1456447386.8252</text:p>
          </table:table-cell>
          <table:table-cell table:formula="of:=[.B1186]-[.G1186]" office:value-type="float" office:value="9.09192180633545" calcext:value-type="float">
            <text:p>9.0919218063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56447395.92746" calcext:value-type="float">
            <text:p>1456447395.927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3552" calcext:value-type="float">
            <text:p>1456447386.83552</text:p>
          </table:table-cell>
          <table:table-cell table:formula="of:=[.B1187]-[.G1187]" office:value-type="float" office:value="9.09193873405457" calcext:value-type="float">
            <text:p>9.0919387341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56447395.93779" calcext:value-type="float">
            <text:p>1456447395.937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4588" calcext:value-type="float">
            <text:p>1456447386.84588</text:p>
          </table:table-cell>
          <table:table-cell table:formula="of:=[.B1188]-[.G1188]" office:value-type="float" office:value="9.0919029712677" calcext:value-type="float">
            <text:p>9.0919029713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56447395.94808" calcext:value-type="float">
            <text:p>1456447395.948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5633" calcext:value-type="float">
            <text:p>1456447386.85633</text:p>
          </table:table-cell>
          <table:table-cell table:formula="of:=[.B1189]-[.G1189]" office:value-type="float" office:value="9.09175300598145" calcext:value-type="float">
            <text:p>9.091753006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56447395.95838" calcext:value-type="float">
            <text:p>1456447395.958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667" calcext:value-type="float">
            <text:p>1456447386.8667</text:p>
          </table:table-cell>
          <table:table-cell table:formula="of:=[.B1190]-[.G1190]" office:value-type="float" office:value="9.09167575836182" calcext:value-type="float">
            <text:p>9.0916757584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56447395.9687" calcext:value-type="float">
            <text:p>1456447395.96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7705" calcext:value-type="float">
            <text:p>1456447386.87705</text:p>
          </table:table-cell>
          <table:table-cell table:formula="of:=[.B1191]-[.G1191]" office:value-type="float" office:value="9.09164571762085" calcext:value-type="float">
            <text:p>9.0916457176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56447395.97903" calcext:value-type="float">
            <text:p>1456447395.979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8738" calcext:value-type="float">
            <text:p>1456447386.88738</text:p>
          </table:table-cell>
          <table:table-cell table:formula="of:=[.B1192]-[.G1192]" office:value-type="float" office:value="9.09165263175964" calcext:value-type="float">
            <text:p>9.0916526318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56447395.9895" calcext:value-type="float">
            <text:p>1456447395.98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8977" calcext:value-type="float">
            <text:p>1456447386.8977</text:p>
          </table:table-cell>
          <table:table-cell table:formula="of:=[.B1193]-[.G1193]" office:value-type="float" office:value="9.09180617332459" calcext:value-type="float">
            <text:p>9.0918061733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56447396.00017" calcext:value-type="float">
            <text:p>1456447396.000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90802" calcext:value-type="float">
            <text:p>1456447386.90802</text:p>
          </table:table-cell>
          <table:table-cell table:formula="of:=[.B1194]-[.G1194]" office:value-type="float" office:value="9.09215140342712" calcext:value-type="float">
            <text:p>9.0921514034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56447396.01014" calcext:value-type="float">
            <text:p>1456447396.010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91834" calcext:value-type="float">
            <text:p>1456447386.91834</text:p>
          </table:table-cell>
          <table:table-cell table:formula="of:=[.B1195]-[.G1195]" office:value-type="float" office:value="9.09179449081421" calcext:value-type="float">
            <text:p>9.0917944908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56447396.02051" calcext:value-type="float">
            <text:p>1456447396.020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92866" calcext:value-type="float">
            <text:p>1456447386.92866</text:p>
          </table:table-cell>
          <table:table-cell table:formula="of:=[.B1196]-[.G1196]" office:value-type="float" office:value="9.09185147285461" calcext:value-type="float">
            <text:p>9.0918514729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56447396.03077" calcext:value-type="float">
            <text:p>1456447396.030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93898" calcext:value-type="float">
            <text:p>1456447386.93898</text:p>
          </table:table-cell>
          <table:table-cell table:formula="of:=[.B1197]-[.G1197]" office:value-type="float" office:value="9.09179329872131" calcext:value-type="float">
            <text:p>9.0917932987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56447396.04108" calcext:value-type="float">
            <text:p>1456447396.041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9493" calcext:value-type="float">
            <text:p>1456447386.9493</text:p>
          </table:table-cell>
          <table:table-cell table:formula="of:=[.B1198]-[.G1198]" office:value-type="float" office:value="9.09178018569946" calcext:value-type="float">
            <text:p>9.0917801857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56447396.05162" calcext:value-type="float">
            <text:p>1456447396.051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95961" calcext:value-type="float">
            <text:p>1456447386.95961</text:p>
          </table:table-cell>
          <table:table-cell table:formula="of:=[.B1199]-[.G1199]" office:value-type="float" office:value="9.09200620651245" calcext:value-type="float">
            <text:p>9.0920062065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56447396.05871" calcext:value-type="float">
            <text:p>1456447396.058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96993" calcext:value-type="float">
            <text:p>1456447386.96993</text:p>
          </table:table-cell>
          <table:table-cell table:formula="of:=[.B1200]-[.G1200]" office:value-type="float" office:value="9.08878302574158" calcext:value-type="float">
            <text:p>9.0887830257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56447396.06194" calcext:value-type="float">
            <text:p>1456447396.061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98036" calcext:value-type="float">
            <text:p>1456447386.98036</text:p>
          </table:table-cell>
          <table:table-cell table:formula="of:=[.B1201]-[.G1201]" office:value-type="float" office:value="9.08157873153687" calcext:value-type="float">
            <text:p>9.0815787315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56447396.06521" calcext:value-type="float">
            <text:p>1456447396.065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386.99098" calcext:value-type="float">
            <text:p>1456447386.99098</text:p>
          </table:table-cell>
          <table:table-cell table:formula="of:=[.B1202]-[.G1202]" office:value-type="float" office:value="9.0742359161377" calcext:value-type="float">
            <text:p>9.0742359161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56447400.10435" calcext:value-type="float">
            <text:p>1456447400.104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00181" calcext:value-type="float">
            <text:p>1456447400.00181</text:p>
          </table:table-cell>
          <table:table-cell table:formula="of:=[.B1203]-[.G1203]" office:value-type="float" office:value="0.102539777755737" calcext:value-type="float">
            <text:p>0.1025397778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56447400.11834" calcext:value-type="float">
            <text:p>1456447400.118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01597" calcext:value-type="float">
            <text:p>1456447400.01597</text:p>
          </table:table-cell>
          <table:table-cell table:formula="of:=[.B1204]-[.G1204]" office:value-type="float" office:value="0.102372884750366" calcext:value-type="float">
            <text:p>0.1023728848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56447400.13254" calcext:value-type="float">
            <text:p>1456447400.132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03013" calcext:value-type="float">
            <text:p>1456447400.03013</text:p>
          </table:table-cell>
          <table:table-cell table:formula="of:=[.B1205]-[.G1205]" office:value-type="float" office:value="0.102416276931763" calcext:value-type="float">
            <text:p>0.1024162769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56447400.14659" calcext:value-type="float">
            <text:p>1456447400.146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04426" calcext:value-type="float">
            <text:p>1456447400.04426</text:p>
          </table:table-cell>
          <table:table-cell table:formula="of:=[.B1206]-[.G1206]" office:value-type="float" office:value="0.102326631546021" calcext:value-type="float">
            <text:p>0.1023266315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56447400.16079" calcext:value-type="float">
            <text:p>1456447400.160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0584" calcext:value-type="float">
            <text:p>1456447400.0584</text:p>
          </table:table-cell>
          <table:table-cell table:formula="of:=[.B1207]-[.G1207]" office:value-type="float" office:value="0.102397203445435" calcext:value-type="float">
            <text:p>0.1023972034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56447400.17468" calcext:value-type="float">
            <text:p>1456447400.174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0725" calcext:value-type="float">
            <text:p>1456447400.0725</text:p>
          </table:table-cell>
          <table:table-cell table:formula="of:=[.B1208]-[.G1208]" office:value-type="float" office:value="0.102172374725342" calcext:value-type="float">
            <text:p>0.1021723747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56447400.18885" calcext:value-type="float">
            <text:p>1456447400.188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08664" calcext:value-type="float">
            <text:p>1456447400.08664</text:p>
          </table:table-cell>
          <table:table-cell table:formula="of:=[.B1209]-[.G1209]" office:value-type="float" office:value="0.102205991744995" calcext:value-type="float">
            <text:p>0.1022059917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56447400.20373" calcext:value-type="float">
            <text:p>1456447400.203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10107" calcext:value-type="float">
            <text:p>1456447400.10107</text:p>
          </table:table-cell>
          <table:table-cell table:formula="of:=[.B1210]-[.G1210]" office:value-type="float" office:value="0.102666854858398" calcext:value-type="float">
            <text:p>0.1026668549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56447400.21776" calcext:value-type="float">
            <text:p>1456447400.217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11529" calcext:value-type="float">
            <text:p>1456447400.11529</text:p>
          </table:table-cell>
          <table:table-cell table:formula="of:=[.B1211]-[.G1211]" office:value-type="float" office:value="0.102471828460693" calcext:value-type="float">
            <text:p>0.1024718285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56447400.23194" calcext:value-type="float">
            <text:p>1456447400.231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12947" calcext:value-type="float">
            <text:p>1456447400.12947</text:p>
          </table:table-cell>
          <table:table-cell table:formula="of:=[.B1212]-[.G1212]" office:value-type="float" office:value="0.102470397949219" calcext:value-type="float">
            <text:p>0.1024703979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56447400.24596" calcext:value-type="float">
            <text:p>1456447400.245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14362" calcext:value-type="float">
            <text:p>1456447400.14362</text:p>
          </table:table-cell>
          <table:table-cell table:formula="of:=[.B1213]-[.G1213]" office:value-type="float" office:value="0.102344751358032" calcext:value-type="float">
            <text:p>0.1023447514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56447400.26014" calcext:value-type="float">
            <text:p>1456447400.260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15777" calcext:value-type="float">
            <text:p>1456447400.15777</text:p>
          </table:table-cell>
          <table:table-cell table:formula="of:=[.B1214]-[.G1214]" office:value-type="float" office:value="0.102365732192993" calcext:value-type="float">
            <text:p>0.1023657322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56447400.35937" calcext:value-type="float">
            <text:p>1456447400.359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17191" calcext:value-type="float">
            <text:p>1456447400.17191</text:p>
          </table:table-cell>
          <table:table-cell table:formula="of:=[.B1215]-[.G1215]" office:value-type="float" office:value="0.187461853027344" calcext:value-type="float">
            <text:p>0.187461853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56447400.47276" calcext:value-type="float">
            <text:p>1456447400.472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18605" calcext:value-type="float">
            <text:p>1456447400.18605</text:p>
          </table:table-cell>
          <table:table-cell table:formula="of:=[.B1216]-[.G1216]" office:value-type="float" office:value="0.286710023880005" calcext:value-type="float">
            <text:p>0.2867100239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56447400.58606" calcext:value-type="float">
            <text:p>1456447400.586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20019" calcext:value-type="float">
            <text:p>1456447400.20019</text:p>
          </table:table-cell>
          <table:table-cell table:formula="of:=[.B1217]-[.G1217]" office:value-type="float" office:value="0.385873556137085" calcext:value-type="float">
            <text:p>0.3858735561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56447400.71363" calcext:value-type="float">
            <text:p>1456447400.713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21435" calcext:value-type="float">
            <text:p>1456447400.21435</text:p>
          </table:table-cell>
          <table:table-cell table:formula="of:=[.B1218]-[.G1218]" office:value-type="float" office:value="0.499280214309692" calcext:value-type="float">
            <text:p>0.4992802143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56447400.82687" calcext:value-type="float">
            <text:p>1456447400.826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22861" calcext:value-type="float">
            <text:p>1456447400.22861</text:p>
          </table:table-cell>
          <table:table-cell table:formula="of:=[.B1219]-[.G1219]" office:value-type="float" office:value="0.598258018493652" calcext:value-type="float">
            <text:p>0.5982580185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56447400.93992" calcext:value-type="float">
            <text:p>1456447400.939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24283" calcext:value-type="float">
            <text:p>1456447400.24283</text:p>
          </table:table-cell>
          <table:table-cell table:formula="of:=[.B1220]-[.G1220]" office:value-type="float" office:value="0.697090625762939" calcext:value-type="float">
            <text:p>0.6970906258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56447401.05337" calcext:value-type="float">
            <text:p>1456447401.053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25699" calcext:value-type="float">
            <text:p>1456447400.25699</text:p>
          </table:table-cell>
          <table:table-cell table:formula="of:=[.B1221]-[.G1221]" office:value-type="float" office:value="0.796386003494263" calcext:value-type="float">
            <text:p>0.7963860035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56447401.06774" calcext:value-type="float">
            <text:p>1456447401.067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2711" calcext:value-type="float">
            <text:p>1456447400.2711</text:p>
          </table:table-cell>
          <table:table-cell table:formula="of:=[.B1222]-[.G1222]" office:value-type="float" office:value="0.796639442443848" calcext:value-type="float">
            <text:p>0.7966394424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56447401.07272" calcext:value-type="float">
            <text:p>1456447401.072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28524" calcext:value-type="float">
            <text:p>1456447400.28524</text:p>
          </table:table-cell>
          <table:table-cell table:formula="of:=[.B1223]-[.G1223]" office:value-type="float" office:value="0.78748083114624" calcext:value-type="float">
            <text:p>0.7874808311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56447401.07743" calcext:value-type="float">
            <text:p>1456447401.077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29937" calcext:value-type="float">
            <text:p>1456447400.29937</text:p>
          </table:table-cell>
          <table:table-cell table:formula="of:=[.B1224]-[.G1224]" office:value-type="float" office:value="0.778061151504517" calcext:value-type="float">
            <text:p>0.7780611515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56447401.08213" calcext:value-type="float">
            <text:p>1456447401.082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31351" calcext:value-type="float">
            <text:p>1456447400.31351</text:p>
          </table:table-cell>
          <table:table-cell table:formula="of:=[.B1225]-[.G1225]" office:value-type="float" office:value="0.768621206283569" calcext:value-type="float">
            <text:p>0.7686212063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56447401.08687" calcext:value-type="float">
            <text:p>1456447401.086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32764" calcext:value-type="float">
            <text:p>1456447400.32764</text:p>
          </table:table-cell>
          <table:table-cell table:formula="of:=[.B1226]-[.G1226]" office:value-type="float" office:value="0.759228944778442" calcext:value-type="float">
            <text:p>0.7592289448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56447401.09173" calcext:value-type="float">
            <text:p>1456447401.091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34182" calcext:value-type="float">
            <text:p>1456447400.34182</text:p>
          </table:table-cell>
          <table:table-cell table:formula="of:=[.B1227]-[.G1227]" office:value-type="float" office:value="0.749909400939941" calcext:value-type="float">
            <text:p>0.7499094009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56447401.09644" calcext:value-type="float">
            <text:p>1456447401.096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35607" calcext:value-type="float">
            <text:p>1456447400.35607</text:p>
          </table:table-cell>
          <table:table-cell table:formula="of:=[.B1228]-[.G1228]" office:value-type="float" office:value="0.7403724193573" calcext:value-type="float">
            <text:p>0.7403724194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56447401.1012" calcext:value-type="float">
            <text:p>1456447401.10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37033" calcext:value-type="float">
            <text:p>1456447400.37033</text:p>
          </table:table-cell>
          <table:table-cell table:formula="of:=[.B1229]-[.G1229]" office:value-type="float" office:value="0.730862617492676" calcext:value-type="float">
            <text:p>0.7308626175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56447401.1059" calcext:value-type="float">
            <text:p>1456447401.10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3845" calcext:value-type="float">
            <text:p>1456447400.3845</text:p>
          </table:table-cell>
          <table:table-cell table:formula="of:=[.B1230]-[.G1230]" office:value-type="float" office:value="0.721398591995239" calcext:value-type="float">
            <text:p>0.721398592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56447401.11057" calcext:value-type="float">
            <text:p>1456447401.110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39864" calcext:value-type="float">
            <text:p>1456447400.39864</text:p>
          </table:table-cell>
          <table:table-cell table:formula="of:=[.B1231]-[.G1231]" office:value-type="float" office:value="0.711926221847534" calcext:value-type="float">
            <text:p>0.7119262218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56447401.65719" calcext:value-type="float">
            <text:p>1456447401.657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41278" calcext:value-type="float">
            <text:p>1456447400.41278</text:p>
          </table:table-cell>
          <table:table-cell table:formula="of:=[.B1232]-[.G1232]" office:value-type="float" office:value="1.24440550804138" calcext:value-type="float">
            <text:p>1.244405508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56447402.05775" calcext:value-type="float">
            <text:p>1456447402.057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42692" calcext:value-type="float">
            <text:p>1456447400.42692</text:p>
          </table:table-cell>
          <table:table-cell table:formula="of:=[.B1233]-[.G1233]" office:value-type="float" office:value="1.63082790374756" calcext:value-type="float">
            <text:p>1.6308279037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56447402.06198" calcext:value-type="float">
            <text:p>1456447402.061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44101" calcext:value-type="float">
            <text:p>1456447400.44101</text:p>
          </table:table-cell>
          <table:table-cell table:formula="of:=[.B1234]-[.G1234]" office:value-type="float" office:value="1.6209614276886" calcext:value-type="float">
            <text:p>1.6209614277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56447402.06619" calcext:value-type="float">
            <text:p>1456447402.066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45522" calcext:value-type="float">
            <text:p>1456447400.45522</text:p>
          </table:table-cell>
          <table:table-cell table:formula="of:=[.B1235]-[.G1235]" office:value-type="float" office:value="1.61097264289856" calcext:value-type="float">
            <text:p>1.6109726429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56447402.0705" calcext:value-type="float">
            <text:p>1456447402.07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46938" calcext:value-type="float">
            <text:p>1456447400.46938</text:p>
          </table:table-cell>
          <table:table-cell table:formula="of:=[.B1236]-[.G1236]" office:value-type="float" office:value="1.60112762451172" calcext:value-type="float">
            <text:p>1.6011276245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56447402.07482" calcext:value-type="float">
            <text:p>1456447402.074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48362" calcext:value-type="float">
            <text:p>1456447400.48362</text:p>
          </table:table-cell>
          <table:table-cell table:formula="of:=[.B1237]-[.G1237]" office:value-type="float" office:value="1.59120225906372" calcext:value-type="float">
            <text:p>1.5912022591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56447402.07911" calcext:value-type="float">
            <text:p>1456447402.079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49787" calcext:value-type="float">
            <text:p>1456447400.49787</text:p>
          </table:table-cell>
          <table:table-cell table:formula="of:=[.B1238]-[.G1238]" office:value-type="float" office:value="1.5812394618988" calcext:value-type="float">
            <text:p>1.5812394619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56447402.08338" calcext:value-type="float">
            <text:p>1456447402.083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51203" calcext:value-type="float">
            <text:p>1456447400.51203</text:p>
          </table:table-cell>
          <table:table-cell table:formula="of:=[.B1239]-[.G1239]" office:value-type="float" office:value="1.57134819030762" calcext:value-type="float">
            <text:p>1.5713481903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56447402.08766" calcext:value-type="float">
            <text:p>1456447402.087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52617" calcext:value-type="float">
            <text:p>1456447400.52617</text:p>
          </table:table-cell>
          <table:table-cell table:formula="of:=[.B1240]-[.G1240]" office:value-type="float" office:value="1.56148958206177" calcext:value-type="float">
            <text:p>1.561489582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56447402.09188" calcext:value-type="float">
            <text:p>1456447402.091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54031" calcext:value-type="float">
            <text:p>1456447400.54031</text:p>
          </table:table-cell>
          <table:table-cell table:formula="of:=[.B1241]-[.G1241]" office:value-type="float" office:value="1.55156898498535" calcext:value-type="float">
            <text:p>1.551568985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56447402.09617" calcext:value-type="float">
            <text:p>1456447402.096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55445" calcext:value-type="float">
            <text:p>1456447400.55445</text:p>
          </table:table-cell>
          <table:table-cell table:formula="of:=[.B1242]-[.G1242]" office:value-type="float" office:value="1.54172277450562" calcext:value-type="float">
            <text:p>1.5417227745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56447403.04324" calcext:value-type="float">
            <text:p>1456447403.043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56858" calcext:value-type="float">
            <text:p>1456447400.56858</text:p>
          </table:table-cell>
          <table:table-cell table:formula="of:=[.B1243]-[.G1243]" office:value-type="float" office:value="2.47465443611145" calcext:value-type="float">
            <text:p>2.4746544361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56447404.04365" calcext:value-type="float">
            <text:p>1456447404.043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58272" calcext:value-type="float">
            <text:p>1456447400.58272</text:p>
          </table:table-cell>
          <table:table-cell table:formula="of:=[.B1244]-[.G1244]" office:value-type="float" office:value="3.46092915534973" calcext:value-type="float">
            <text:p>3.4609291553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56447404.04753" calcext:value-type="float">
            <text:p>1456447404.047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59693" calcext:value-type="float">
            <text:p>1456447400.59693</text:p>
          </table:table-cell>
          <table:table-cell table:formula="of:=[.B1245]-[.G1245]" office:value-type="float" office:value="3.4506049156189" calcext:value-type="float">
            <text:p>3.4506049156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56447404.05139" calcext:value-type="float">
            <text:p>1456447404.051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61113" calcext:value-type="float">
            <text:p>1456447400.61113</text:p>
          </table:table-cell>
          <table:table-cell table:formula="of:=[.B1246]-[.G1246]" office:value-type="float" office:value="3.44026041030884" calcext:value-type="float">
            <text:p>3.4402604103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56447404.05525" calcext:value-type="float">
            <text:p>1456447404.055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62535" calcext:value-type="float">
            <text:p>1456447400.62535</text:p>
          </table:table-cell>
          <table:table-cell table:formula="of:=[.B1247]-[.G1247]" office:value-type="float" office:value="3.42990112304687" calcext:value-type="float">
            <text:p>3.429901123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56447404.05914" calcext:value-type="float">
            <text:p>1456447404.059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6395" calcext:value-type="float">
            <text:p>1456447400.6395</text:p>
          </table:table-cell>
          <table:table-cell table:formula="of:=[.B1248]-[.G1248]" office:value-type="float" office:value="3.4196400642395" calcext:value-type="float">
            <text:p>3.4196400642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56447404.06303" calcext:value-type="float">
            <text:p>1456447404.063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65365" calcext:value-type="float">
            <text:p>1456447400.65365</text:p>
          </table:table-cell>
          <table:table-cell table:formula="of:=[.B1249]-[.G1249]" office:value-type="float" office:value="3.40937399864197" calcext:value-type="float">
            <text:p>3.4093739986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56447404.06693" calcext:value-type="float">
            <text:p>1456447404.066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66779" calcext:value-type="float">
            <text:p>1456447400.66779</text:p>
          </table:table-cell>
          <table:table-cell table:formula="of:=[.B1250]-[.G1250]" office:value-type="float" office:value="3.39913725852966" calcext:value-type="float">
            <text:p>3.3991372585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56447404.07085" calcext:value-type="float">
            <text:p>1456447404.070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68192" calcext:value-type="float">
            <text:p>1456447400.68192</text:p>
          </table:table-cell>
          <table:table-cell table:formula="of:=[.B1251]-[.G1251]" office:value-type="float" office:value="3.38892483711243" calcext:value-type="float">
            <text:p>3.3889248371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56447404.07479" calcext:value-type="float">
            <text:p>1456447404.074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69606" calcext:value-type="float">
            <text:p>1456447400.69606</text:p>
          </table:table-cell>
          <table:table-cell table:formula="of:=[.B1252]-[.G1252]" office:value-type="float" office:value="3.37872552871704" calcext:value-type="float">
            <text:p>3.3787255287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56447404.07871" calcext:value-type="float">
            <text:p>1456447404.078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71019" calcext:value-type="float">
            <text:p>1456447400.71019</text:p>
          </table:table-cell>
          <table:table-cell table:formula="of:=[.B1253]-[.G1253]" office:value-type="float" office:value="3.3685154914856" calcext:value-type="float">
            <text:p>3.3685154915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56447405.05057" calcext:value-type="float">
            <text:p>1456447405.050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72442" calcext:value-type="float">
            <text:p>1456447400.72442</text:p>
          </table:table-cell>
          <table:table-cell table:formula="of:=[.B1254]-[.G1254]" office:value-type="float" office:value="4.32614636421204" calcext:value-type="float">
            <text:p>4.3261463642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56447405.11771" calcext:value-type="float">
            <text:p>1456447405.117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73865" calcext:value-type="float">
            <text:p>1456447400.73865</text:p>
          </table:table-cell>
          <table:table-cell table:formula="of:=[.B1255]-[.G1255]" office:value-type="float" office:value="4.37906050682068" calcext:value-type="float">
            <text:p>4.3790605068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56447405.32453" calcext:value-type="float">
            <text:p>1456447405.324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75281" calcext:value-type="float">
            <text:p>1456447400.75281</text:p>
          </table:table-cell>
          <table:table-cell table:formula="of:=[.B1256]-[.G1256]" office:value-type="float" office:value="4.57172536849976" calcext:value-type="float">
            <text:p>4.5717253685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56447405.55185" calcext:value-type="float">
            <text:p>1456447405.551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76695" calcext:value-type="float">
            <text:p>1456447400.76695</text:p>
          </table:table-cell>
          <table:table-cell table:formula="of:=[.B1257]-[.G1257]" office:value-type="float" office:value="4.78489899635315" calcext:value-type="float">
            <text:p>4.7848989964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56447405.76835" calcext:value-type="float">
            <text:p>1456447405.768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78109" calcext:value-type="float">
            <text:p>1456447400.78109</text:p>
          </table:table-cell>
          <table:table-cell table:formula="of:=[.B1258]-[.G1258]" office:value-type="float" office:value="4.98726367950439" calcext:value-type="float">
            <text:p>4.9872636795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56447405.98519" calcext:value-type="float">
            <text:p>1456447405.985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79524" calcext:value-type="float">
            <text:p>1456447400.79524</text:p>
          </table:table-cell>
          <table:table-cell table:formula="of:=[.B1259]-[.G1259]" office:value-type="float" office:value="5.18994688987732" calcext:value-type="float">
            <text:p>5.1899468899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56447406.05043" calcext:value-type="float">
            <text:p>1456447406.050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80939" calcext:value-type="float">
            <text:p>1456447400.80939</text:p>
          </table:table-cell>
          <table:table-cell table:formula="of:=[.B1260]-[.G1260]" office:value-type="float" office:value="5.24104762077332" calcext:value-type="float">
            <text:p>5.2410476208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56447406.05377" calcext:value-type="float">
            <text:p>1456447406.053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82353" calcext:value-type="float">
            <text:p>1456447400.82353</text:p>
          </table:table-cell>
          <table:table-cell table:formula="of:=[.B1261]-[.G1261]" office:value-type="float" office:value="5.23023962974548" calcext:value-type="float">
            <text:p>5.2302396297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56447406.0571" calcext:value-type="float">
            <text:p>1456447406.05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83766" calcext:value-type="float">
            <text:p>1456447400.83766</text:p>
          </table:table-cell>
          <table:table-cell table:formula="of:=[.B1262]-[.G1262]" office:value-type="float" office:value="5.21943593025208" calcext:value-type="float">
            <text:p>5.2194359303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56447406.06047" calcext:value-type="float">
            <text:p>1456447406.060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85186" calcext:value-type="float">
            <text:p>1456447400.85186</text:p>
          </table:table-cell>
          <table:table-cell table:formula="of:=[.B1263]-[.G1263]" office:value-type="float" office:value="5.20860743522644" calcext:value-type="float">
            <text:p>5.2086074352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56447406.06377" calcext:value-type="float">
            <text:p>1456447406.063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86612" calcext:value-type="float">
            <text:p>1456447400.86612</text:p>
          </table:table-cell>
          <table:table-cell table:formula="of:=[.B1264]-[.G1264]" office:value-type="float" office:value="5.19765686988831" calcext:value-type="float">
            <text:p>5.1976568699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56447406.06711" calcext:value-type="float">
            <text:p>1456447406.067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88028" calcext:value-type="float">
            <text:p>1456447400.88028</text:p>
          </table:table-cell>
          <table:table-cell table:formula="of:=[.B1265]-[.G1265]" office:value-type="float" office:value="5.18682217597961" calcext:value-type="float">
            <text:p>5.186822176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56447406.07027" calcext:value-type="float">
            <text:p>1456447406.070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89446" calcext:value-type="float">
            <text:p>1456447400.89446</text:p>
          </table:table-cell>
          <table:table-cell table:formula="of:=[.B1266]-[.G1266]" office:value-type="float" office:value="5.17581129074097" calcext:value-type="float">
            <text:p>5.1758112907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56447406.07359" calcext:value-type="float">
            <text:p>1456447406.073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90864" calcext:value-type="float">
            <text:p>1456447400.90864</text:p>
          </table:table-cell>
          <table:table-cell table:formula="of:=[.B1267]-[.G1267]" office:value-type="float" office:value="5.16495108604431" calcext:value-type="float">
            <text:p>5.164951086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56447406.07686" calcext:value-type="float">
            <text:p>1456447406.076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92278" calcext:value-type="float">
            <text:p>1456447400.92278</text:p>
          </table:table-cell>
          <table:table-cell table:formula="of:=[.B1268]-[.G1268]" office:value-type="float" office:value="5.15407943725586" calcext:value-type="float">
            <text:p>5.1540794373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56447406.08019" calcext:value-type="float">
            <text:p>1456447406.080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93692" calcext:value-type="float">
            <text:p>1456447400.93692</text:p>
          </table:table-cell>
          <table:table-cell table:formula="of:=[.B1269]-[.G1269]" office:value-type="float" office:value="5.14326739311218" calcext:value-type="float">
            <text:p>5.1432673931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56447406.15582" calcext:value-type="float">
            <text:p>1456447406.155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95102" calcext:value-type="float">
            <text:p>1456447400.95102</text:p>
          </table:table-cell>
          <table:table-cell table:formula="of:=[.B1270]-[.G1270]" office:value-type="float" office:value="5.20479464530945" calcext:value-type="float">
            <text:p>5.2047946453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56447406.26981" calcext:value-type="float">
            <text:p>1456447406.269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96516" calcext:value-type="float">
            <text:p>1456447400.96516</text:p>
          </table:table-cell>
          <table:table-cell table:formula="of:=[.B1271]-[.G1271]" office:value-type="float" office:value="5.30465602874756" calcext:value-type="float">
            <text:p>5.3046560287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56447406.38375" calcext:value-type="float">
            <text:p>1456447406.383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97941" calcext:value-type="float">
            <text:p>1456447400.97941</text:p>
          </table:table-cell>
          <table:table-cell table:formula="of:=[.B1272]-[.G1272]" office:value-type="float" office:value="5.40434813499451" calcext:value-type="float">
            <text:p>5.404348135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56447406.48726" calcext:value-type="float">
            <text:p>1456447406.487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0.99364" calcext:value-type="float">
            <text:p>1456447400.99364</text:p>
          </table:table-cell>
          <table:table-cell table:formula="of:=[.B1273]-[.G1273]" office:value-type="float" office:value="5.49361658096314" calcext:value-type="float">
            <text:p>5.493616581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56447406.60124" calcext:value-type="float">
            <text:p>1456447406.601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00738" calcext:value-type="float">
            <text:p>1456447401.00738</text:p>
          </table:table-cell>
          <table:table-cell table:formula="of:=[.B1274]-[.G1274]" office:value-type="float" office:value="5.59385991096497" calcext:value-type="float">
            <text:p>5.593859911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56447406.82846" calcext:value-type="float">
            <text:p>1456447406.828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02079" calcext:value-type="float">
            <text:p>1456447401.02079</text:p>
          </table:table-cell>
          <table:table-cell table:formula="of:=[.B1275]-[.G1275]" office:value-type="float" office:value="5.80766677856445" calcext:value-type="float">
            <text:p>5.8076667786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56447406.93206" calcext:value-type="float">
            <text:p>1456447406.932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03411" calcext:value-type="float">
            <text:p>1456447401.03411</text:p>
          </table:table-cell>
          <table:table-cell table:formula="of:=[.B1276]-[.G1276]" office:value-type="float" office:value="5.89794111251831" calcext:value-type="float">
            <text:p>5.8979411125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56447407.03535" calcext:value-type="float">
            <text:p>1456447407.035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04743" calcext:value-type="float">
            <text:p>1456447401.04743</text:p>
          </table:table-cell>
          <table:table-cell table:formula="of:=[.B1277]-[.G1277]" office:value-type="float" office:value="5.98792576789856" calcext:value-type="float">
            <text:p>5.9879257679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56447410.00487" calcext:value-type="float">
            <text:p>1456447410.004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06078" calcext:value-type="float">
            <text:p>1456447401.06078</text:p>
          </table:table-cell>
          <table:table-cell table:formula="of:=[.B1278]-[.G1278]" office:value-type="float" office:value="8.94408702850342" calcext:value-type="float">
            <text:p>8.9440870285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56447410.00967" calcext:value-type="float">
            <text:p>1456447410.009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07432" calcext:value-type="float">
            <text:p>1456447401.07432</text:p>
          </table:table-cell>
          <table:table-cell table:formula="of:=[.B1279]-[.G1279]" office:value-type="float" office:value="8.93534779548645" calcext:value-type="float">
            <text:p>8.9353477955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56447410.0145" calcext:value-type="float">
            <text:p>1456447410.01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08765" calcext:value-type="float">
            <text:p>1456447401.08765</text:p>
          </table:table-cell>
          <table:table-cell table:formula="of:=[.B1280]-[.G1280]" office:value-type="float" office:value="8.92685317993164" calcext:value-type="float">
            <text:p>8.9268531799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56447410.0194" calcext:value-type="float">
            <text:p>1456447410.01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10111" calcext:value-type="float">
            <text:p>1456447401.10111</text:p>
          </table:table-cell>
          <table:table-cell table:formula="of:=[.B1281]-[.G1281]" office:value-type="float" office:value="8.91829085350037" calcext:value-type="float">
            <text:p>8.9182908535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56447410.02432" calcext:value-type="float">
            <text:p>1456447410.024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1145" calcext:value-type="float">
            <text:p>1456447401.1145</text:p>
          </table:table-cell>
          <table:table-cell table:formula="of:=[.B1282]-[.G1282]" office:value-type="float" office:value="8.90981578826904" calcext:value-type="float">
            <text:p>8.9098157883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56447410.02922" calcext:value-type="float">
            <text:p>1456447410.029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12786" calcext:value-type="float">
            <text:p>1456447401.12786</text:p>
          </table:table-cell>
          <table:table-cell table:formula="of:=[.B1283]-[.G1283]" office:value-type="float" office:value="8.90135145187378" calcext:value-type="float">
            <text:p>8.9013514519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56447410.0341" calcext:value-type="float">
            <text:p>1456447410.03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14119" calcext:value-type="float">
            <text:p>1456447401.14119</text:p>
          </table:table-cell>
          <table:table-cell table:formula="of:=[.B1284]-[.G1284]" office:value-type="float" office:value="8.89291644096375" calcext:value-type="float">
            <text:p>8.892916441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56447410.03902" calcext:value-type="float">
            <text:p>1456447410.039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15451" calcext:value-type="float">
            <text:p>1456447401.15451</text:p>
          </table:table-cell>
          <table:table-cell table:formula="of:=[.B1285]-[.G1285]" office:value-type="float" office:value="8.88450789451599" calcext:value-type="float">
            <text:p>8.8845078945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56447410.6195" calcext:value-type="float">
            <text:p>1456447410.61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16782" calcext:value-type="float">
            <text:p>1456447401.16782</text:p>
          </table:table-cell>
          <table:table-cell table:formula="of:=[.B1286]-[.G1286]" office:value-type="float" office:value="9.4516716003418" calcext:value-type="float">
            <text:p>9.4516716003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56447410.62434" calcext:value-type="float">
            <text:p>1456447410.624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18113" calcext:value-type="float">
            <text:p>1456447401.18113</text:p>
          </table:table-cell>
          <table:table-cell table:formula="of:=[.B1287]-[.G1287]" office:value-type="float" office:value="9.44320583343506" calcext:value-type="float">
            <text:p>9.4432058334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56447410.62918" calcext:value-type="float">
            <text:p>1456447410.629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19445" calcext:value-type="float">
            <text:p>1456447401.19445</text:p>
          </table:table-cell>
          <table:table-cell table:formula="of:=[.B1288]-[.G1288]" office:value-type="float" office:value="9.43472790718079" calcext:value-type="float">
            <text:p>9.4347279072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56447410.63395" calcext:value-type="float">
            <text:p>1456447410.633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20776" calcext:value-type="float">
            <text:p>1456447401.20776</text:p>
          </table:table-cell>
          <table:table-cell table:formula="of:=[.B1289]-[.G1289]" office:value-type="float" office:value="9.42619347572327" calcext:value-type="float">
            <text:p>9.4261934757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56447410.63877" calcext:value-type="float">
            <text:p>1456447410.638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22112" calcext:value-type="float">
            <text:p>1456447401.22112</text:p>
          </table:table-cell>
          <table:table-cell table:formula="of:=[.B1290]-[.G1290]" office:value-type="float" office:value="9.41765236854553" calcext:value-type="float">
            <text:p>9.4176523685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56447410.64374" calcext:value-type="float">
            <text:p>1456447410.643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23452" calcext:value-type="float">
            <text:p>1456447401.23452</text:p>
          </table:table-cell>
          <table:table-cell table:formula="of:=[.B1291]-[.G1291]" office:value-type="float" office:value="9.40921783447266" calcext:value-type="float">
            <text:p>9.4092178345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56447410.64863" calcext:value-type="float">
            <text:p>1456447410.648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24789" calcext:value-type="float">
            <text:p>1456447401.24789</text:p>
          </table:table-cell>
          <table:table-cell table:formula="of:=[.B1292]-[.G1292]" office:value-type="float" office:value="9.40073943138123" calcext:value-type="float">
            <text:p>9.4007394314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56447410.65351" calcext:value-type="float">
            <text:p>1456447410.653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26121" calcext:value-type="float">
            <text:p>1456447401.26121</text:p>
          </table:table-cell>
          <table:table-cell table:formula="of:=[.B1293]-[.G1293]" office:value-type="float" office:value="9.39229702949524" calcext:value-type="float">
            <text:p>9.3922970295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56447410.65841" calcext:value-type="float">
            <text:p>1456447410.658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27454" calcext:value-type="float">
            <text:p>1456447401.27454</text:p>
          </table:table-cell>
          <table:table-cell table:formula="of:=[.B1294]-[.G1294]" office:value-type="float" office:value="9.38386392593384" calcext:value-type="float">
            <text:p>9.3838639259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56447410.66328" calcext:value-type="float">
            <text:p>1456447410.663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28786" calcext:value-type="float">
            <text:p>1456447401.28786</text:p>
          </table:table-cell>
          <table:table-cell table:formula="of:=[.B1295]-[.G1295]" office:value-type="float" office:value="9.37542033195496" calcext:value-type="float">
            <text:p>9.375420332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56447410.66819" calcext:value-type="float">
            <text:p>1456447410.668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30118" calcext:value-type="float">
            <text:p>1456447401.30118</text:p>
          </table:table-cell>
          <table:table-cell table:formula="of:=[.B1296]-[.G1296]" office:value-type="float" office:value="9.36701655387878" calcext:value-type="float">
            <text:p>9.3670165539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56447410.67304" calcext:value-type="float">
            <text:p>1456447410.673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31449" calcext:value-type="float">
            <text:p>1456447401.31449</text:p>
          </table:table-cell>
          <table:table-cell table:formula="of:=[.B1297]-[.G1297]" office:value-type="float" office:value="9.35854697227478" calcext:value-type="float">
            <text:p>9.3585469723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56447410.68434" calcext:value-type="float">
            <text:p>1456447410.684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3278" calcext:value-type="float">
            <text:p>1456447401.3278</text:p>
          </table:table-cell>
          <table:table-cell table:formula="of:=[.B1298]-[.G1298]" office:value-type="float" office:value="9.35653901100159" calcext:value-type="float">
            <text:p>9.356539011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56447410.6969" calcext:value-type="float">
            <text:p>1456447410.69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34112" calcext:value-type="float">
            <text:p>1456447401.34112</text:p>
          </table:table-cell>
          <table:table-cell table:formula="of:=[.B1299]-[.G1299]" office:value-type="float" office:value="9.35578107833862" calcext:value-type="float">
            <text:p>9.3557810783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56447410.70949" calcext:value-type="float">
            <text:p>1456447410.709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35455" calcext:value-type="float">
            <text:p>1456447401.35455</text:p>
          </table:table-cell>
          <table:table-cell table:formula="of:=[.B1300]-[.G1300]" office:value-type="float" office:value="9.3549370765686" calcext:value-type="float">
            <text:p>9.3549370766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56447410.7221" calcext:value-type="float">
            <text:p>1456447410.72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36798" calcext:value-type="float">
            <text:p>1456447401.36798</text:p>
          </table:table-cell>
          <table:table-cell table:formula="of:=[.B1301]-[.G1301]" office:value-type="float" office:value="9.3541202545166" calcext:value-type="float">
            <text:p>9.3541202545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56447410.7347" calcext:value-type="float">
            <text:p>1456447410.73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38132" calcext:value-type="float">
            <text:p>1456447401.38132</text:p>
          </table:table-cell>
          <table:table-cell table:formula="of:=[.B1302]-[.G1302]" office:value-type="float" office:value="9.35337853431702" calcext:value-type="float">
            <text:p>9.3533785343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56447410.74735" calcext:value-type="float">
            <text:p>1456447410.747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39464" calcext:value-type="float">
            <text:p>1456447401.39464</text:p>
          </table:table-cell>
          <table:table-cell table:formula="of:=[.B1303]-[.G1303]" office:value-type="float" office:value="9.35271167755127" calcext:value-type="float">
            <text:p>9.3527116776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56447410.75996" calcext:value-type="float">
            <text:p>1456447410.759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40795" calcext:value-type="float">
            <text:p>1456447401.40795</text:p>
          </table:table-cell>
          <table:table-cell table:formula="of:=[.B1304]-[.G1304]" office:value-type="float" office:value="9.35200810432434" calcext:value-type="float">
            <text:p>9.3520081043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56447410.7727" calcext:value-type="float">
            <text:p>1456447410.77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42127" calcext:value-type="float">
            <text:p>1456447401.42127</text:p>
          </table:table-cell>
          <table:table-cell table:formula="of:=[.B1305]-[.G1305]" office:value-type="float" office:value="9.35143208503723" calcext:value-type="float">
            <text:p>9.351432085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56447410.78534" calcext:value-type="float">
            <text:p>1456447410.785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43458" calcext:value-type="float">
            <text:p>1456447401.43458</text:p>
          </table:table-cell>
          <table:table-cell table:formula="of:=[.B1306]-[.G1306]" office:value-type="float" office:value="9.35075807571411" calcext:value-type="float">
            <text:p>9.3507580757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56447410.79797" calcext:value-type="float">
            <text:p>1456447410.797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44789" calcext:value-type="float">
            <text:p>1456447401.44789</text:p>
          </table:table-cell>
          <table:table-cell table:formula="of:=[.B1307]-[.G1307]" office:value-type="float" office:value="9.35007929801941" calcext:value-type="float">
            <text:p>9.350079298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56447410.81053" calcext:value-type="float">
            <text:p>1456447410.810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4612" calcext:value-type="float">
            <text:p>1456447401.4612</text:p>
          </table:table-cell>
          <table:table-cell table:formula="of:=[.B1308]-[.G1308]" office:value-type="float" office:value="9.34933042526245" calcext:value-type="float">
            <text:p>9.3493304253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56447410.82311" calcext:value-type="float">
            <text:p>1456447410.823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47462" calcext:value-type="float">
            <text:p>1456447401.47462</text:p>
          </table:table-cell>
          <table:table-cell table:formula="of:=[.B1309]-[.G1309]" office:value-type="float" office:value="9.34849357604981" calcext:value-type="float">
            <text:p>9.348493576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56447410.83571" calcext:value-type="float">
            <text:p>1456447410.835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48809" calcext:value-type="float">
            <text:p>1456447401.48809</text:p>
          </table:table-cell>
          <table:table-cell table:formula="of:=[.B1310]-[.G1310]" office:value-type="float" office:value="9.34762454032898" calcext:value-type="float">
            <text:p>9.3476245403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56447410.84833" calcext:value-type="float">
            <text:p>1456447410.848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50148" calcext:value-type="float">
            <text:p>1456447401.50148</text:p>
          </table:table-cell>
          <table:table-cell table:formula="of:=[.B1311]-[.G1311]" office:value-type="float" office:value="9.34684896469116" calcext:value-type="float">
            <text:p>9.3468489647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56447410.86096" calcext:value-type="float">
            <text:p>1456447410.860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51481" calcext:value-type="float">
            <text:p>1456447401.51481</text:p>
          </table:table-cell>
          <table:table-cell table:formula="of:=[.B1312]-[.G1312]" office:value-type="float" office:value="9.34614849090576" calcext:value-type="float">
            <text:p>9.3461484909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56447410.87358" calcext:value-type="float">
            <text:p>1456447410.873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52813" calcext:value-type="float">
            <text:p>1456447401.52813</text:p>
          </table:table-cell>
          <table:table-cell table:formula="of:=[.B1313]-[.G1313]" office:value-type="float" office:value="9.34544467926025" calcext:value-type="float">
            <text:p>9.3454446793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56447410.88627" calcext:value-type="float">
            <text:p>1456447410.886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54145" calcext:value-type="float">
            <text:p>1456447401.54145</text:p>
          </table:table-cell>
          <table:table-cell table:formula="of:=[.B1314]-[.G1314]" office:value-type="float" office:value="9.3448178768158" calcext:value-type="float">
            <text:p>9.3448178768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56447410.89898" calcext:value-type="float">
            <text:p>1456447410.898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55477" calcext:value-type="float">
            <text:p>1456447401.55477</text:p>
          </table:table-cell>
          <table:table-cell table:formula="of:=[.B1315]-[.G1315]" office:value-type="float" office:value="9.34421825408936" calcext:value-type="float">
            <text:p>9.3442182541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56447410.91174" calcext:value-type="float">
            <text:p>1456447410.911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56807" calcext:value-type="float">
            <text:p>1456447401.56807</text:p>
          </table:table-cell>
          <table:table-cell table:formula="of:=[.B1316]-[.G1316]" office:value-type="float" office:value="9.34366631507874" calcext:value-type="float">
            <text:p>9.3436663151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56447410.92417" calcext:value-type="float">
            <text:p>1456447410.924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58139" calcext:value-type="float">
            <text:p>1456447401.58139</text:p>
          </table:table-cell>
          <table:table-cell table:formula="of:=[.B1317]-[.G1317]" office:value-type="float" office:value="9.34277892112732" calcext:value-type="float">
            <text:p>9.3427789211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56447410.93674" calcext:value-type="float">
            <text:p>1456447410.936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59473" calcext:value-type="float">
            <text:p>1456447401.59473</text:p>
          </table:table-cell>
          <table:table-cell table:formula="of:=[.B1318]-[.G1318]" office:value-type="float" office:value="9.34201097488403" calcext:value-type="float">
            <text:p>9.3420109749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56447410.94931" calcext:value-type="float">
            <text:p>1456447410.94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60816" calcext:value-type="float">
            <text:p>1456447401.60816</text:p>
          </table:table-cell>
          <table:table-cell table:formula="of:=[.B1319]-[.G1319]" office:value-type="float" office:value="9.34115767478943" calcext:value-type="float">
            <text:p>9.3411576748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56447410.96198" calcext:value-type="float">
            <text:p>1456447410.961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62155" calcext:value-type="float">
            <text:p>1456447401.62155</text:p>
          </table:table-cell>
          <table:table-cell table:formula="of:=[.B1320]-[.G1320]" office:value-type="float" office:value="9.34043049812317" calcext:value-type="float">
            <text:p>9.3404304981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56447410.97459" calcext:value-type="float">
            <text:p>1456447410.974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63489" calcext:value-type="float">
            <text:p>1456447401.63489</text:p>
          </table:table-cell>
          <table:table-cell table:formula="of:=[.B1321]-[.G1321]" office:value-type="float" office:value="9.33970737457275" calcext:value-type="float">
            <text:p>9.3397073746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56447410.98718" calcext:value-type="float">
            <text:p>1456447410.987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6482" calcext:value-type="float">
            <text:p>1456447401.6482</text:p>
          </table:table-cell>
          <table:table-cell table:formula="of:=[.B1322]-[.G1322]" office:value-type="float" office:value="9.33897209167481" calcext:value-type="float">
            <text:p>9.3389720917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56447410.9998" calcext:value-type="float">
            <text:p>1456447410.99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66153" calcext:value-type="float">
            <text:p>1456447401.66153</text:p>
          </table:table-cell>
          <table:table-cell table:formula="of:=[.B1323]-[.G1323]" office:value-type="float" office:value="9.3382682800293" calcext:value-type="float">
            <text:p>9.33826828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56447411.01245" calcext:value-type="float">
            <text:p>1456447411.012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67484" calcext:value-type="float">
            <text:p>1456447401.67484</text:p>
          </table:table-cell>
          <table:table-cell table:formula="of:=[.B1324]-[.G1324]" office:value-type="float" office:value="9.33760929107666" calcext:value-type="float">
            <text:p>9.3376092911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56447411.02519" calcext:value-type="float">
            <text:p>1456447411.025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68815" calcext:value-type="float">
            <text:p>1456447401.68815</text:p>
          </table:table-cell>
          <table:table-cell table:formula="of:=[.B1325]-[.G1325]" office:value-type="float" office:value="9.33703517913818" calcext:value-type="float">
            <text:p>9.3370351791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56447411.03791" calcext:value-type="float">
            <text:p>1456447411.037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70146" calcext:value-type="float">
            <text:p>1456447401.70146</text:p>
          </table:table-cell>
          <table:table-cell table:formula="of:=[.B1326]-[.G1326]" office:value-type="float" office:value="9.3364462852478" calcext:value-type="float">
            <text:p>9.3364462852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56447411.05043" calcext:value-type="float">
            <text:p>1456447411.050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71488" calcext:value-type="float">
            <text:p>1456447401.71488</text:p>
          </table:table-cell>
          <table:table-cell table:formula="of:=[.B1327]-[.G1327]" office:value-type="float" office:value="9.33555221557617" calcext:value-type="float">
            <text:p>9.3355522156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56447411.06331" calcext:value-type="float">
            <text:p>1456447411.063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72832" calcext:value-type="float">
            <text:p>1456447401.72832</text:p>
          </table:table-cell>
          <table:table-cell table:formula="of:=[.B1328]-[.G1328]" office:value-type="float" office:value="9.33498644828796" calcext:value-type="float">
            <text:p>9.3349864483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56447411.06797" calcext:value-type="float">
            <text:p>1456447411.067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74171" calcext:value-type="float">
            <text:p>1456447401.74171</text:p>
          </table:table-cell>
          <table:table-cell table:formula="of:=[.B1329]-[.G1329]" office:value-type="float" office:value="9.32626128196716" calcext:value-type="float">
            <text:p>9.326261282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56447411.07266" calcext:value-type="float">
            <text:p>1456447411.072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75504" calcext:value-type="float">
            <text:p>1456447401.75504</text:p>
          </table:table-cell>
          <table:table-cell table:formula="of:=[.B1330]-[.G1330]" office:value-type="float" office:value="9.31761264801025" calcext:value-type="float">
            <text:p>9.317612648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56447411.07736" calcext:value-type="float">
            <text:p>1456447411.077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76837" calcext:value-type="float">
            <text:p>1456447401.76837</text:p>
          </table:table-cell>
          <table:table-cell table:formula="of:=[.B1331]-[.G1331]" office:value-type="float" office:value="9.30899429321289" calcext:value-type="float">
            <text:p>9.3089942932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56447411.08204" calcext:value-type="float">
            <text:p>1456447411.082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78174" calcext:value-type="float">
            <text:p>1456447401.78174</text:p>
          </table:table-cell>
          <table:table-cell table:formula="of:=[.B1332]-[.G1332]" office:value-type="float" office:value="9.30030035972595" calcext:value-type="float">
            <text:p>9.3003003597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56447411.08672" calcext:value-type="float">
            <text:p>1456447411.086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79508" calcext:value-type="float">
            <text:p>1456447401.79508</text:p>
          </table:table-cell>
          <table:table-cell table:formula="of:=[.B1333]-[.G1333]" office:value-type="float" office:value="9.29164123535156" calcext:value-type="float">
            <text:p>9.2916412354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56447411.09135" calcext:value-type="float">
            <text:p>1456447411.091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8084" calcext:value-type="float">
            <text:p>1456447401.8084</text:p>
          </table:table-cell>
          <table:table-cell table:formula="of:=[.B1334]-[.G1334]" office:value-type="float" office:value="9.28295254707336" calcext:value-type="float">
            <text:p>9.2829525471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56447411.09603" calcext:value-type="float">
            <text:p>1456447411.096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82172" calcext:value-type="float">
            <text:p>1456447401.82172</text:p>
          </table:table-cell>
          <table:table-cell table:formula="of:=[.B1335]-[.G1335]" office:value-type="float" office:value="9.2743124961853" calcext:value-type="float">
            <text:p>9.2743124962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56447411.10069" calcext:value-type="float">
            <text:p>1456447411.100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83503" calcext:value-type="float">
            <text:p>1456447401.83503</text:p>
          </table:table-cell>
          <table:table-cell table:formula="of:=[.B1336]-[.G1336]" office:value-type="float" office:value="9.26566624641418" calcext:value-type="float">
            <text:p>9.2656662464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56447411.10536" calcext:value-type="float">
            <text:p>1456447411.105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84845" calcext:value-type="float">
            <text:p>1456447401.84845</text:p>
          </table:table-cell>
          <table:table-cell table:formula="of:=[.B1337]-[.G1337]" office:value-type="float" office:value="9.25691437721252" calcext:value-type="float">
            <text:p>9.2569143772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56447411.11004" calcext:value-type="float">
            <text:p>1456447411.110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86183" calcext:value-type="float">
            <text:p>1456447401.86183</text:p>
          </table:table-cell>
          <table:table-cell table:formula="of:=[.B1338]-[.G1338]" office:value-type="float" office:value="9.24820232391357" calcext:value-type="float">
            <text:p>9.2482023239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56447411.1147" calcext:value-type="float">
            <text:p>1456447411.11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87522" calcext:value-type="float">
            <text:p>1456447401.87522</text:p>
          </table:table-cell>
          <table:table-cell table:formula="of:=[.B1339]-[.G1339]" office:value-type="float" office:value="9.23947882652283" calcext:value-type="float">
            <text:p>9.2394788265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56447411.11937" calcext:value-type="float">
            <text:p>1456447411.119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88855" calcext:value-type="float">
            <text:p>1456447401.88855</text:p>
          </table:table-cell>
          <table:table-cell table:formula="of:=[.B1340]-[.G1340]" office:value-type="float" office:value="9.23082423210144" calcext:value-type="float">
            <text:p>9.2308242321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56447411.12404" calcext:value-type="float">
            <text:p>1456447411.124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90187" calcext:value-type="float">
            <text:p>1456447401.90187</text:p>
          </table:table-cell>
          <table:table-cell table:formula="of:=[.B1341]-[.G1341]" office:value-type="float" office:value="9.22217035293579" calcext:value-type="float">
            <text:p>9.2221703529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56447411.1287" calcext:value-type="float">
            <text:p>1456447411.12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91518" calcext:value-type="float">
            <text:p>1456447401.91518</text:p>
          </table:table-cell>
          <table:table-cell table:formula="of:=[.B1342]-[.G1342]" office:value-type="float" office:value="9.21352171897888" calcext:value-type="float">
            <text:p>9.213521719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56447411.13337" calcext:value-type="float">
            <text:p>1456447411.133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9285" calcext:value-type="float">
            <text:p>1456447401.9285</text:p>
          </table:table-cell>
          <table:table-cell table:formula="of:=[.B1343]-[.G1343]" office:value-type="float" office:value="9.20487117767334" calcext:value-type="float">
            <text:p>9.2048711777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56447411.1524" calcext:value-type="float">
            <text:p>1456447411.15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94181" calcext:value-type="float">
            <text:p>1456447401.94181</text:p>
          </table:table-cell>
          <table:table-cell table:formula="of:=[.B1344]-[.G1344]" office:value-type="float" office:value="9.21059226989746" calcext:value-type="float">
            <text:p>9.2105922699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56447411.15711" calcext:value-type="float">
            <text:p>1456447411.157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95512" calcext:value-type="float">
            <text:p>1456447401.95512</text:p>
          </table:table-cell>
          <table:table-cell table:formula="of:=[.B1345]-[.G1345]" office:value-type="float" office:value="9.2019898891449" calcext:value-type="float">
            <text:p>9.2019898891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56447411.16971" calcext:value-type="float">
            <text:p>1456447411.169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96843" calcext:value-type="float">
            <text:p>1456447401.96843</text:p>
          </table:table-cell>
          <table:table-cell table:formula="of:=[.B1346]-[.G1346]" office:value-type="float" office:value="9.20128440856934" calcext:value-type="float">
            <text:p>9.2012844086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56447411.18271" calcext:value-type="float">
            <text:p>1456447411.182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9818" calcext:value-type="float">
            <text:p>1456447401.9818</text:p>
          </table:table-cell>
          <table:table-cell table:formula="of:=[.B1347]-[.G1347]" office:value-type="float" office:value="9.20090246200562" calcext:value-type="float">
            <text:p>9.200902462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56447411.1957" calcext:value-type="float">
            <text:p>1456447411.19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1.99521" calcext:value-type="float">
            <text:p>1456447401.99521</text:p>
          </table:table-cell>
          <table:table-cell table:formula="of:=[.B1348]-[.G1348]" office:value-type="float" office:value="9.20049262046814" calcext:value-type="float">
            <text:p>9.2004926205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56447411.20872" calcext:value-type="float">
            <text:p>1456447411.208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00712" calcext:value-type="float">
            <text:p>1456447402.00712</text:p>
          </table:table-cell>
          <table:table-cell table:formula="of:=[.B1349]-[.G1349]" office:value-type="float" office:value="9.20159387588501" calcext:value-type="float">
            <text:p>9.2015938759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56447411.22174" calcext:value-type="float">
            <text:p>1456447411.221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0182" calcext:value-type="float">
            <text:p>1456447402.0182</text:p>
          </table:table-cell>
          <table:table-cell table:formula="of:=[.B1350]-[.G1350]" office:value-type="float" office:value="9.203537940979" calcext:value-type="float">
            <text:p>9.203537941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56447411.23478" calcext:value-type="float">
            <text:p>1456447411.234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02928" calcext:value-type="float">
            <text:p>1456447402.02928</text:p>
          </table:table-cell>
          <table:table-cell table:formula="of:=[.B1351]-[.G1351]" office:value-type="float" office:value="9.20550060272217" calcext:value-type="float">
            <text:p>9.2055006027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56447411.24788" calcext:value-type="float">
            <text:p>1456447411.247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04035" calcext:value-type="float">
            <text:p>1456447402.04035</text:p>
          </table:table-cell>
          <table:table-cell table:formula="of:=[.B1352]-[.G1352]" office:value-type="float" office:value="9.2075297832489" calcext:value-type="float">
            <text:p>9.2075297832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56447411.26093" calcext:value-type="float">
            <text:p>1456447411.260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05147" calcext:value-type="float">
            <text:p>1456447402.05147</text:p>
          </table:table-cell>
          <table:table-cell table:formula="of:=[.B1353]-[.G1353]" office:value-type="float" office:value="9.20945954322815" calcext:value-type="float">
            <text:p>9.2094595432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56447411.27411" calcext:value-type="float">
            <text:p>1456447411.274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06256" calcext:value-type="float">
            <text:p>1456447402.06256</text:p>
          </table:table-cell>
          <table:table-cell table:formula="of:=[.B1354]-[.G1354]" office:value-type="float" office:value="9.21155476570129" calcext:value-type="float">
            <text:p>9.2115547657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56447411.28718" calcext:value-type="float">
            <text:p>1456447411.287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0742" calcext:value-type="float">
            <text:p>1456447402.0742</text:p>
          </table:table-cell>
          <table:table-cell table:formula="of:=[.B1355]-[.G1355]" office:value-type="float" office:value="9.21297764778137" calcext:value-type="float">
            <text:p>9.2129776478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56447411.30022" calcext:value-type="float">
            <text:p>1456447411.300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08529" calcext:value-type="float">
            <text:p>1456447402.08529</text:p>
          </table:table-cell>
          <table:table-cell table:formula="of:=[.B1356]-[.G1356]" office:value-type="float" office:value="9.21492886543274" calcext:value-type="float">
            <text:p>9.2149288654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56447411.31325" calcext:value-type="float">
            <text:p>1456447411.313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09643" calcext:value-type="float">
            <text:p>1456447402.09643</text:p>
          </table:table-cell>
          <table:table-cell table:formula="of:=[.B1357]-[.G1357]" office:value-type="float" office:value="9.21682548522949" calcext:value-type="float">
            <text:p>9.2168254852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56447411.32627" calcext:value-type="float">
            <text:p>1456447411.326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10761" calcext:value-type="float">
            <text:p>1456447402.10761</text:p>
          </table:table-cell>
          <table:table-cell table:formula="of:=[.B1358]-[.G1358]" office:value-type="float" office:value="9.21866250038147" calcext:value-type="float">
            <text:p>9.2186625004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56447411.33929" calcext:value-type="float">
            <text:p>1456447411.339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11881" calcext:value-type="float">
            <text:p>1456447402.11881</text:p>
          </table:table-cell>
          <table:table-cell table:formula="of:=[.B1359]-[.G1359]" office:value-type="float" office:value="9.22047662734985" calcext:value-type="float">
            <text:p>9.2204766273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56447411.35233" calcext:value-type="float">
            <text:p>1456447411.352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12992" calcext:value-type="float">
            <text:p>1456447402.12992</text:p>
          </table:table-cell>
          <table:table-cell table:formula="of:=[.B1360]-[.G1360]" office:value-type="float" office:value="9.22241139411926" calcext:value-type="float">
            <text:p>9.2224113941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56447411.3654" calcext:value-type="float">
            <text:p>1456447411.36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14097" calcext:value-type="float">
            <text:p>1456447402.14097</text:p>
          </table:table-cell>
          <table:table-cell table:formula="of:=[.B1361]-[.G1361]" office:value-type="float" office:value="9.22442293167114" calcext:value-type="float">
            <text:p>9.2244229317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56447411.37845" calcext:value-type="float">
            <text:p>1456447411.378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15206" calcext:value-type="float">
            <text:p>1456447402.15206</text:p>
          </table:table-cell>
          <table:table-cell table:formula="of:=[.B1362]-[.G1362]" office:value-type="float" office:value="9.2263925075531" calcext:value-type="float">
            <text:p>9.2263925076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56447411.39178" calcext:value-type="float">
            <text:p>1456447411.391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16314" calcext:value-type="float">
            <text:p>1456447402.16314</text:p>
          </table:table-cell>
          <table:table-cell table:formula="of:=[.B1363]-[.G1363]" office:value-type="float" office:value="9.2286479473114" calcext:value-type="float">
            <text:p>9.2286479473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56447411.40476" calcext:value-type="float">
            <text:p>1456447411.404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17421" calcext:value-type="float">
            <text:p>1456447402.17421</text:p>
          </table:table-cell>
          <table:table-cell table:formula="of:=[.B1364]-[.G1364]" office:value-type="float" office:value="9.23054528236389" calcext:value-type="float">
            <text:p>9.2305452824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56447411.41772" calcext:value-type="float">
            <text:p>1456447411.417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18529" calcext:value-type="float">
            <text:p>1456447402.18529</text:p>
          </table:table-cell>
          <table:table-cell table:formula="of:=[.B1365]-[.G1365]" office:value-type="float" office:value="9.23243045806885" calcext:value-type="float">
            <text:p>9.2324304581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56447411.43078" calcext:value-type="float">
            <text:p>1456447411.430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19636" calcext:value-type="float">
            <text:p>1456447402.19636</text:p>
          </table:table-cell>
          <table:table-cell table:formula="of:=[.B1366]-[.G1366]" office:value-type="float" office:value="9.23442149162293" calcext:value-type="float">
            <text:p>9.2344214916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56447411.44385" calcext:value-type="float">
            <text:p>1456447411.443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20743" calcext:value-type="float">
            <text:p>1456447402.20743</text:p>
          </table:table-cell>
          <table:table-cell table:formula="of:=[.B1367]-[.G1367]" office:value-type="float" office:value="9.23641991615295" calcext:value-type="float">
            <text:p>9.2364199162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56447411.4568" calcext:value-type="float">
            <text:p>1456447411.45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2186" calcext:value-type="float">
            <text:p>1456447402.2186</text:p>
          </table:table-cell>
          <table:table-cell table:formula="of:=[.B1368]-[.G1368]" office:value-type="float" office:value="9.23819708824158" calcext:value-type="float">
            <text:p>9.2381970882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56447411.46988" calcext:value-type="float">
            <text:p>1456447411.469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22981" calcext:value-type="float">
            <text:p>1456447402.22981</text:p>
          </table:table-cell>
          <table:table-cell table:formula="of:=[.B1369]-[.G1369]" office:value-type="float" office:value="9.24006867408752" calcext:value-type="float">
            <text:p>9.2400686741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56447411.48291" calcext:value-type="float">
            <text:p>1456447411.482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24107" calcext:value-type="float">
            <text:p>1456447402.24107</text:p>
          </table:table-cell>
          <table:table-cell table:formula="of:=[.B1370]-[.G1370]" office:value-type="float" office:value="9.24184393882751" calcext:value-type="float">
            <text:p>9.2418439388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56447411.49593" calcext:value-type="float">
            <text:p>1456447411.495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25213" calcext:value-type="float">
            <text:p>1456447402.25213</text:p>
          </table:table-cell>
          <table:table-cell table:formula="of:=[.B1371]-[.G1371]" office:value-type="float" office:value="9.24379801750183" calcext:value-type="float">
            <text:p>9.2437980175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56447411.50903" calcext:value-type="float">
            <text:p>1456447411.509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26321" calcext:value-type="float">
            <text:p>1456447402.26321</text:p>
          </table:table-cell>
          <table:table-cell table:formula="of:=[.B1372]-[.G1372]" office:value-type="float" office:value="9.24581408500671" calcext:value-type="float">
            <text:p>9.245814085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56447411.52217" calcext:value-type="float">
            <text:p>1456447411.522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27457" calcext:value-type="float">
            <text:p>1456447402.27457</text:p>
          </table:table-cell>
          <table:table-cell table:formula="of:=[.B1373]-[.G1373]" office:value-type="float" office:value="9.24759912490845" calcext:value-type="float">
            <text:p>9.2475991249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56447411.53531" calcext:value-type="float">
            <text:p>1456447411.535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28566" calcext:value-type="float">
            <text:p>1456447402.28566</text:p>
          </table:table-cell>
          <table:table-cell table:formula="of:=[.B1374]-[.G1374]" office:value-type="float" office:value="9.24964642524719" calcext:value-type="float">
            <text:p>9.2496464252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56447411.5484" calcext:value-type="float">
            <text:p>1456447411.54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29673" calcext:value-type="float">
            <text:p>1456447402.29673</text:p>
          </table:table-cell>
          <table:table-cell table:formula="of:=[.B1375]-[.G1375]" office:value-type="float" office:value="9.25166392326355" calcext:value-type="float">
            <text:p>9.2516639233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56447411.56138" calcext:value-type="float">
            <text:p>1456447411.561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30781" calcext:value-type="float">
            <text:p>1456447402.30781</text:p>
          </table:table-cell>
          <table:table-cell table:formula="of:=[.B1376]-[.G1376]" office:value-type="float" office:value="9.253577709198" calcext:value-type="float">
            <text:p>9.2535777092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56447411.57436" calcext:value-type="float">
            <text:p>1456447411.574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31893" calcext:value-type="float">
            <text:p>1456447402.31893</text:p>
          </table:table-cell>
          <table:table-cell table:formula="of:=[.B1377]-[.G1377]" office:value-type="float" office:value="9.25542879104614" calcext:value-type="float">
            <text:p>9.255428791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56447411.58738" calcext:value-type="float">
            <text:p>1456447411.587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33001" calcext:value-type="float">
            <text:p>1456447402.33001</text:p>
          </table:table-cell>
          <table:table-cell table:formula="of:=[.B1378]-[.G1378]" office:value-type="float" office:value="9.25736308097839" calcext:value-type="float">
            <text:p>9.257363081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56447411.60043" calcext:value-type="float">
            <text:p>1456447411.600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34109" calcext:value-type="float">
            <text:p>1456447402.34109</text:p>
          </table:table-cell>
          <table:table-cell table:formula="of:=[.B1379]-[.G1379]" office:value-type="float" office:value="9.25933837890625" calcext:value-type="float">
            <text:p>9.2593383789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56447411.61351" calcext:value-type="float">
            <text:p>1456447411.613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35224" calcext:value-type="float">
            <text:p>1456447402.35224</text:p>
          </table:table-cell>
          <table:table-cell table:formula="of:=[.B1380]-[.G1380]" office:value-type="float" office:value="9.26127195358276" calcext:value-type="float">
            <text:p>9.2612719536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56447411.62654" calcext:value-type="float">
            <text:p>1456447411.626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36341" calcext:value-type="float">
            <text:p>1456447402.36341</text:p>
          </table:table-cell>
          <table:table-cell table:formula="of:=[.B1381]-[.G1381]" office:value-type="float" office:value="9.26312780380249" calcext:value-type="float">
            <text:p>9.2631278038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56447411.63962" calcext:value-type="float">
            <text:p>1456447411.639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37456" calcext:value-type="float">
            <text:p>1456447402.37456</text:p>
          </table:table-cell>
          <table:table-cell table:formula="of:=[.B1382]-[.G1382]" office:value-type="float" office:value="9.26506304740906" calcext:value-type="float">
            <text:p>9.2650630474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56447411.65277" calcext:value-type="float">
            <text:p>1456447411.652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3857" calcext:value-type="float">
            <text:p>1456447402.3857</text:p>
          </table:table-cell>
          <table:table-cell table:formula="of:=[.B1383]-[.G1383]" office:value-type="float" office:value="9.26706314086914" calcext:value-type="float">
            <text:p>9.2670631409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56447411.66591" calcext:value-type="float">
            <text:p>1456447411.665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39679" calcext:value-type="float">
            <text:p>1456447402.39679</text:p>
          </table:table-cell>
          <table:table-cell table:formula="of:=[.B1384]-[.G1384]" office:value-type="float" office:value="9.26911497116089" calcext:value-type="float">
            <text:p>9.2691149712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56447411.67891" calcext:value-type="float">
            <text:p>1456447411.678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40787" calcext:value-type="float">
            <text:p>1456447402.40787</text:p>
          </table:table-cell>
          <table:table-cell table:formula="of:=[.B1385]-[.G1385]" office:value-type="float" office:value="9.27103447914124" calcext:value-type="float">
            <text:p>9.2710344791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56447411.69188" calcext:value-type="float">
            <text:p>1456447411.691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41895" calcext:value-type="float">
            <text:p>1456447402.41895</text:p>
          </table:table-cell>
          <table:table-cell table:formula="of:=[.B1386]-[.G1386]" office:value-type="float" office:value="9.2729275226593" calcext:value-type="float">
            <text:p>9.2729275227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56447411.70487" calcext:value-type="float">
            <text:p>1456447411.704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43005" calcext:value-type="float">
            <text:p>1456447402.43005</text:p>
          </table:table-cell>
          <table:table-cell table:formula="of:=[.B1387]-[.G1387]" office:value-type="float" office:value="9.27482104301453" calcext:value-type="float">
            <text:p>9.274821043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56447411.71795" calcext:value-type="float">
            <text:p>1456447411.717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44109" calcext:value-type="float">
            <text:p>1456447402.44109</text:p>
          </table:table-cell>
          <table:table-cell table:formula="of:=[.B1388]-[.G1388]" office:value-type="float" office:value="9.27685570716858" calcext:value-type="float">
            <text:p>9.2768557072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56447411.73099" calcext:value-type="float">
            <text:p>1456447411.730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45216" calcext:value-type="float">
            <text:p>1456447402.45216</text:p>
          </table:table-cell>
          <table:table-cell table:formula="of:=[.B1389]-[.G1389]" office:value-type="float" office:value="9.27882790565491" calcext:value-type="float">
            <text:p>9.2788279057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56447411.74405" calcext:value-type="float">
            <text:p>1456447411.744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46324" calcext:value-type="float">
            <text:p>1456447402.46324</text:p>
          </table:table-cell>
          <table:table-cell table:formula="of:=[.B1390]-[.G1390]" office:value-type="float" office:value="9.28081774711609" calcext:value-type="float">
            <text:p>9.2808177471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56447411.75711" calcext:value-type="float">
            <text:p>1456447411.757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47437" calcext:value-type="float">
            <text:p>1456447402.47437</text:p>
          </table:table-cell>
          <table:table-cell table:formula="of:=[.B1391]-[.G1391]" office:value-type="float" office:value="9.2827479839325" calcext:value-type="float">
            <text:p>9.2827479839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56447411.7703" calcext:value-type="float">
            <text:p>1456447411.77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48559" calcext:value-type="float">
            <text:p>1456447402.48559</text:p>
          </table:table-cell>
          <table:table-cell table:formula="of:=[.B1392]-[.G1392]" office:value-type="float" office:value="9.28470826148987" calcext:value-type="float">
            <text:p>9.2847082615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56447411.78336" calcext:value-type="float">
            <text:p>1456447411.783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49675" calcext:value-type="float">
            <text:p>1456447402.49675</text:p>
          </table:table-cell>
          <table:table-cell table:formula="of:=[.B1393]-[.G1393]" office:value-type="float" office:value="9.28660893440247" calcext:value-type="float">
            <text:p>9.2866089344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56447411.79644" calcext:value-type="float">
            <text:p>1456447411.796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50786" calcext:value-type="float">
            <text:p>1456447402.50786</text:p>
          </table:table-cell>
          <table:table-cell table:formula="of:=[.B1394]-[.G1394]" office:value-type="float" office:value="9.28858590126038" calcext:value-type="float">
            <text:p>9.2885859013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56447411.80947" calcext:value-type="float">
            <text:p>1456447411.8094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51895" calcext:value-type="float">
            <text:p>1456447402.51895</text:p>
          </table:table-cell>
          <table:table-cell table:formula="of:=[.B1395]-[.G1395]" office:value-type="float" office:value="9.29052543640137" calcext:value-type="float">
            <text:p>9.2905254364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56447411.82243" calcext:value-type="float">
            <text:p>1456447411.822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53003" calcext:value-type="float">
            <text:p>1456447402.53003</text:p>
          </table:table-cell>
          <table:table-cell table:formula="of:=[.B1396]-[.G1396]" office:value-type="float" office:value="9.29240107536316" calcext:value-type="float">
            <text:p>9.2924010754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56447411.83546" calcext:value-type="float">
            <text:p>1456447411.835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54107" calcext:value-type="float">
            <text:p>1456447402.54107</text:p>
          </table:table-cell>
          <table:table-cell table:formula="of:=[.B1397]-[.G1397]" office:value-type="float" office:value="9.2943959236145" calcext:value-type="float">
            <text:p>9.2943959236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56447411.84858" calcext:value-type="float">
            <text:p>1456447411.848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55214" calcext:value-type="float">
            <text:p>1456447402.55214</text:p>
          </table:table-cell>
          <table:table-cell table:formula="of:=[.B1398]-[.G1398]" office:value-type="float" office:value="9.29643988609314" calcext:value-type="float">
            <text:p>9.2964398861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56447411.8617" calcext:value-type="float">
            <text:p>1456447411.86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56321" calcext:value-type="float">
            <text:p>1456447402.56321</text:p>
          </table:table-cell>
          <table:table-cell table:formula="of:=[.B1399]-[.G1399]" office:value-type="float" office:value="9.29848575592041" calcext:value-type="float">
            <text:p>9.2984857559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56447411.87461" calcext:value-type="float">
            <text:p>1456447411.874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57428" calcext:value-type="float">
            <text:p>1456447402.57428</text:p>
          </table:table-cell>
          <table:table-cell table:formula="of:=[.B1400]-[.G1400]" office:value-type="float" office:value="9.30033040046692" calcext:value-type="float">
            <text:p>9.3003304005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56447411.8878" calcext:value-type="float">
            <text:p>1456447411.88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58535" calcext:value-type="float">
            <text:p>1456447402.58535</text:p>
          </table:table-cell>
          <table:table-cell table:formula="of:=[.B1401]-[.G1401]" office:value-type="float" office:value="9.30244255065918" calcext:value-type="float">
            <text:p>9.3024425507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6447411.90091" calcext:value-type="float">
            <text:p>1456447411.900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59647" calcext:value-type="float">
            <text:p>1456447402.59647</text:p>
          </table:table-cell>
          <table:table-cell table:formula="of:=[.B1402]-[.G1402]" office:value-type="float" office:value="9.30443620681763" calcext:value-type="float">
            <text:p>9.3044362068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56447411.91395" calcext:value-type="float">
            <text:p>1456447411.913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60766" calcext:value-type="float">
            <text:p>1456447402.60766</text:p>
          </table:table-cell>
          <table:table-cell table:formula="of:=[.B1403]-[.G1403]" office:value-type="float" office:value="9.30628418922424" calcext:value-type="float">
            <text:p>9.3062841892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56447411.92695" calcext:value-type="float">
            <text:p>1456447411.926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61886" calcext:value-type="float">
            <text:p>1456447402.61886</text:p>
          </table:table-cell>
          <table:table-cell table:formula="of:=[.B1404]-[.G1404]" office:value-type="float" office:value="9.30808973312378" calcext:value-type="float">
            <text:p>9.3080897331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56447411.94001" calcext:value-type="float">
            <text:p>1456447411.940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62997" calcext:value-type="float">
            <text:p>1456447402.62997</text:p>
          </table:table-cell>
          <table:table-cell table:formula="of:=[.B1405]-[.G1405]" office:value-type="float" office:value="9.31004333496094" calcext:value-type="float">
            <text:p>9.310043335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56447411.95299" calcext:value-type="float">
            <text:p>1456447411.952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64102" calcext:value-type="float">
            <text:p>1456447402.64102</text:p>
          </table:table-cell>
          <table:table-cell table:formula="of:=[.B1406]-[.G1406]" office:value-type="float" office:value="9.31197762489319" calcext:value-type="float">
            <text:p>9.3119776249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56447411.96604" calcext:value-type="float">
            <text:p>1456447411.966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65211" calcext:value-type="float">
            <text:p>1456447402.65211</text:p>
          </table:table-cell>
          <table:table-cell table:formula="of:=[.B1407]-[.G1407]" office:value-type="float" office:value="9.31393051147461" calcext:value-type="float">
            <text:p>9.3139305115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56447411.9797" calcext:value-type="float">
            <text:p>1456447411.97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66319" calcext:value-type="float">
            <text:p>1456447402.66319</text:p>
          </table:table-cell>
          <table:table-cell table:formula="of:=[.B1408]-[.G1408]" office:value-type="float" office:value="9.31651186943054" calcext:value-type="float">
            <text:p>9.3165118694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56447411.99218" calcext:value-type="float">
            <text:p>1456447411.992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67426" calcext:value-type="float">
            <text:p>1456447402.67426</text:p>
          </table:table-cell>
          <table:table-cell table:formula="of:=[.B1409]-[.G1409]" office:value-type="float" office:value="9.31792306900024" calcext:value-type="float">
            <text:p>9.317923069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56447412.00521" calcext:value-type="float">
            <text:p>1456447412.005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68533" calcext:value-type="float">
            <text:p>1456447402.68533</text:p>
          </table:table-cell>
          <table:table-cell table:formula="of:=[.B1410]-[.G1410]" office:value-type="float" office:value="9.31988573074341" calcext:value-type="float">
            <text:p>9.3198857307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56447412.01839" calcext:value-type="float">
            <text:p>1456447412.018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6964" calcext:value-type="float">
            <text:p>1456447402.6964</text:p>
          </table:table-cell>
          <table:table-cell table:formula="of:=[.B1411]-[.G1411]" office:value-type="float" office:value="9.32198429107666" calcext:value-type="float">
            <text:p>9.3219842911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56447412.03168" calcext:value-type="float">
            <text:p>1456447412.031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70747" calcext:value-type="float">
            <text:p>1456447402.70747</text:p>
          </table:table-cell>
          <table:table-cell table:formula="of:=[.B1412]-[.G1412]" office:value-type="float" office:value="9.32420539855957" calcext:value-type="float">
            <text:p>9.3242053986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56447412.0446" calcext:value-type="float">
            <text:p>1456447412.04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71864" calcext:value-type="float">
            <text:p>1456447402.71864</text:p>
          </table:table-cell>
          <table:table-cell table:formula="of:=[.B1413]-[.G1413]" office:value-type="float" office:value="9.32595729827881" calcext:value-type="float">
            <text:p>9.3259572983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56447412.05781" calcext:value-type="float">
            <text:p>1456447412.057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72985" calcext:value-type="float">
            <text:p>1456447402.72985</text:p>
          </table:table-cell>
          <table:table-cell table:formula="of:=[.B1414]-[.G1414]" office:value-type="float" office:value="9.327965259552" calcext:value-type="float">
            <text:p>9.3279652596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56447412.06204" calcext:value-type="float">
            <text:p>1456447412.062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74107" calcext:value-type="float">
            <text:p>1456447402.74107</text:p>
          </table:table-cell>
          <table:table-cell table:formula="of:=[.B1415]-[.G1415]" office:value-type="float" office:value="9.32097005844116" calcext:value-type="float">
            <text:p>9.3209700584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56447412.06626" calcext:value-type="float">
            <text:p>1456447412.066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75216" calcext:value-type="float">
            <text:p>1456447402.75216</text:p>
          </table:table-cell>
          <table:table-cell table:formula="of:=[.B1416]-[.G1416]" office:value-type="float" office:value="9.31409335136414" calcext:value-type="float">
            <text:p>9.3140933514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56447412.0705" calcext:value-type="float">
            <text:p>1456447412.07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76324" calcext:value-type="float">
            <text:p>1456447402.76324</text:p>
          </table:table-cell>
          <table:table-cell table:formula="of:=[.B1417]-[.G1417]" office:value-type="float" office:value="9.30725455284119" calcext:value-type="float">
            <text:p>9.3072545528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56447412.07472" calcext:value-type="float">
            <text:p>1456447412.074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77439" calcext:value-type="float">
            <text:p>1456447402.77439</text:p>
          </table:table-cell>
          <table:table-cell table:formula="of:=[.B1418]-[.G1418]" office:value-type="float" office:value="9.30033087730408" calcext:value-type="float">
            <text:p>9.3003308773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56447412.07895" calcext:value-type="float">
            <text:p>1456447412.078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78551" calcext:value-type="float">
            <text:p>1456447402.78551</text:p>
          </table:table-cell>
          <table:table-cell table:formula="of:=[.B1419]-[.G1419]" office:value-type="float" office:value="9.29344391822815" calcext:value-type="float">
            <text:p>9.2934439182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56447412.08317" calcext:value-type="float">
            <text:p>1456447412.083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7966" calcext:value-type="float">
            <text:p>1456447402.7966</text:p>
          </table:table-cell>
          <table:table-cell table:formula="of:=[.B1420]-[.G1420]" office:value-type="float" office:value="9.28657031059265" calcext:value-type="float">
            <text:p>9.2865703106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56447412.08739" calcext:value-type="float">
            <text:p>1456447412.087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80768" calcext:value-type="float">
            <text:p>1456447402.80768</text:p>
          </table:table-cell>
          <table:table-cell table:formula="of:=[.B1421]-[.G1421]" office:value-type="float" office:value="9.27970933914185" calcext:value-type="float">
            <text:p>9.2797093391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56447412.09161" calcext:value-type="float">
            <text:p>1456447412.091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81875" calcext:value-type="float">
            <text:p>1456447402.81875</text:p>
          </table:table-cell>
          <table:table-cell table:formula="of:=[.B1422]-[.G1422]" office:value-type="float" office:value="9.27285838127136" calcext:value-type="float">
            <text:p>9.2728583813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56447412.09578" calcext:value-type="float">
            <text:p>1456447412.095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82983" calcext:value-type="float">
            <text:p>1456447402.82983</text:p>
          </table:table-cell>
          <table:table-cell table:formula="of:=[.B1423]-[.G1423]" office:value-type="float" office:value="9.26595687866211" calcext:value-type="float">
            <text:p>9.2659568787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56447412.1" calcext:value-type="float">
            <text:p>1456447412.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84086" calcext:value-type="float">
            <text:p>1456447402.84086</text:p>
          </table:table-cell>
          <table:table-cell table:formula="of:=[.B1424]-[.G1424]" office:value-type="float" office:value="9.25914430618286" calcext:value-type="float">
            <text:p>9.2591443062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56447412.10421" calcext:value-type="float">
            <text:p>1456447412.104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85199" calcext:value-type="float">
            <text:p>1456447402.85199</text:p>
          </table:table-cell>
          <table:table-cell table:formula="of:=[.B1425]-[.G1425]" office:value-type="float" office:value="9.25221681594849" calcext:value-type="float">
            <text:p>9.2522168159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56447412.10842" calcext:value-type="float">
            <text:p>1456447412.108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86316" calcext:value-type="float">
            <text:p>1456447402.86316</text:p>
          </table:table-cell>
          <table:table-cell table:formula="of:=[.B1426]-[.G1426]" office:value-type="float" office:value="9.24526405334473" calcext:value-type="float">
            <text:p>9.2452640533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56447412.11263" calcext:value-type="float">
            <text:p>1456447412.112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8743" calcext:value-type="float">
            <text:p>1456447402.8743</text:p>
          </table:table-cell>
          <table:table-cell table:formula="of:=[.B1427]-[.G1427]" office:value-type="float" office:value="9.23832631111145" calcext:value-type="float">
            <text:p>9.2383263111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56447412.11683" calcext:value-type="float">
            <text:p>1456447412.116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88543" calcext:value-type="float">
            <text:p>1456447402.88543</text:p>
          </table:table-cell>
          <table:table-cell table:formula="of:=[.B1428]-[.G1428]" office:value-type="float" office:value="9.23139810562134" calcext:value-type="float">
            <text:p>9.2313981056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56447412.12104" calcext:value-type="float">
            <text:p>1456447412.121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89654" calcext:value-type="float">
            <text:p>1456447402.89654</text:p>
          </table:table-cell>
          <table:table-cell table:formula="of:=[.B1429]-[.G1429]" office:value-type="float" office:value="9.2245044708252" calcext:value-type="float">
            <text:p>9.2245044708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56447412.13191" calcext:value-type="float">
            <text:p>1456447412.131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90762" calcext:value-type="float">
            <text:p>1456447402.90762</text:p>
          </table:table-cell>
          <table:table-cell table:formula="of:=[.B1430]-[.G1430]" office:value-type="float" office:value="9.22429752349854" calcext:value-type="float">
            <text:p>9.2242975235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56447412.15237" calcext:value-type="float">
            <text:p>1456447412.152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9187" calcext:value-type="float">
            <text:p>1456447402.9187</text:p>
          </table:table-cell>
          <table:table-cell table:formula="of:=[.B1431]-[.G1431]" office:value-type="float" office:value="9.23367881774902" calcext:value-type="float">
            <text:p>9.2336788177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56447412.15665" calcext:value-type="float">
            <text:p>1456447412.156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92977" calcext:value-type="float">
            <text:p>1456447402.92977</text:p>
          </table:table-cell>
          <table:table-cell table:formula="of:=[.B1432]-[.G1432]" office:value-type="float" office:value="9.22688364982605" calcext:value-type="float">
            <text:p>9.2268836498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56447412.16839" calcext:value-type="float">
            <text:p>1456447412.168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94084" calcext:value-type="float">
            <text:p>1456447402.94084</text:p>
          </table:table-cell>
          <table:table-cell table:formula="of:=[.B1433]-[.G1433]" office:value-type="float" office:value="9.22754526138306" calcext:value-type="float">
            <text:p>9.2275452614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56447412.1804" calcext:value-type="float">
            <text:p>1456447412.18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95191" calcext:value-type="float">
            <text:p>1456447402.95191</text:p>
          </table:table-cell>
          <table:table-cell table:formula="of:=[.B1434]-[.G1434]" office:value-type="float" office:value="9.2284893989563" calcext:value-type="float">
            <text:p>9.228489399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56447412.19239" calcext:value-type="float">
            <text:p>1456447412.192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96298" calcext:value-type="float">
            <text:p>1456447402.96298</text:p>
          </table:table-cell>
          <table:table-cell table:formula="of:=[.B1435]-[.G1435]" office:value-type="float" office:value="9.22941088676453" calcext:value-type="float">
            <text:p>9.2294108868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56447412.20445" calcext:value-type="float">
            <text:p>1456447412.204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97409" calcext:value-type="float">
            <text:p>1456447402.97409</text:p>
          </table:table-cell>
          <table:table-cell table:formula="of:=[.B1436]-[.G1436]" office:value-type="float" office:value="9.23035955429077" calcext:value-type="float">
            <text:p>9.2303595543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56447412.21652" calcext:value-type="float">
            <text:p>1456447412.216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98526" calcext:value-type="float">
            <text:p>1456447402.98526</text:p>
          </table:table-cell>
          <table:table-cell table:formula="of:=[.B1437]-[.G1437]" office:value-type="float" office:value="9.23125314712524" calcext:value-type="float">
            <text:p>9.2312531471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56447412.22862" calcext:value-type="float">
            <text:p>1456447412.228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2.99642" calcext:value-type="float">
            <text:p>1456447402.99642</text:p>
          </table:table-cell>
          <table:table-cell table:formula="of:=[.B1438]-[.G1438]" office:value-type="float" office:value="9.23219537734985" calcext:value-type="float">
            <text:p>9.2321953773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56447412.24068" calcext:value-type="float">
            <text:p>1456447412.240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00773" calcext:value-type="float">
            <text:p>1456447403.00773</text:p>
          </table:table-cell>
          <table:table-cell table:formula="of:=[.B1439]-[.G1439]" office:value-type="float" office:value="9.23294830322266" calcext:value-type="float">
            <text:p>9.2329483032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56447412.25277" calcext:value-type="float">
            <text:p>1456447412.252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01908" calcext:value-type="float">
            <text:p>1456447403.01908</text:p>
          </table:table-cell>
          <table:table-cell table:formula="of:=[.B1440]-[.G1440]" office:value-type="float" office:value="9.23368906974793" calcext:value-type="float">
            <text:p>9.2336890697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56447412.26523" calcext:value-type="float">
            <text:p>1456447412.265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03043" calcext:value-type="float">
            <text:p>1456447403.03043</text:p>
          </table:table-cell>
          <table:table-cell table:formula="of:=[.B1441]-[.G1441]" office:value-type="float" office:value="9.23480319976807" calcext:value-type="float">
            <text:p>9.2348031998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56447412.27709" calcext:value-type="float">
            <text:p>1456447412.277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04177" calcext:value-type="float">
            <text:p>1456447403.04177</text:p>
          </table:table-cell>
          <table:table-cell table:formula="of:=[.B1442]-[.G1442]" office:value-type="float" office:value="9.23532009124756" calcext:value-type="float">
            <text:p>9.2353200912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56447412.2892" calcext:value-type="float">
            <text:p>1456447412.28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05314" calcext:value-type="float">
            <text:p>1456447403.05314</text:p>
          </table:table-cell>
          <table:table-cell table:formula="of:=[.B1443]-[.G1443]" office:value-type="float" office:value="9.23606014251709" calcext:value-type="float">
            <text:p>9.2360601425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56447412.30123" calcext:value-type="float">
            <text:p>1456447412.301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06449" calcext:value-type="float">
            <text:p>1456447403.06449</text:p>
          </table:table-cell>
          <table:table-cell table:formula="of:=[.B1444]-[.G1444]" office:value-type="float" office:value="9.23674297332764" calcext:value-type="float">
            <text:p>9.2367429733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56447412.31331" calcext:value-type="float">
            <text:p>1456447412.313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07582" calcext:value-type="float">
            <text:p>1456447403.07582</text:p>
          </table:table-cell>
          <table:table-cell table:formula="of:=[.B1445]-[.G1445]" office:value-type="float" office:value="9.23748540878296" calcext:value-type="float">
            <text:p>9.2374854088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56447412.32532" calcext:value-type="float">
            <text:p>1456447412.325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08719" calcext:value-type="float">
            <text:p>1456447403.08719</text:p>
          </table:table-cell>
          <table:table-cell table:formula="of:=[.B1446]-[.G1446]" office:value-type="float" office:value="9.23812961578369" calcext:value-type="float">
            <text:p>9.2381296158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56447412.33737" calcext:value-type="float">
            <text:p>1456447412.337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09859" calcext:value-type="float">
            <text:p>1456447403.09859</text:p>
          </table:table-cell>
          <table:table-cell table:formula="of:=[.B1447]-[.G1447]" office:value-type="float" office:value="9.23878049850464" calcext:value-type="float">
            <text:p>9.2387804985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56447412.34945" calcext:value-type="float">
            <text:p>1456447412.349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11005" calcext:value-type="float">
            <text:p>1456447403.11005</text:p>
          </table:table-cell>
          <table:table-cell table:formula="of:=[.B1448]-[.G1448]" office:value-type="float" office:value="9.23940658569336" calcext:value-type="float">
            <text:p>9.2394065857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56447412.36163" calcext:value-type="float">
            <text:p>1456447412.361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12146" calcext:value-type="float">
            <text:p>1456447403.12146</text:p>
          </table:table-cell>
          <table:table-cell table:formula="of:=[.B1449]-[.G1449]" office:value-type="float" office:value="9.24017024040222" calcext:value-type="float">
            <text:p>9.2401702404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56447412.37386" calcext:value-type="float">
            <text:p>1456447412.373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13362" calcext:value-type="float">
            <text:p>1456447403.13362</text:p>
          </table:table-cell>
          <table:table-cell table:formula="of:=[.B1450]-[.G1450]" office:value-type="float" office:value="9.24023842811585" calcext:value-type="float">
            <text:p>9.2402384281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56447412.38609" calcext:value-type="float">
            <text:p>1456447412.386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14498" calcext:value-type="float">
            <text:p>1456447403.14498</text:p>
          </table:table-cell>
          <table:table-cell table:formula="of:=[.B1451]-[.G1451]" office:value-type="float" office:value="9.24111008644104" calcext:value-type="float">
            <text:p>9.2411100864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56447412.39795" calcext:value-type="float">
            <text:p>1456447412.397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15633" calcext:value-type="float">
            <text:p>1456447403.15633</text:p>
          </table:table-cell>
          <table:table-cell table:formula="of:=[.B1452]-[.G1452]" office:value-type="float" office:value="9.24161386489868" calcext:value-type="float">
            <text:p>9.2416138649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56447412.41001" calcext:value-type="float">
            <text:p>1456447412.410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16768" calcext:value-type="float">
            <text:p>1456447403.16768</text:p>
          </table:table-cell>
          <table:table-cell table:formula="of:=[.B1453]-[.G1453]" office:value-type="float" office:value="9.24233603477478" calcext:value-type="float">
            <text:p>9.2423360348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56447412.42207" calcext:value-type="float">
            <text:p>1456447412.422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17902" calcext:value-type="float">
            <text:p>1456447403.17902</text:p>
          </table:table-cell>
          <table:table-cell table:formula="of:=[.B1454]-[.G1454]" office:value-type="float" office:value="9.2430534362793" calcext:value-type="float">
            <text:p>9.2430534363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56447412.43417" calcext:value-type="float">
            <text:p>1456447412.434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19039" calcext:value-type="float">
            <text:p>1456447403.19039</text:p>
          </table:table-cell>
          <table:table-cell table:formula="of:=[.B1455]-[.G1455]" office:value-type="float" office:value="9.24378061294556" calcext:value-type="float">
            <text:p>9.2437806129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56447412.4462" calcext:value-type="float">
            <text:p>1456447412.44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20173" calcext:value-type="float">
            <text:p>1456447403.20173</text:p>
          </table:table-cell>
          <table:table-cell table:formula="of:=[.B1456]-[.G1456]" office:value-type="float" office:value="9.24446725845337" calcext:value-type="float">
            <text:p>9.2444672585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56447412.45823" calcext:value-type="float">
            <text:p>1456447412.458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21307" calcext:value-type="float">
            <text:p>1456447403.21307</text:p>
          </table:table-cell>
          <table:table-cell table:formula="of:=[.B1457]-[.G1457]" office:value-type="float" office:value="9.24515914916992" calcext:value-type="float">
            <text:p>9.2451591492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56447412.47032" calcext:value-type="float">
            <text:p>1456447412.470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22449" calcext:value-type="float">
            <text:p>1456447403.22449</text:p>
          </table:table-cell>
          <table:table-cell table:formula="of:=[.B1458]-[.G1458]" office:value-type="float" office:value="9.24582767486572" calcext:value-type="float">
            <text:p>9.2458276749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56447412.48239" calcext:value-type="float">
            <text:p>1456447412.482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23595" calcext:value-type="float">
            <text:p>1456447403.23595</text:p>
          </table:table-cell>
          <table:table-cell table:formula="of:=[.B1459]-[.G1459]" office:value-type="float" office:value="9.24644160270691" calcext:value-type="float">
            <text:p>9.2464416027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56447412.49446" calcext:value-type="float">
            <text:p>1456447412.494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24735" calcext:value-type="float">
            <text:p>1456447403.24735</text:p>
          </table:table-cell>
          <table:table-cell table:formula="of:=[.B1460]-[.G1460]" office:value-type="float" office:value="9.24711132049561" calcext:value-type="float">
            <text:p>9.2471113205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56447412.50655" calcext:value-type="float">
            <text:p>1456447412.506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25871" calcext:value-type="float">
            <text:p>1456447403.25871</text:p>
          </table:table-cell>
          <table:table-cell table:formula="of:=[.B1461]-[.G1461]" office:value-type="float" office:value="9.24783778190613" calcext:value-type="float">
            <text:p>9.2478377819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56447412.51884" calcext:value-type="float">
            <text:p>1456447412.518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27005" calcext:value-type="float">
            <text:p>1456447403.27005</text:p>
          </table:table-cell>
          <table:table-cell table:formula="of:=[.B1462]-[.G1462]" office:value-type="float" office:value="9.24879431724548" calcext:value-type="float">
            <text:p>9.2487943172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56447412.53087" calcext:value-type="float">
            <text:p>1456447412.530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28139" calcext:value-type="float">
            <text:p>1456447403.28139</text:p>
          </table:table-cell>
          <table:table-cell table:formula="of:=[.B1463]-[.G1463]" office:value-type="float" office:value="9.24947476387024" calcext:value-type="float">
            <text:p>9.2494747639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56447412.54302" calcext:value-type="float">
            <text:p>1456447412.543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29273" calcext:value-type="float">
            <text:p>1456447403.29273</text:p>
          </table:table-cell>
          <table:table-cell table:formula="of:=[.B1464]-[.G1464]" office:value-type="float" office:value="9.25028657913208" calcext:value-type="float">
            <text:p>9.2502865791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56447412.55499" calcext:value-type="float">
            <text:p>1456447412.554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30407" calcext:value-type="float">
            <text:p>1456447403.30407</text:p>
          </table:table-cell>
          <table:table-cell table:formula="of:=[.B1465]-[.G1465]" office:value-type="float" office:value="9.25091338157654" calcext:value-type="float">
            <text:p>9.2509133816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56447412.56706" calcext:value-type="float">
            <text:p>1456447412.567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31541" calcext:value-type="float">
            <text:p>1456447403.31541</text:p>
          </table:table-cell>
          <table:table-cell table:formula="of:=[.B1466]-[.G1466]" office:value-type="float" office:value="9.25164866447449" calcext:value-type="float">
            <text:p>9.2516486645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56447412.57909" calcext:value-type="float">
            <text:p>1456447412.579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32674" calcext:value-type="float">
            <text:p>1456447403.32674</text:p>
          </table:table-cell>
          <table:table-cell table:formula="of:=[.B1467]-[.G1467]" office:value-type="float" office:value="9.25234818458557" calcext:value-type="float">
            <text:p>9.2523481846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56447412.59117" calcext:value-type="float">
            <text:p>1456447412.591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33807" calcext:value-type="float">
            <text:p>1456447403.33807</text:p>
          </table:table-cell>
          <table:table-cell table:formula="of:=[.B1468]-[.G1468]" office:value-type="float" office:value="9.2530951499939" calcext:value-type="float">
            <text:p>9.25309515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56447412.60324" calcext:value-type="float">
            <text:p>1456447412.603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3495" calcext:value-type="float">
            <text:p>1456447403.3495</text:p>
          </table:table-cell>
          <table:table-cell table:formula="of:=[.B1469]-[.G1469]" office:value-type="float" office:value="9.25374031066895" calcext:value-type="float">
            <text:p>9.2537403107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56447412.61532" calcext:value-type="float">
            <text:p>1456447412.615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36103" calcext:value-type="float">
            <text:p>1456447403.36103</text:p>
          </table:table-cell>
          <table:table-cell table:formula="of:=[.B1470]-[.G1470]" office:value-type="float" office:value="9.25429129600525" calcext:value-type="float">
            <text:p>9.254291296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56447412.62741" calcext:value-type="float">
            <text:p>1456447412.627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37244" calcext:value-type="float">
            <text:p>1456447403.37244</text:p>
          </table:table-cell>
          <table:table-cell table:formula="of:=[.B1471]-[.G1471]" office:value-type="float" office:value="9.25496387481689" calcext:value-type="float">
            <text:p>9.2549638748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56447412.63949" calcext:value-type="float">
            <text:p>1456447412.639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38381" calcext:value-type="float">
            <text:p>1456447403.38381</text:p>
          </table:table-cell>
          <table:table-cell table:formula="of:=[.B1472]-[.G1472]" office:value-type="float" office:value="9.25568413734436" calcext:value-type="float">
            <text:p>9.2556841373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56447412.65193" calcext:value-type="float">
            <text:p>1456447412.651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39515" calcext:value-type="float">
            <text:p>1456447403.39515</text:p>
          </table:table-cell>
          <table:table-cell table:formula="of:=[.B1473]-[.G1473]" office:value-type="float" office:value="9.25677609443665" calcext:value-type="float">
            <text:p>9.2567760944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56447412.66389" calcext:value-type="float">
            <text:p>1456447412.663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4065" calcext:value-type="float">
            <text:p>1456447403.4065</text:p>
          </table:table-cell>
          <table:table-cell table:formula="of:=[.B1474]-[.G1474]" office:value-type="float" office:value="9.25738763809204" calcext:value-type="float">
            <text:p>9.2573876381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56447412.67588" calcext:value-type="float">
            <text:p>1456447412.675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41784" calcext:value-type="float">
            <text:p>1456447403.41784</text:p>
          </table:table-cell>
          <table:table-cell table:formula="of:=[.B1475]-[.G1475]" office:value-type="float" office:value="9.25803685188293" calcext:value-type="float">
            <text:p>9.2580368519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56447412.68791" calcext:value-type="float">
            <text:p>1456447412.687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42917" calcext:value-type="float">
            <text:p>1456447403.42917</text:p>
          </table:table-cell>
          <table:table-cell table:formula="of:=[.B1476]-[.G1476]" office:value-type="float" office:value="9.25873851776123" calcext:value-type="float">
            <text:p>9.2587385178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56447412.69993" calcext:value-type="float">
            <text:p>1456447412.699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44051" calcext:value-type="float">
            <text:p>1456447403.44051</text:p>
          </table:table-cell>
          <table:table-cell table:formula="of:=[.B1477]-[.G1477]" office:value-type="float" office:value="9.25942707061768" calcext:value-type="float">
            <text:p>9.2594270706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56447412.71201" calcext:value-type="float">
            <text:p>1456447412.712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45184" calcext:value-type="float">
            <text:p>1456447403.45184</text:p>
          </table:table-cell>
          <table:table-cell table:formula="of:=[.B1478]-[.G1478]" office:value-type="float" office:value="9.26016521453857" calcext:value-type="float">
            <text:p>9.2601652145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56447412.7241" calcext:value-type="float">
            <text:p>1456447412.72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46317" calcext:value-type="float">
            <text:p>1456447403.46317</text:p>
          </table:table-cell>
          <table:table-cell table:formula="of:=[.B1479]-[.G1479]" office:value-type="float" office:value="9.26092219352722" calcext:value-type="float">
            <text:p>9.2609221935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56447412.73617" calcext:value-type="float">
            <text:p>1456447412.736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47456" calcext:value-type="float">
            <text:p>1456447403.47456</text:p>
          </table:table-cell>
          <table:table-cell table:formula="of:=[.B1480]-[.G1480]" office:value-type="float" office:value="9.26160645484924" calcext:value-type="float">
            <text:p>9.2616064548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56447412.74826" calcext:value-type="float">
            <text:p>1456447412.748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48603" calcext:value-type="float">
            <text:p>1456447403.48603</text:p>
          </table:table-cell>
          <table:table-cell table:formula="of:=[.B1481]-[.G1481]" office:value-type="float" office:value="9.26223206520081" calcext:value-type="float">
            <text:p>9.2622320652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56447412.76033" calcext:value-type="float">
            <text:p>1456447412.760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49749" calcext:value-type="float">
            <text:p>1456447403.49749</text:p>
          </table:table-cell>
          <table:table-cell table:formula="of:=[.B1482]-[.G1482]" office:value-type="float" office:value="9.26284790039063" calcext:value-type="float">
            <text:p>9.2628479004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56447412.77253" calcext:value-type="float">
            <text:p>1456447412.772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50885" calcext:value-type="float">
            <text:p>1456447403.50885</text:p>
          </table:table-cell>
          <table:table-cell table:formula="of:=[.B1483]-[.G1483]" office:value-type="float" office:value="9.26367473602295" calcext:value-type="float">
            <text:p>9.263674736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56447412.78471" calcext:value-type="float">
            <text:p>1456447412.784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5202" calcext:value-type="float">
            <text:p>1456447403.5202</text:p>
          </table:table-cell>
          <table:table-cell table:formula="of:=[.B1484]-[.G1484]" office:value-type="float" office:value="9.26451301574707" calcext:value-type="float">
            <text:p>9.2645130157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56447412.79674" calcext:value-type="float">
            <text:p>1456447412.796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53154" calcext:value-type="float">
            <text:p>1456447403.53154</text:p>
          </table:table-cell>
          <table:table-cell table:formula="of:=[.B1485]-[.G1485]" office:value-type="float" office:value="9.26520156860352" calcext:value-type="float">
            <text:p>9.2652015686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56447412.80881" calcext:value-type="float">
            <text:p>1456447412.808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54289" calcext:value-type="float">
            <text:p>1456447403.54289</text:p>
          </table:table-cell>
          <table:table-cell table:formula="of:=[.B1486]-[.G1486]" office:value-type="float" office:value="9.26592135429382" calcext:value-type="float">
            <text:p>9.2659213543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56447412.82079" calcext:value-type="float">
            <text:p>1456447412.820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55423" calcext:value-type="float">
            <text:p>1456447403.55423</text:p>
          </table:table-cell>
          <table:table-cell table:formula="of:=[.B1487]-[.G1487]" office:value-type="float" office:value="9.26656413078308" calcext:value-type="float">
            <text:p>9.2665641308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56447412.83288" calcext:value-type="float">
            <text:p>1456447412.832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56556" calcext:value-type="float">
            <text:p>1456447403.56556</text:p>
          </table:table-cell>
          <table:table-cell table:formula="of:=[.B1488]-[.G1488]" office:value-type="float" office:value="9.26732039451599" calcext:value-type="float">
            <text:p>9.2673203945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56447412.84491" calcext:value-type="float">
            <text:p>1456447412.844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5769" calcext:value-type="float">
            <text:p>1456447403.5769</text:p>
          </table:table-cell>
          <table:table-cell table:formula="of:=[.B1489]-[.G1489]" office:value-type="float" office:value="9.26801562309265" calcext:value-type="float">
            <text:p>9.2680156231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56447412.85702" calcext:value-type="float">
            <text:p>1456447412.857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58823" calcext:value-type="float">
            <text:p>1456447403.58823</text:p>
          </table:table-cell>
          <table:table-cell table:formula="of:=[.B1490]-[.G1490]" office:value-type="float" office:value="9.26879286766052" calcext:value-type="float">
            <text:p>9.2687928677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56447412.86912" calcext:value-type="float">
            <text:p>1456447412.869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59967" calcext:value-type="float">
            <text:p>1456447403.59967</text:p>
          </table:table-cell>
          <table:table-cell table:formula="of:=[.B1491]-[.G1491]" office:value-type="float" office:value="9.26945400238037" calcext:value-type="float">
            <text:p>9.2694540024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56447412.88119" calcext:value-type="float">
            <text:p>1456447412.881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61112" calcext:value-type="float">
            <text:p>1456447403.61112</text:p>
          </table:table-cell>
          <table:table-cell table:formula="of:=[.B1492]-[.G1492]" office:value-type="float" office:value="9.27007746696472" calcext:value-type="float">
            <text:p>9.270077467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56447412.89341" calcext:value-type="float">
            <text:p>1456447412.893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62254" calcext:value-type="float">
            <text:p>1456447403.62254</text:p>
          </table:table-cell>
          <table:table-cell table:formula="of:=[.B1493]-[.G1493]" office:value-type="float" office:value="9.27087593078613" calcext:value-type="float">
            <text:p>9.2708759308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56447412.90553" calcext:value-type="float">
            <text:p>1456447412.905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63389" calcext:value-type="float">
            <text:p>1456447403.63389</text:p>
          </table:table-cell>
          <table:table-cell table:formula="of:=[.B1494]-[.G1494]" office:value-type="float" office:value="9.27164077758789" calcext:value-type="float">
            <text:p>9.2716407776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56447412.9176" calcext:value-type="float">
            <text:p>1456447412.91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64523" calcext:value-type="float">
            <text:p>1456447403.64523</text:p>
          </table:table-cell>
          <table:table-cell table:formula="of:=[.B1495]-[.G1495]" office:value-type="float" office:value="9.27236485481262" calcext:value-type="float">
            <text:p>9.2723648548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56447412.92966" calcext:value-type="float">
            <text:p>1456447412.929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65658" calcext:value-type="float">
            <text:p>1456447403.65658</text:p>
          </table:table-cell>
          <table:table-cell table:formula="of:=[.B1496]-[.G1496]" office:value-type="float" office:value="9.27307367324829" calcext:value-type="float">
            <text:p>9.2730736732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56447412.94177" calcext:value-type="float">
            <text:p>1456447412.941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66793" calcext:value-type="float">
            <text:p>1456447403.66793</text:p>
          </table:table-cell>
          <table:table-cell table:formula="of:=[.B1497]-[.G1497]" office:value-type="float" office:value="9.27383327484131" calcext:value-type="float">
            <text:p>9.2738332748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56447412.95372" calcext:value-type="float">
            <text:p>1456447412.953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67927" calcext:value-type="float">
            <text:p>1456447403.67927</text:p>
          </table:table-cell>
          <table:table-cell table:formula="of:=[.B1498]-[.G1498]" office:value-type="float" office:value="9.27444911003113" calcext:value-type="float">
            <text:p>9.27444911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56447412.96579" calcext:value-type="float">
            <text:p>1456447412.965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69061" calcext:value-type="float">
            <text:p>1456447403.69061</text:p>
          </table:table-cell>
          <table:table-cell table:formula="of:=[.B1499]-[.G1499]" office:value-type="float" office:value="9.27518844604492" calcext:value-type="float">
            <text:p>9.275188446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56447412.97792" calcext:value-type="float">
            <text:p>1456447412.977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70206" calcext:value-type="float">
            <text:p>1456447403.70206</text:p>
          </table:table-cell>
          <table:table-cell table:formula="of:=[.B1500]-[.G1500]" office:value-type="float" office:value="9.27585697174072" calcext:value-type="float">
            <text:p>9.2758569717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56447412.98999" calcext:value-type="float">
            <text:p>1456447412.9899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71349" calcext:value-type="float">
            <text:p>1456447403.71349</text:p>
          </table:table-cell>
          <table:table-cell table:formula="of:=[.B1501]-[.G1501]" office:value-type="float" office:value="9.27649998664856" calcext:value-type="float">
            <text:p>9.2764999866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56447413.00205" calcext:value-type="float">
            <text:p>1456447413.002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72493" calcext:value-type="float">
            <text:p>1456447403.72493</text:p>
          </table:table-cell>
          <table:table-cell table:formula="of:=[.B1502]-[.G1502]" office:value-type="float" office:value="9.27712106704712" calcext:value-type="float">
            <text:p>9.277121067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56447413.01415" calcext:value-type="float">
            <text:p>1456447413.014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73636" calcext:value-type="float">
            <text:p>1456447403.73636</text:p>
          </table:table-cell>
          <table:table-cell table:formula="of:=[.B1503]-[.G1503]" office:value-type="float" office:value="9.27779269218445" calcext:value-type="float">
            <text:p>9.2777926922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56447413.02642" calcext:value-type="float">
            <text:p>1456447413.026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74787" calcext:value-type="float">
            <text:p>1456447403.74787</text:p>
          </table:table-cell>
          <table:table-cell table:formula="of:=[.B1504]-[.G1504]" office:value-type="float" office:value="9.27855491638184" calcext:value-type="float">
            <text:p>9.2785549164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56447413.03858" calcext:value-type="float">
            <text:p>1456447413.038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75922" calcext:value-type="float">
            <text:p>1456447403.75922</text:p>
          </table:table-cell>
          <table:table-cell table:formula="of:=[.B1505]-[.G1505]" office:value-type="float" office:value="9.27936005592346" calcext:value-type="float">
            <text:p>9.2793600559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56447413.05056" calcext:value-type="float">
            <text:p>1456447413.050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77056" calcext:value-type="float">
            <text:p>1456447403.77056</text:p>
          </table:table-cell>
          <table:table-cell table:formula="of:=[.B1506]-[.G1506]" office:value-type="float" office:value="9.28000283241272" calcext:value-type="float">
            <text:p>9.2800028324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56447413.06283" calcext:value-type="float">
            <text:p>1456447413.062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78195" calcext:value-type="float">
            <text:p>1456447403.78195</text:p>
          </table:table-cell>
          <table:table-cell table:formula="of:=[.B1507]-[.G1507]" office:value-type="float" office:value="9.28088068962097" calcext:value-type="float">
            <text:p>9.2808806896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56447413.0667" calcext:value-type="float">
            <text:p>1456447413.06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79332" calcext:value-type="float">
            <text:p>1456447403.79332</text:p>
          </table:table-cell>
          <table:table-cell table:formula="of:=[.B1508]-[.G1508]" office:value-type="float" office:value="9.27338290214539" calcext:value-type="float">
            <text:p>9.2733829021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56447413.07056" calcext:value-type="float">
            <text:p>1456447413.070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80466" calcext:value-type="float">
            <text:p>1456447403.80466</text:p>
          </table:table-cell>
          <table:table-cell table:formula="of:=[.B1509]-[.G1509]" office:value-type="float" office:value="9.26589512825012" calcext:value-type="float">
            <text:p>9.2658951283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56447413.07441" calcext:value-type="float">
            <text:p>1456447413.074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816" calcext:value-type="float">
            <text:p>1456447403.816</text:p>
          </table:table-cell>
          <table:table-cell table:formula="of:=[.B1510]-[.G1510]" office:value-type="float" office:value="9.25841403007507" calcext:value-type="float">
            <text:p>9.2584140301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56447413.07829" calcext:value-type="float">
            <text:p>1456447413.078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82733" calcext:value-type="float">
            <text:p>1456447403.82733</text:p>
          </table:table-cell>
          <table:table-cell table:formula="of:=[.B1511]-[.G1511]" office:value-type="float" office:value="9.25095868110657" calcext:value-type="float">
            <text:p>9.2509586811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56447413.08215" calcext:value-type="float">
            <text:p>1456447413.082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83867" calcext:value-type="float">
            <text:p>1456447403.83867</text:p>
          </table:table-cell>
          <table:table-cell table:formula="of:=[.B1512]-[.G1512]" office:value-type="float" office:value="9.243488073349" calcext:value-type="float">
            <text:p>9.2434880733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56447413.08602" calcext:value-type="float">
            <text:p>1456447413.086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8501" calcext:value-type="float">
            <text:p>1456447403.8501</text:p>
          </table:table-cell>
          <table:table-cell table:formula="of:=[.B1513]-[.G1513]" office:value-type="float" office:value="9.23591566085815" calcext:value-type="float">
            <text:p>9.2359156609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56447413.08987" calcext:value-type="float">
            <text:p>1456447413.089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86149" calcext:value-type="float">
            <text:p>1456447403.86149</text:p>
          </table:table-cell>
          <table:table-cell table:formula="of:=[.B1514]-[.G1514]" office:value-type="float" office:value="9.22837972640991" calcext:value-type="float">
            <text:p>9.2283797264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56447413.09375" calcext:value-type="float">
            <text:p>1456447413.093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8729" calcext:value-type="float">
            <text:p>1456447403.8729</text:p>
          </table:table-cell>
          <table:table-cell table:formula="of:=[.B1515]-[.G1515]" office:value-type="float" office:value="9.22084784507751" calcext:value-type="float">
            <text:p>9.2208478451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56447413.09763" calcext:value-type="float">
            <text:p>1456447413.097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88426" calcext:value-type="float">
            <text:p>1456447403.88426</text:p>
          </table:table-cell>
          <table:table-cell table:formula="of:=[.B1516]-[.G1516]" office:value-type="float" office:value="9.21336364746094" calcext:value-type="float">
            <text:p>9.2133636475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56447413.10165" calcext:value-type="float">
            <text:p>1456447413.101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8956" calcext:value-type="float">
            <text:p>1456447403.8956</text:p>
          </table:table-cell>
          <table:table-cell table:formula="of:=[.B1517]-[.G1517]" office:value-type="float" office:value="9.20604157447815" calcext:value-type="float">
            <text:p>9.2060415745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56447413.10551" calcext:value-type="float">
            <text:p>1456447413.105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90698" calcext:value-type="float">
            <text:p>1456447403.90698</text:p>
          </table:table-cell>
          <table:table-cell table:formula="of:=[.B1518]-[.G1518]" office:value-type="float" office:value="9.19853115081787" calcext:value-type="float">
            <text:p>9.1985311508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56447413.10936" calcext:value-type="float">
            <text:p>1456447413.109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91833" calcext:value-type="float">
            <text:p>1456447403.91833</text:p>
          </table:table-cell>
          <table:table-cell table:formula="of:=[.B1519]-[.G1519]" office:value-type="float" office:value="9.19103670120239" calcext:value-type="float">
            <text:p>9.1910367012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56447413.11322" calcext:value-type="float">
            <text:p>1456447413.113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92967" calcext:value-type="float">
            <text:p>1456447403.92967</text:p>
          </table:table-cell>
          <table:table-cell table:formula="of:=[.B1520]-[.G1520]" office:value-type="float" office:value="9.1835470199585" calcext:value-type="float">
            <text:p>9.18354702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56447413.11707" calcext:value-type="float">
            <text:p>1456447413.117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94097" calcext:value-type="float">
            <text:p>1456447403.94097</text:p>
          </table:table-cell>
          <table:table-cell table:formula="of:=[.B1521]-[.G1521]" office:value-type="float" office:value="9.17610168457031" calcext:value-type="float">
            <text:p>9.1761016846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56447413.12111" calcext:value-type="float">
            <text:p>1456447413.121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95231" calcext:value-type="float">
            <text:p>1456447403.95231</text:p>
          </table:table-cell>
          <table:table-cell table:formula="of:=[.B1522]-[.G1522]" office:value-type="float" office:value="9.16880202293396" calcext:value-type="float">
            <text:p>9.1688020229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56447413.13254" calcext:value-type="float">
            <text:p>1456447413.132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96364" calcext:value-type="float">
            <text:p>1456447403.96364</text:p>
          </table:table-cell>
          <table:table-cell table:formula="of:=[.B1523]-[.G1523]" office:value-type="float" office:value="9.16890215873718" calcext:value-type="float">
            <text:p>9.1689021587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56447413.15238" calcext:value-type="float">
            <text:p>1456447413.152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97509" calcext:value-type="float">
            <text:p>1456447403.97509</text:p>
          </table:table-cell>
          <table:table-cell table:formula="of:=[.B1524]-[.G1524]" office:value-type="float" office:value="9.17729163169861" calcext:value-type="float">
            <text:p>9.1772916317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56447413.15631" calcext:value-type="float">
            <text:p>1456447413.156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98657" calcext:value-type="float">
            <text:p>1456447403.98657</text:p>
          </table:table-cell>
          <table:table-cell table:formula="of:=[.B1525]-[.G1525]" office:value-type="float" office:value="9.16973996162415" calcext:value-type="float">
            <text:p>9.1697399616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56447413.16668" calcext:value-type="float">
            <text:p>1456447413.1666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3.99803" calcext:value-type="float">
            <text:p>1456447403.99803</text:p>
          </table:table-cell>
          <table:table-cell table:formula="of:=[.B1526]-[.G1526]" office:value-type="float" office:value="9.16865181922913" calcext:value-type="float">
            <text:p>9.1686518192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56447413.17811" calcext:value-type="float">
            <text:p>1456447413.178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00934" calcext:value-type="float">
            <text:p>1456447404.00934</text:p>
          </table:table-cell>
          <table:table-cell table:formula="of:=[.B1527]-[.G1527]" office:value-type="float" office:value="9.16876888275147" calcext:value-type="float">
            <text:p>9.1687688828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56447413.18937" calcext:value-type="float">
            <text:p>1456447413.189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02063" calcext:value-type="float">
            <text:p>1456447404.02063</text:p>
          </table:table-cell>
          <table:table-cell table:formula="of:=[.B1528]-[.G1528]" office:value-type="float" office:value="9.16873788833618" calcext:value-type="float">
            <text:p>9.1687378883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56447413.20069" calcext:value-type="float">
            <text:p>1456447413.200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03192" calcext:value-type="float">
            <text:p>1456447404.03192</text:p>
          </table:table-cell>
          <table:table-cell table:formula="of:=[.B1529]-[.G1529]" office:value-type="float" office:value="9.1687662601471" calcext:value-type="float">
            <text:p>9.1687662601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56447413.21203" calcext:value-type="float">
            <text:p>1456447413.2120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0432" calcext:value-type="float">
            <text:p>1456447404.0432</text:p>
          </table:table-cell>
          <table:table-cell table:formula="of:=[.B1530]-[.G1530]" office:value-type="float" office:value="9.16882681846619" calcext:value-type="float">
            <text:p>9.1688268185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56447413.22338" calcext:value-type="float">
            <text:p>1456447413.223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05452" calcext:value-type="float">
            <text:p>1456447404.05452</text:p>
          </table:table-cell>
          <table:table-cell table:formula="of:=[.B1531]-[.G1531]" office:value-type="float" office:value="9.16886019706726" calcext:value-type="float">
            <text:p>9.1688601971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56447413.23469" calcext:value-type="float">
            <text:p>1456447413.234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06581" calcext:value-type="float">
            <text:p>1456447404.06581</text:p>
          </table:table-cell>
          <table:table-cell table:formula="of:=[.B1532]-[.G1532]" office:value-type="float" office:value="9.16888427734375" calcext:value-type="float">
            <text:p>9.1688842773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56447413.24609" calcext:value-type="float">
            <text:p>1456447413.246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07709" calcext:value-type="float">
            <text:p>1456447404.07709</text:p>
          </table:table-cell>
          <table:table-cell table:formula="of:=[.B1533]-[.G1533]" office:value-type="float" office:value="9.16899991035461" calcext:value-type="float">
            <text:p>9.1689999104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56447413.25745" calcext:value-type="float">
            <text:p>1456447413.257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08837" calcext:value-type="float">
            <text:p>1456447404.08837</text:p>
          </table:table-cell>
          <table:table-cell table:formula="of:=[.B1534]-[.G1534]" office:value-type="float" office:value="9.1690821647644" calcext:value-type="float">
            <text:p>9.1690821648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56447413.26901" calcext:value-type="float">
            <text:p>1456447413.269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09974" calcext:value-type="float">
            <text:p>1456447404.09974</text:p>
          </table:table-cell>
          <table:table-cell table:formula="of:=[.B1535]-[.G1535]" office:value-type="float" office:value="9.16926717758179" calcext:value-type="float">
            <text:p>9.1692671776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56447413.28033" calcext:value-type="float">
            <text:p>1456447413.280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11111" calcext:value-type="float">
            <text:p>1456447404.11111</text:p>
          </table:table-cell>
          <table:table-cell table:formula="of:=[.B1536]-[.G1536]" office:value-type="float" office:value="9.16921591758728" calcext:value-type="float">
            <text:p>9.1692159176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56447413.29181" calcext:value-type="float">
            <text:p>1456447413.291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12247" calcext:value-type="float">
            <text:p>1456447404.12247</text:p>
          </table:table-cell>
          <table:table-cell table:formula="of:=[.B1537]-[.G1537]" office:value-type="float" office:value="9.1693320274353" calcext:value-type="float">
            <text:p>9.1693320274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56447413.30302" calcext:value-type="float">
            <text:p>1456447413.303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1338" calcext:value-type="float">
            <text:p>1456447404.1338</text:p>
          </table:table-cell>
          <table:table-cell table:formula="of:=[.B1538]-[.G1538]" office:value-type="float" office:value="9.16922330856323" calcext:value-type="float">
            <text:p>9.1692233086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56447413.31438" calcext:value-type="float">
            <text:p>1456447413.314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14509" calcext:value-type="float">
            <text:p>1456447404.14509</text:p>
          </table:table-cell>
          <table:table-cell table:formula="of:=[.B1539]-[.G1539]" office:value-type="float" office:value="9.16929125785828" calcext:value-type="float">
            <text:p>9.1692912579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56447413.32563" calcext:value-type="float">
            <text:p>1456447413.325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15638" calcext:value-type="float">
            <text:p>1456447404.15638</text:p>
          </table:table-cell>
          <table:table-cell table:formula="of:=[.B1540]-[.G1540]" office:value-type="float" office:value="9.16925358772278" calcext:value-type="float">
            <text:p>9.1692535877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56447413.33697" calcext:value-type="float">
            <text:p>1456447413.336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16766" calcext:value-type="float">
            <text:p>1456447404.16766</text:p>
          </table:table-cell>
          <table:table-cell table:formula="of:=[.B1541]-[.G1541]" office:value-type="float" office:value="9.16931009292603" calcext:value-type="float">
            <text:p>9.1693100929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56447413.34834" calcext:value-type="float">
            <text:p>1456447413.348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17898" calcext:value-type="float">
            <text:p>1456447404.17898</text:p>
          </table:table-cell>
          <table:table-cell table:formula="of:=[.B1542]-[.G1542]" office:value-type="float" office:value="9.16936039924622" calcext:value-type="float">
            <text:p>9.1693603992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56447413.35969" calcext:value-type="float">
            <text:p>1456447413.359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19027" calcext:value-type="float">
            <text:p>1456447404.19027</text:p>
          </table:table-cell>
          <table:table-cell table:formula="of:=[.B1543]-[.G1543]" office:value-type="float" office:value="9.1694188117981" calcext:value-type="float">
            <text:p>9.1694188118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56447413.37105" calcext:value-type="float">
            <text:p>1456447413.371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20155" calcext:value-type="float">
            <text:p>1456447404.20155</text:p>
          </table:table-cell>
          <table:table-cell table:formula="of:=[.B1544]-[.G1544]" office:value-type="float" office:value="9.16949534416199" calcext:value-type="float">
            <text:p>9.1694953442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56447413.38241" calcext:value-type="float">
            <text:p>1456447413.382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21288" calcext:value-type="float">
            <text:p>1456447404.21288</text:p>
          </table:table-cell>
          <table:table-cell table:formula="of:=[.B1545]-[.G1545]" office:value-type="float" office:value="9.16952872276306" calcext:value-type="float">
            <text:p>9.1695287228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56447413.39389" calcext:value-type="float">
            <text:p>1456447413.3938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22426" calcext:value-type="float">
            <text:p>1456447404.22426</text:p>
          </table:table-cell>
          <table:table-cell table:formula="of:=[.B1546]-[.G1546]" office:value-type="float" office:value="9.16962957382202" calcext:value-type="float">
            <text:p>9.1696295738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56447413.40529" calcext:value-type="float">
            <text:p>1456447413.405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23566" calcext:value-type="float">
            <text:p>1456447404.23566</text:p>
          </table:table-cell>
          <table:table-cell table:formula="of:=[.B1547]-[.G1547]" office:value-type="float" office:value="9.16962766647339" calcext:value-type="float">
            <text:p>9.1696276665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56447413.41669" calcext:value-type="float">
            <text:p>1456447413.416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247" calcext:value-type="float">
            <text:p>1456447404.247</text:p>
          </table:table-cell>
          <table:table-cell table:formula="of:=[.B1548]-[.G1548]" office:value-type="float" office:value="9.16969394683838" calcext:value-type="float">
            <text:p>9.1696939468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56447413.42796" calcext:value-type="float">
            <text:p>1456447413.427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25829" calcext:value-type="float">
            <text:p>1456447404.25829</text:p>
          </table:table-cell>
          <table:table-cell table:formula="of:=[.B1549]-[.G1549]" office:value-type="float" office:value="9.16966366767883" calcext:value-type="float">
            <text:p>9.1696636677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56447413.43929" calcext:value-type="float">
            <text:p>1456447413.439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26958" calcext:value-type="float">
            <text:p>1456447404.26958</text:p>
          </table:table-cell>
          <table:table-cell table:formula="of:=[.B1550]-[.G1550]" office:value-type="float" office:value="9.16971755027771" calcext:value-type="float">
            <text:p>9.1697175503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56447413.45059" calcext:value-type="float">
            <text:p>1456447413.4505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28085" calcext:value-type="float">
            <text:p>1456447404.28085</text:p>
          </table:table-cell>
          <table:table-cell table:formula="of:=[.B1551]-[.G1551]" office:value-type="float" office:value="9.16974139213562" calcext:value-type="float">
            <text:p>9.1697413921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56447413.46195" calcext:value-type="float">
            <text:p>1456447413.461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29214" calcext:value-type="float">
            <text:p>1456447404.29214</text:p>
          </table:table-cell>
          <table:table-cell table:formula="of:=[.B1552]-[.G1552]" office:value-type="float" office:value="9.1698100566864" calcext:value-type="float">
            <text:p>9.1698100567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56447413.47331" calcext:value-type="float">
            <text:p>1456447413.473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30339" calcext:value-type="float">
            <text:p>1456447404.30339</text:p>
          </table:table-cell>
          <table:table-cell table:formula="of:=[.B1553]-[.G1553]" office:value-type="float" office:value="9.169921875" calcext:value-type="float">
            <text:p>9.169921875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56447413.4846" calcext:value-type="float">
            <text:p>1456447413.48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31467" calcext:value-type="float">
            <text:p>1456447404.31467</text:p>
          </table:table-cell>
          <table:table-cell table:formula="of:=[.B1554]-[.G1554]" office:value-type="float" office:value="9.1699275970459" calcext:value-type="float">
            <text:p>9.169927597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56447413.49601" calcext:value-type="float">
            <text:p>1456447413.496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32595" calcext:value-type="float">
            <text:p>1456447404.32595</text:p>
          </table:table-cell>
          <table:table-cell table:formula="of:=[.B1555]-[.G1555]" office:value-type="float" office:value="9.17005920410156" calcext:value-type="float">
            <text:p>9.1700592041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56447413.50737" calcext:value-type="float">
            <text:p>1456447413.507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33723" calcext:value-type="float">
            <text:p>1456447404.33723</text:p>
          </table:table-cell>
          <table:table-cell table:formula="of:=[.B1556]-[.G1556]" office:value-type="float" office:value="9.17013716697693" calcext:value-type="float">
            <text:p>9.170137167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56447413.51881" calcext:value-type="float">
            <text:p>1456447413.518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34858" calcext:value-type="float">
            <text:p>1456447404.34858</text:p>
          </table:table-cell>
          <table:table-cell table:formula="of:=[.B1557]-[.G1557]" office:value-type="float" office:value="9.17023205757141" calcext:value-type="float">
            <text:p>9.1702320576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56447413.53025" calcext:value-type="float">
            <text:p>1456447413.530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36003" calcext:value-type="float">
            <text:p>1456447404.36003</text:p>
          </table:table-cell>
          <table:table-cell table:formula="of:=[.B1558]-[.G1558]" office:value-type="float" office:value="9.17021656036377" calcext:value-type="float">
            <text:p>9.1702165604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56447413.54183" calcext:value-type="float">
            <text:p>1456447413.541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37139" calcext:value-type="float">
            <text:p>1456447404.37139</text:p>
          </table:table-cell>
          <table:table-cell table:formula="of:=[.B1559]-[.G1559]" office:value-type="float" office:value="9.17044830322266" calcext:value-type="float">
            <text:p>9.1704483032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56447413.55297" calcext:value-type="float">
            <text:p>1456447413.552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38269" calcext:value-type="float">
            <text:p>1456447404.38269</text:p>
          </table:table-cell>
          <table:table-cell table:formula="of:=[.B1560]-[.G1560]" office:value-type="float" office:value="9.17027950286865" calcext:value-type="float">
            <text:p>9.1702795029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56447413.56429" calcext:value-type="float">
            <text:p>1456447413.564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39399" calcext:value-type="float">
            <text:p>1456447404.39399</text:p>
          </table:table-cell>
          <table:table-cell table:formula="of:=[.B1561]-[.G1561]" office:value-type="float" office:value="9.17029857635498" calcext:value-type="float">
            <text:p>9.1702985764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56447413.57557" calcext:value-type="float">
            <text:p>1456447413.575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40527" calcext:value-type="float">
            <text:p>1456447404.40527</text:p>
          </table:table-cell>
          <table:table-cell table:formula="of:=[.B1562]-[.G1562]" office:value-type="float" office:value="9.17029666900635" calcext:value-type="float">
            <text:p>9.170296669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56447413.5869" calcext:value-type="float">
            <text:p>1456447413.58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41655" calcext:value-type="float">
            <text:p>1456447404.41655</text:p>
          </table:table-cell>
          <table:table-cell table:formula="of:=[.B1563]-[.G1563]" office:value-type="float" office:value="9.1703507900238" calcext:value-type="float">
            <text:p>9.17035079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56447413.59826" calcext:value-type="float">
            <text:p>1456447413.598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42783" calcext:value-type="float">
            <text:p>1456447404.42783</text:p>
          </table:table-cell>
          <table:table-cell table:formula="of:=[.B1564]-[.G1564]" office:value-type="float" office:value="9.17042636871338" calcext:value-type="float">
            <text:p>9.1704263687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56447413.60961" calcext:value-type="float">
            <text:p>1456447413.609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43912" calcext:value-type="float">
            <text:p>1456447404.43912</text:p>
          </table:table-cell>
          <table:table-cell table:formula="of:=[.B1565]-[.G1565]" office:value-type="float" office:value="9.170490026474" calcext:value-type="float">
            <text:p>9.1704900265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56447413.62098" calcext:value-type="float">
            <text:p>1456447413.620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4504" calcext:value-type="float">
            <text:p>1456447404.4504</text:p>
          </table:table-cell>
          <table:table-cell table:formula="of:=[.B1566]-[.G1566]" office:value-type="float" office:value="9.17058110237122" calcext:value-type="float">
            <text:p>9.1705811024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56447413.63233" calcext:value-type="float">
            <text:p>1456447413.6323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46168" calcext:value-type="float">
            <text:p>1456447404.46168</text:p>
          </table:table-cell>
          <table:table-cell table:formula="of:=[.B1567]-[.G1567]" office:value-type="float" office:value="9.17065143585205" calcext:value-type="float">
            <text:p>9.1706514359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56447413.64383" calcext:value-type="float">
            <text:p>1456447413.643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47299" calcext:value-type="float">
            <text:p>1456447404.47299</text:p>
          </table:table-cell>
          <table:table-cell table:formula="of:=[.B1568]-[.G1568]" office:value-type="float" office:value="9.1708414554596" calcext:value-type="float">
            <text:p>9.1708414555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56447413.6552" calcext:value-type="float">
            <text:p>1456447413.65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48442" calcext:value-type="float">
            <text:p>1456447404.48442</text:p>
          </table:table-cell>
          <table:table-cell table:formula="of:=[.B1569]-[.G1569]" office:value-type="float" office:value="9.17077803611755" calcext:value-type="float">
            <text:p>9.1707780361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456447413.66662" calcext:value-type="float">
            <text:p>1456447413.666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49579" calcext:value-type="float">
            <text:p>1456447404.49579</text:p>
          </table:table-cell>
          <table:table-cell table:formula="of:=[.B1570]-[.G1570]" office:value-type="float" office:value="9.17083334922791" calcext:value-type="float">
            <text:p>9.1708333492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56447413.67791" calcext:value-type="float">
            <text:p>1456447413.677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50711" calcext:value-type="float">
            <text:p>1456447404.50711</text:p>
          </table:table-cell>
          <table:table-cell table:formula="of:=[.B1571]-[.G1571]" office:value-type="float" office:value="9.17080879211426" calcext:value-type="float">
            <text:p>9.1708087921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456447413.68918" calcext:value-type="float">
            <text:p>1456447413.689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5184" calcext:value-type="float">
            <text:p>1456447404.5184</text:p>
          </table:table-cell>
          <table:table-cell table:formula="of:=[.B1572]-[.G1572]" office:value-type="float" office:value="9.17078304290772" calcext:value-type="float">
            <text:p>9.1707830429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56447413.7005" calcext:value-type="float">
            <text:p>1456447413.70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52969" calcext:value-type="float">
            <text:p>1456447404.52969</text:p>
          </table:table-cell>
          <table:table-cell table:formula="of:=[.B1573]-[.G1573]" office:value-type="float" office:value="9.17081665992737" calcext:value-type="float">
            <text:p>9.1708166599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456447413.71186" calcext:value-type="float">
            <text:p>1456447413.711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54093" calcext:value-type="float">
            <text:p>1456447404.54093</text:p>
          </table:table-cell>
          <table:table-cell table:formula="of:=[.B1574]-[.G1574]" office:value-type="float" office:value="9.17092895507813" calcext:value-type="float">
            <text:p>9.1709289551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56447413.72322" calcext:value-type="float">
            <text:p>1456447413.723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55221" calcext:value-type="float">
            <text:p>1456447404.55221</text:p>
          </table:table-cell>
          <table:table-cell table:formula="of:=[.B1575]-[.G1575]" office:value-type="float" office:value="9.17101573944092" calcext:value-type="float">
            <text:p>9.1710157394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456447413.7346" calcext:value-type="float">
            <text:p>1456447413.73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5635" calcext:value-type="float">
            <text:p>1456447404.5635</text:p>
          </table:table-cell>
          <table:table-cell table:formula="of:=[.B1576]-[.G1576]" office:value-type="float" office:value="9.17109727859497" calcext:value-type="float">
            <text:p>9.1710972786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456447413.74594" calcext:value-type="float">
            <text:p>1456447413.7459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57478" calcext:value-type="float">
            <text:p>1456447404.57478</text:p>
          </table:table-cell>
          <table:table-cell table:formula="of:=[.B1577]-[.G1577]" office:value-type="float" office:value="9.17115592956543" calcext:value-type="float">
            <text:p>9.1711559296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456447413.75729" calcext:value-type="float">
            <text:p>1456447413.757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58606" calcext:value-type="float">
            <text:p>1456447404.58606</text:p>
          </table:table-cell>
          <table:table-cell table:formula="of:=[.B1578]-[.G1578]" office:value-type="float" office:value="9.17122936248779" calcext:value-type="float">
            <text:p>9.1712293625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56447413.76875" calcext:value-type="float">
            <text:p>1456447413.768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59742" calcext:value-type="float">
            <text:p>1456447404.59742</text:p>
          </table:table-cell>
          <table:table-cell table:formula="of:=[.B1579]-[.G1579]" office:value-type="float" office:value="9.17133355140686" calcext:value-type="float">
            <text:p>9.1713335514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456447413.78017" calcext:value-type="float">
            <text:p>1456447413.780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60883" calcext:value-type="float">
            <text:p>1456447404.60883</text:p>
          </table:table-cell>
          <table:table-cell table:formula="of:=[.B1580]-[.G1580]" office:value-type="float" office:value="9.17133784294128" calcext:value-type="float">
            <text:p>9.1713378429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456447413.7918" calcext:value-type="float">
            <text:p>1456447413.79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62024" calcext:value-type="float">
            <text:p>1456447404.62024</text:p>
          </table:table-cell>
          <table:table-cell table:formula="of:=[.B1581]-[.G1581]" office:value-type="float" office:value="9.17156910896301" calcext:value-type="float">
            <text:p>9.171569109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456447413.80287" calcext:value-type="float">
            <text:p>1456447413.802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63154" calcext:value-type="float">
            <text:p>1456447404.63154</text:p>
          </table:table-cell>
          <table:table-cell table:formula="of:=[.B1582]-[.G1582]" office:value-type="float" office:value="9.17132377624512" calcext:value-type="float">
            <text:p>9.1713237762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56447413.81419" calcext:value-type="float">
            <text:p>1456447413.814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64283" calcext:value-type="float">
            <text:p>1456447404.64283</text:p>
          </table:table-cell>
          <table:table-cell table:formula="of:=[.B1583]-[.G1583]" office:value-type="float" office:value="9.17135906219482" calcext:value-type="float">
            <text:p>9.1713590622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456447413.82549" calcext:value-type="float">
            <text:p>1456447413.825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65412" calcext:value-type="float">
            <text:p>1456447404.65412</text:p>
          </table:table-cell>
          <table:table-cell table:formula="of:=[.B1584]-[.G1584]" office:value-type="float" office:value="9.17136383056641" calcext:value-type="float">
            <text:p>9.1713638306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456447413.83681" calcext:value-type="float">
            <text:p>1456447413.836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66541" calcext:value-type="float">
            <text:p>1456447404.66541</text:p>
          </table:table-cell>
          <table:table-cell table:formula="of:=[.B1585]-[.G1585]" office:value-type="float" office:value="9.17140483856201" calcext:value-type="float">
            <text:p>9.1714048386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456447413.84824" calcext:value-type="float">
            <text:p>1456447413.848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67668" calcext:value-type="float">
            <text:p>1456447404.67668</text:p>
          </table:table-cell>
          <table:table-cell table:formula="of:=[.B1586]-[.G1586]" office:value-type="float" office:value="9.17155528068543" calcext:value-type="float">
            <text:p>9.1715552807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456447413.85955" calcext:value-type="float">
            <text:p>1456447413.859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68799" calcext:value-type="float">
            <text:p>1456447404.68799</text:p>
          </table:table-cell>
          <table:table-cell table:formula="of:=[.B1587]-[.G1587]" office:value-type="float" office:value="9.17155909538269" calcext:value-type="float">
            <text:p>9.1715590954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456447413.8709" calcext:value-type="float">
            <text:p>1456447413.87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69927" calcext:value-type="float">
            <text:p>1456447404.69927</text:p>
          </table:table-cell>
          <table:table-cell table:formula="of:=[.B1588]-[.G1588]" office:value-type="float" office:value="9.17162990570068" calcext:value-type="float">
            <text:p>9.1716299057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456447413.88231" calcext:value-type="float">
            <text:p>1456447413.882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71055" calcext:value-type="float">
            <text:p>1456447404.71055</text:p>
          </table:table-cell>
          <table:table-cell table:formula="of:=[.B1589]-[.G1589]" office:value-type="float" office:value="9.17175364494324" calcext:value-type="float">
            <text:p>9.1717536449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456447413.89375" calcext:value-type="float">
            <text:p>1456447413.893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7219" calcext:value-type="float">
            <text:p>1456447404.7219</text:p>
          </table:table-cell>
          <table:table-cell table:formula="of:=[.B1590]-[.G1590]" office:value-type="float" office:value="9.17185163497925" calcext:value-type="float">
            <text:p>9.171851635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456447413.90512" calcext:value-type="float">
            <text:p>1456447413.905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73327" calcext:value-type="float">
            <text:p>1456447404.73327</text:p>
          </table:table-cell>
          <table:table-cell table:formula="of:=[.B1591]-[.G1591]" office:value-type="float" office:value="9.17185044288635" calcext:value-type="float">
            <text:p>9.1718504429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456447413.91645" calcext:value-type="float">
            <text:p>1456447413.916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74463" calcext:value-type="float">
            <text:p>1456447404.74463</text:p>
          </table:table-cell>
          <table:table-cell table:formula="of:=[.B1592]-[.G1592]" office:value-type="float" office:value="9.17181205749512" calcext:value-type="float">
            <text:p>9.1718120575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456447413.92778" calcext:value-type="float">
            <text:p>1456447413.927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75594" calcext:value-type="float">
            <text:p>1456447404.75594</text:p>
          </table:table-cell>
          <table:table-cell table:formula="of:=[.B1593]-[.G1593]" office:value-type="float" office:value="9.17184209823608" calcext:value-type="float">
            <text:p>9.1718420982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456447413.93916" calcext:value-type="float">
            <text:p>1456447413.939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76722" calcext:value-type="float">
            <text:p>1456447404.76722</text:p>
          </table:table-cell>
          <table:table-cell table:formula="of:=[.B1594]-[.G1594]" office:value-type="float" office:value="9.1719377040863" calcext:value-type="float">
            <text:p>9.1719377041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456447413.95043" calcext:value-type="float">
            <text:p>1456447413.950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77856" calcext:value-type="float">
            <text:p>1456447404.77856</text:p>
          </table:table-cell>
          <table:table-cell table:formula="of:=[.B1595]-[.G1595]" office:value-type="float" office:value="9.171870470047" calcext:value-type="float">
            <text:p>9.17187047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456447413.96179" calcext:value-type="float">
            <text:p>1456447413.961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78987" calcext:value-type="float">
            <text:p>1456447404.78987</text:p>
          </table:table-cell>
          <table:table-cell table:formula="of:=[.B1596]-[.G1596]" office:value-type="float" office:value="9.17192697525024" calcext:value-type="float">
            <text:p>9.1719269753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456447413.97314" calcext:value-type="float">
            <text:p>1456447413.973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80112" calcext:value-type="float">
            <text:p>1456447404.80112</text:p>
          </table:table-cell>
          <table:table-cell table:formula="of:=[.B1597]-[.G1597]" office:value-type="float" office:value="9.17202162742615" calcext:value-type="float">
            <text:p>9.1720216274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456447413.98449" calcext:value-type="float">
            <text:p>1456447413.9844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81239" calcext:value-type="float">
            <text:p>1456447404.81239</text:p>
          </table:table-cell>
          <table:table-cell table:formula="of:=[.B1598]-[.G1598]" office:value-type="float" office:value="9.17209601402283" calcext:value-type="float">
            <text:p>9.172096014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456447413.99585" calcext:value-type="float">
            <text:p>1456447413.995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82368" calcext:value-type="float">
            <text:p>1456447404.82368</text:p>
          </table:table-cell>
          <table:table-cell table:formula="of:=[.B1599]-[.G1599]" office:value-type="float" office:value="9.17217063903809" calcext:value-type="float">
            <text:p>9.172170639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456447414.00721" calcext:value-type="float">
            <text:p>1456447414.007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83496" calcext:value-type="float">
            <text:p>1456447404.83496</text:p>
          </table:table-cell>
          <table:table-cell table:formula="of:=[.B1600]-[.G1600]" office:value-type="float" office:value="9.17224621772766" calcext:value-type="float">
            <text:p>9.1722462177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456447414.01882" calcext:value-type="float">
            <text:p>1456447414.018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84629" calcext:value-type="float">
            <text:p>1456447404.84629</text:p>
          </table:table-cell>
          <table:table-cell table:formula="of:=[.B1601]-[.G1601]" office:value-type="float" office:value="9.17252588272095" calcext:value-type="float">
            <text:p>9.1725258827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456447414.03016" calcext:value-type="float">
            <text:p>1456447414.030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85768" calcext:value-type="float">
            <text:p>1456447404.85768</text:p>
          </table:table-cell>
          <table:table-cell table:formula="of:=[.B1602]-[.G1602]" office:value-type="float" office:value="9.1724750995636" calcext:value-type="float">
            <text:p>9.1724750996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456447414.04177" calcext:value-type="float">
            <text:p>1456447414.041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86909" calcext:value-type="float">
            <text:p>1456447404.86909</text:p>
          </table:table-cell>
          <table:table-cell table:formula="of:=[.B1603]-[.G1603]" office:value-type="float" office:value="9.17268109321594" calcext:value-type="float">
            <text:p>9.1726810932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456447414.05279" calcext:value-type="float">
            <text:p>1456447414.052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8804" calcext:value-type="float">
            <text:p>1456447404.8804</text:p>
          </table:table-cell>
          <table:table-cell table:formula="of:=[.B1604]-[.G1604]" office:value-type="float" office:value="9.17239260673523" calcext:value-type="float">
            <text:p>9.1723926067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456447414.06439" calcext:value-type="float">
            <text:p>1456447414.064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89169" calcext:value-type="float">
            <text:p>1456447404.89169</text:p>
          </table:table-cell>
          <table:table-cell table:formula="of:=[.B1605]-[.G1605]" office:value-type="float" office:value="9.17270278930664" calcext:value-type="float">
            <text:p>9.1727027893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456447414.06825" calcext:value-type="float">
            <text:p>1456447414.068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90298" calcext:value-type="float">
            <text:p>1456447404.90298</text:p>
          </table:table-cell>
          <table:table-cell table:formula="of:=[.B1606]-[.G1606]" office:value-type="float" office:value="9.16526865959168" calcext:value-type="float">
            <text:p>9.1652686596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456447414.07209" calcext:value-type="float">
            <text:p>1456447414.072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91426" calcext:value-type="float">
            <text:p>1456447404.91426</text:p>
          </table:table-cell>
          <table:table-cell table:formula="of:=[.B1607]-[.G1607]" office:value-type="float" office:value="9.15782499313355" calcext:value-type="float">
            <text:p>9.1578249931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456447414.07592" calcext:value-type="float">
            <text:p>1456447414.075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92554" calcext:value-type="float">
            <text:p>1456447404.92554</text:p>
          </table:table-cell>
          <table:table-cell table:formula="of:=[.B1608]-[.G1608]" office:value-type="float" office:value="9.15038418769836" calcext:value-type="float">
            <text:p>9.1503841877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456447414.07977" calcext:value-type="float">
            <text:p>1456447414.079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93681" calcext:value-type="float">
            <text:p>1456447404.93681</text:p>
          </table:table-cell>
          <table:table-cell table:formula="of:=[.B1609]-[.G1609]" office:value-type="float" office:value="9.14295482635498" calcext:value-type="float">
            <text:p>9.1429548264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456447414.08361" calcext:value-type="float">
            <text:p>1456447414.083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94811" calcext:value-type="float">
            <text:p>1456447404.94811</text:p>
          </table:table-cell>
          <table:table-cell table:formula="of:=[.B1610]-[.G1610]" office:value-type="float" office:value="9.13550090789795" calcext:value-type="float">
            <text:p>9.1355009079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456447414.08744" calcext:value-type="float">
            <text:p>1456447414.087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95939" calcext:value-type="float">
            <text:p>1456447404.95939</text:p>
          </table:table-cell>
          <table:table-cell table:formula="of:=[.B1611]-[.G1611]" office:value-type="float" office:value="9.12805485725403" calcext:value-type="float">
            <text:p>9.1280548573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456447414.09138" calcext:value-type="float">
            <text:p>1456447414.091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97067" calcext:value-type="float">
            <text:p>1456447404.97067</text:p>
          </table:table-cell>
          <table:table-cell table:formula="of:=[.B1612]-[.G1612]" office:value-type="float" office:value="9.1207115650177" calcext:value-type="float">
            <text:p>9.120711565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456447414.09522" calcext:value-type="float">
            <text:p>1456447414.095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98202" calcext:value-type="float">
            <text:p>1456447404.98202</text:p>
          </table:table-cell>
          <table:table-cell table:formula="of:=[.B1613]-[.G1613]" office:value-type="float" office:value="9.11320447921753" calcext:value-type="float">
            <text:p>9.1132044792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456447414.09905" calcext:value-type="float">
            <text:p>1456447414.099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4.9934" calcext:value-type="float">
            <text:p>1456447404.9934</text:p>
          </table:table-cell>
          <table:table-cell table:formula="of:=[.B1614]-[.G1614]" office:value-type="float" office:value="9.10564565658569" calcext:value-type="float">
            <text:p>9.1056456566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456447414.10288" calcext:value-type="float">
            <text:p>1456447414.102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00455" calcext:value-type="float">
            <text:p>1456447405.00455</text:p>
          </table:table-cell>
          <table:table-cell table:formula="of:=[.B1615]-[.G1615]" office:value-type="float" office:value="9.0983247756958" calcext:value-type="float">
            <text:p>9.0983247757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56447414.10671" calcext:value-type="float">
            <text:p>1456447414.106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01537" calcext:value-type="float">
            <text:p>1456447405.01537</text:p>
          </table:table-cell>
          <table:table-cell table:formula="of:=[.B1616]-[.G1616]" office:value-type="float" office:value="9.09133434295654" calcext:value-type="float">
            <text:p>9.091334343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456447414.11054" calcext:value-type="float">
            <text:p>1456447414.110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02618" calcext:value-type="float">
            <text:p>1456447405.02618</text:p>
          </table:table-cell>
          <table:table-cell table:formula="of:=[.B1617]-[.G1617]" office:value-type="float" office:value="9.08436131477356" calcext:value-type="float">
            <text:p>9.0843613148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456447414.11437" calcext:value-type="float">
            <text:p>1456447414.114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03699" calcext:value-type="float">
            <text:p>1456447405.03699</text:p>
          </table:table-cell>
          <table:table-cell table:formula="of:=[.B1618]-[.G1618]" office:value-type="float" office:value="9.07738542556763" calcext:value-type="float">
            <text:p>9.0773854256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456447414.11821" calcext:value-type="float">
            <text:p>1456447414.118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04779" calcext:value-type="float">
            <text:p>1456447405.04779</text:p>
          </table:table-cell>
          <table:table-cell table:formula="of:=[.B1619]-[.G1619]" office:value-type="float" office:value="9.07042002677918" calcext:value-type="float">
            <text:p>9.0704200268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456447414.12919" calcext:value-type="float">
            <text:p>1456447414.1291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05859" calcext:value-type="float">
            <text:p>1456447405.05859</text:p>
          </table:table-cell>
          <table:table-cell table:formula="of:=[.B1620]-[.G1620]" office:value-type="float" office:value="9.07060194015503" calcext:value-type="float">
            <text:p>9.0706019402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456447414.14181" calcext:value-type="float">
            <text:p>1456447414.141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06939" calcext:value-type="float">
            <text:p>1456447405.06939</text:p>
          </table:table-cell>
          <table:table-cell table:formula="of:=[.B1621]-[.G1621]" office:value-type="float" office:value="9.07241916656494" calcext:value-type="float">
            <text:p>9.0724191666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456447414.15456" calcext:value-type="float">
            <text:p>1456447414.154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08115" calcext:value-type="float">
            <text:p>1456447405.08115</text:p>
          </table:table-cell>
          <table:table-cell table:formula="of:=[.B1622]-[.G1622]" office:value-type="float" office:value="9.07341027259827" calcext:value-type="float">
            <text:p>9.0734102726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456447414.16721" calcext:value-type="float">
            <text:p>1456447414.167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09204" calcext:value-type="float">
            <text:p>1456447405.09204</text:p>
          </table:table-cell>
          <table:table-cell table:formula="of:=[.B1623]-[.G1623]" office:value-type="float" office:value="9.07517814636231" calcext:value-type="float">
            <text:p>9.0751781464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456447414.17983" calcext:value-type="float">
            <text:p>1456447414.1798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10294" calcext:value-type="float">
            <text:p>1456447405.10294</text:p>
          </table:table-cell>
          <table:table-cell table:formula="of:=[.B1624]-[.G1624]" office:value-type="float" office:value="9.07689118385315" calcext:value-type="float">
            <text:p>9.0768911839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456447414.19242" calcext:value-type="float">
            <text:p>1456447414.192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11385" calcext:value-type="float">
            <text:p>1456447405.11385</text:p>
          </table:table-cell>
          <table:table-cell table:formula="of:=[.B1625]-[.G1625]" office:value-type="float" office:value="9.07856678962708" calcext:value-type="float">
            <text:p>9.0785667896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456447414.20495" calcext:value-type="float">
            <text:p>1456447414.204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12473" calcext:value-type="float">
            <text:p>1456447405.12473</text:p>
          </table:table-cell>
          <table:table-cell table:formula="of:=[.B1626]-[.G1626]" office:value-type="float" office:value="9.08021998405457" calcext:value-type="float">
            <text:p>9.0802199841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456447414.21758" calcext:value-type="float">
            <text:p>1456447414.217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13555" calcext:value-type="float">
            <text:p>1456447405.13555</text:p>
          </table:table-cell>
          <table:table-cell table:formula="of:=[.B1627]-[.G1627]" office:value-type="float" office:value="9.08202767372131" calcext:value-type="float">
            <text:p>9.0820276737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456447414.23018" calcext:value-type="float">
            <text:p>1456447414.230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14636" calcext:value-type="float">
            <text:p>1456447405.14636</text:p>
          </table:table-cell>
          <table:table-cell table:formula="of:=[.B1628]-[.G1628]" office:value-type="float" office:value="9.08382153511047" calcext:value-type="float">
            <text:p>9.0838215351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456447414.2428" calcext:value-type="float">
            <text:p>1456447414.24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15717" calcext:value-type="float">
            <text:p>1456447405.15717</text:p>
          </table:table-cell>
          <table:table-cell table:formula="of:=[.B1629]-[.G1629]" office:value-type="float" office:value="9.0856249332428" calcext:value-type="float">
            <text:p>9.0856249332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456447414.25541" calcext:value-type="float">
            <text:p>1456447414.255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16797" calcext:value-type="float">
            <text:p>1456447405.16797</text:p>
          </table:table-cell>
          <table:table-cell table:formula="of:=[.B1630]-[.G1630]" office:value-type="float" office:value="9.08743739128113" calcext:value-type="float">
            <text:p>9.0874373913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456447414.26812" calcext:value-type="float">
            <text:p>1456447414.268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17877" calcext:value-type="float">
            <text:p>1456447405.17877</text:p>
          </table:table-cell>
          <table:table-cell table:formula="of:=[.B1631]-[.G1631]" office:value-type="float" office:value="9.08934545516968" calcext:value-type="float">
            <text:p>9.0893454552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456447414.28085" calcext:value-type="float">
            <text:p>1456447414.280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18957" calcext:value-type="float">
            <text:p>1456447405.18957</text:p>
          </table:table-cell>
          <table:table-cell table:formula="of:=[.B1632]-[.G1632]" office:value-type="float" office:value="9.09127545356751" calcext:value-type="float">
            <text:p>9.0912754536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456447414.29342" calcext:value-type="float">
            <text:p>1456447414.293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0038" calcext:value-type="float">
            <text:p>1456447405.20038</text:p>
          </table:table-cell>
          <table:table-cell table:formula="of:=[.B1633]-[.G1633]" office:value-type="float" office:value="9.09304070472717" calcext:value-type="float">
            <text:p>9.0930407047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456447414.30598" calcext:value-type="float">
            <text:p>1456447414.305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1118" calcext:value-type="float">
            <text:p>1456447405.21118</text:p>
          </table:table-cell>
          <table:table-cell table:formula="of:=[.B1634]-[.G1634]" office:value-type="float" office:value="9.09479546546936" calcext:value-type="float">
            <text:p>9.0947954655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456447414.31861" calcext:value-type="float">
            <text:p>1456447414.318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2206" calcext:value-type="float">
            <text:p>1456447405.22206</text:p>
          </table:table-cell>
          <table:table-cell table:formula="of:=[.B1635]-[.G1635]" office:value-type="float" office:value="9.0965564250946" calcext:value-type="float">
            <text:p>9.0965564251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456447414.33121" calcext:value-type="float">
            <text:p>1456447414.331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3295" calcext:value-type="float">
            <text:p>1456447405.23295</text:p>
          </table:table-cell>
          <table:table-cell table:formula="of:=[.B1636]-[.G1636]" office:value-type="float" office:value="9.09826612472534" calcext:value-type="float">
            <text:p>9.0982661247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456447414.34379" calcext:value-type="float">
            <text:p>1456447414.343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4383" calcext:value-type="float">
            <text:p>1456447405.24383</text:p>
          </table:table-cell>
          <table:table-cell table:formula="of:=[.B1637]-[.G1637]" office:value-type="float" office:value="9.09996867179871" calcext:value-type="float">
            <text:p>9.0999686718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456447414.35641" calcext:value-type="float">
            <text:p>1456447414.356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5465" calcext:value-type="float">
            <text:p>1456447405.25465</text:p>
          </table:table-cell>
          <table:table-cell table:formula="of:=[.B1638]-[.G1638]" office:value-type="float" office:value="9.10175681114197" calcext:value-type="float">
            <text:p>9.1017568111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456447414.36902" calcext:value-type="float">
            <text:p>1456447414.369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6546" calcext:value-type="float">
            <text:p>1456447405.26546</text:p>
          </table:table-cell>
          <table:table-cell table:formula="of:=[.B1639]-[.G1639]" office:value-type="float" office:value="9.10356426239014" calcext:value-type="float">
            <text:p>9.1035642624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456447414.38167" calcext:value-type="float">
            <text:p>1456447414.381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7627" calcext:value-type="float">
            <text:p>1456447405.27627</text:p>
          </table:table-cell>
          <table:table-cell table:formula="of:=[.B1640]-[.G1640]" office:value-type="float" office:value="9.10539555549622" calcext:value-type="float">
            <text:p>9.1053955555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456447414.39442" calcext:value-type="float">
            <text:p>1456447414.3944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8708" calcext:value-type="float">
            <text:p>1456447405.28708</text:p>
          </table:table-cell>
          <table:table-cell table:formula="of:=[.B1641]-[.G1641]" office:value-type="float" office:value="9.107337474823" calcext:value-type="float">
            <text:p>9.1073374748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456447414.40707" calcext:value-type="float">
            <text:p>1456447414.407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29788" calcext:value-type="float">
            <text:p>1456447405.29788</text:p>
          </table:table-cell>
          <table:table-cell table:formula="of:=[.B1642]-[.G1642]" office:value-type="float" office:value="9.1091947555542" calcext:value-type="float">
            <text:p>9.1091947556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456447414.41958" calcext:value-type="float">
            <text:p>1456447414.419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30868" calcext:value-type="float">
            <text:p>1456447405.30868</text:p>
          </table:table-cell>
          <table:table-cell table:formula="of:=[.B1643]-[.G1643]" office:value-type="float" office:value="9.11090064048767" calcext:value-type="float">
            <text:p>9.1109006405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456447414.43223" calcext:value-type="float">
            <text:p>1456447414.432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31951" calcext:value-type="float">
            <text:p>1456447405.31951</text:p>
          </table:table-cell>
          <table:table-cell table:formula="of:=[.B1644]-[.G1644]" office:value-type="float" office:value="9.11272096633911" calcext:value-type="float">
            <text:p>9.1127209663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456447414.44479" calcext:value-type="float">
            <text:p>1456447414.444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33033" calcext:value-type="float">
            <text:p>1456447405.33033</text:p>
          </table:table-cell>
          <table:table-cell table:formula="of:=[.B1645]-[.G1645]" office:value-type="float" office:value="9.11445784568787" calcext:value-type="float">
            <text:p>9.1144578457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456447414.45741" calcext:value-type="float">
            <text:p>1456447414.4574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34113" calcext:value-type="float">
            <text:p>1456447405.34113</text:p>
          </table:table-cell>
          <table:table-cell table:formula="of:=[.B1646]-[.G1646]" office:value-type="float" office:value="9.11627268791199" calcext:value-type="float">
            <text:p>9.1162726879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456447414.47002" calcext:value-type="float">
            <text:p>1456447414.470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352" calcext:value-type="float">
            <text:p>1456447405.352</text:p>
          </table:table-cell>
          <table:table-cell table:formula="of:=[.B1647]-[.G1647]" office:value-type="float" office:value="9.11802339553833" calcext:value-type="float">
            <text:p>9.1180233955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456447414.48263" calcext:value-type="float">
            <text:p>1456447414.482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36288" calcext:value-type="float">
            <text:p>1456447405.36288</text:p>
          </table:table-cell>
          <table:table-cell table:formula="of:=[.B1648]-[.G1648]" office:value-type="float" office:value="9.11974906921387" calcext:value-type="float">
            <text:p>9.1197490692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456447414.49524" calcext:value-type="float">
            <text:p>1456447414.4952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37376" calcext:value-type="float">
            <text:p>1456447405.37376</text:p>
          </table:table-cell>
          <table:table-cell table:formula="of:=[.B1649]-[.G1649]" office:value-type="float" office:value="9.12147831916809" calcext:value-type="float">
            <text:p>9.1214783192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456447414.50788" calcext:value-type="float">
            <text:p>1456447414.507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38459" calcext:value-type="float">
            <text:p>1456447405.38459</text:p>
          </table:table-cell>
          <table:table-cell table:formula="of:=[.B1650]-[.G1650]" office:value-type="float" office:value="9.12328886985779" calcext:value-type="float">
            <text:p>9.1232888699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456447414.52058" calcext:value-type="float">
            <text:p>1456447414.520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3954" calcext:value-type="float">
            <text:p>1456447405.3954</text:p>
          </table:table-cell>
          <table:table-cell table:formula="of:=[.B1651]-[.G1651]" office:value-type="float" office:value="9.12518310546875" calcext:value-type="float">
            <text:p>9.1251831055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456447414.53323" calcext:value-type="float">
            <text:p>1456447414.533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40621" calcext:value-type="float">
            <text:p>1456447405.40621</text:p>
          </table:table-cell>
          <table:table-cell table:formula="of:=[.B1652]-[.G1652]" office:value-type="float" office:value="9.12702751159668" calcext:value-type="float">
            <text:p>9.1270275116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456447414.54587" calcext:value-type="float">
            <text:p>1456447414.545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41701" calcext:value-type="float">
            <text:p>1456447405.41701</text:p>
          </table:table-cell>
          <table:table-cell table:formula="of:=[.B1653]-[.G1653]" office:value-type="float" office:value="9.12885999679565" calcext:value-type="float">
            <text:p>9.1288599968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456447414.5585" calcext:value-type="float">
            <text:p>1456447414.55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42781" calcext:value-type="float">
            <text:p>1456447405.42781</text:p>
          </table:table-cell>
          <table:table-cell table:formula="of:=[.B1654]-[.G1654]" office:value-type="float" office:value="9.13069319725037" calcext:value-type="float">
            <text:p>9.1306931973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456447414.57105" calcext:value-type="float">
            <text:p>1456447414.571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4386" calcext:value-type="float">
            <text:p>1456447405.4386</text:p>
          </table:table-cell>
          <table:table-cell table:formula="of:=[.B1655]-[.G1655]" office:value-type="float" office:value="9.13244485855103" calcext:value-type="float">
            <text:p>9.1324448586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456447414.58362" calcext:value-type="float">
            <text:p>1456447414.583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44941" calcext:value-type="float">
            <text:p>1456447405.44941</text:p>
          </table:table-cell>
          <table:table-cell table:formula="of:=[.B1656]-[.G1656]" office:value-type="float" office:value="9.13421082496643" calcext:value-type="float">
            <text:p>9.134210825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456447414.59623" calcext:value-type="float">
            <text:p>1456447414.596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46022" calcext:value-type="float">
            <text:p>1456447405.46022</text:p>
          </table:table-cell>
          <table:table-cell table:formula="of:=[.B1657]-[.G1657]" office:value-type="float" office:value="9.13601350784302" calcext:value-type="float">
            <text:p>9.1360135078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456447414.60886" calcext:value-type="float">
            <text:p>1456447414.608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47098" calcext:value-type="float">
            <text:p>1456447405.47098</text:p>
          </table:table-cell>
          <table:table-cell table:formula="of:=[.B1658]-[.G1658]" office:value-type="float" office:value="9.13787221908569" calcext:value-type="float">
            <text:p>9.1378722191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456447414.62155" calcext:value-type="float">
            <text:p>1456447414.621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48185" calcext:value-type="float">
            <text:p>1456447405.48185</text:p>
          </table:table-cell>
          <table:table-cell table:formula="of:=[.B1659]-[.G1659]" office:value-type="float" office:value="9.13970255851746" calcext:value-type="float">
            <text:p>9.1397025585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456447414.63409" calcext:value-type="float">
            <text:p>1456447414.634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49273" calcext:value-type="float">
            <text:p>1456447405.49273</text:p>
          </table:table-cell>
          <table:table-cell table:formula="of:=[.B1660]-[.G1660]" office:value-type="float" office:value="9.14136028289795" calcext:value-type="float">
            <text:p>9.1413602829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456447414.64679" calcext:value-type="float">
            <text:p>1456447414.646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50361" calcext:value-type="float">
            <text:p>1456447405.50361</text:p>
          </table:table-cell>
          <table:table-cell table:formula="of:=[.B1661]-[.G1661]" office:value-type="float" office:value="9.14318537712097" calcext:value-type="float">
            <text:p>9.1431853771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456447414.65952" calcext:value-type="float">
            <text:p>1456447414.659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51443" calcext:value-type="float">
            <text:p>1456447405.51443</text:p>
          </table:table-cell>
          <table:table-cell table:formula="of:=[.B1662]-[.G1662]" office:value-type="float" office:value="9.14509224891663" calcext:value-type="float">
            <text:p>9.1450922489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456447414.67215" calcext:value-type="float">
            <text:p>1456447414.672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52524" calcext:value-type="float">
            <text:p>1456447405.52524</text:p>
          </table:table-cell>
          <table:table-cell table:formula="of:=[.B1663]-[.G1663]" office:value-type="float" office:value="9.14690804481506" calcext:value-type="float">
            <text:p>9.1469080448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456447414.68478" calcext:value-type="float">
            <text:p>1456447414.6847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53604" calcext:value-type="float">
            <text:p>1456447405.53604</text:p>
          </table:table-cell>
          <table:table-cell table:formula="of:=[.B1664]-[.G1664]" office:value-type="float" office:value="9.14873385429382" calcext:value-type="float">
            <text:p>9.1487338543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456447414.69722" calcext:value-type="float">
            <text:p>1456447414.697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54684" calcext:value-type="float">
            <text:p>1456447405.54684</text:p>
          </table:table-cell>
          <table:table-cell table:formula="of:=[.B1665]-[.G1665]" office:value-type="float" office:value="9.15037274360657" calcext:value-type="float">
            <text:p>9.1503727436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456447414.70984" calcext:value-type="float">
            <text:p>1456447414.709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55764" calcext:value-type="float">
            <text:p>1456447405.55764</text:p>
          </table:table-cell>
          <table:table-cell table:formula="of:=[.B1666]-[.G1666]" office:value-type="float" office:value="9.15219640731812" calcext:value-type="float">
            <text:p>9.1521964073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456447414.72245" calcext:value-type="float">
            <text:p>1456447414.722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56844" calcext:value-type="float">
            <text:p>1456447405.56844</text:p>
          </table:table-cell>
          <table:table-cell table:formula="of:=[.B1667]-[.G1667]" office:value-type="float" office:value="9.15401101112366" calcext:value-type="float">
            <text:p>9.1540110111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456447414.73507" calcext:value-type="float">
            <text:p>1456447414.735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57925" calcext:value-type="float">
            <text:p>1456447405.57925</text:p>
          </table:table-cell>
          <table:table-cell table:formula="of:=[.B1668]-[.G1668]" office:value-type="float" office:value="9.15582585334778" calcext:value-type="float">
            <text:p>9.1558258533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456447414.74769" calcext:value-type="float">
            <text:p>1456447414.747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59006" calcext:value-type="float">
            <text:p>1456447405.59006</text:p>
          </table:table-cell>
          <table:table-cell table:formula="of:=[.B1669]-[.G1669]" office:value-type="float" office:value="9.15762829780579" calcext:value-type="float">
            <text:p>9.1576282978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456447414.76031" calcext:value-type="float">
            <text:p>1456447414.760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0102" calcext:value-type="float">
            <text:p>1456447405.60102</text:p>
          </table:table-cell>
          <table:table-cell table:formula="of:=[.B1670]-[.G1670]" office:value-type="float" office:value="9.15928292274475" calcext:value-type="float">
            <text:p>9.1592829227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456447414.77306" calcext:value-type="float">
            <text:p>1456447414.773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119" calcext:value-type="float">
            <text:p>1456447405.6119</text:p>
          </table:table-cell>
          <table:table-cell table:formula="of:=[.B1671]-[.G1671]" office:value-type="float" office:value="9.16116333007813" calcext:value-type="float">
            <text:p>9.1611633301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456447414.78572" calcext:value-type="float">
            <text:p>1456447414.7857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2278" calcext:value-type="float">
            <text:p>1456447405.62278</text:p>
          </table:table-cell>
          <table:table-cell table:formula="of:=[.B1672]-[.G1672]" office:value-type="float" office:value="9.16294240951538" calcext:value-type="float">
            <text:p>9.1629424095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456447414.79831" calcext:value-type="float">
            <text:p>1456447414.798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336" calcext:value-type="float">
            <text:p>1456447405.6336</text:p>
          </table:table-cell>
          <table:table-cell table:formula="of:=[.B1673]-[.G1673]" office:value-type="float" office:value="9.16470956802368" calcext:value-type="float">
            <text:p>9.164709568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456447414.81093" calcext:value-type="float">
            <text:p>1456447414.8109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4441" calcext:value-type="float">
            <text:p>1456447405.64441</text:p>
          </table:table-cell>
          <table:table-cell table:formula="of:=[.B1674]-[.G1674]" office:value-type="float" office:value="9.16652393341064" calcext:value-type="float">
            <text:p>9.1665239334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456447414.82346" calcext:value-type="float">
            <text:p>1456447414.8234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5522" calcext:value-type="float">
            <text:p>1456447405.65522</text:p>
          </table:table-cell>
          <table:table-cell table:formula="of:=[.B1675]-[.G1675]" office:value-type="float" office:value="9.16823267936707" calcext:value-type="float">
            <text:p>9.1682326794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456447414.83606" calcext:value-type="float">
            <text:p>1456447414.836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6604" calcext:value-type="float">
            <text:p>1456447405.66604</text:p>
          </table:table-cell>
          <table:table-cell table:formula="of:=[.B1676]-[.G1676]" office:value-type="float" office:value="9.17001390457153" calcext:value-type="float">
            <text:p>9.1700139046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456447414.84879" calcext:value-type="float">
            <text:p>1456447414.848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7685" calcext:value-type="float">
            <text:p>1456447405.67685</text:p>
          </table:table-cell>
          <table:table-cell table:formula="of:=[.B1677]-[.G1677]" office:value-type="float" office:value="9.17194175720215" calcext:value-type="float">
            <text:p>9.1719417572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456447414.8613" calcext:value-type="float">
            <text:p>1456447414.86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8765" calcext:value-type="float">
            <text:p>1456447405.68765</text:p>
          </table:table-cell>
          <table:table-cell table:formula="of:=[.B1678]-[.G1678]" office:value-type="float" office:value="9.17365121841431" calcext:value-type="float">
            <text:p>9.1736512184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456447414.87392" calcext:value-type="float">
            <text:p>1456447414.873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69845" calcext:value-type="float">
            <text:p>1456447405.69845</text:p>
          </table:table-cell>
          <table:table-cell table:formula="of:=[.B1679]-[.G1679]" office:value-type="float" office:value="9.17547082901001" calcext:value-type="float">
            <text:p>9.175470829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456447414.88662" calcext:value-type="float">
            <text:p>1456447414.886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70925" calcext:value-type="float">
            <text:p>1456447405.70925</text:p>
          </table:table-cell>
          <table:table-cell table:formula="of:=[.B1680]-[.G1680]" office:value-type="float" office:value="9.17736268043518" calcext:value-type="float">
            <text:p>9.1773626804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456447414.89931" calcext:value-type="float">
            <text:p>1456447414.899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72012" calcext:value-type="float">
            <text:p>1456447405.72012</text:p>
          </table:table-cell>
          <table:table-cell table:formula="of:=[.B1681]-[.G1681]" office:value-type="float" office:value="9.17919540405273" calcext:value-type="float">
            <text:p>9.1791954041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56447414.91198" calcext:value-type="float">
            <text:p>1456447414.911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73106" calcext:value-type="float">
            <text:p>1456447405.73106</text:p>
          </table:table-cell>
          <table:table-cell table:formula="of:=[.B1682]-[.G1682]" office:value-type="float" office:value="9.18091607093811" calcext:value-type="float">
            <text:p>9.1809160709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456447414.92453" calcext:value-type="float">
            <text:p>1456447414.924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74194" calcext:value-type="float">
            <text:p>1456447405.74194</text:p>
          </table:table-cell>
          <table:table-cell table:formula="of:=[.B1683]-[.G1683]" office:value-type="float" office:value="9.1825864315033" calcext:value-type="float">
            <text:p>9.1825864315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456447414.93709" calcext:value-type="float">
            <text:p>1456447414.937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75277" calcext:value-type="float">
            <text:p>1456447405.75277</text:p>
          </table:table-cell>
          <table:table-cell table:formula="of:=[.B1684]-[.G1684]" office:value-type="float" office:value="9.1843159198761" calcext:value-type="float">
            <text:p>9.1843159199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456447414.94969" calcext:value-type="float">
            <text:p>1456447414.949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76358" calcext:value-type="float">
            <text:p>1456447405.76358</text:p>
          </table:table-cell>
          <table:table-cell table:formula="of:=[.B1685]-[.G1685]" office:value-type="float" office:value="9.18611121177673" calcext:value-type="float">
            <text:p>9.1861112118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456447414.96229" calcext:value-type="float">
            <text:p>1456447414.9622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77445" calcext:value-type="float">
            <text:p>1456447405.77445</text:p>
          </table:table-cell>
          <table:table-cell table:formula="of:=[.B1686]-[.G1686]" office:value-type="float" office:value="9.18784737586975" calcext:value-type="float">
            <text:p>9.1878473759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456447414.97485" calcext:value-type="float">
            <text:p>1456447414.9748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78527" calcext:value-type="float">
            <text:p>1456447405.78527</text:p>
          </table:table-cell>
          <table:table-cell table:formula="of:=[.B1687]-[.G1687]" office:value-type="float" office:value="9.18958353996277" calcext:value-type="float">
            <text:p>9.18958354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456447414.98752" calcext:value-type="float">
            <text:p>1456447414.987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79608" calcext:value-type="float">
            <text:p>1456447405.79608</text:p>
          </table:table-cell>
          <table:table-cell table:formula="of:=[.B1688]-[.G1688]" office:value-type="float" office:value="9.1914427280426" calcext:value-type="float">
            <text:p>9.191442728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456447415.00013" calcext:value-type="float">
            <text:p>1456447415.0001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80689" calcext:value-type="float">
            <text:p>1456447405.80689</text:p>
          </table:table-cell>
          <table:table-cell table:formula="of:=[.B1689]-[.G1689]" office:value-type="float" office:value="9.19324636459351" calcext:value-type="float">
            <text:p>9.1932463646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456447415.01418" calcext:value-type="float">
            <text:p>1456447415.0141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81769" calcext:value-type="float">
            <text:p>1456447405.81769</text:p>
          </table:table-cell>
          <table:table-cell table:formula="of:=[.B1690]-[.G1690]" office:value-type="float" office:value="9.19648623466492" calcext:value-type="float">
            <text:p>9.1964862347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456447415.02554" calcext:value-type="float">
            <text:p>1456447415.025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82849" calcext:value-type="float">
            <text:p>1456447405.82849</text:p>
          </table:table-cell>
          <table:table-cell table:formula="of:=[.B1691]-[.G1691]" office:value-type="float" office:value="9.19704103469849" calcext:value-type="float">
            <text:p>9.1970410347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456447415.03816" calcext:value-type="float">
            <text:p>1456447415.038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83929" calcext:value-type="float">
            <text:p>1456447405.83929</text:p>
          </table:table-cell>
          <table:table-cell table:formula="of:=[.B1692]-[.G1692]" office:value-type="float" office:value="9.19886946678162" calcext:value-type="float">
            <text:p>9.1988694668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456447415.05098" calcext:value-type="float">
            <text:p>1456447415.0509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85019" calcext:value-type="float">
            <text:p>1456447405.85019</text:p>
          </table:table-cell>
          <table:table-cell table:formula="of:=[.B1693]-[.G1693]" office:value-type="float" office:value="9.20079398155212" calcext:value-type="float">
            <text:p>9.2007939816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456447415.05453" calcext:value-type="float">
            <text:p>1456447415.0545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86109" calcext:value-type="float">
            <text:p>1456447405.86109</text:p>
          </table:table-cell>
          <table:table-cell table:formula="of:=[.B1694]-[.G1694]" office:value-type="float" office:value="9.19344091415405" calcext:value-type="float">
            <text:p>9.1934409142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456447415.05808" calcext:value-type="float">
            <text:p>1456447415.058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87198" calcext:value-type="float">
            <text:p>1456447405.87198</text:p>
          </table:table-cell>
          <table:table-cell table:formula="of:=[.B1695]-[.G1695]" office:value-type="float" office:value="9.18610191345215" calcext:value-type="float">
            <text:p>9.1861019135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456447415.06162" calcext:value-type="float">
            <text:p>1456447415.061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8828" calcext:value-type="float">
            <text:p>1456447405.8828</text:p>
          </table:table-cell>
          <table:table-cell table:formula="of:=[.B1696]-[.G1696]" office:value-type="float" office:value="9.17881608009338" calcext:value-type="float">
            <text:p>9.1788160801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456447415.06515" calcext:value-type="float">
            <text:p>1456447415.0651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89361" calcext:value-type="float">
            <text:p>1456447405.89361</text:p>
          </table:table-cell>
          <table:table-cell table:formula="of:=[.B1697]-[.G1697]" office:value-type="float" office:value="9.17153549194336" calcext:value-type="float">
            <text:p>9.1715354919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456447415.06867" calcext:value-type="float">
            <text:p>1456447415.068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90445" calcext:value-type="float">
            <text:p>1456447405.90445</text:p>
          </table:table-cell>
          <table:table-cell table:formula="of:=[.B1698]-[.G1698]" office:value-type="float" office:value="9.16422057151794" calcext:value-type="float">
            <text:p>9.1642205715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456447415.0722" calcext:value-type="float">
            <text:p>1456447415.072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91526" calcext:value-type="float">
            <text:p>1456447405.91526</text:p>
          </table:table-cell>
          <table:table-cell table:formula="of:=[.B1699]-[.G1699]" office:value-type="float" office:value="9.1569356918335" calcext:value-type="float">
            <text:p>9.1569356918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456447415.07573" calcext:value-type="float">
            <text:p>1456447415.075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92607" calcext:value-type="float">
            <text:p>1456447405.92607</text:p>
          </table:table-cell>
          <table:table-cell table:formula="of:=[.B1700]-[.G1700]" office:value-type="float" office:value="9.14965772628784" calcext:value-type="float">
            <text:p>9.1496577263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456447415.07925" calcext:value-type="float">
            <text:p>1456447415.0792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93688" calcext:value-type="float">
            <text:p>1456447405.93688</text:p>
          </table:table-cell>
          <table:table-cell table:formula="of:=[.B1701]-[.G1701]" office:value-type="float" office:value="9.14237713813782" calcext:value-type="float">
            <text:p>9.1423771381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56447415.08277" calcext:value-type="float">
            <text:p>1456447415.082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94768" calcext:value-type="float">
            <text:p>1456447405.94768</text:p>
          </table:table-cell>
          <table:table-cell table:formula="of:=[.B1702]-[.G1702]" office:value-type="float" office:value="9.13508677482605" calcext:value-type="float">
            <text:p>9.1350867748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456447415.0863" calcext:value-type="float">
            <text:p>1456447415.086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95849" calcext:value-type="float">
            <text:p>1456447405.95849</text:p>
          </table:table-cell>
          <table:table-cell table:formula="of:=[.B1703]-[.G1703]" office:value-type="float" office:value="9.12781000137329" calcext:value-type="float">
            <text:p>9.1278100014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456447415.08982" calcext:value-type="float">
            <text:p>1456447415.089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96928" calcext:value-type="float">
            <text:p>1456447405.96928</text:p>
          </table:table-cell>
          <table:table-cell table:formula="of:=[.B1704]-[.G1704]" office:value-type="float" office:value="9.12053394317627" calcext:value-type="float">
            <text:p>9.1205339432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456447415.09337" calcext:value-type="float">
            <text:p>1456447415.093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98019" calcext:value-type="float">
            <text:p>1456447405.98019</text:p>
          </table:table-cell>
          <table:table-cell table:formula="of:=[.B1705]-[.G1705]" office:value-type="float" office:value="9.11317777633667" calcext:value-type="float">
            <text:p>9.1131777763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456447415.09692" calcext:value-type="float">
            <text:p>1456447415.096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5.9911" calcext:value-type="float">
            <text:p>1456447405.9911</text:p>
          </table:table-cell>
          <table:table-cell table:formula="of:=[.B1706]-[.G1706]" office:value-type="float" office:value="9.10581946372986" calcext:value-type="float">
            <text:p>9.1058194637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456447415.10045" calcext:value-type="float">
            <text:p>1456447415.1004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0189" calcext:value-type="float">
            <text:p>1456447406.00189</text:p>
          </table:table-cell>
          <table:table-cell table:formula="of:=[.B1707]-[.G1707]" office:value-type="float" office:value="9.09855961799622" calcext:value-type="float">
            <text:p>9.098559618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456447415.10407" calcext:value-type="float">
            <text:p>1456447415.1040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1223" calcext:value-type="float">
            <text:p>1456447406.01223</text:p>
          </table:table-cell>
          <table:table-cell table:formula="of:=[.B1708]-[.G1708]" office:value-type="float" office:value="9.09183192253113" calcext:value-type="float">
            <text:p>9.0918319225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456447415.11432" calcext:value-type="float">
            <text:p>1456447415.1143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2256" calcext:value-type="float">
            <text:p>1456447406.02256</text:p>
          </table:table-cell>
          <table:table-cell table:formula="of:=[.B1709]-[.G1709]" office:value-type="float" office:value="9.09176683425903" calcext:value-type="float">
            <text:p>9.0917668343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456447415.12465" calcext:value-type="float">
            <text:p>1456447415.1246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3288" calcext:value-type="float">
            <text:p>1456447406.03288</text:p>
          </table:table-cell>
          <table:table-cell table:formula="of:=[.B1710]-[.G1710]" office:value-type="float" office:value="9.09176707267761" calcext:value-type="float">
            <text:p>9.0917670727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456447415.13496" calcext:value-type="float">
            <text:p>1456447415.134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432" calcext:value-type="float">
            <text:p>1456447406.0432</text:p>
          </table:table-cell>
          <table:table-cell table:formula="of:=[.B1711]-[.G1711]" office:value-type="float" office:value="9.09176182746887" calcext:value-type="float">
            <text:p>9.0917618275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456447415.15048" calcext:value-type="float">
            <text:p>1456447415.150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5352" calcext:value-type="float">
            <text:p>1456447406.05352</text:p>
          </table:table-cell>
          <table:table-cell table:formula="of:=[.B1712]-[.G1712]" office:value-type="float" office:value="9.09696054458618" calcext:value-type="float">
            <text:p>9.0969605446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456447415.15573" calcext:value-type="float">
            <text:p>1456447415.1557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6383" calcext:value-type="float">
            <text:p>1456447406.06383</text:p>
          </table:table-cell>
          <table:table-cell table:formula="of:=[.B1713]-[.G1713]" office:value-type="float" office:value="9.09189534187317" calcext:value-type="float">
            <text:p>9.0918953419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456447415.16611" calcext:value-type="float">
            <text:p>1456447415.166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7425" calcext:value-type="float">
            <text:p>1456447406.07425</text:p>
          </table:table-cell>
          <table:table-cell table:formula="of:=[.B1714]-[.G1714]" office:value-type="float" office:value="9.09185838699341" calcext:value-type="float">
            <text:p>9.091858387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456447415.1764" calcext:value-type="float">
            <text:p>1456447415.17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8458" calcext:value-type="float">
            <text:p>1456447406.08458</text:p>
          </table:table-cell>
          <table:table-cell table:formula="of:=[.B1715]-[.G1715]" office:value-type="float" office:value="9.0918173789978" calcext:value-type="float">
            <text:p>9.091817379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456447415.18666" calcext:value-type="float">
            <text:p>1456447415.1866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09494" calcext:value-type="float">
            <text:p>1456447406.09494</text:p>
          </table:table-cell>
          <table:table-cell table:formula="of:=[.B1716]-[.G1716]" office:value-type="float" office:value="9.09172964096069" calcext:value-type="float">
            <text:p>9.091729641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456447415.19697" calcext:value-type="float">
            <text:p>1456447415.196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054" calcext:value-type="float">
            <text:p>1456447406.1054</text:p>
          </table:table-cell>
          <table:table-cell table:formula="of:=[.B1717]-[.G1717]" office:value-type="float" office:value="9.09156560897827" calcext:value-type="float">
            <text:p>9.091565609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456447415.20726" calcext:value-type="float">
            <text:p>1456447415.207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1581" calcext:value-type="float">
            <text:p>1456447406.11581</text:p>
          </table:table-cell>
          <table:table-cell table:formula="of:=[.B1718]-[.G1718]" office:value-type="float" office:value="9.0914523601532" calcext:value-type="float">
            <text:p>9.0914523602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456447415.21757" calcext:value-type="float">
            <text:p>1456447415.2175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2618" calcext:value-type="float">
            <text:p>1456447406.12618</text:p>
          </table:table-cell>
          <table:table-cell table:formula="of:=[.B1719]-[.G1719]" office:value-type="float" office:value="9.09139108657837" calcext:value-type="float">
            <text:p>9.0913910866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456447415.22792" calcext:value-type="float">
            <text:p>1456447415.2279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3652" calcext:value-type="float">
            <text:p>1456447406.13652</text:p>
          </table:table-cell>
          <table:table-cell table:formula="of:=[.B1720]-[.G1720]" office:value-type="float" office:value="9.09140682220459" calcext:value-type="float">
            <text:p>9.0914068222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456447415.23827" calcext:value-type="float">
            <text:p>1456447415.238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4684" calcext:value-type="float">
            <text:p>1456447406.14684</text:p>
          </table:table-cell>
          <table:table-cell table:formula="of:=[.B1721]-[.G1721]" office:value-type="float" office:value="9.09143280982971" calcext:value-type="float">
            <text:p>9.0914328098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56447415.24858" calcext:value-type="float">
            <text:p>1456447415.2485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5717" calcext:value-type="float">
            <text:p>1456447406.15717</text:p>
          </table:table-cell>
          <table:table-cell table:formula="of:=[.B1722]-[.G1722]" office:value-type="float" office:value="9.09141159057617" calcext:value-type="float">
            <text:p>9.0914115906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456447415.25888" calcext:value-type="float">
            <text:p>1456447415.258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6749" calcext:value-type="float">
            <text:p>1456447406.16749</text:p>
          </table:table-cell>
          <table:table-cell table:formula="of:=[.B1723]-[.G1723]" office:value-type="float" office:value="9.09139204025269" calcext:value-type="float">
            <text:p>9.0913920403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456447415.26937" calcext:value-type="float">
            <text:p>1456447415.269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7781" calcext:value-type="float">
            <text:p>1456447406.17781</text:p>
          </table:table-cell>
          <table:table-cell table:formula="of:=[.B1724]-[.G1724]" office:value-type="float" office:value="9.09156465530396" calcext:value-type="float">
            <text:p>9.0915646553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456447415.27969" calcext:value-type="float">
            <text:p>1456447415.279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8812" calcext:value-type="float">
            <text:p>1456447406.18812</text:p>
          </table:table-cell>
          <table:table-cell table:formula="of:=[.B1725]-[.G1725]" office:value-type="float" office:value="9.09157252311707" calcext:value-type="float">
            <text:p>9.0915725231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456447415.29005" calcext:value-type="float">
            <text:p>1456447415.290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19844" calcext:value-type="float">
            <text:p>1456447406.19844</text:p>
          </table:table-cell>
          <table:table-cell table:formula="of:=[.B1726]-[.G1726]" office:value-type="float" office:value="9.09161138534546" calcext:value-type="float">
            <text:p>9.0916113853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456447415.30028" calcext:value-type="float">
            <text:p>1456447415.3002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20875" calcext:value-type="float">
            <text:p>1456447406.20875</text:p>
          </table:table-cell>
          <table:table-cell table:formula="of:=[.B1727]-[.G1727]" office:value-type="float" office:value="9.09152412414551" calcext:value-type="float">
            <text:p>9.0915241241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456447415.31061" calcext:value-type="float">
            <text:p>1456447415.310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21918" calcext:value-type="float">
            <text:p>1456447406.21918</text:p>
          </table:table-cell>
          <table:table-cell table:formula="of:=[.B1728]-[.G1728]" office:value-type="float" office:value="9.09143280982971" calcext:value-type="float">
            <text:p>9.0914328098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456447415.32096" calcext:value-type="float">
            <text:p>1456447415.3209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22961" calcext:value-type="float">
            <text:p>1456447406.22961</text:p>
          </table:table-cell>
          <table:table-cell table:formula="of:=[.B1729]-[.G1729]" office:value-type="float" office:value="9.09135222434998" calcext:value-type="float">
            <text:p>9.0913522243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456447415.33123" calcext:value-type="float">
            <text:p>1456447415.3312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24005" calcext:value-type="float">
            <text:p>1456447406.24005</text:p>
          </table:table-cell>
          <table:table-cell table:formula="of:=[.B1730]-[.G1730]" office:value-type="float" office:value="9.09118127822876" calcext:value-type="float">
            <text:p>9.0911812782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456447415.34162" calcext:value-type="float">
            <text:p>1456447415.341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2504" calcext:value-type="float">
            <text:p>1456447406.2504</text:p>
          </table:table-cell>
          <table:table-cell table:formula="of:=[.B1731]-[.G1731]" office:value-type="float" office:value="9.09121823310852" calcext:value-type="float">
            <text:p>9.0912182331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456447415.35186" calcext:value-type="float">
            <text:p>1456447415.351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26081" calcext:value-type="float">
            <text:p>1456447406.26081</text:p>
          </table:table-cell>
          <table:table-cell table:formula="of:=[.B1732]-[.G1732]" office:value-type="float" office:value="9.09105181694031" calcext:value-type="float">
            <text:p>9.0910518169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456447415.36216" calcext:value-type="float">
            <text:p>1456447415.3621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27109" calcext:value-type="float">
            <text:p>1456447406.27109</text:p>
          </table:table-cell>
          <table:table-cell table:formula="of:=[.B1733]-[.G1733]" office:value-type="float" office:value="9.09106206893921" calcext:value-type="float">
            <text:p>9.0910620689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456447415.37248" calcext:value-type="float">
            <text:p>1456447415.3724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28142" calcext:value-type="float">
            <text:p>1456447406.28142</text:p>
          </table:table-cell>
          <table:table-cell table:formula="of:=[.B1734]-[.G1734]" office:value-type="float" office:value="9.09106183052063" calcext:value-type="float">
            <text:p>9.0910618305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456447415.38281" calcext:value-type="float">
            <text:p>1456447415.3828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29173" calcext:value-type="float">
            <text:p>1456447406.29173</text:p>
          </table:table-cell>
          <table:table-cell table:formula="of:=[.B1735]-[.G1735]" office:value-type="float" office:value="9.09107351303101" calcext:value-type="float">
            <text:p>9.091073513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456447415.39312" calcext:value-type="float">
            <text:p>1456447415.393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0205" calcext:value-type="float">
            <text:p>1456447406.30205</text:p>
          </table:table-cell>
          <table:table-cell table:formula="of:=[.B1736]-[.G1736]" office:value-type="float" office:value="9.0910758972168" calcext:value-type="float">
            <text:p>9.0910758972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456447415.40356" calcext:value-type="float">
            <text:p>1456447415.403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1237" calcext:value-type="float">
            <text:p>1456447406.31237</text:p>
          </table:table-cell>
          <table:table-cell table:formula="of:=[.B1737]-[.G1737]" office:value-type="float" office:value="9.09119820594788" calcext:value-type="float">
            <text:p>9.0911982059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456447415.4139" calcext:value-type="float">
            <text:p>1456447415.413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2268" calcext:value-type="float">
            <text:p>1456447406.32268</text:p>
          </table:table-cell>
          <table:table-cell table:formula="of:=[.B1738]-[.G1738]" office:value-type="float" office:value="9.09122467041016" calcext:value-type="float">
            <text:p>9.0912246704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456447415.4243" calcext:value-type="float">
            <text:p>1456447415.42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3299" calcext:value-type="float">
            <text:p>1456447406.33299</text:p>
          </table:table-cell>
          <table:table-cell table:formula="of:=[.B1739]-[.G1739]" office:value-type="float" office:value="9.09130334854126" calcext:value-type="float">
            <text:p>9.0913033485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456447415.43456" calcext:value-type="float">
            <text:p>1456447415.4345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4335" calcext:value-type="float">
            <text:p>1456447406.34335</text:p>
          </table:table-cell>
          <table:table-cell table:formula="of:=[.B1740]-[.G1740]" office:value-type="float" office:value="9.09120774269104" calcext:value-type="float">
            <text:p>9.0912077427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456447415.44477" calcext:value-type="float">
            <text:p>1456447415.444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5377" calcext:value-type="float">
            <text:p>1456447406.35377</text:p>
          </table:table-cell>
          <table:table-cell table:formula="of:=[.B1741]-[.G1741]" office:value-type="float" office:value="9.09099364280701" calcext:value-type="float">
            <text:p>9.0909936428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456447415.45511" calcext:value-type="float">
            <text:p>1456447415.4551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642" calcext:value-type="float">
            <text:p>1456447406.3642</text:p>
          </table:table-cell>
          <table:table-cell table:formula="of:=[.B1742]-[.G1742]" office:value-type="float" office:value="9.09090828895569" calcext:value-type="float">
            <text:p>9.090908289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456447415.46543" calcext:value-type="float">
            <text:p>1456447415.46543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7459" calcext:value-type="float">
            <text:p>1456447406.37459</text:p>
          </table:table-cell>
          <table:table-cell table:formula="of:=[.B1743]-[.G1743]" office:value-type="float" office:value="9.09083700180054" calcext:value-type="float">
            <text:p>9.0908370018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456447415.47577" calcext:value-type="float">
            <text:p>1456447415.4757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8493" calcext:value-type="float">
            <text:p>1456447406.38493</text:p>
          </table:table-cell>
          <table:table-cell table:formula="of:=[.B1744]-[.G1744]" office:value-type="float" office:value="9.0908374786377" calcext:value-type="float">
            <text:p>9.0908374786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456447415.48608" calcext:value-type="float">
            <text:p>1456447415.4860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39525" calcext:value-type="float">
            <text:p>1456447406.39525</text:p>
          </table:table-cell>
          <table:table-cell table:formula="of:=[.B1745]-[.G1745]" office:value-type="float" office:value="9.09082889556885" calcext:value-type="float">
            <text:p>9.0908288956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456447415.4964" calcext:value-type="float">
            <text:p>1456447415.496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0557" calcext:value-type="float">
            <text:p>1456447406.40557</text:p>
          </table:table-cell>
          <table:table-cell table:formula="of:=[.B1746]-[.G1746]" office:value-type="float" office:value="9.09083318710327" calcext:value-type="float">
            <text:p>9.0908331871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456447415.50674" calcext:value-type="float">
            <text:p>1456447415.5067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1589" calcext:value-type="float">
            <text:p>1456447406.41589</text:p>
          </table:table-cell>
          <table:table-cell table:formula="of:=[.B1747]-[.G1747]" office:value-type="float" office:value="9.09085130691528" calcext:value-type="float">
            <text:p>9.0908513069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456447415.51706" calcext:value-type="float">
            <text:p>1456447415.5170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262" calcext:value-type="float">
            <text:p>1456447406.4262</text:p>
          </table:table-cell>
          <table:table-cell table:formula="of:=[.B1748]-[.G1748]" office:value-type="float" office:value="9.09086132049561" calcext:value-type="float">
            <text:p>9.0908613205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456447415.52738" calcext:value-type="float">
            <text:p>1456447415.527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3651" calcext:value-type="float">
            <text:p>1456447406.43651</text:p>
          </table:table-cell>
          <table:table-cell table:formula="of:=[.B1749]-[.G1749]" office:value-type="float" office:value="9.09086418151856" calcext:value-type="float">
            <text:p>9.0908641815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456447415.53788" calcext:value-type="float">
            <text:p>1456447415.537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4683" calcext:value-type="float">
            <text:p>1456447406.44683</text:p>
          </table:table-cell>
          <table:table-cell table:formula="of:=[.B1750]-[.G1750]" office:value-type="float" office:value="9.09105062484741" calcext:value-type="float">
            <text:p>9.0910506248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456447415.54827" calcext:value-type="float">
            <text:p>1456447415.5482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5715" calcext:value-type="float">
            <text:p>1456447406.45715</text:p>
          </table:table-cell>
          <table:table-cell table:formula="of:=[.B1751]-[.G1751]" office:value-type="float" office:value="9.09112310409546" calcext:value-type="float">
            <text:p>9.0911231041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456447415.55855" calcext:value-type="float">
            <text:p>1456447415.5585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6746" calcext:value-type="float">
            <text:p>1456447406.46746</text:p>
          </table:table-cell>
          <table:table-cell table:formula="of:=[.B1752]-[.G1752]" office:value-type="float" office:value="9.09109020233154" calcext:value-type="float">
            <text:p>9.0910902023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456447415.5688" calcext:value-type="float">
            <text:p>1456447415.568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7784" calcext:value-type="float">
            <text:p>1456447406.47784</text:p>
          </table:table-cell>
          <table:table-cell table:formula="of:=[.B1753]-[.G1753]" office:value-type="float" office:value="9.0909526348114" calcext:value-type="float">
            <text:p>9.0909526348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456447415.57905" calcext:value-type="float">
            <text:p>1456447415.5790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8828" calcext:value-type="float">
            <text:p>1456447406.48828</text:p>
          </table:table-cell>
          <table:table-cell table:formula="of:=[.B1754]-[.G1754]" office:value-type="float" office:value="9.09076595306397" calcext:value-type="float">
            <text:p>9.0907659531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456447415.58936" calcext:value-type="float">
            <text:p>1456447415.5893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49872" calcext:value-type="float">
            <text:p>1456447406.49872</text:p>
          </table:table-cell>
          <table:table-cell table:formula="of:=[.B1755]-[.G1755]" office:value-type="float" office:value="9.09063935279846" calcext:value-type="float">
            <text:p>9.0906393528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456447415.59969" calcext:value-type="float">
            <text:p>1456447415.599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50907" calcext:value-type="float">
            <text:p>1456447406.50907</text:p>
          </table:table-cell>
          <table:table-cell table:formula="of:=[.B1756]-[.G1756]" office:value-type="float" office:value="9.09062027931213" calcext:value-type="float">
            <text:p>9.0906202793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456447415.61002" calcext:value-type="float">
            <text:p>1456447415.6100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51939" calcext:value-type="float">
            <text:p>1456447406.51939</text:p>
          </table:table-cell>
          <table:table-cell table:formula="of:=[.B1757]-[.G1757]" office:value-type="float" office:value="9.09062194824219" calcext:value-type="float">
            <text:p>9.0906219482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456447415.62034" calcext:value-type="float">
            <text:p>1456447415.6203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52972" calcext:value-type="float">
            <text:p>1456447406.52972</text:p>
          </table:table-cell>
          <table:table-cell table:formula="of:=[.B1758]-[.G1758]" office:value-type="float" office:value="9.09062194824219" calcext:value-type="float">
            <text:p>9.0906219482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456447415.63069" calcext:value-type="float">
            <text:p>1456447415.630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54004" calcext:value-type="float">
            <text:p>1456447406.54004</text:p>
          </table:table-cell>
          <table:table-cell table:formula="of:=[.B1759]-[.G1759]" office:value-type="float" office:value="9.09065008163452" calcext:value-type="float">
            <text:p>9.0906500816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456447415.64101" calcext:value-type="float">
            <text:p>1456447415.641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55036" calcext:value-type="float">
            <text:p>1456447406.55036</text:p>
          </table:table-cell>
          <table:table-cell table:formula="of:=[.B1760]-[.G1760]" office:value-type="float" office:value="9.09065127372742" calcext:value-type="float">
            <text:p>9.0906512737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456447415.65176" calcext:value-type="float">
            <text:p>1456447415.6517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56067" calcext:value-type="float">
            <text:p>1456447406.56067</text:p>
          </table:table-cell>
          <table:table-cell table:formula="of:=[.B1761]-[.G1761]" office:value-type="float" office:value="9.09108757972717" calcext:value-type="float">
            <text:p>9.0910875797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456447415.66186" calcext:value-type="float">
            <text:p>1456447415.6618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57095" calcext:value-type="float">
            <text:p>1456447406.57095</text:p>
          </table:table-cell>
          <table:table-cell table:formula="of:=[.B1762]-[.G1762]" office:value-type="float" office:value="9.09091019630432" calcext:value-type="float">
            <text:p>9.0909101963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456447415.67212" calcext:value-type="float">
            <text:p>1456447415.672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58126" calcext:value-type="float">
            <text:p>1456447406.58126</text:p>
          </table:table-cell>
          <table:table-cell table:formula="of:=[.B1763]-[.G1763]" office:value-type="float" office:value="9.09085440635681" calcext:value-type="float">
            <text:p>9.0908544064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456447415.68251" calcext:value-type="float">
            <text:p>1456447415.682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59159" calcext:value-type="float">
            <text:p>1456447406.59159</text:p>
          </table:table-cell>
          <table:table-cell table:formula="of:=[.B1764]-[.G1764]" office:value-type="float" office:value="9.0909149646759" calcext:value-type="float">
            <text:p>9.0909149647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456447415.69269" calcext:value-type="float">
            <text:p>1456447415.692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0198" calcext:value-type="float">
            <text:p>1456447406.60198</text:p>
          </table:table-cell>
          <table:table-cell table:formula="of:=[.B1765]-[.G1765]" office:value-type="float" office:value="9.09070467948914" calcext:value-type="float">
            <text:p>9.0907046795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456447415.70304" calcext:value-type="float">
            <text:p>1456447415.7030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1239" calcext:value-type="float">
            <text:p>1456447406.61239</text:p>
          </table:table-cell>
          <table:table-cell table:formula="of:=[.B1766]-[.G1766]" office:value-type="float" office:value="9.09064817428589" calcext:value-type="float">
            <text:p>9.0906481743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456447415.71331" calcext:value-type="float">
            <text:p>1456447415.7133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2278" calcext:value-type="float">
            <text:p>1456447406.62278</text:p>
          </table:table-cell>
          <table:table-cell table:formula="of:=[.B1767]-[.G1767]" office:value-type="float" office:value="9.09052777290344" calcext:value-type="float">
            <text:p>9.0905277729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456447415.72361" calcext:value-type="float">
            <text:p>1456447415.723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3313" calcext:value-type="float">
            <text:p>1456447406.63313</text:p>
          </table:table-cell>
          <table:table-cell table:formula="of:=[.B1768]-[.G1768]" office:value-type="float" office:value="9.0904860496521" calcext:value-type="float">
            <text:p>9.0904860497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456447415.73395" calcext:value-type="float">
            <text:p>1456447415.7339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4345" calcext:value-type="float">
            <text:p>1456447406.64345</text:p>
          </table:table-cell>
          <table:table-cell table:formula="of:=[.B1769]-[.G1769]" office:value-type="float" office:value="9.09049916267395" calcext:value-type="float">
            <text:p>9.0904991627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456447415.74426" calcext:value-type="float">
            <text:p>1456447415.74426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5378" calcext:value-type="float">
            <text:p>1456447406.65378</text:p>
          </table:table-cell>
          <table:table-cell table:formula="of:=[.B1770]-[.G1770]" office:value-type="float" office:value="9.09047913551331" calcext:value-type="float">
            <text:p>9.0904791355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456447415.75461" calcext:value-type="float">
            <text:p>1456447415.754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641" calcext:value-type="float">
            <text:p>1456447406.6641</text:p>
          </table:table-cell>
          <table:table-cell table:formula="of:=[.B1771]-[.G1771]" office:value-type="float" office:value="9.09050583839417" calcext:value-type="float">
            <text:p>9.0905058384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456447415.76491" calcext:value-type="float">
            <text:p>1456447415.7649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7442" calcext:value-type="float">
            <text:p>1456447406.67442</text:p>
          </table:table-cell>
          <table:table-cell table:formula="of:=[.B1772]-[.G1772]" office:value-type="float" office:value="9.09049272537231" calcext:value-type="float">
            <text:p>9.0904927254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456447415.7754" calcext:value-type="float">
            <text:p>1456447415.77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8474" calcext:value-type="float">
            <text:p>1456447406.68474</text:p>
          </table:table-cell>
          <table:table-cell table:formula="of:=[.B1773]-[.G1773]" office:value-type="float" office:value="9.09065914154053" calcext:value-type="float">
            <text:p>9.0906591415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456447415.78571" calcext:value-type="float">
            <text:p>1456447415.785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69506" calcext:value-type="float">
            <text:p>1456447406.69506</text:p>
          </table:table-cell>
          <table:table-cell table:formula="of:=[.B1774]-[.G1774]" office:value-type="float" office:value="9.09065055847168" calcext:value-type="float">
            <text:p>9.0906505585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456447415.79609" calcext:value-type="float">
            <text:p>1456447415.7960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0537" calcext:value-type="float">
            <text:p>1456447406.70537</text:p>
          </table:table-cell>
          <table:table-cell table:formula="of:=[.B1775]-[.G1775]" office:value-type="float" office:value="9.0907142162323" calcext:value-type="float">
            <text:p>9.0907142162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456447415.80635" calcext:value-type="float">
            <text:p>1456447415.806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1575" calcext:value-type="float">
            <text:p>1456447406.71575</text:p>
          </table:table-cell>
          <table:table-cell table:formula="of:=[.B1776]-[.G1776]" office:value-type="float" office:value="9.0906023979187" calcext:value-type="float">
            <text:p>9.0906023979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456447415.81662" calcext:value-type="float">
            <text:p>1456447415.816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2618" calcext:value-type="float">
            <text:p>1456447406.72618</text:p>
          </table:table-cell>
          <table:table-cell table:formula="of:=[.B1777]-[.G1777]" office:value-type="float" office:value="9.0904438495636" calcext:value-type="float">
            <text:p>9.0904438496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456447415.8269" calcext:value-type="float">
            <text:p>1456447415.826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3673" calcext:value-type="float">
            <text:p>1456447406.73673</text:p>
          </table:table-cell>
          <table:table-cell table:formula="of:=[.B1778]-[.G1778]" office:value-type="float" office:value="9.0901665687561" calcext:value-type="float">
            <text:p>9.0901665688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456447415.83721" calcext:value-type="float">
            <text:p>1456447415.8372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471" calcext:value-type="float">
            <text:p>1456447406.7471</text:p>
          </table:table-cell>
          <table:table-cell table:formula="of:=[.B1779]-[.G1779]" office:value-type="float" office:value="9.09011602401733" calcext:value-type="float">
            <text:p>9.090116024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456447415.84754" calcext:value-type="float">
            <text:p>1456447415.847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5743" calcext:value-type="float">
            <text:p>1456447406.75743</text:p>
          </table:table-cell>
          <table:table-cell table:formula="of:=[.B1780]-[.G1780]" office:value-type="float" office:value="9.09011268615723" calcext:value-type="float">
            <text:p>9.0901126862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456447415.85787" calcext:value-type="float">
            <text:p>1456447415.8578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6775" calcext:value-type="float">
            <text:p>1456447406.76775</text:p>
          </table:table-cell>
          <table:table-cell table:formula="of:=[.B1781]-[.G1781]" office:value-type="float" office:value="9.09011816978455" calcext:value-type="float">
            <text:p>9.0901181698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456447415.8682" calcext:value-type="float">
            <text:p>1456447415.86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7813" calcext:value-type="float">
            <text:p>1456447406.77813</text:p>
          </table:table-cell>
          <table:table-cell table:formula="of:=[.B1782]-[.G1782]" office:value-type="float" office:value="9.09007048606873" calcext:value-type="float">
            <text:p>9.0900704861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456447415.87852" calcext:value-type="float">
            <text:p>1456447415.8785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8847" calcext:value-type="float">
            <text:p>1456447406.78847</text:p>
          </table:table-cell>
          <table:table-cell table:formula="of:=[.B1783]-[.G1783]" office:value-type="float" office:value="9.09004950523376" calcext:value-type="float">
            <text:p>9.0900495052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456447415.88884" calcext:value-type="float">
            <text:p>1456447415.888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79879" calcext:value-type="float">
            <text:p>1456447406.79879</text:p>
          </table:table-cell>
          <table:table-cell table:formula="of:=[.B1784]-[.G1784]" office:value-type="float" office:value="9.09005379676819" calcext:value-type="float">
            <text:p>9.0900537968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456447415.89917" calcext:value-type="float">
            <text:p>1456447415.899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80911" calcext:value-type="float">
            <text:p>1456447406.80911</text:p>
          </table:table-cell>
          <table:table-cell table:formula="of:=[.B1785]-[.G1785]" office:value-type="float" office:value="9.09006023406982" calcext:value-type="float">
            <text:p>9.0900602341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456447415.90961" calcext:value-type="float">
            <text:p>1456447415.9096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81943" calcext:value-type="float">
            <text:p>1456447406.81943</text:p>
          </table:table-cell>
          <table:table-cell table:formula="of:=[.B1786]-[.G1786]" office:value-type="float" office:value="9.09017992019653" calcext:value-type="float">
            <text:p>9.0901799202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456447415.92001" calcext:value-type="float">
            <text:p>1456447415.920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82976" calcext:value-type="float">
            <text:p>1456447406.82976</text:p>
          </table:table-cell>
          <table:table-cell table:formula="of:=[.B1787]-[.G1787]" office:value-type="float" office:value="9.09024810791016" calcext:value-type="float">
            <text:p>9.0902481079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456447415.93038" calcext:value-type="float">
            <text:p>1456447415.93038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84009" calcext:value-type="float">
            <text:p>1456447406.84009</text:p>
          </table:table-cell>
          <table:table-cell table:formula="of:=[.B1788]-[.G1788]" office:value-type="float" office:value="9.09028816223145" calcext:value-type="float">
            <text:p>9.0902881622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456447415.94062" calcext:value-type="float">
            <text:p>1456447415.9406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85053" calcext:value-type="float">
            <text:p>1456447406.85053</text:p>
          </table:table-cell>
          <table:table-cell table:formula="of:=[.B1789]-[.G1789]" office:value-type="float" office:value="9.09009194374085" calcext:value-type="float">
            <text:p>9.0900919437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456447415.95084" calcext:value-type="float">
            <text:p>1456447415.9508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86103" calcext:value-type="float">
            <text:p>1456447406.86103</text:p>
          </table:table-cell>
          <table:table-cell table:formula="of:=[.B1790]-[.G1790]" office:value-type="float" office:value="9.08981084823608" calcext:value-type="float">
            <text:p>9.0898108482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456447415.96114" calcext:value-type="float">
            <text:p>1456447415.9611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87143" calcext:value-type="float">
            <text:p>1456447406.87143</text:p>
          </table:table-cell>
          <table:table-cell table:formula="of:=[.B1791]-[.G1791]" office:value-type="float" office:value="9.08970856666565" calcext:value-type="float">
            <text:p>9.0897085667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456447415.97154" calcext:value-type="float">
            <text:p>1456447415.9715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88177" calcext:value-type="float">
            <text:p>1456447406.88177</text:p>
          </table:table-cell>
          <table:table-cell table:formula="of:=[.B1792]-[.G1792]" office:value-type="float" office:value="9.08976483345032" calcext:value-type="float">
            <text:p>9.0897648335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456447415.98182" calcext:value-type="float">
            <text:p>1456447415.9818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8921" calcext:value-type="float">
            <text:p>1456447406.8921</text:p>
          </table:table-cell>
          <table:table-cell table:formula="of:=[.B1793]-[.G1793]" office:value-type="float" office:value="9.0897216796875" calcext:value-type="float">
            <text:p>9.0897216797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456447415.99212" calcext:value-type="float">
            <text:p>1456447415.99212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0241" calcext:value-type="float">
            <text:p>1456447406.90241</text:p>
          </table:table-cell>
          <table:table-cell table:formula="of:=[.B1794]-[.G1794]" office:value-type="float" office:value="9.08970952033997" calcext:value-type="float">
            <text:p>9.0897095203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456447416.00244" calcext:value-type="float">
            <text:p>1456447416.00244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1273" calcext:value-type="float">
            <text:p>1456447406.91273</text:p>
          </table:table-cell>
          <table:table-cell table:formula="of:=[.B1795]-[.G1795]" office:value-type="float" office:value="9.08971238136292" calcext:value-type="float">
            <text:p>9.0897123814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456447416.01279" calcext:value-type="float">
            <text:p>1456447416.01279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2305" calcext:value-type="float">
            <text:p>1456447406.92305</text:p>
          </table:table-cell>
          <table:table-cell table:formula="of:=[.B1796]-[.G1796]" office:value-type="float" office:value="9.08974385261536" calcext:value-type="float">
            <text:p>9.0897438526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456447416.02317" calcext:value-type="float">
            <text:p>1456447416.0231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3336" calcext:value-type="float">
            <text:p>1456447406.93336</text:p>
          </table:table-cell>
          <table:table-cell table:formula="of:=[.B1797]-[.G1797]" office:value-type="float" office:value="9.08980631828308" calcext:value-type="float">
            <text:p>9.0898063183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456447416.03351" calcext:value-type="float">
            <text:p>1456447416.0335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4368" calcext:value-type="float">
            <text:p>1456447406.94368</text:p>
          </table:table-cell>
          <table:table-cell table:formula="of:=[.B1798]-[.G1798]" office:value-type="float" office:value="9.08983635902405" calcext:value-type="float">
            <text:p>9.089836359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456447416.04397" calcext:value-type="float">
            <text:p>1456447416.0439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5399" calcext:value-type="float">
            <text:p>1456447406.95399</text:p>
          </table:table-cell>
          <table:table-cell table:formula="of:=[.B1799]-[.G1799]" office:value-type="float" office:value="9.08998394012451" calcext:value-type="float">
            <text:p>9.0899839401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456447416.05437" calcext:value-type="float">
            <text:p>1456447416.0543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643" calcext:value-type="float">
            <text:p>1456447406.9643</text:p>
          </table:table-cell>
          <table:table-cell table:formula="of:=[.B1800]-[.G1800]" office:value-type="float" office:value="9.09006762504578" calcext:value-type="float">
            <text:p>9.090067625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456447416.05771" calcext:value-type="float">
            <text:p>1456447416.0577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7467" calcext:value-type="float">
            <text:p>1456447406.97467</text:p>
          </table:table-cell>
          <table:table-cell table:formula="of:=[.B1801]-[.G1801]" office:value-type="float" office:value="9.08303928375244" calcext:value-type="float">
            <text:p>9.0830392838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456447416.06101" calcext:value-type="float">
            <text:p>1456447416.06101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8508" calcext:value-type="float">
            <text:p>1456447406.98508</text:p>
          </table:table-cell>
          <table:table-cell table:formula="of:=[.B1802]-[.G1802]" office:value-type="float" office:value="9.07593011856079" calcext:value-type="float">
            <text:p>9.0759301186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456447416.06435" calcext:value-type="float">
            <text:p>1456447416.0643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06.99553" calcext:value-type="float">
            <text:p>1456447406.99553</text:p>
          </table:table-cell>
          <table:table-cell table:formula="of:=[.B1803]-[.G1803]" office:value-type="float" office:value="9.06881952285767" calcext:value-type="float">
            <text:p>9.0688195229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456447420.11075" calcext:value-type="float">
            <text:p>1456447420.11075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456447420.00806" calcext:value-type="float">
            <text:p>1456447420.00806</text:p>
          </table:table-cell>
          <table:table-cell table:formula="of:=[.B1804]-[.G1804]" office:value-type="float" office:value="0.102693796157837" calcext:value-type="float">
            <text:p>0.10269379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16:49:13.049742561</dc:date>
    <meta:document-statistic meta:table-count="1" meta:cell-count="9020" meta:object-count="0"/>
    <meta:generator>LibreOffice/4.2.8.2$Linux_X86_64 LibreOffice_project/420m0$Build-2</meta:generator>
  </office:meta>
</office:document-meta>
</file>